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24pt" style:font-size-asian="24pt" style:font-size-complex="24pt"/>
    </style:style>
    <style:style style:name="T1_2" style:family="text">
      <style:text-properties fo:font-size="24pt" style:font-size-asian="24pt" style:font-size-complex="24pt"/>
    </style:style>
    <style:style style:name="T1_3" style:family="text">
      <style:text-properties fo:font-size="24pt" style:font-size-asian="24pt" style:font-size-complex="24pt"/>
    </style:style>
    <style:style style:name="T1_4" style:family="text"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T5_10" style:family="text">
      <style:text-properties fo:font-weight="bold" style:font-weight-asian="bold" style:font-weight-complex="bold"/>
    </style:style>
    <style:style style:name="T5_11" style:family="text">
      <style:text-properties fo:font-weight="bold" style:font-weight-asian="bold" style:font-weight-complex="bold"/>
    </style:style>
    <style:style style:name="T5_12" style:family="text">
      <style:text-properties fo:font-weight="bold" style:font-weight-asian="bold" style:font-weight-complex="bold"/>
    </style:style>
    <style:style style:name="T5_13" style:family="text">
      <style:text-properties fo:font-weight="bold" style:font-weight-asian="bold" style:font-weight-complex="bold"/>
    </style:style>
    <style:style style:name="T5_14" style:family="text">
      <style:text-properties fo:font-weight="bold" style:font-weight-asian="bold" style:font-weight-complex="bold"/>
    </style:style>
    <style:style style:name="T5_15" style:family="text">
      <style:text-properties fo:font-weight="bold" style:font-weight-asian="bold" style:font-weight-complex="bold"/>
    </style:style>
    <style:style style:name="T5_16" style:family="text">
      <style:text-properties fo:font-weight="bold" style:font-weight-asian="bold" style:font-weight-complex="bold"/>
    </style:style>
    <style:style style:name="T5_17" style:family="text">
      <style:text-properties fo:font-weight="bold" style:font-weight-asian="bold" style:font-weight-complex="bold"/>
    </style:style>
    <style:style style:name="T5_18" style:family="text">
      <style:text-properties fo:font-weight="bold" style:font-weight-asian="bold" style:font-weight-complex="bold"/>
    </style:style>
    <style:style style:name="T5_19" style:family="text">
      <style:text-properties fo:font-weight="bold" style:font-weight-asian="bold" style:font-weight-complex="bold"/>
    </style:style>
    <style:style style:name="T5_20" style:family="text">
      <style:text-properties fo:font-weight="bold" style:font-weight-asian="bold" style:font-weight-complex="bold"/>
    </style:style>
    <style:style style:name="T5_21" style:family="text">
      <style:text-properties fo:font-weight="bold" style:font-weight-asian="bold" style:font-weight-complex="bold"/>
    </style:style>
    <style:style style:name="T5_22" style:family="text">
      <style:text-properties fo:font-weight="bold" style:font-weight-asian="bold" style:font-weight-complex="bold"/>
    </style:style>
    <style:style style:name="T5_23" style:family="text">
      <style:text-properties fo:font-weight="bold" style:font-weight-asian="bold" style:font-weight-complex="bold"/>
    </style:style>
    <style:style style:name="T5_24" style:family="text">
      <style:text-properties fo:font-weight="bold" style:font-weight-asian="bold" style:font-weight-complex="bold"/>
    </style:style>
    <style:style style:name="T5_25" style:family="text">
      <style:text-properties fo:font-weight="bold" style:font-weight-asian="bold" style:font-weight-complex="bold"/>
    </style:style>
    <style:style style:name="T5_26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P7" style:family="paragraph" style:parent-style-name="Standard">
      <style:paragraph-properties fo:break-before="auto" fo:text-indent="1.27cm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background-color="#ffffff"/>
    </style:style>
    <style:style style:name="T16_2" style:family="text">
      <style:text-properties fo:background-color="#ffffff"/>
    </style:style>
    <style:style style:name="T16_3" style:family="text">
      <style:text-properties fo:background-color="#ffffff"/>
    </style:style>
    <style:style style:name="T16_4" style:family="text">
      <style:text-properties fo:background-color="#ffffff"/>
    </style:style>
    <style:style style:name="T16_5" style:family="text">
      <style:text-properties fo:background-color="#ffffff" fo:font-style="italic" style:font-style-asian="italic" style:font-style-complex="italic"/>
    </style:style>
    <style:style style:name="T16_6" style:family="text">
      <style:text-properties fo:background-color="#ffffff"/>
    </style:style>
    <style:style style:name="T16_7" style:family="text">
      <style:text-properties fo:background-color="#ffffff"/>
    </style:style>
    <style:style style:name="T16_8" style:family="text">
      <style:text-properties fo:background-color="#ffffff"/>
    </style:style>
    <style:style style:name="T16_9" style:family="text">
      <style:text-properties fo:background-color="#ffffff"/>
    </style:style>
    <style:style style:name="T16_10" style:family="text">
      <style:text-properties fo:background-color="#ffffff"/>
    </style:style>
    <style:style style:name="T16_11" style:family="text">
      <style:text-properties fo:background-color="#ffffff"/>
    </style:style>
    <style:style style:name="T16_12" style:family="text">
      <style:text-properties fo:background-color="#ffffff"/>
    </style:style>
    <style:style style:name="T16_13" style:family="text">
      <style:text-properties fo:background-color="#ffffff"/>
    </style:style>
    <style:style style:name="T16_14" style:family="text">
      <style:text-properties fo:background-color="#ffffff"/>
    </style:style>
    <style:style style:name="T16_15" style:family="text">
      <style:text-properties fo:background-color="#ffffff"/>
    </style:style>
    <style:style style:name="T16_16" style:family="text">
      <style:text-properties fo:background-color="#ffffff"/>
    </style:style>
    <style:style style:name="T16_17" style:family="text">
      <style:text-properties fo:background-color="#ffffff"/>
    </style:style>
    <style:style style:name="T16_18" style:family="text">
      <style:text-properties fo:background-color="#ffffff"/>
    </style:style>
    <style:style style:name="T16_19" style:family="text">
      <style:text-properties fo:background-color="#ffffff"/>
    </style:style>
    <style:style style:name="T16_20" style:family="text">
      <style:text-properties fo:background-color="#ffffff"/>
    </style:style>
    <style:style style:name="T16_21" style:family="text">
      <style:text-properties fo:background-color="#ffffff"/>
    </style:style>
    <style:style style:name="T16_22" style:family="text">
      <style:text-properties fo:background-color="#ffffff"/>
    </style:style>
    <style:style style:name="T16_23" style:family="text">
      <style:text-properties fo:background-color="#ffffff"/>
    </style:style>
    <style:style style:name="T16_24" style:family="text">
      <style:text-properties fo:background-color="#ffffff"/>
    </style:style>
    <style:style style:name="T16_25" style:family="text">
      <style:text-properties fo:background-color="#ffffff"/>
    </style:style>
    <style:style style:name="T16_26" style:family="text">
      <style:text-properties fo:background-color="#ffffff"/>
    </style:style>
    <style:style style:name="T16_27" style:family="text">
      <style:text-properties fo:background-color="#ffffff"/>
    </style:style>
    <style:style style:name="T16_28" style:family="text">
      <style:text-properties fo:background-color="#ffffff"/>
    </style:style>
    <style:style style:name="T16_29" style:family="text">
      <style:text-properties fo:background-color="#ffffff"/>
    </style:style>
    <style:style style:name="T16_30" style:family="text">
      <style:text-properties fo:background-color="#ffffff"/>
    </style:style>
    <style:style style:name="T16_31" style:family="text">
      <style:text-properties fo:background-color="#ffffff"/>
    </style:style>
    <style:style style:name="T16_32" style:family="text">
      <style:text-properties fo:background-color="#ffffff"/>
    </style:style>
    <style:style style:name="T16_33" style:family="text">
      <style:text-properties fo:background-color="#ffffff"/>
    </style:style>
    <style:style style:name="T16_34" style:family="text">
      <style:text-properties fo:background-color="#ffffff"/>
    </style:style>
    <style:style style:name="T16_35" style:family="text">
      <style:text-properties fo:background-color="#ffffff"/>
    </style:style>
    <style:style style:name="T16_36" style:family="text">
      <style:text-properties fo:background-color="#ffffff"/>
    </style:style>
    <style:style style:name="T16_37" style:family="text">
      <style:text-properties fo:background-color="#ffffff"/>
    </style:style>
    <style:style style:name="T16_38" style:family="text">
      <style:text-properties fo:background-color="#ffffff"/>
    </style:style>
    <style:style style:name="T16_39" style:family="text">
      <style:text-properties fo:background-color="#ffffff"/>
    </style:style>
    <style:style style:name="T16_40" style:family="text">
      <style:text-properties fo:background-color="#ffffff"/>
    </style:style>
    <style:style style:name="T16_41" style:family="text">
      <style:text-properties fo:background-color="#ffffff"/>
    </style:style>
    <style:style style:name="T16_42" style:family="text">
      <style:text-properties fo:background-color="#ffffff"/>
    </style:style>
    <style:style style:name="T16_43" style:family="text">
      <style:text-properties fo:background-color="#ffffff"/>
    </style:style>
    <style:style style:name="T16_44" style:family="text">
      <style:text-properties fo:background-color="#ffffff"/>
    </style:style>
    <style:style style:name="T16_45" style:family="text">
      <style:text-properties fo:background-color="#ffffff"/>
    </style:style>
    <style:style style:name="T16_46" style:family="text">
      <style:text-properties fo:background-color="#ffffff"/>
    </style:style>
    <style:style style:name="T16_47" style:family="text">
      <style:text-properties fo:background-color="#ffffff"/>
    </style:style>
    <style:style style:name="T16_48" style:family="text">
      <style:text-properties fo:background-color="#ffffff"/>
    </style:style>
    <style:style style:name="T16_49" style:family="text">
      <style:text-properties fo:background-color="#ffffff"/>
    </style:style>
    <style:style style:name="T16_50" style:family="text">
      <style:text-properties fo:background-color="#ffffff"/>
    </style:style>
    <style:style style:name="T16_51" style:family="text">
      <style:text-properties fo:background-color="#ffffff" fo:font-style="italic" style:font-style-asian="italic" style:font-style-complex="italic"/>
    </style:style>
    <style:style style:name="T16_52" style:family="text">
      <style:text-properties fo:background-color="#ffffff"/>
    </style:style>
    <style:style style:name="T16_53" style:family="text">
      <style:text-properties fo:background-color="#ffffff"/>
    </style:style>
    <style:style style:name="T16_54" style:family="text">
      <style:text-properties fo:background-color="#ffffff"/>
    </style:style>
    <style:style style:name="T16_55" style:family="text">
      <style:text-properties fo:background-color="#ffffff" fo:font-style="italic" style:font-style-asian="italic" style:font-style-complex="italic"/>
    </style:style>
    <style:style style:name="T16_56" style:family="text">
      <style:text-properties fo:background-color="#ffffff"/>
    </style:style>
    <style:style style:name="T16_57" style:family="text">
      <style:text-properties fo:background-color="#ffffff"/>
    </style:style>
    <style:style style:name="T16_58" style:family="text">
      <style:text-properties fo:background-color="#ffffff"/>
    </style:style>
    <style:style style:name="T16_59" style:family="text">
      <style:text-properties fo:background-color="#ffffff"/>
    </style:style>
    <style:style style:name="T16_60" style:family="text">
      <style:text-properties fo:background-color="#ffffff"/>
    </style:style>
    <style:style style:name="T16_61" style:family="text">
      <style:text-properties fo:background-color="#ffffff"/>
    </style:style>
    <style:style style:name="T16_62" style:family="text">
      <style:text-properties fo:background-color="#ffffff"/>
    </style:style>
    <style:style style:name="T16_63" style:family="text">
      <style:text-properties fo:background-color="#ffffff"/>
    </style:style>
    <style:style style:name="T16_64" style:family="text">
      <style:text-properties fo:background-color="#ffffff"/>
    </style:style>
    <style:style style:name="T16_65" style:family="text">
      <style:text-properties fo:background-color="#ffffff"/>
    </style:style>
    <style:style style:name="T16_66" style:family="text">
      <style:text-properties fo:background-color="#ffffff"/>
    </style:style>
    <style:style style:name="T16_67" style:family="text">
      <style:text-properties fo:background-color="#ffffff"/>
    </style:style>
    <style:style style:name="T16_68" style:family="text">
      <style:text-properties fo:background-color="#ffffff"/>
    </style:style>
    <style:style style:name="T16_69" style:family="text">
      <style:text-properties fo:background-color="#ffffff"/>
    </style:style>
    <style:style style:name="T16_70" style:family="text">
      <style:text-properties fo:background-color="#ffffff"/>
    </style:style>
    <style:style style:name="T16_71" style:family="text">
      <style:text-properties fo:background-color="#ffffff"/>
    </style:style>
    <style:style style:name="T16_72" style:family="text">
      <style:text-properties fo:background-color="#ffffff"/>
    </style:style>
    <style:style style:name="T16_73" style:family="text">
      <style:text-properties fo:background-color="#ffffff"/>
    </style:style>
    <style:style style:name="T16_74" style:family="text">
      <style:text-properties fo:background-color="#ffffff"/>
    </style:style>
    <style:style style:name="T16_75" style:family="text">
      <style:text-properties fo:background-color="#ffffff"/>
    </style:style>
    <style:style style:name="T16_76" style:family="text">
      <style:text-properties fo:background-color="#ffffff"/>
    </style:style>
    <style:style style:name="T16_77" style:family="text">
      <style:text-properties fo:background-color="#ffffff"/>
    </style:style>
    <style:style style:name="T16_78" style:family="text">
      <style:text-properties fo:background-color="#ffffff"/>
    </style:style>
    <style:style style:name="T16_79" style:family="text">
      <style:text-properties fo:background-color="#ffffff"/>
    </style:style>
    <style:style style:name="T16_80" style:family="text">
      <style:text-properties fo:background-color="#ffffff"/>
    </style:style>
    <style:style style:name="T16_81" style:family="text">
      <style:text-properties fo:background-color="#ffffff"/>
    </style:style>
    <style:style style:name="T16_82" style:family="text">
      <style:text-properties fo:background-color="#ffffff"/>
    </style:style>
    <style:style style:name="T16_83" style:family="text">
      <style:text-properties fo:background-color="#ffffff"/>
    </style:style>
    <style:style style:name="T16_84" style:family="text">
      <style:text-properties fo:background-color="#ffffff"/>
    </style:style>
    <style:style style:name="T16_85" style:family="text">
      <style:text-properties fo:background-color="#ffffff" fo:font-style="italic" style:font-style-asian="italic" style:font-style-complex="italic"/>
    </style:style>
    <style:style style:name="T16_86" style:family="text">
      <style:text-properties fo:background-color="#ffffff"/>
    </style:style>
    <style:style style:name="T16_87" style:family="text">
      <style:text-properties fo:background-color="#ffffff"/>
    </style:style>
    <style:style style:name="T16_88" style:family="text">
      <style:text-properties fo:background-color="#ffffff"/>
    </style:style>
    <style:style style:name="T16_89" style:family="text">
      <style:text-properties fo:background-color="#ffffff"/>
    </style:style>
    <style:style style:name="T16_90" style:family="text">
      <style:text-properties fo:background-color="#ffffff"/>
    </style:style>
    <style:style style:name="T16_91" style:family="text">
      <style:text-properties fo:background-color="#ffffff"/>
    </style:style>
    <style:style style:name="T16_92" style:family="text">
      <style:text-properties fo:background-color="#ffffff"/>
    </style:style>
    <style:style style:name="T16_93" style:family="text">
      <style:text-properties fo:background-color="#ffffff"/>
    </style:style>
    <style:style style:name="T16_94" style:family="text">
      <style:text-properties fo:background-color="#ffffff"/>
    </style:style>
    <style:style style:name="T16_95" style:family="text">
      <style:text-properties fo:background-color="#ffffff"/>
    </style:style>
    <style:style style:name="T16_96" style:family="text">
      <style:text-properties fo:background-color="#ffffff"/>
    </style:style>
    <style:style style:name="T16_97" style:family="text">
      <style:text-properties fo:background-color="#ffffff"/>
    </style:style>
    <style:style style:name="T16_98" style:family="text">
      <style:text-properties fo:background-color="#ffffff"/>
    </style:style>
    <style:style style:name="T16_99" style:family="text">
      <style:text-properties fo:background-color="#ffffff"/>
    </style:style>
    <style:style style:name="T16_100" style:family="text">
      <style:text-properties fo:background-color="#ffffff"/>
    </style:style>
    <style:style style:name="T16_101" style:family="text">
      <style:text-properties fo:background-color="#ffffff"/>
    </style:style>
    <style:style style:name="T16_102" style:family="text">
      <style:text-properties fo:background-color="#ffffff"/>
    </style:style>
    <style:style style:name="T16_103" style:family="text">
      <style:text-properties fo:background-color="#ffffff"/>
    </style:style>
    <style:style style:name="T16_104" style:family="text">
      <style:text-properties fo:background-color="#ffffff"/>
    </style:style>
    <style:style style:name="T16_105" style:family="text">
      <style:text-properties fo:background-color="#ffffff"/>
    </style:style>
    <style:style style:name="T16_106" style:family="text">
      <style:text-properties fo:background-color="#ffffff"/>
    </style:style>
    <style:style style:name="T16_107" style:family="text">
      <style:text-properties fo:background-color="#ffffff"/>
    </style:style>
    <style:style style:name="P1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background-color="#ffffff"/>
    </style:style>
    <style:style style:name="T18_2" style:family="text">
      <style:text-properties fo:background-color="#ffffff"/>
    </style:style>
    <style:style style:name="T18_3" style:family="text">
      <style:text-properties fo:background-color="#ffffff"/>
    </style:style>
    <style:style style:name="T18_4" style:family="text">
      <style:text-properties fo:background-color="#ffffff"/>
    </style:style>
    <style:style style:name="T18_5" style:family="text">
      <style:text-properties fo:background-color="#ffffff"/>
    </style:style>
    <style:style style:name="T18_6" style:family="text">
      <style:text-properties fo:background-color="#ffffff"/>
    </style:style>
    <style:style style:name="T18_7" style:family="text">
      <style:text-properties fo:background-color="#ffffff"/>
    </style:style>
    <style:style style:name="T18_8" style:family="text">
      <style:text-properties fo:background-color="#ffffff"/>
    </style:style>
    <style:style style:name="T18_9" style:family="text">
      <style:text-properties fo:background-color="#ffffff"/>
    </style:style>
    <style:style style:name="T18_10" style:family="text">
      <style:text-properties fo:background-color="#ffffff"/>
    </style:style>
    <style:style style:name="T18_11" style:family="text">
      <style:text-properties fo:background-color="#ffffff"/>
    </style:style>
    <style:style style:name="T18_12" style:family="text">
      <style:text-properties fo:background-color="#ffffff"/>
    </style:style>
    <style:style style:name="T18_13" style:family="text">
      <style:text-properties fo:background-color="#ffffff"/>
    </style:style>
    <style:style style:name="T18_14" style:family="text">
      <style:text-properties fo:background-color="#ffffff"/>
    </style:style>
    <style:style style:name="T18_15" style:family="text">
      <style:text-properties fo:background-color="#ffffff"/>
    </style:style>
    <style:style style:name="T18_16" style:family="text">
      <style:text-properties fo:background-color="#ffffff"/>
    </style:style>
    <style:style style:name="T18_17" style:family="text">
      <style:text-properties fo:background-color="#ffffff"/>
    </style:style>
    <style:style style:name="T18_18" style:family="text">
      <style:text-properties fo:background-color="#ffffff"/>
    </style:style>
    <style:style style:name="T18_19" style:family="text">
      <style:text-properties fo:background-color="#ffffff"/>
    </style:style>
    <style:style style:name="T18_20" style:family="text">
      <style:text-properties fo:background-color="#ffffff"/>
    </style:style>
    <style:style style:name="T18_21" style:family="text">
      <style:text-properties fo:background-color="#ffffff"/>
    </style:style>
    <style:style style:name="T18_22" style:family="text">
      <style:text-properties fo:background-color="#ffffff"/>
    </style:style>
    <style:style style:name="T18_23" style:family="text">
      <style:text-properties fo:background-color="#ffffff"/>
    </style:style>
    <style:style style:name="T18_24" style:family="text">
      <style:text-properties fo:background-color="#ffffff"/>
    </style:style>
    <style:style style:name="T18_25" style:family="text">
      <style:text-properties fo:background-color="#ffffff"/>
    </style:style>
    <style:style style:name="T18_26" style:family="text">
      <style:text-properties fo:background-color="#ffffff"/>
    </style:style>
    <style:style style:name="T18_27" style:family="text">
      <style:text-properties fo:background-color="#ffffff"/>
    </style:style>
    <style:style style:name="T18_28" style:family="text">
      <style:text-properties fo:background-color="#ffffff"/>
    </style:style>
    <style:style style:name="T18_29" style:family="text">
      <style:text-properties fo:background-color="#ffffff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ffffff"/>
    </style:style>
    <style:style style:name="T19_2" style:family="text">
      <style:text-properties fo:background-color="#ffffff"/>
    </style:style>
    <style:style style:name="T19_3" style:family="text">
      <style:text-properties fo:background-color="#ffffff"/>
    </style:style>
    <style:style style:name="T19_4" style:family="text">
      <style:text-properties fo:background-color="#ffffff"/>
    </style:style>
    <style:style style:name="T19_5" style:family="text">
      <style:text-properties fo:background-color="#ffffff"/>
    </style:style>
    <style:style style:name="T19_6" style:family="text">
      <style:text-properties fo:background-color="#ffffff"/>
    </style:style>
    <style:style style:name="T19_7" style:family="text">
      <style:text-properties fo:background-color="#ffffff"/>
    </style:style>
    <style:style style:name="T19_8" style:family="text">
      <style:text-properties fo:background-color="#ffffff"/>
    </style:style>
    <style:style style:name="P2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background-color="#ffffff" fo:font-size="14pt" style:font-size-asian="14pt" style:font-size-complex="14pt" fo:font-weight="bold" style:font-weight-asian="bold" style:font-weight-complex="bold"/>
    </style:style>
    <style:style style:name="T21_2" style:family="text">
      <style:text-properties fo:background-color="#ffffff" fo:font-size="14pt" style:font-size-asian="14pt" style:font-size-complex="14pt" fo:font-weight="bold" style:font-weight-asian="bold" style:font-weight-complex="bold"/>
    </style:style>
    <style:style style:name="T21_3" style:family="text">
      <style:text-properties fo:background-color="#ffffff" fo:font-size="14pt" style:font-size-asian="14pt" style:font-size-complex="14pt" fo:font-weight="bold" style:font-weight-asian="bold" style:font-weight-complex="bold"/>
    </style:style>
    <style:style style:name="T21_4" style:family="text">
      <style:text-properties fo:background-color="#ffffff" fo:font-size="14pt" style:font-size-asian="14pt" style:font-size-complex="14pt" fo:font-weight="bold" style:font-weight-asian="bold" style:font-weight-complex="bold"/>
    </style:style>
    <style:style style:name="T21_5" style:family="text">
      <style:text-properties fo:background-color="#ffffff" fo:font-size="14pt" style:font-size-asian="14pt" style:font-size-complex="14pt" fo:font-weight="bold" style:font-weight-asian="bold" style:font-weight-complex="bold"/>
    </style:style>
    <style:style style:name="T21_6" style:family="text">
      <style:text-properties fo:background-color="#ffffff" fo:font-size="14pt" style:font-size-asian="14pt" style:font-size-complex="14pt" fo:font-weight="bold" style:font-weight-asian="bold" style:font-weight-complex="bold"/>
    </style:style>
    <style:style style:name="T21_7" style:family="text">
      <style:text-properties fo:background-color="#ffffff" fo:font-size="14pt" style:font-size-asian="14pt" style:font-size-complex="14pt" fo:font-weight="bold" style:font-weight-asian="bold" style:font-weight-complex="bold"/>
    </style:style>
    <style:style style:name="T21_8" style:family="text">
      <style:text-properties fo:background-color="#ffffff"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background-color="#ffffff"/>
    </style:style>
    <style:style style:name="T22_2" style:family="text">
      <style:text-properties fo:background-color="#ffffff"/>
    </style:style>
    <style:style style:name="T22_3" style:family="text">
      <style:text-properties fo:background-color="#ffffff"/>
    </style:style>
    <style:style style:name="T22_4" style:family="text">
      <style:text-properties fo:background-color="#ffffff"/>
    </style:style>
    <style:style style:name="T22_5" style:family="text">
      <style:text-properties fo:background-color="#ffffff"/>
    </style:style>
    <style:style style:name="T22_6" style:family="text">
      <style:text-properties fo:background-color="#ffffff"/>
    </style:style>
    <style:style style:name="T22_7" style:family="text">
      <style:text-properties fo:background-color="#ffffff"/>
    </style:style>
    <style:style style:name="T22_8" style:family="text">
      <style:text-properties fo:background-color="#ffffff"/>
    </style:style>
    <style:style style:name="T22_9" style:family="text">
      <style:text-properties fo:background-color="#ffffff"/>
    </style:style>
    <style:style style:name="T22_10" style:family="text">
      <style:text-properties fo:background-color="#ffffff"/>
    </style:style>
    <style:style style:name="T22_11" style:family="text">
      <style:text-properties fo:background-color="#ffffff"/>
    </style:style>
    <style:style style:name="T22_12" style:family="text">
      <style:text-properties fo:background-color="#ffffff"/>
    </style:style>
    <style:style style:name="T22_13" style:family="text">
      <style:text-properties fo:background-color="#ffffff"/>
    </style:style>
    <style:style style:name="T22_14" style:family="text">
      <style:text-properties fo:background-color="#ffffff"/>
    </style:style>
    <style:style style:name="P23" style:family="paragraph" style:parent-style-name="Standard">
      <style:paragraph-properties fo:break-before="auto" fo:line-height="150%" fo:margin-top="0cm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T23_8" style:family="text">
      <style:text-properties fo:background-color="#ffffff"/>
    </style:style>
    <style:style style:name="T23_9" style:family="text">
      <style:text-properties fo:background-color="#ffffff"/>
    </style:style>
    <style:style style:name="T23_10" style:family="text">
      <style:text-properties fo:background-color="#ffffff"/>
    </style:style>
    <style:style style:name="T23_11" style:family="text">
      <style:text-properties fo:background-color="#ffffff"/>
    </style:style>
    <style:style style:name="T23_12" style:family="text">
      <style:text-properties fo:background-color="#ffffff"/>
    </style:style>
    <style:style style:name="T23_13" style:family="text">
      <style:text-properties fo:background-color="#ffffff"/>
    </style:style>
    <style:style style:name="T23_14" style:family="text">
      <style:text-properties fo:background-color="#ffffff"/>
    </style:style>
    <style:style style:name="T23_15" style:family="text">
      <style:text-properties fo:background-color="#ffffff"/>
    </style:style>
    <style:style style:name="T23_16" style:family="text">
      <style:text-properties fo:background-color="#ffffff"/>
    </style:style>
    <style:style style:name="T23_17" style:family="text">
      <style:text-properties fo:background-color="#ffffff"/>
    </style:style>
    <style:style style:name="T23_18" style:family="text">
      <style:text-properties fo:background-color="#ffffff"/>
    </style:style>
    <style:style style:name="T23_19" style:family="text">
      <style:text-properties fo:background-color="#ffffff"/>
    </style:style>
    <style:style style:name="T23_20" style:family="text">
      <style:text-properties fo:background-color="#ffffff"/>
    </style:style>
    <style:style style:name="T23_21" style:family="text">
      <style:text-properties fo:background-color="#ffffff"/>
    </style:style>
    <style:style style:name="T23_22" style:family="text">
      <style:text-properties fo:background-color="#ffffff"/>
    </style:style>
    <style:style style:name="T23_23" style:family="text">
      <style:text-properties fo:background-color="#ffffff"/>
    </style:style>
    <style:style style:name="T23_24" style:family="text">
      <style:text-properties fo:background-color="#ffffff"/>
    </style:style>
    <style:style style:name="T23_25" style:family="text">
      <style:text-properties fo:background-color="#ffffff"/>
    </style:style>
    <style:style style:name="T23_26" style:family="text">
      <style:text-properties fo:background-color="#ffffff"/>
    </style:style>
    <style:style style:name="T23_27" style:family="text">
      <style:text-properties fo:background-color="#ffffff"/>
    </style:style>
    <style:style style:name="T23_28" style:family="text">
      <style:text-properties fo:background-color="#ffffff"/>
    </style:style>
    <style:style style:name="T23_29" style:family="text">
      <style:text-properties fo:background-color="#ffffff"/>
    </style:style>
    <style:style style:name="T23_30" style:family="text">
      <style:text-properties fo:background-color="#ffffff"/>
    </style:style>
    <style:style style:name="T23_31" style:family="text">
      <style:text-properties fo:background-color="#ffffff"/>
    </style:style>
    <style:style style:name="T23_32" style:family="text">
      <style:text-properties fo:background-color="#ffffff"/>
    </style:style>
    <style:style style:name="P24" style:family="paragraph" style:parent-style-name="Standard">
      <style:paragraph-properties fo:break-before="auto" fo:line-height="150%" fo:margin-top="0cm" style:writing-mode="lr-tb"/>
    </style:style>
    <style:style style:name="T24_1" style:family="text">
      <style:text-properties fo:background-color="#ffffff"/>
    </style:style>
    <style:style style:name="T24_2" style:family="text">
      <style:text-properties fo:background-color="#ffffff"/>
    </style:style>
    <style:style style:name="T24_3" style:family="text">
      <style:text-properties fo:background-color="#ffffff"/>
    </style:style>
    <style:style style:name="T24_4" style:family="text">
      <style:text-properties fo:background-color="#ffffff"/>
    </style:style>
    <style:style style:name="T24_5" style:family="text">
      <style:text-properties fo:background-color="#ffffff"/>
    </style:style>
    <style:style style:name="T24_6" style:family="text">
      <style:text-properties fo:background-color="#ffffff"/>
    </style:style>
    <style:style style:name="T24_7" style:family="text">
      <style:text-properties fo:background-color="#ffffff"/>
    </style:style>
    <style:style style:name="T24_8" style:family="text">
      <style:text-properties fo:background-color="#ffffff"/>
    </style:style>
    <style:style style:name="T24_9" style:family="text">
      <style:text-properties fo:background-color="#ffffff"/>
    </style:style>
    <style:style style:name="T24_10" style:family="text">
      <style:text-properties fo:background-color="#ffffff"/>
    </style:style>
    <style:style style:name="T24_11" style:family="text">
      <style:text-properties fo:background-color="#ffffff"/>
    </style:style>
    <style:style style:name="T24_12" style:family="text">
      <style:text-properties fo:background-color="#ffffff"/>
    </style:style>
    <style:style style:name="T24_13" style:family="text">
      <style:text-properties fo:background-color="#ffffff"/>
    </style:style>
    <style:style style:name="T24_14" style:family="text">
      <style:text-properties fo:background-color="#ffffff"/>
    </style:style>
    <style:style style:name="T24_15" style:family="text">
      <style:text-properties fo:background-color="#ffffff"/>
    </style:style>
    <style:style style:name="T24_16" style:family="text">
      <style:text-properties fo:background-color="#ffffff"/>
    </style:style>
    <style:style style:name="T24_17" style:family="text">
      <style:text-properties fo:background-color="#ffffff"/>
    </style:style>
    <style:style style:name="T24_18" style:family="text">
      <style:text-properties fo:background-color="#ffffff"/>
    </style:style>
    <style:style style:name="T24_19" style:family="text">
      <style:text-properties fo:background-color="#ffffff"/>
    </style:style>
    <style:style style:name="T24_20" style:family="text">
      <style:text-properties fo:background-color="#ffffff"/>
    </style:style>
    <style:style style:name="T24_21" style:family="text">
      <style:text-properties fo:background-color="#ffffff"/>
    </style:style>
    <style:style style:name="T24_22" style:family="text">
      <style:text-properties fo:background-color="#ffffff"/>
    </style:style>
    <style:style style:name="T24_23" style:family="text">
      <style:text-properties fo:background-color="#ffffff"/>
    </style:style>
    <style:style style:name="T24_24" style:family="text">
      <style:text-properties fo:background-color="#ffffff"/>
    </style:style>
    <style:style style:name="T24_25" style:family="text">
      <style:text-properties fo:background-color="#ffffff"/>
    </style:style>
    <style:style style:name="T24_26" style:family="text">
      <style:text-properties fo:background-color="#ffffff"/>
    </style:style>
    <style:style style:name="P25" style:family="paragraph" style:parent-style-name="Heading_20_3">
      <style:paragraph-properties fo:break-before="auto" fo:line-height="115%" fo:margin-top="0.388cm" fo:margin-bottom="0.388cm" style:writing-mode="lr-tb"/>
    </style:style>
    <style:style style:name="T25_1" style:family="text">
      <style:text-properties fo:background-color="#ffffff" fo:color="#000000" style:font-name="Arial" style:font-name-asian="Arial" style:font-name-complex="Arial"/>
    </style:style>
    <style:style style:name="T25_2" style:family="text">
      <style:text-properties fo:background-color="#ffffff" fo:color="#000000" style:font-name="Arial" style:font-name-asian="Arial" style:font-name-complex="Arial"/>
    </style:style>
    <style:style style:name="T25_3" style:family="text">
      <style:text-properties fo:background-color="#ffffff" fo:color="#000000" style:font-name="Arial" style:font-name-asian="Arial" style:font-name-complex="Arial"/>
    </style:style>
    <style:style style:name="T25_4" style:family="text">
      <style:text-properties fo:background-color="#ffffff" fo:color="#000000" style:font-name="Arial" style:font-name-asian="Arial" style:font-name-complex="Arial"/>
    </style:style>
    <style:style style:name="T25_5" style:family="text">
      <style:text-properties fo:background-color="#ffffff" fo:color="#000000" style:font-name="Arial" style:font-name-asian="Arial" style:font-name-complex="Arial"/>
    </style:style>
    <style:style style:name="T25_6" style:family="text">
      <style:text-properties fo:background-color="#ffffff" fo:color="#000000" style:font-name="Arial" style:font-name-asian="Arial" style:font-name-complex="Arial"/>
    </style:style>
    <style:style style:name="T25_7" style:family="text">
      <style:text-properties fo:background-color="#ffffff" fo:color="#000000" style:font-name="Arial" style:font-name-asian="Arial" style:font-name-complex="Arial"/>
    </style:style>
    <style:style style:name="T25_8" style:family="text">
      <style:text-properties fo:background-color="#ffffff" fo:color="#000000" style:font-name="Arial" style:font-name-asian="Arial" style:font-name-complex="Arial"/>
    </style:style>
    <style:style style:name="P26" style:family="paragraph" style:parent-style-name="Standard">
      <style:paragraph-properties fo:break-before="auto" fo:line-height="150%" fo:margin-bottom="0.388cm" style:writing-mode="lr-tb"/>
    </style:style>
    <style:style style:name="T26_1" style:family="text">
      <style:text-properties fo:background-color="#ffffff"/>
    </style:style>
    <style:style style:name="T26_2" style:family="text">
      <style:text-properties fo:background-color="#ffffff"/>
    </style:style>
    <style:style style:name="T26_3" style:family="text">
      <style:text-properties fo:background-color="#ffffff"/>
    </style:style>
    <style:style style:name="T26_4" style:family="text">
      <style:text-properties fo:background-color="#ffffff"/>
    </style:style>
    <style:style style:name="T26_5" style:family="text">
      <style:text-properties fo:background-color="#ffffff"/>
    </style:style>
    <style:style style:name="T26_6" style:family="text">
      <style:text-properties fo:background-color="#ffffff"/>
    </style:style>
    <style:style style:name="T26_7" style:family="text">
      <style:text-properties fo:background-color="#ffffff"/>
    </style:style>
    <style:style style:name="T26_8" style:family="text">
      <style:text-properties fo:background-color="#ffffff"/>
    </style:style>
    <style:style style:name="T26_9" style:family="text">
      <style:text-properties fo:background-color="#ffffff"/>
    </style:style>
    <style:style style:name="T26_10" style:family="text">
      <style:text-properties fo:background-color="#ffffff"/>
    </style:style>
    <style:style style:name="T26_11" style:family="text">
      <style:text-properties fo:background-color="#ffffff"/>
    </style:style>
    <style:style style:name="T26_12" style:family="text">
      <style:text-properties fo:background-color="#ffffff"/>
    </style:style>
    <style:style style:name="T26_13" style:family="text">
      <style:text-properties fo:background-color="#ffffff"/>
    </style:style>
    <style:style style:name="T26_14" style:family="text">
      <style:text-properties fo:background-color="#ffffff"/>
    </style:style>
    <style:style style:name="T26_15" style:family="text">
      <style:text-properties fo:background-color="#ffffff"/>
    </style:style>
    <style:style style:name="T26_16" style:family="text">
      <style:text-properties fo:background-color="#ffffff"/>
    </style:style>
    <style:style style:name="T26_17" style:family="text">
      <style:text-properties fo:background-color="#ffffff"/>
    </style:style>
    <style:style style:name="T26_18" style:family="text">
      <style:text-properties fo:background-color="#ffffff"/>
    </style:style>
    <style:style style:name="T26_19" style:family="text">
      <style:text-properties fo:background-color="#ffffff"/>
    </style:style>
    <style:style style:name="T26_20" style:family="text">
      <style:text-properties fo:background-color="#ffffff"/>
    </style:style>
    <style:style style:name="T26_21" style:family="text">
      <style:text-properties fo:background-color="#ffffff"/>
    </style:style>
    <style:style style:name="T26_22" style:family="text">
      <style:text-properties fo:background-color="#ffffff"/>
    </style:style>
    <style:style style:name="T26_23" style:family="text">
      <style:text-properties fo:background-color="#ffffff"/>
    </style:style>
    <style:style style:name="T26_24" style:family="text">
      <style:text-properties fo:background-color="#ffffff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ffffff"/>
    </style:style>
    <style:style style:name="T27_2" style:family="text">
      <style:text-properties fo:background-color="#ffffff"/>
    </style:style>
    <style:style style:name="T27_3" style:family="text">
      <style:text-properties fo:background-color="#ffffff"/>
    </style:style>
    <style:style style:name="T27_4" style:family="text">
      <style:text-properties fo:background-color="#ffffff"/>
    </style:style>
    <style:style style:name="T27_5" style:family="text">
      <style:text-properties fo:background-color="#ffffff"/>
    </style:style>
    <style:style style:name="T27_6" style:family="text">
      <style:text-properties fo:background-color="#ffffff"/>
    </style:style>
    <style:style style:name="T27_7" style:family="text">
      <style:text-properties fo:background-color="#ffffff"/>
    </style:style>
    <style:style style:name="T27_8" style:family="text">
      <style:text-properties fo:background-color="#ffffff"/>
    </style:style>
    <style:style style:name="T27_9" style:family="text">
      <style:text-properties fo:background-color="#ffffff"/>
    </style:style>
    <style:style style:name="T27_10" style:family="text">
      <style:text-properties fo:background-color="#ffffff"/>
    </style:style>
    <style:style style:name="T27_11" style:family="text">
      <style:text-properties fo:background-color="#ffffff"/>
    </style:style>
    <style:style style:name="T27_12" style:family="text">
      <style:text-properties fo:background-color="#ffffff"/>
    </style:style>
    <style:style style:name="T27_13" style:family="text">
      <style:text-properties fo:background-color="#ffffff"/>
    </style:style>
    <style:style style:name="T27_14" style:family="text">
      <style:text-properties fo:background-color="#ffffff"/>
    </style:style>
    <style:style style:name="T27_15" style:family="text">
      <style:text-properties fo:background-color="#ffffff"/>
    </style:style>
    <style:style style:name="T27_16" style:family="text">
      <style:text-properties fo:background-color="#ffffff"/>
    </style:style>
    <style:style style:name="T27_17" style:family="text">
      <style:text-properties fo:background-color="#ffffff"/>
    </style:style>
    <style:style style:name="T27_18" style:family="text">
      <style:text-properties fo:background-color="#ffffff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ffffff"/>
    </style:style>
    <style:style style:name="T28_2" style:family="text">
      <style:text-properties fo:background-color="#ffffff"/>
    </style:style>
    <style:style style:name="T28_3" style:family="text">
      <style:text-properties fo:background-color="#ffffff"/>
    </style:style>
    <style:style style:name="T28_4" style:family="text">
      <style:text-properties fo:background-color="#ffffff"/>
    </style:style>
    <style:style style:name="T28_5" style:family="text">
      <style:text-properties fo:background-color="#ffffff"/>
    </style:style>
    <style:style style:name="T28_6" style:family="text">
      <style:text-properties fo:background-color="#ffffff"/>
    </style:style>
    <style:style style:name="T28_7" style:family="text">
      <style:text-properties fo:background-color="#ffffff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background-color="#ffffff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background-color="#ffffff"/>
    </style:style>
    <style:style style:name="T30_2" style:family="text">
      <style:text-properties fo:background-color="#ffffff"/>
    </style:style>
    <style:style style:name="T30_3" style:family="text">
      <style:text-properties fo:background-color="#ffffff"/>
    </style:style>
    <style:style style:name="T30_4" style:family="text">
      <style:text-properties fo:background-color="#ffffff"/>
    </style:style>
    <style:style style:name="T30_5" style:family="text">
      <style:text-properties fo:background-color="#ffffff"/>
    </style:style>
    <style:style style:name="T30_6" style:family="text">
      <style:text-properties fo:background-color="#ffffff"/>
    </style:style>
    <style:style style:name="T30_7" style:family="text">
      <style:text-properties fo:background-color="#ffffff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background-color="#ffffff"/>
    </style:style>
    <style:style style:name="T31_2" style:family="text">
      <style:text-properties fo:background-color="#ffffff"/>
    </style:style>
    <style:style style:name="T31_3" style:family="text">
      <style:text-properties fo:background-color="#ffffff"/>
    </style:style>
    <style:style style:name="T31_4" style:family="text">
      <style:text-properties fo:background-color="#ffffff"/>
    </style:style>
    <style:style style:name="T31_5" style:family="text">
      <style:text-properties fo:background-color="#ffffff"/>
    </style:style>
    <style:style style:name="T31_6" style:family="text">
      <style:text-properties fo:background-color="#ffffff"/>
    </style:style>
    <style:style style:name="T31_7" style:family="text">
      <style:text-properties fo:background-color="#ffffff"/>
    </style:style>
    <style:style style:name="T31_8" style:family="text">
      <style:text-properties fo:background-color="#ffffff"/>
    </style:style>
    <style:style style:name="T31_9" style:family="text">
      <style:text-properties fo:background-color="#ffffff"/>
    </style:style>
    <style:style style:name="T31_10" style:family="text">
      <style:text-properties fo:background-color="#ffffff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background-color="#ffffff"/>
    </style:style>
    <style:style style:name="T32_2" style:family="text">
      <style:text-properties fo:background-color="#ffffff"/>
    </style:style>
    <style:style style:name="T32_3" style:family="text">
      <style:text-properties fo:background-color="#ffffff"/>
    </style:style>
    <style:style style:name="T32_4" style:family="text">
      <style:text-properties fo:background-color="#ffffff"/>
    </style:style>
    <style:style style:name="T32_5" style:family="text">
      <style:text-properties fo:background-color="#ffffff"/>
    </style:style>
    <style:style style:name="T32_6" style:family="text">
      <style:text-properties fo:background-color="#ffffff"/>
    </style:style>
    <style:style style:name="T32_7" style:family="text">
      <style:text-properties fo:background-color="#ffffff"/>
    </style:style>
    <style:style style:name="T32_8" style:family="text">
      <style:text-properties fo:background-color="#ffffff"/>
    </style:style>
    <style:style style:name="T32_9" style:family="text">
      <style:text-properties fo:background-color="#ffffff"/>
    </style:style>
    <style:style style:name="T32_10" style:family="text">
      <style:text-properties fo:background-color="#ffffff"/>
    </style:style>
    <style:style style:name="T32_11" style:family="text">
      <style:text-properties fo:background-color="#ffffff"/>
    </style:style>
    <style:style style:name="T32_12" style:family="text">
      <style:text-properties fo:background-color="#ffffff"/>
    </style:style>
    <style:style style:name="T32_13" style:family="text">
      <style:text-properties fo:background-color="#ffffff"/>
    </style:style>
    <style:style style:name="T32_14" style:family="text">
      <style:text-properties fo:background-color="#ffffff"/>
    </style:style>
    <style:style style:name="T32_15" style:family="text">
      <style:text-properties fo:background-color="#ffffff"/>
    </style:style>
    <style:style style:name="T32_16" style:family="text">
      <style:text-properties fo:background-color="#ffffff"/>
    </style:style>
    <style:style style:name="T32_17" style:family="text">
      <style:text-properties fo:background-color="#ffffff"/>
    </style:style>
    <style:style style:name="T32_18" style:family="text">
      <style:text-properties fo:background-color="#ffffff"/>
    </style:style>
    <style:style style:name="T32_19" style:family="text">
      <style:text-properties fo:background-color="#ffffff"/>
    </style:style>
    <style:style style:name="T32_20" style:family="text">
      <style:text-properties fo:background-color="#ffffff"/>
    </style:style>
    <style:style style:name="T32_21" style:family="text">
      <style:text-properties fo:background-color="#ffffff"/>
    </style:style>
    <style:style style:name="T32_22" style:family="text">
      <style:text-properties fo:background-color="#ffffff"/>
    </style:style>
    <style:style style:name="T32_23" style:family="text">
      <style:text-properties fo:background-color="#ffffff"/>
    </style:style>
    <style:style style:name="T32_24" style:family="text">
      <style:text-properties fo:background-color="#ffffff"/>
    </style:style>
    <style:style style:name="T32_25" style:family="text">
      <style:text-properties fo:background-color="#ffffff"/>
    </style:style>
    <style:style style:name="T32_26" style:family="text">
      <style:text-properties fo:background-color="#ffffff"/>
    </style:style>
    <style:style style:name="T32_27" style:family="text">
      <style:text-properties fo:background-color="#ffffff"/>
    </style:style>
    <style:style style:name="T32_28" style:family="text">
      <style:text-properties fo:background-color="#ffffff"/>
    </style:style>
    <style:style style:name="T32_29" style:family="text">
      <style:text-properties fo:background-color="#ffffff"/>
    </style:style>
    <style:style style:name="T32_30" style:family="text">
      <style:text-properties fo:background-color="#ffffff"/>
    </style:style>
    <style:style style:name="T32_31" style:family="text">
      <style:text-properties fo:background-color="#ffffff"/>
    </style:style>
    <style:style style:name="T32_32" style:family="text">
      <style:text-properties fo:background-color="#ffffff"/>
    </style:style>
    <style:style style:name="T32_33" style:family="text">
      <style:text-properties fo:background-color="#ffffff"/>
    </style:style>
    <style:style style:name="T32_34" style:family="text">
      <style:text-properties fo:background-color="#ffffff"/>
    </style:style>
    <style:style style:name="T32_35" style:family="text">
      <style:text-properties fo:background-color="#ffffff"/>
    </style:style>
    <style:style style:name="T32_36" style:family="text">
      <style:text-properties fo:background-color="#ffffff"/>
    </style:style>
    <style:style style:name="T32_37" style:family="text">
      <style:text-properties fo:background-color="#ffffff"/>
    </style:style>
    <style:style style:name="T32_38" style:family="text">
      <style:text-properties fo:background-color="#ffffff"/>
    </style:style>
    <style:style style:name="T32_39" style:family="text">
      <style:text-properties fo:background-color="#ffffff"/>
    </style:style>
    <style:style style:name="T32_40" style:family="text">
      <style:text-properties fo:background-color="#ffffff"/>
    </style:style>
    <style:style style:name="T32_41" style:family="text">
      <style:text-properties fo:background-color="#ffffff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background-color="#ffffff"/>
    </style:style>
    <style:style style:name="T33_2" style:family="text">
      <style:text-properties fo:background-color="#ffffff"/>
    </style:style>
    <style:style style:name="T33_3" style:family="text">
      <style:text-properties fo:background-color="#ffffff"/>
    </style:style>
    <style:style style:name="T33_4" style:family="text">
      <style:text-properties fo:background-color="#ffffff"/>
    </style:style>
    <style:style style:name="T33_5" style:family="text">
      <style:text-properties fo:background-color="#ffffff"/>
    </style:style>
    <style:style style:name="T33_6" style:family="text">
      <style:text-properties fo:background-color="#ffffff"/>
    </style:style>
    <style:style style:name="T33_7" style:family="text">
      <style:text-properties fo:background-color="#ffffff"/>
    </style:style>
    <style:style style:name="T33_8" style:family="text">
      <style:text-properties fo:background-color="#ffffff"/>
    </style:style>
    <style:style style:name="T33_9" style:family="text">
      <style:text-properties fo:background-color="#ffffff"/>
    </style:style>
    <style:style style:name="T33_10" style:family="text">
      <style:text-properties fo:background-color="#ffffff"/>
    </style:style>
    <style:style style:name="T33_11" style:family="text">
      <style:text-properties fo:background-color="#ffffff"/>
    </style:style>
    <style:style style:name="T33_12" style:family="text">
      <style:text-properties fo:background-color="#ffffff"/>
    </style:style>
    <style:style style:name="T33_13" style:family="text">
      <style:text-properties fo:background-color="#ffffff"/>
    </style:style>
    <style:style style:name="T33_14" style:family="text">
      <style:text-properties fo:background-color="#ffffff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background-color="#ffffff"/>
    </style:style>
    <style:style style:name="T34_2" style:family="text">
      <style:text-properties fo:background-color="#ffffff"/>
    </style:style>
    <style:style style:name="T34_3" style:family="text">
      <style:text-properties fo:background-color="#ffffff"/>
    </style:style>
    <style:style style:name="T34_4" style:family="text">
      <style:text-properties fo:background-color="#ffffff"/>
    </style:style>
    <style:style style:name="T34_5" style:family="text">
      <style:text-properties fo:background-color="#ffffff"/>
    </style:style>
    <style:style style:name="T34_6" style:family="text">
      <style:text-properties fo:background-color="#ffffff"/>
    </style:style>
    <style:style style:name="T34_7" style:family="text">
      <style:text-properties fo:background-color="#ffffff"/>
    </style:style>
    <style:style style:name="T34_8" style:family="text">
      <style:text-properties fo:background-color="#ffffff"/>
    </style:style>
    <style:style style:name="T34_9" style:family="text">
      <style:text-properties fo:background-color="#ffffff"/>
    </style:style>
    <style:style style:name="T34_10" style:family="text">
      <style:text-properties fo:background-color="#ffffff"/>
    </style:style>
    <style:style style:name="T34_11" style:family="text">
      <style:text-properties fo:background-color="#ffffff"/>
    </style:style>
    <style:style style:name="T34_12" style:family="text">
      <style:text-properties fo:background-color="#ffffff"/>
    </style:style>
    <style:style style:name="T34_13" style:family="text">
      <style:text-properties fo:background-color="#ffffff"/>
    </style:style>
    <style:style style:name="T34_14" style:family="text">
      <style:text-properties fo:background-color="#ffffff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background-color="#ffffff"/>
    </style:style>
    <style:style style:name="T35_2" style:family="text">
      <style:text-properties fo:background-color="#ffffff"/>
    </style:style>
    <style:style style:name="T35_3" style:family="text">
      <style:text-properties fo:background-color="#ffffff"/>
    </style:style>
    <style:style style:name="T35_4" style:family="text">
      <style:text-properties fo:background-color="#ffffff"/>
    </style:style>
    <style:style style:name="T35_5" style:family="text">
      <style:text-properties fo:background-color="#ffffff"/>
    </style:style>
    <style:style style:name="T35_6" style:family="text">
      <style:text-properties fo:background-color="#ffffff"/>
    </style:style>
    <style:style style:name="T35_7" style:family="text">
      <style:text-properties fo:background-color="#ffffff"/>
    </style:style>
    <style:style style:name="T35_8" style:family="text">
      <style:text-properties fo:background-color="#ffffff"/>
    </style:style>
    <style:style style:name="T35_9" style:family="text">
      <style:text-properties fo:background-color="#ffffff"/>
    </style:style>
    <style:style style:name="T35_10" style:family="text">
      <style:text-properties fo:background-color="#ffffff"/>
    </style:style>
    <style:style style:name="T35_11" style:family="text">
      <style:text-properties fo:background-color="#ffffff"/>
    </style:style>
    <style:style style:name="T35_12" style:family="text">
      <style:text-properties fo:background-color="#ffffff"/>
    </style:style>
    <style:style style:name="T35_13" style:family="text">
      <style:text-properties fo:background-color="#ffffff"/>
    </style:style>
    <style:style style:name="T35_14" style:family="text">
      <style:text-properties fo:background-color="#ffffff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background-color="#ffffff"/>
    </style:style>
    <style:style style:name="T36_2" style:family="text">
      <style:text-properties fo:background-color="#ffffff"/>
    </style:style>
    <style:style style:name="T36_3" style:family="text">
      <style:text-properties fo:background-color="#ffffff"/>
    </style:style>
    <style:style style:name="T36_4" style:family="text">
      <style:text-properties fo:background-color="#ffffff"/>
    </style:style>
    <style:style style:name="T36_5" style:family="text">
      <style:text-properties fo:background-color="#ffffff"/>
    </style:style>
    <style:style style:name="T36_6" style:family="text">
      <style:text-properties fo:background-color="#ffffff"/>
    </style:style>
    <style:style style:name="T36_7" style:family="text">
      <style:text-properties fo:background-color="#ffffff"/>
    </style:style>
    <style:style style:name="T36_8" style:family="text">
      <style:text-properties fo:background-color="#ffffff"/>
    </style:style>
    <style:style style:name="T36_9" style:family="text">
      <style:text-properties fo:background-color="#ffffff"/>
    </style:style>
    <style:style style:name="T36_10" style:family="text">
      <style:text-properties fo:background-color="#ffffff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background-color="#ffffff"/>
    </style:style>
    <style:style style:name="T37_2" style:family="text">
      <style:text-properties fo:background-color="#ffffff"/>
    </style:style>
    <style:style style:name="T37_3" style:family="text">
      <style:text-properties fo:background-color="#ffffff"/>
    </style:style>
    <style:style style:name="T37_4" style:family="text">
      <style:text-properties fo:background-color="#ffffff"/>
    </style:style>
    <style:style style:name="T37_5" style:family="text">
      <style:text-properties fo:background-color="#ffffff"/>
    </style:style>
    <style:style style:name="T37_6" style:family="text">
      <style:text-properties fo:background-color="#ffffff"/>
    </style:style>
    <style:style style:name="T37_7" style:family="text">
      <style:text-properties fo:background-color="#ffffff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ffffff"/>
    </style:style>
    <style:style style:name="T38_2" style:family="text">
      <style:text-properties fo:background-color="#ffffff"/>
    </style:style>
    <style:style style:name="T38_3" style:family="text">
      <style:text-properties fo:background-color="#ffffff"/>
    </style:style>
    <style:style style:name="T38_4" style:family="text">
      <style:text-properties fo:background-color="#ffffff"/>
    </style:style>
    <style:style style:name="T38_5" style:family="text">
      <style:text-properties fo:background-color="#ffffff"/>
    </style:style>
    <style:style style:name="T38_6" style:family="text">
      <style:text-properties fo:background-color="#ffffff"/>
    </style:style>
    <style:style style:name="T38_7" style:family="text">
      <style:text-properties fo:background-color="#ffffff"/>
    </style:style>
    <style:style style:name="P39" style:family="paragraph" style:parent-style-name="Standard">
      <style:paragraph-properties fo:break-before="auto" fo:text-indent="1.27cm" fo:line-height="115%" style:writing-mode="lr-tb"/>
    </style:style>
    <style:style style:name="T39_1" style:family="text">
      <style:text-properties fo:background-color="#ffffff"/>
    </style:style>
    <style:style style:name="T39_2" style:family="text">
      <style:text-properties fo:background-color="#ffffff"/>
    </style:style>
    <style:style style:name="T39_3" style:family="text">
      <style:text-properties fo:background-color="#ffffff"/>
    </style:style>
    <style:style style:name="T39_4" style:family="text">
      <style:text-properties fo:background-color="#ffffff"/>
    </style:style>
    <style:style style:name="T39_5" style:family="text">
      <style:text-properties fo:background-color="#ffffff"/>
    </style:style>
    <style:style style:name="T39_6" style:family="text">
      <style:text-properties fo:background-color="#ffffff"/>
    </style:style>
    <style:style style:name="T39_7" style:family="text">
      <style:text-properties fo:background-color="#ffffff"/>
    </style:style>
    <style:style style:name="T39_8" style:family="text">
      <style:text-properties fo:background-color="#ffffff"/>
    </style:style>
    <style:style style:name="T39_9" style:family="text">
      <style:text-properties fo:background-color="#ffffff"/>
    </style:style>
    <style:style style:name="T39_10" style:family="text">
      <style:text-properties fo:background-color="#ffffff"/>
    </style:style>
    <style:style style:name="T39_11" style:family="text">
      <style:text-properties fo:background-color="#ffffff"/>
    </style:style>
    <style:style style:name="T39_12" style:family="text">
      <style:text-properties fo:background-color="#ffffff"/>
    </style:style>
    <style:style style:name="T39_13" style:family="text">
      <style:text-properties fo:background-color="#ffffff"/>
    </style:style>
    <style:style style:name="T39_14" style:family="text">
      <style:text-properties fo:background-color="#ffffff"/>
    </style:style>
    <style:style style:name="T39_15" style:family="text">
      <style:text-properties fo:background-color="#ffffff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background-color="#ffffff"/>
    </style:style>
    <style:style style:name="T40_2" style:family="text">
      <style:text-properties fo:background-color="#ffffff"/>
    </style:style>
    <style:style style:name="T40_3" style:family="text">
      <style:text-properties fo:background-color="#ffffff"/>
    </style:style>
    <style:style style:name="T40_4" style:family="text">
      <style:text-properties fo:background-color="#ffffff"/>
    </style:style>
    <style:style style:name="T40_5" style:family="text">
      <style:text-properties fo:background-color="#ffffff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background-color="#ffffff"/>
    </style:style>
    <style:style style:name="T41_2" style:family="text">
      <style:text-properties fo:background-color="#ffffff"/>
    </style:style>
    <style:style style:name="T41_3" style:family="text">
      <style:text-properties fo:background-color="#ffffff"/>
    </style:style>
    <style:style style:name="T41_4" style:family="text">
      <style:text-properties fo:background-color="#ffffff"/>
    </style:style>
    <style:style style:name="T41_5" style:family="text">
      <style:text-properties fo:background-color="#ffffff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background-color="#ffffff"/>
    </style:style>
    <style:style style:name="P43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4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45" style:family="paragraph" style:parent-style-name="Heading_20_3">
      <style:paragraph-properties fo:break-before="auto" fo:line-height="115%" fo:margin-top="0.388cm" fo:margin-bottom="0.388cm" style:writing-mode="lr-tb"/>
    </style:style>
    <style:style style:name="T45_1" style:family="text">
      <style:text-properties fo:background-color="#ffffff" fo:color="#000000" style:font-name="Arial" style:font-name-asian="Arial" style:font-name-complex="Arial"/>
    </style:style>
    <style:style style:name="T45_2" style:family="text">
      <style:text-properties fo:background-color="#ffffff" fo:color="#000000" style:font-name="Arial" style:font-name-asian="Arial" style:font-name-complex="Arial"/>
    </style:style>
    <style:style style:name="T45_3" style:family="text">
      <style:text-properties fo:background-color="#ffffff" fo:color="#000000" style:font-name="Arial" style:font-name-asian="Arial" style:font-name-complex="Arial"/>
    </style:style>
    <style:style style:name="T45_4" style:family="text">
      <style:text-properties fo:background-color="#ffffff" fo:color="#000000" style:font-name="Arial" style:font-name-asian="Arial" style:font-name-complex="Arial"/>
    </style:style>
    <style:style style:name="T45_5" style:family="text">
      <style:text-properties fo:background-color="#ffffff" fo:color="#000000" style:font-name="Arial" style:font-name-asian="Arial" style:font-name-complex="Arial"/>
    </style:style>
    <style:style style:name="T45_6" style:family="text">
      <style:text-properties fo:background-color="#ffffff" fo:color="#000000" style:font-name="Arial" style:font-name-asian="Arial" style:font-name-complex="Arial"/>
    </style:style>
    <style:style style:name="T45_7" style:family="text">
      <style:text-properties fo:background-color="#ffffff" fo:color="#000000" style:font-name="Arial" style:font-name-asian="Arial" style:font-name-complex="Arial"/>
    </style:style>
    <style:style style:name="T45_8" style:family="text">
      <style:text-properties fo:background-color="#ffffff" fo:color="#000000" style:font-name="Arial" style:font-name-asian="Arial" style:font-name-complex="Arial"/>
    </style:style>
    <style:style style:name="T45_9" style:family="text">
      <style:text-properties fo:background-color="#ffffff" fo:color="#000000" style:font-name="Arial" style:font-name-asian="Arial" style:font-name-complex="Arial"/>
    </style:style>
    <style:style style:name="T45_10" style:family="text">
      <style:text-properties fo:background-color="#ffffff" fo:color="#000000" style:font-name="Arial" style:font-name-asian="Arial" style:font-name-complex="Arial"/>
    </style:style>
    <style:style style:name="T45_11" style:family="text">
      <style:text-properties fo:background-color="#ffffff" fo:color="#000000" style:font-name="Arial" style:font-name-asian="Arial" style:font-name-complex="Arial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background-color="#ffffff"/>
    </style:style>
    <style:style style:name="T46_2" style:family="text">
      <style:text-properties fo:background-color="#ffffff"/>
    </style:style>
    <style:style style:name="T46_3" style:family="text">
      <style:text-properties fo:background-color="#ffffff"/>
    </style:style>
    <style:style style:name="T46_4" style:family="text">
      <style:text-properties fo:background-color="#ffffff"/>
    </style:style>
    <style:style style:name="T46_5" style:family="text">
      <style:text-properties fo:background-color="#ffffff"/>
    </style:style>
    <style:style style:name="T46_6" style:family="text">
      <style:text-properties fo:background-color="#ffffff"/>
    </style:style>
    <style:style style:name="T46_7" style:family="text">
      <style:text-properties fo:background-color="#ffffff"/>
    </style:style>
    <style:style style:name="T46_8" style:family="text">
      <style:text-properties fo:background-color="#ffffff"/>
    </style:style>
    <style:style style:name="T46_9" style:family="text">
      <style:text-properties fo:background-color="#ffffff"/>
    </style:style>
    <style:style style:name="T46_10" style:family="text">
      <style:text-properties fo:background-color="#ffffff"/>
    </style:style>
    <style:style style:name="T46_11" style:family="text">
      <style:text-properties fo:background-color="#ffffff"/>
    </style:style>
    <style:style style:name="T46_12" style:family="text">
      <style:text-properties fo:background-color="#ffffff"/>
    </style:style>
    <style:style style:name="T46_13" style:family="text">
      <style:text-properties fo:background-color="#ffffff"/>
    </style:style>
    <style:style style:name="T46_14" style:family="text">
      <style:text-properties fo:background-color="#ffffff"/>
    </style:style>
    <style:style style:name="T46_15" style:family="text">
      <style:text-properties fo:background-color="#ffffff"/>
    </style:style>
    <style:style style:name="T46_16" style:family="text">
      <style:text-properties fo:background-color="#ffffff"/>
    </style:style>
    <style:style style:name="T46_17" style:family="text">
      <style:text-properties fo:background-color="#ffffff"/>
    </style:style>
    <style:style style:name="T46_18" style:family="text">
      <style:text-properties fo:background-color="#ffffff"/>
    </style:style>
    <style:style style:name="T46_19" style:family="text">
      <style:text-properties fo:background-color="#ffffff"/>
    </style:style>
    <style:style style:name="T46_20" style:family="text">
      <style:text-properties fo:background-color="#ffffff"/>
    </style:style>
    <style:style style:name="T46_21" style:family="text">
      <style:text-properties fo:background-color="#ffffff"/>
    </style:style>
    <style:style style:name="T46_22" style:family="text">
      <style:text-properties fo:background-color="#ffffff"/>
    </style:style>
    <style:style style:name="T46_23" style:family="text">
      <style:text-properties fo:background-color="#ffffff"/>
    </style:style>
    <style:style style:name="T46_24" style:family="text">
      <style:text-properties fo:background-color="#ffffff"/>
    </style:style>
    <style:style style:name="T46_25" style:family="text">
      <style:text-properties fo:background-color="#ffffff"/>
    </style:style>
    <style:style style:name="T46_26" style:family="text">
      <style:text-properties fo:background-color="#ffffff"/>
    </style:style>
    <style:style style:name="T46_27" style:family="text">
      <style:text-properties fo:background-color="#ffffff"/>
    </style:style>
    <style:style style:name="T46_28" style:family="text">
      <style:text-properties fo:background-color="#ffffff"/>
    </style:style>
    <style:style style:name="T46_29" style:family="text">
      <style:text-properties fo:background-color="#ffffff"/>
    </style:style>
    <style:style style:name="T46_30" style:family="text">
      <style:text-properties fo:background-color="#ffffff"/>
    </style:style>
    <style:style style:name="T46_31" style:family="text">
      <style:text-properties fo:background-color="#ffffff"/>
    </style:style>
    <style:style style:name="T46_32" style:family="text">
      <style:text-properties fo:background-color="#ffffff"/>
    </style:style>
    <style:style style:name="T46_33" style:family="text">
      <style:text-properties fo:background-color="#ffffff"/>
    </style:style>
    <style:style style:name="T46_34" style:family="text">
      <style:text-properties fo:background-color="#ffffff"/>
    </style:style>
    <style:style style:name="T46_35" style:family="text">
      <style:text-properties fo:background-color="#ffffff"/>
    </style:style>
    <style:style style:name="T46_36" style:family="text">
      <style:text-properties fo:background-color="#ffffff"/>
    </style:style>
    <style:style style:name="T46_37" style:family="text">
      <style:text-properties fo:background-color="#ffffff"/>
    </style:style>
    <style:style style:name="T46_38" style:family="text">
      <style:text-properties fo:background-color="#ffffff"/>
    </style:style>
    <style:style style:name="T46_39" style:family="text">
      <style:text-properties fo:background-color="#ffffff"/>
    </style:style>
    <style:style style:name="T46_40" style:family="text">
      <style:text-properties fo:background-color="#ffffff"/>
    </style:style>
    <style:style style:name="T46_41" style:family="text">
      <style:text-properties fo:background-color="#ffffff"/>
    </style:style>
    <style:style style:name="T46_42" style:family="text">
      <style:text-properties fo:background-color="#ffffff"/>
    </style:style>
    <style:style style:name="T46_43" style:family="text">
      <style:text-properties fo:background-color="#ffffff"/>
    </style:style>
    <style:style style:name="T46_44" style:family="text">
      <style:text-properties fo:background-color="#ffffff"/>
    </style:style>
    <style:style style:name="T46_45" style:family="text">
      <style:text-properties fo:background-color="#ffffff"/>
    </style:style>
    <style:style style:name="T46_46" style:family="text">
      <style:text-properties fo:background-color="#ffffff"/>
    </style:style>
    <style:style style:name="T46_47" style:family="text">
      <style:text-properties fo:background-color="#ffffff"/>
    </style:style>
    <style:style style:name="T46_48" style:family="text">
      <style:text-properties fo:background-color="#ffffff"/>
    </style:style>
    <style:style style:name="T46_49" style:family="text">
      <style:text-properties fo:background-color="#ffffff"/>
    </style:style>
    <style:style style:name="T46_50" style:family="text">
      <style:text-properties fo:background-color="#ffffff"/>
    </style:style>
    <style:style style:name="T46_51" style:family="text">
      <style:text-properties fo:background-color="#ffffff"/>
    </style:style>
    <style:style style:name="T46_52" style:family="text">
      <style:text-properties fo:background-color="#ffffff"/>
    </style:style>
    <style:style style:name="T46_53" style:family="text">
      <style:text-properties fo:background-color="#ffffff"/>
    </style:style>
    <style:style style:name="T46_54" style:family="text">
      <style:text-properties fo:background-color="#ffffff"/>
    </style:style>
    <style:style style:name="T46_55" style:family="text">
      <style:text-properties fo:background-color="#ffffff"/>
    </style:style>
    <style:style style:name="P4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48" style:family="paragraph" style:parent-style-name="Standard">
      <style:paragraph-properties fo:break-before="auto" fo:line-height="150%" fo:margin-bottom="0.388cm" style:writing-mode="lr-tb"/>
    </style:style>
    <style:style style:name="T48_1" style:family="text">
      <style:text-properties fo:background-color="#ffffff"/>
    </style:style>
    <style:style style:name="T48_2" style:family="text">
      <style:text-properties fo:background-color="#ffffff"/>
    </style:style>
    <style:style style:name="T48_3" style:family="text">
      <style:text-properties fo:background-color="#ffffff"/>
    </style:style>
    <style:style style:name="T48_4" style:family="text">
      <style:text-properties fo:background-color="#ffffff"/>
    </style:style>
    <style:style style:name="T48_5" style:family="text">
      <style:text-properties fo:background-color="#ffffff"/>
    </style:style>
    <style:style style:name="T48_6" style:family="text">
      <style:text-properties fo:background-color="#ffffff"/>
    </style:style>
    <style:style style:name="T48_7" style:family="text">
      <style:text-properties fo:background-color="#ffffff"/>
    </style:style>
    <style:style style:name="T48_8" style:family="text">
      <style:text-properties fo:background-color="#ffffff"/>
    </style:style>
    <style:style style:name="T48_9" style:family="text">
      <style:text-properties fo:background-color="#ffffff"/>
    </style:style>
    <style:style style:name="T48_10" style:family="text">
      <style:text-properties fo:background-color="#ffffff"/>
    </style:style>
    <style:style style:name="T48_11" style:family="text">
      <style:text-properties fo:background-color="#ffffff"/>
    </style:style>
    <style:style style:name="T48_12" style:family="text">
      <style:text-properties fo:background-color="#ffffff"/>
    </style:style>
    <style:style style:name="T48_13" style:family="text">
      <style:text-properties fo:background-color="#ffffff"/>
    </style:style>
    <style:style style:name="T48_14" style:family="text">
      <style:text-properties fo:background-color="#ffffff"/>
    </style:style>
    <style:style style:name="T48_15" style:family="text">
      <style:text-properties fo:background-color="#ffffff"/>
    </style:style>
    <style:style style:name="T48_16" style:family="text">
      <style:text-properties fo:background-color="#ffffff"/>
    </style:style>
    <style:style style:name="T48_17" style:family="text">
      <style:text-properties fo:background-color="#ffffff"/>
    </style:style>
    <style:style style:name="T48_18" style:family="text">
      <style:text-properties fo:background-color="#ffffff"/>
    </style:style>
    <style:style style:name="T48_19" style:family="text">
      <style:text-properties fo:background-color="#ffffff"/>
    </style:style>
    <style:style style:name="T48_20" style:family="text">
      <style:text-properties fo:background-color="#ffffff"/>
    </style:style>
    <style:style style:name="T48_21" style:family="text">
      <style:text-properties fo:background-color="#ffffff"/>
    </style:style>
    <style:style style:name="T48_22" style:family="text">
      <style:text-properties fo:background-color="#ffffff"/>
    </style:style>
    <style:style style:name="T48_23" style:family="text">
      <style:text-properties fo:background-color="#ffffff"/>
    </style:style>
    <style:style style:name="T48_24" style:family="text">
      <style:text-properties fo:background-color="#ffffff"/>
    </style:style>
    <style:style style:name="P49" style:family="paragraph" style:parent-style-name="Standard">
      <style:paragraph-properties fo:break-before="auto" fo:line-height="150%" fo:margin-top="0cm" style:writing-mode="lr-tb"/>
    </style:style>
    <style:style style:name="T49_1" style:family="text">
      <style:text-properties fo:background-color="#ffffff"/>
    </style:style>
    <style:style style:name="T49_2" style:family="text">
      <style:text-properties fo:background-color="#ffffff"/>
    </style:style>
    <style:style style:name="T49_3" style:family="text">
      <style:text-properties fo:background-color="#ffffff"/>
    </style:style>
    <style:style style:name="T49_4" style:family="text">
      <style:text-properties fo:background-color="#ffffff"/>
    </style:style>
    <style:style style:name="T49_5" style:family="text">
      <style:text-properties fo:background-color="#ffffff"/>
    </style:style>
    <style:style style:name="T49_6" style:family="text">
      <style:text-properties fo:background-color="#ffffff"/>
    </style:style>
    <style:style style:name="T49_7" style:family="text">
      <style:text-properties fo:background-color="#ffffff"/>
    </style:style>
    <style:style style:name="P50" style:family="paragraph" style:parent-style-name="Standard">
      <style:paragraph-properties fo:break-before="auto" fo:line-height="150%" fo:margin-top="0cm" style:writing-mode="lr-tb"/>
    </style:style>
    <style:style style:name="T50_1" style:family="text">
      <style:text-properties fo:background-color="#ffffff"/>
    </style:style>
    <style:style style:name="T50_2" style:family="text">
      <style:text-properties fo:background-color="#ffffff"/>
    </style:style>
    <style:style style:name="T50_3" style:family="text">
      <style:text-properties fo:background-color="#ffffff"/>
    </style:style>
    <style:style style:name="T50_4" style:family="text">
      <style:text-properties fo:background-color="#ffffff"/>
    </style:style>
    <style:style style:name="T50_5" style:family="text">
      <style:text-properties fo:background-color="#ffffff"/>
    </style:style>
    <style:style style:name="T50_6" style:family="text">
      <style:text-properties fo:background-color="#ffffff"/>
    </style:style>
    <style:style style:name="T50_7" style:family="text">
      <style:text-properties fo:background-color="#ffffff"/>
    </style:style>
    <style:style style:name="T50_8" style:family="text">
      <style:text-properties fo:background-color="#ffffff"/>
    </style:style>
    <style:style style:name="T50_9" style:family="text">
      <style:text-properties fo:background-color="#ffffff"/>
    </style:style>
    <style:style style:name="T50_10" style:family="text">
      <style:text-properties fo:background-color="#ffffff"/>
    </style:style>
    <style:style style:name="T50_11" style:family="text">
      <style:text-properties fo:background-color="#ffffff"/>
    </style:style>
    <style:style style:name="T50_12" style:family="text">
      <style:text-properties fo:background-color="#ffffff"/>
    </style:style>
    <style:style style:name="T50_13" style:family="text">
      <style:text-properties fo:background-color="#ffffff"/>
    </style:style>
    <style:style style:name="T50_14" style:family="text">
      <style:text-properties fo:background-color="#ffffff"/>
    </style:style>
    <style:style style:name="T50_15" style:family="text">
      <style:text-properties fo:background-color="#ffffff"/>
    </style:style>
    <style:style style:name="T50_16" style:family="text">
      <style:text-properties fo:background-color="#ffffff"/>
    </style:style>
    <style:style style:name="T50_17" style:family="text">
      <style:text-properties fo:background-color="#ffffff"/>
    </style:style>
    <style:style style:name="P51" style:family="paragraph" style:parent-style-name="Standard">
      <style:paragraph-properties fo:break-before="auto" fo:line-height="150%" fo:margin-top="0cm" fo:margin-bottom="0cm" style:writing-mode="lr-tb"/>
    </style:style>
    <style:style style:name="T51_1" style:family="text">
      <style:text-properties fo:background-color="#ffffff"/>
    </style:style>
    <style:style style:name="T51_2" style:family="text">
      <style:text-properties fo:background-color="#ffffff"/>
    </style:style>
    <style:style style:name="T51_3" style:family="text">
      <style:text-properties fo:background-color="#ffffff"/>
    </style:style>
    <style:style style:name="T51_4" style:family="text">
      <style:text-properties fo:background-color="#ffffff"/>
    </style:style>
    <style:style style:name="T51_5" style:family="text">
      <style:text-properties fo:background-color="#ffffff"/>
    </style:style>
    <style:style style:name="T51_6" style:family="text">
      <style:text-properties fo:background-color="#ffffff"/>
    </style:style>
    <style:style style:name="T51_7" style:family="text">
      <style:text-properties fo:background-color="#ffffff"/>
    </style:style>
    <style:style style:name="T51_8" style:family="text">
      <style:text-properties fo:background-color="#ffffff"/>
    </style:style>
    <style:style style:name="T51_9" style:family="text">
      <style:text-properties fo:background-color="#ffffff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background-color="#ffffff"/>
    </style:style>
    <style:style style:name="T52_2" style:family="text">
      <style:text-properties fo:background-color="#ffffff"/>
    </style:style>
    <style:style style:name="T52_3" style:family="text">
      <style:text-properties fo:background-color="#ffffff"/>
    </style:style>
    <style:style style:name="T52_4" style:family="text">
      <style:text-properties fo:background-color="#ffffff"/>
    </style:style>
    <style:style style:name="T52_5" style:family="text">
      <style:text-properties fo:background-color="#ffffff"/>
    </style:style>
    <style:style style:name="T52_6" style:family="text">
      <style:text-properties fo:background-color="#ffffff"/>
    </style:style>
    <style:style style:name="T52_7" style:family="text">
      <style:text-properties fo:background-color="#ffffff"/>
    </style:style>
    <style:style style:name="T52_8" style:family="text">
      <style:text-properties fo:background-color="#ffffff"/>
    </style:style>
    <style:style style:name="T52_9" style:family="text">
      <style:text-properties fo:background-color="#ffffff"/>
    </style:style>
    <style:style style:name="T52_10" style:family="text">
      <style:text-properties fo:background-color="#ffffff"/>
    </style:style>
    <style:style style:name="T52_11" style:family="text">
      <style:text-properties fo:background-color="#ffffff"/>
    </style:style>
    <style:style style:name="T52_12" style:family="text">
      <style:text-properties fo:background-color="#ffffff"/>
    </style:style>
    <style:style style:name="T52_13" style:family="text">
      <style:text-properties fo:background-color="#ffffff"/>
    </style:style>
    <style:style style:name="T52_14" style:family="text">
      <style:text-properties fo:background-color="#ffffff"/>
    </style:style>
    <style:style style:name="T52_15" style:family="text">
      <style:text-properties fo:background-color="#ffffff"/>
    </style:style>
    <style:style style:name="T52_16" style:family="text">
      <style:text-properties fo:background-color="#ffffff"/>
    </style:style>
    <style:style style:name="T52_17" style:family="text">
      <style:text-properties fo:background-color="#ffffff"/>
    </style:style>
    <style:style style:name="T52_18" style:family="text">
      <style:text-properties fo:background-color="#ffffff"/>
    </style:style>
    <style:style style:name="T52_19" style:family="text">
      <style:text-properties fo:background-color="#ffffff"/>
    </style:style>
    <style:style style:name="T52_20" style:family="text">
      <style:text-properties fo:background-color="#ffffff"/>
    </style:style>
    <style:style style:name="T52_21" style:family="text">
      <style:text-properties fo:background-color="#ffffff"/>
    </style:style>
    <style:style style:name="T52_22" style:family="text">
      <style:text-properties fo:background-color="#ffffff"/>
    </style:style>
    <style:style style:name="T52_23" style:family="text">
      <style:text-properties fo:background-color="#ffffff"/>
    </style:style>
    <style:style style:name="T52_24" style:family="text">
      <style:text-properties fo:background-color="#ffffff"/>
    </style:style>
    <style:style style:name="T52_25" style:family="text">
      <style:text-properties fo:background-color="#ffffff"/>
    </style:style>
    <style:style style:name="T52_26" style:family="text">
      <style:text-properties fo:background-color="#ffffff"/>
    </style:style>
    <style:style style:name="T52_27" style:family="text">
      <style:text-properties fo:background-color="#ffffff"/>
    </style:style>
    <style:style style:name="T52_28" style:family="text">
      <style:text-properties fo:background-color="#ffffff"/>
    </style:style>
    <style:style style:name="T52_29" style:family="text">
      <style:text-properties fo:background-color="#ffffff"/>
    </style:style>
    <style:style style:name="T52_30" style:family="text">
      <style:text-properties fo:background-color="#ffffff"/>
    </style:style>
    <style:style style:name="T52_31" style:family="text">
      <style:text-properties fo:background-color="#ffffff"/>
    </style:style>
    <style:style style:name="T52_32" style:family="text">
      <style:text-properties fo:background-color="#ffffff"/>
    </style:style>
    <style:style style:name="T52_33" style:family="text">
      <style:text-properties fo:background-color="#ffffff"/>
    </style:style>
    <style:style style:name="T52_34" style:family="text">
      <style:text-properties fo:background-color="#ffffff"/>
    </style:style>
    <style:style style:name="T52_35" style:family="text">
      <style:text-properties fo:background-color="#ffffff"/>
    </style:style>
    <style:style style:name="T52_36" style:family="text">
      <style:text-properties fo:background-color="#ffffff"/>
    </style:style>
    <style:style style:name="T52_37" style:family="text">
      <style:text-properties fo:background-color="#ffffff"/>
    </style:style>
    <style:style style:name="T52_38" style:family="text">
      <style:text-properties fo:background-color="#ffffff"/>
    </style:style>
    <style:style style:name="T52_39" style:family="text">
      <style:text-properties fo:background-color="#ffffff"/>
    </style:style>
    <style:style style:name="T52_40" style:family="text">
      <style:text-properties fo:background-color="#ffffff"/>
    </style:style>
    <style:style style:name="T52_41" style:family="text">
      <style:text-properties fo:background-color="#ffffff"/>
    </style:style>
    <style:style style:name="T52_42" style:family="text">
      <style:text-properties fo:background-color="#ffffff"/>
    </style:style>
    <style:style style:name="T52_43" style:family="text">
      <style:text-properties fo:background-color="#ffffff"/>
    </style:style>
    <style:style style:name="T52_44" style:family="text">
      <style:text-properties fo:background-color="#ffffff"/>
    </style:style>
    <style:style style:name="T52_45" style:family="text">
      <style:text-properties fo:background-color="#ffffff"/>
    </style:style>
    <style:style style:name="T52_46" style:family="text">
      <style:text-properties fo:background-color="#ffffff"/>
    </style:style>
    <style:style style:name="T52_47" style:family="text">
      <style:text-properties fo:background-color="#ffffff"/>
    </style:style>
    <style:style style:name="T52_48" style:family="text">
      <style:text-properties fo:background-color="#ffffff"/>
    </style:style>
    <style:style style:name="T52_49" style:family="text">
      <style:text-properties fo:background-color="#ffffff"/>
    </style:style>
    <style:style style:name="T52_50" style:family="text">
      <style:text-properties fo:background-color="#ffffff"/>
    </style:style>
    <style:style style:name="T52_51" style:family="text">
      <style:text-properties fo:background-color="#ffffff"/>
    </style:style>
    <style:style style:name="T52_52" style:family="text">
      <style:text-properties fo:background-color="#ffffff"/>
    </style:style>
    <style:style style:name="T52_53" style:family="text">
      <style:text-properties fo:background-color="#ffffff"/>
    </style:style>
    <style:style style:name="T52_54" style:family="text">
      <style:text-properties fo:background-color="#ffffff"/>
    </style:style>
    <style:style style:name="T52_55" style:family="text">
      <style:text-properties fo:background-color="#ffffff"/>
    </style:style>
    <style:style style:name="T52_56" style:family="text">
      <style:text-properties fo:background-color="#ffffff"/>
    </style:style>
    <style:style style:name="T52_57" style:family="text">
      <style:text-properties fo:background-color="#ffffff"/>
    </style:style>
    <style:style style:name="T52_58" style:family="text">
      <style:text-properties fo:background-color="#ffffff"/>
    </style:style>
    <style:style style:name="T52_59" style:family="text">
      <style:text-properties fo:background-color="#ffffff"/>
    </style:style>
    <style:style style:name="T52_60" style:family="text">
      <style:text-properties fo:background-color="#ffffff"/>
    </style:style>
    <style:style style:name="T52_61" style:family="text">
      <style:text-properties fo:background-color="#ffffff"/>
    </style:style>
    <style:style style:name="T52_62" style:family="text">
      <style:text-properties fo:background-color="#ffffff"/>
    </style:style>
    <style:style style:name="T52_63" style:family="text">
      <style:text-properties fo:background-color="#ffffff"/>
    </style:style>
    <style:style style:name="T52_64" style:family="text">
      <style:text-properties fo:background-color="#ffffff"/>
    </style:style>
    <style:style style:name="T52_65" style:family="text">
      <style:text-properties fo:background-color="#ffffff"/>
    </style:style>
    <style:style style:name="T52_66" style:family="text">
      <style:text-properties fo:background-color="#ffffff"/>
    </style:style>
    <style:style style:name="T52_67" style:family="text">
      <style:text-properties fo:background-color="#ffffff"/>
    </style:style>
    <style:style style:name="T52_68" style:family="text">
      <style:text-properties fo:background-color="#ffffff"/>
    </style:style>
    <style:style style:name="T52_69" style:family="text">
      <style:text-properties fo:background-color="#ffffff"/>
    </style:style>
    <style:style style:name="T52_70" style:family="text">
      <style:text-properties fo:background-color="#ffffff"/>
    </style:style>
    <style:style style:name="T52_71" style:family="text">
      <style:text-properties fo:background-color="#ffffff"/>
    </style:style>
    <style:style style:name="T52_72" style:family="text">
      <style:text-properties fo:background-color="#ffffff"/>
    </style:style>
    <style:style style:name="T52_73" style:family="text">
      <style:text-properties fo:background-color="#ffffff"/>
    </style:style>
    <style:style style:name="T52_74" style:family="text">
      <style:text-properties fo:background-color="#ffffff"/>
    </style:style>
    <style:style style:name="T52_75" style:family="text">
      <style:text-properties fo:background-color="#ffffff"/>
    </style:style>
    <style:style style:name="T52_76" style:family="text">
      <style:text-properties fo:background-color="#ffffff"/>
    </style:style>
    <style:style style:name="T52_77" style:family="text">
      <style:text-properties fo:background-color="#ffffff"/>
    </style:style>
    <style:style style:name="T52_78" style:family="text">
      <style:text-properties fo:background-color="#ffffff"/>
    </style:style>
    <style:style style:name="T52_79" style:family="text">
      <style:text-properties fo:background-color="#ffffff"/>
    </style:style>
    <style:style style:name="T52_80" style:family="text">
      <style:text-properties fo:background-color="#ffffff"/>
    </style:style>
    <style:style style:name="T52_81" style:family="text">
      <style:text-properties fo:background-color="#ffffff"/>
    </style:style>
    <style:style style:name="T52_82" style:family="text">
      <style:text-properties fo:background-color="#ffffff"/>
    </style:style>
    <style:style style:name="T52_83" style:family="text">
      <style:text-properties fo:background-color="#ffffff"/>
    </style:style>
    <style:style style:name="T52_84" style:family="text">
      <style:text-properties fo:background-color="#ffffff"/>
    </style:style>
    <style:style style:name="T52_85" style:family="text">
      <style:text-properties fo:background-color="#ffffff"/>
    </style:style>
    <style:style style:name="T52_86" style:family="text">
      <style:text-properties fo:background-color="#ffffff"/>
    </style:style>
    <style:style style:name="T52_87" style:family="text">
      <style:text-properties fo:background-color="#ffffff"/>
    </style:style>
    <style:style style:name="T52_88" style:family="text">
      <style:text-properties fo:background-color="#ffffff"/>
    </style:style>
    <style:style style:name="T52_89" style:family="text">
      <style:text-properties fo:background-color="#ffffff"/>
    </style:style>
    <style:style style:name="T52_90" style:family="text">
      <style:text-properties fo:background-color="#ffffff"/>
    </style:style>
    <style:style style:name="P53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background-color="#ffffff"/>
    </style:style>
    <style:style style:name="T54_2" style:family="text">
      <style:text-properties fo:background-color="#ffffff"/>
    </style:style>
    <style:style style:name="P55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background-color="#ffffff"/>
    </style:style>
    <style:style style:name="T56_2" style:family="text">
      <style:text-properties fo:background-color="#ffffff"/>
    </style:style>
    <style:style style:name="T56_3" style:family="text">
      <style:text-properties fo:background-color="#ffffff"/>
    </style:style>
    <style:style style:name="T56_4" style:family="text">
      <style:text-properties fo:background-color="#ffffff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background-color="#ffffff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background-color="#ffffff"/>
    </style:style>
    <style:style style:name="T58_2" style:family="text">
      <style:text-properties fo:background-color="#ffffff"/>
    </style:style>
    <style:style style:name="T58_3" style:family="text">
      <style:text-properties fo:background-color="#ffffff"/>
    </style:style>
    <style:style style:name="T58_4" style:family="text">
      <style:text-properties fo:background-color="#ffffff"/>
    </style:style>
    <style:style style:name="T58_5" style:family="text">
      <style:text-properties fo:background-color="#ffffff"/>
    </style:style>
    <style:style style:name="T58_6" style:family="text">
      <style:text-properties fo:background-color="#ffffff"/>
    </style:style>
    <style:style style:name="T58_7" style:family="text">
      <style:text-properties fo:background-color="#ffffff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background-color="#ffffff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background-color="#ffffff"/>
    </style:style>
    <style:style style:name="T60_2" style:family="text">
      <style:text-properties fo:background-color="#ffffff"/>
    </style:style>
    <style:style style:name="T60_3" style:family="text">
      <style:text-properties fo:background-color="#ffffff"/>
    </style:style>
    <style:style style:name="T60_4" style:family="text">
      <style:text-properties fo:background-color="#ffffff"/>
    </style:style>
    <style:style style:name="T60_5" style:family="text">
      <style:text-properties fo:background-color="#ffffff"/>
    </style:style>
    <style:style style:name="T60_6" style:family="text">
      <style:text-properties fo:background-color="#ffffff"/>
    </style:style>
    <style:style style:name="T60_7" style:family="text">
      <style:text-properties fo:background-color="#ffffff"/>
    </style:style>
    <style:style style:name="T60_8" style:family="text">
      <style:text-properties fo:background-color="#ffffff"/>
    </style:style>
    <style:style style:name="T60_9" style:family="text">
      <style:text-properties fo:background-color="#ffffff"/>
    </style:style>
    <style:style style:name="T60_10" style:family="text">
      <style:text-properties fo:background-color="#ffffff"/>
    </style:style>
    <style:style style:name="T60_11" style:family="text">
      <style:text-properties fo:background-color="#ffffff"/>
    </style:style>
    <style:style style:name="T60_12" style:family="text">
      <style:text-properties fo:background-color="#ffffff"/>
    </style:style>
    <style:style style:name="T60_13" style:family="text">
      <style:text-properties fo:background-color="#ffffff"/>
    </style:style>
    <style:style style:name="T60_14" style:family="text">
      <style:text-properties fo:background-color="#ffffff"/>
    </style:style>
    <style:style style:name="T60_15" style:family="text">
      <style:text-properties fo:background-color="#ffffff"/>
    </style:style>
    <style:style style:name="T60_16" style:family="text">
      <style:text-properties fo:background-color="#ffffff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background-color="#ffffff"/>
    </style:style>
    <style:style style:name="T61_2" style:family="text">
      <style:text-properties fo:background-color="#ffffff"/>
    </style:style>
    <style:style style:name="T61_3" style:family="text">
      <style:text-properties fo:background-color="#ffffff"/>
    </style:style>
    <style:style style:name="T61_4" style:family="text">
      <style:text-properties fo:background-color="#ffffff"/>
    </style:style>
    <style:style style:name="T61_5" style:family="text">
      <style:text-properties fo:background-color="#ffffff"/>
    </style:style>
    <style:style style:name="T61_6" style:family="text">
      <style:text-properties fo:background-color="#ffffff"/>
    </style:style>
    <style:style style:name="T61_7" style:family="text">
      <style:text-properties fo:background-color="#ffffff"/>
    </style:style>
    <style:style style:name="T61_8" style:family="text">
      <style:text-properties fo:background-color="#ffffff"/>
    </style:style>
    <style:style style:name="T61_9" style:family="text">
      <style:text-properties fo:background-color="#ffffff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background-color="#ffffff"/>
    </style:style>
    <style:style style:name="T62_2" style:family="text">
      <style:text-properties fo:background-color="#ffffff"/>
    </style:style>
    <style:style style:name="T62_3" style:family="text">
      <style:text-properties fo:background-color="#ffffff"/>
    </style:style>
    <style:style style:name="T62_4" style:family="text">
      <style:text-properties fo:background-color="#ffffff"/>
    </style:style>
    <style:style style:name="T62_5" style:family="text">
      <style:text-properties fo:background-color="#ffffff"/>
    </style:style>
    <style:style style:name="T62_6" style:family="text">
      <style:text-properties fo:background-color="#ffffff"/>
    </style:style>
    <style:style style:name="T62_7" style:family="text">
      <style:text-properties fo:background-color="#ffffff"/>
    </style:style>
    <style:style style:name="T62_8" style:family="text">
      <style:text-properties fo:background-color="#ffffff"/>
    </style:style>
    <style:style style:name="T62_9" style:family="text">
      <style:text-properties fo:background-color="#ffffff"/>
    </style:style>
    <style:style style:name="P63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background-color="#ffffff"/>
    </style:style>
    <style:style style:name="T64_2" style:family="text">
      <style:text-properties fo:background-color="#ffffff"/>
    </style:style>
    <style:style style:name="T64_3" style:family="text">
      <style:text-properties fo:background-color="#ffffff"/>
    </style:style>
    <style:style style:name="T64_4" style:family="text">
      <style:text-properties fo:background-color="#ffffff"/>
    </style:style>
    <style:style style:name="T64_5" style:family="text">
      <style:text-properties fo:background-color="#ffffff"/>
    </style:style>
    <style:style style:name="T64_6" style:family="text">
      <style:text-properties fo:background-color="#ffffff"/>
    </style:style>
    <style:style style:name="T64_7" style:family="text">
      <style:text-properties fo:background-color="#ffffff"/>
    </style:style>
    <style:style style:name="T64_8" style:family="text">
      <style:text-properties fo:background-color="#ffffff"/>
    </style:style>
    <style:style style:name="T64_9" style:family="text">
      <style:text-properties fo:background-color="#ffffff"/>
    </style:style>
    <style:style style:name="T64_10" style:family="text">
      <style:text-properties fo:background-color="#ffffff"/>
    </style:style>
    <style:style style:name="T64_11" style:family="text">
      <style:text-properties fo:background-color="#ffffff"/>
    </style:style>
    <style:style style:name="T64_12" style:family="text">
      <style:text-properties fo:background-color="#ffffff"/>
    </style:style>
    <style:style style:name="T64_13" style:family="text">
      <style:text-properties fo:background-color="#ffffff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background-color="#ffffff" fo:font-weight="bold" style:font-weight-asian="bold" style:font-weight-complex="bold"/>
    </style:style>
    <style:style style:name="T65_2" style:family="text">
      <style:text-properties fo:background-color="#ffffff" fo:font-weight="bold" style:font-weight-asian="bold" style:font-weight-complex="bold"/>
    </style:style>
    <style:style style:name="T65_3" style:family="text">
      <style:text-properties fo:background-color="#ffffff" fo:font-weight="bold" style:font-weight-asian="bold" style:font-weight-complex="bold"/>
    </style:style>
    <style:style style:name="T65_4" style:family="text">
      <style:text-properties fo:background-color="#ffffff" fo:font-weight="bold" style:font-weight-asian="bold" style:font-weight-complex="bold"/>
    </style:style>
    <style:style style:name="T65_5" style:family="text">
      <style:text-properties fo:background-color="#ffffff" fo:font-weight="bold" style:font-weight-asian="bold" style:font-weight-complex="bold"/>
    </style:style>
    <style:style style:name="T65_6" style:family="text">
      <style:text-properties fo:background-color="#ffffff" fo:font-weight="bold" style:font-weight-asian="bold" style:font-weight-complex="bold"/>
    </style:style>
    <style:style style:name="T65_7" style:family="text">
      <style:text-properties fo:background-color="#ffffff" fo:font-weight="bold" style:font-weight-asian="bold" style:font-weight-complex="bold"/>
    </style:style>
    <style:style style:name="T65_8" style:family="text">
      <style:text-properties fo:background-color="#ffffff" fo:font-weight="bold" style:font-weight-asian="bold" style:font-weight-complex="bold"/>
    </style:style>
    <style:style style:name="T65_9" style:family="text">
      <style:text-properties fo:background-color="#ffffff" fo:font-weight="bold" style:font-weight-asian="bold" style:font-weight-complex="bold"/>
    </style:style>
    <style:style style:name="T65_10" style:family="text">
      <style:text-properties fo:background-color="#ffffff" fo:font-weight="bold" style:font-weight-asian="bold" style:font-weight-complex="bold"/>
    </style:style>
    <style:style style:name="T65_11" style:family="text">
      <style:text-properties fo:background-color="#ffffff" fo:font-weight="bold" style:font-weight-asian="bold" style:font-weight-complex="bold"/>
    </style:style>
    <style:style style:name="T65_12" style:family="text">
      <style:text-properties fo:background-color="#ffffff" fo:font-weight="bold" style:font-weight-asian="bold" style:font-weight-complex="bold"/>
    </style:style>
    <style:style style:name="T65_13" style:family="text">
      <style:text-properties fo:background-color="#ffffff" fo:font-weight="bold" style:font-weight-asian="bold" style:font-weight-complex="bold"/>
    </style:style>
    <style:style style:name="T65_14" style:family="text">
      <style:text-properties fo:background-color="#ffffff" fo:font-weight="bold" style:font-weight-asian="bold" style:font-weight-complex="bold"/>
    </style:style>
    <style:style style:name="T65_15" style:family="text">
      <style:text-properties fo:background-color="#ffffff" fo:font-weight="bold" style:font-weight-asian="bold" style:font-weight-complex="bold"/>
    </style:style>
    <style:style style:name="T65_16" style:family="text">
      <style:text-properties fo:background-color="#ffffff" fo:font-weight="bold" style:font-weight-asian="bold" style:font-weight-complex="bold"/>
    </style:style>
    <style:style style:name="T65_17" style:family="text">
      <style:text-properties fo:background-color="#ffffff" fo:font-weight="bold" style:font-weight-asian="bold" style:font-weight-complex="bold"/>
    </style:style>
    <style:style style:name="T65_18" style:family="text">
      <style:text-properties fo:background-color="#ffffff" fo:font-weight="bold" style:font-weight-asian="bold" style:font-weight-complex="bold"/>
    </style:style>
    <style:style style:name="T65_19" style:family="text">
      <style:text-properties fo:background-color="#ffffff" fo:font-weight="bold" style:font-weight-asian="bold" style:font-weight-complex="bold"/>
    </style:style>
    <style:style style:name="T65_20" style:family="text">
      <style:text-properties fo:background-color="#ffffff" fo:font-weight="bold" style:font-weight-asian="bold" style:font-weight-complex="bold"/>
    </style:style>
    <style:style style:name="T65_21" style:family="text">
      <style:text-properties fo:background-color="#ffffff" fo:font-weight="bold" style:font-weight-asian="bold" style:font-weight-complex="bold"/>
    </style:style>
    <style:style style:name="T65_22" style:family="text">
      <style:text-properties fo:background-color="#ffffff" fo:font-weight="bold" style:font-weight-asian="bold" style:font-weight-complex="bold"/>
    </style:style>
    <style:style style:name="T65_23" style:family="text">
      <style:text-properties fo:background-color="#ffffff" fo:font-weight="bold" style:font-weight-asian="bold" style:font-weight-complex="bold"/>
    </style:style>
    <style:style style:name="T65_24" style:family="text">
      <style:text-properties fo:background-color="#ffffff" fo:font-weight="bold" style:font-weight-asian="bold" style:font-weight-complex="bold"/>
    </style:style>
    <style:style style:name="T65_25" style:family="text">
      <style:text-properties fo:background-color="#ffffff" fo:font-weight="bold" style:font-weight-asian="bold" style:font-weight-complex="bold"/>
    </style:style>
    <style:style style:name="T65_26" style:family="text">
      <style:text-properties fo:background-color="#ffffff" fo:font-weight="bold" style:font-weight-asian="bold" style:font-weight-complex="bold"/>
    </style:style>
    <style:style style:name="T65_27" style:family="text">
      <style:text-properties fo:background-color="#ffffff" fo:font-weight="bold" style:font-weight-asian="bold" style:font-weight-complex="bold"/>
    </style:style>
    <style:style style:name="T65_28" style:family="text">
      <style:text-properties fo:background-color="#ffffff" fo:font-weight="bold" style:font-weight-asian="bold" style:font-weight-complex="bold"/>
    </style:style>
    <style:style style:name="T65_29" style:family="text">
      <style:text-properties fo:background-color="#ffffff" fo:font-weight="bold" style:font-weight-asian="bold" style:font-weight-complex="bold"/>
    </style:style>
    <style:style style:name="T65_30" style:family="text">
      <style:text-properties fo:background-color="#ffffff" fo:font-weight="bold" style:font-weight-asian="bold" style:font-weight-complex="bold"/>
    </style:style>
    <style:style style:name="T65_31" style:family="text">
      <style:text-properties fo:background-color="#ffffff" fo:font-weight="bold" style:font-weight-asian="bold" style:font-weight-complex="bold"/>
    </style:style>
    <style:style style:name="T65_32" style:family="text">
      <style:text-properties fo:background-color="#ffffff" fo:font-weight="bold" style:font-weight-asian="bold" style:font-weight-complex="bold"/>
    </style:style>
    <style:style style:name="T65_33" style:family="text">
      <style:text-properties fo:background-color="#ffffff" fo:font-weight="bold" style:font-weight-asian="bold" style:font-weight-complex="bold"/>
    </style:style>
    <style:style style:name="T65_34" style:family="text">
      <style:text-properties fo:background-color="#ffffff" fo:font-weight="bold" style:font-weight-asian="bold" style:font-weight-complex="bold"/>
    </style:style>
    <style:style style:name="T65_35" style:family="text">
      <style:text-properties fo:background-color="#ffffff" fo:font-weight="bold" style:font-weight-asian="bold" style:font-weight-complex="bold"/>
    </style:style>
    <style:style style:name="T65_36" style:family="text">
      <style:text-properties fo:background-color="#ffffff" fo:font-weight="bold" style:font-weight-asian="bold" style:font-weight-complex="bold"/>
    </style:style>
    <style:style style:name="T65_37" style:family="text">
      <style:text-properties fo:background-color="#ffffff" fo:font-weight="bold" style:font-weight-asian="bold" style:font-weight-complex="bold"/>
    </style:style>
    <style:style style:name="T65_38" style:family="text">
      <style:text-properties fo:background-color="#ffffff" fo:font-weight="bold" style:font-weight-asian="bold" style:font-weight-complex="bold"/>
    </style:style>
    <style:style style:name="T65_39" style:family="text">
      <style:text-properties fo:background-color="#ffffff" fo:font-weight="bold" style:font-weight-asian="bold" style:font-weight-complex="bold"/>
    </style:style>
    <style:style style:name="T65_40" style:family="text">
      <style:text-properties fo:background-color="#ffffff" fo:font-weight="bold" style:font-weight-asian="bold" style:font-weight-complex="bold"/>
    </style:style>
    <style:style style:name="T65_41" style:family="text">
      <style:text-properties fo:background-color="#ffffff" fo:font-weight="bold" style:font-weight-asian="bold" style:font-weight-complex="bold"/>
    </style:style>
    <style:style style:name="T65_42" style:family="text">
      <style:text-properties fo:background-color="#ffffff" fo:font-weight="bold" style:font-weight-asian="bold" style:font-weight-complex="bold"/>
    </style:style>
    <style:style style:name="T65_43" style:family="text">
      <style:text-properties fo:background-color="#ffffff" fo:font-weight="bold" style:font-weight-asian="bold" style:font-weight-complex="bold"/>
    </style:style>
    <style:style style:name="T65_44" style:family="text">
      <style:text-properties fo:background-color="#ffffff" fo:font-weight="bold" style:font-weight-asian="bold" style:font-weight-complex="bold"/>
    </style:style>
    <style:style style:name="T65_45" style:family="text">
      <style:text-properties fo:background-color="#ffffff" fo:font-weight="bold" style:font-weight-asian="bold" style:font-weight-complex="bold"/>
    </style:style>
    <style:style style:name="T65_46" style:family="text">
      <style:text-properties fo:background-color="#ffffff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background-color="#ffffff"/>
    </style:style>
    <style:style style:name="T66_2" style:family="text">
      <style:text-properties fo:background-color="#ffffff"/>
    </style:style>
    <style:style style:name="T66_3" style:family="text">
      <style:text-properties fo:background-color="#ffffff"/>
    </style:style>
    <style:style style:name="T66_4" style:family="text">
      <style:text-properties fo:background-color="#ffffff"/>
    </style:style>
    <style:style style:name="T66_5" style:family="text">
      <style:text-properties fo:background-color="#ffffff"/>
    </style:style>
    <style:style style:name="T66_6" style:family="text">
      <style:text-properties fo:background-color="#ffffff"/>
    </style:style>
    <style:style style:name="T66_7" style:family="text">
      <style:text-properties fo:background-color="#ffffff"/>
    </style:style>
    <style:style style:name="T66_8" style:family="text">
      <style:text-properties fo:background-color="#ffffff"/>
    </style:style>
    <style:style style:name="T66_9" style:family="text">
      <style:text-properties fo:background-color="#ffffff"/>
    </style:style>
    <style:style style:name="T66_10" style:family="text">
      <style:text-properties fo:background-color="#ffffff"/>
    </style:style>
    <style:style style:name="T66_11" style:family="text">
      <style:text-properties fo:background-color="#ffffff"/>
    </style:style>
    <style:style style:name="T66_12" style:family="text">
      <style:text-properties fo:background-color="#ffffff"/>
    </style:style>
    <style:style style:name="T66_13" style:family="text">
      <style:text-properties fo:background-color="#ffffff"/>
    </style:style>
    <style:style style:name="T66_14" style:family="text">
      <style:text-properties fo:background-color="#ffffff"/>
    </style:style>
    <style:style style:name="T66_15" style:family="text">
      <style:text-properties fo:background-color="#ffffff"/>
    </style:style>
    <style:style style:name="T66_16" style:family="text">
      <style:text-properties fo:background-color="#ffffff"/>
    </style:style>
    <style:style style:name="T66_17" style:family="text">
      <style:text-properties fo:background-color="#ffffff"/>
    </style:style>
    <style:style style:name="T66_18" style:family="text">
      <style:text-properties fo:background-color="#ffffff"/>
    </style:style>
    <style:style style:name="T66_19" style:family="text">
      <style:text-properties fo:background-color="#ffffff"/>
    </style:style>
    <style:style style:name="T66_20" style:family="text">
      <style:text-properties fo:background-color="#ffffff"/>
    </style:style>
    <style:style style:name="T66_21" style:family="text">
      <style:text-properties fo:background-color="#ffffff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background-color="#ffffff"/>
    </style:style>
    <style:style style:name="P68" style:family="paragraph" style:parent-style-name="Standard">
      <style:paragraph-properties fo:break-before="auto" fo:text-indent="1.27cm" fo:line-height="115%" fo:margin-left="2.54cm" style:writing-mode="lr-tb"/>
    </style:style>
    <style:style style:name="T68_1" style:family="text">
      <style:text-properties fo:background-color="#ffffff"/>
    </style:style>
    <style:style style:name="T68_2" style:family="text">
      <style:text-properties fo:background-color="#ffffff"/>
    </style:style>
    <style:style style:name="T68_3" style:family="text">
      <style:text-properties fo:background-color="#ffffff"/>
    </style:style>
    <style:style style:name="T68_4" style:family="text">
      <style:text-properties fo:background-color="#ffffff"/>
    </style:style>
    <style:style style:name="T68_5" style:family="text">
      <style:text-properties fo:background-color="#ffffff"/>
    </style:style>
    <style:style style:name="T68_6" style:family="text">
      <style:text-properties fo:background-color="#ffffff"/>
    </style:style>
    <style:style style:name="T68_7" style:family="text">
      <style:text-properties fo:background-color="#ffffff"/>
    </style:style>
    <style:style style:name="T68_8" style:family="text">
      <style:text-properties fo:background-color="#ffffff"/>
    </style:style>
    <style:style style:name="T68_9" style:family="text">
      <style:text-properties fo:background-color="#ffffff"/>
    </style:style>
    <style:style style:name="T68_10" style:family="text">
      <style:text-properties fo:background-color="#ffffff"/>
    </style:style>
    <style:style style:name="T68_11" style:family="text">
      <style:text-properties fo:background-color="#ffffff"/>
    </style:style>
    <style:style style:name="T68_12" style:family="text">
      <style:text-properties fo:background-color="#ffffff"/>
    </style:style>
    <style:style style:name="T68_13" style:family="text">
      <style:text-properties fo:background-color="#ffffff"/>
    </style:style>
    <style:style style:name="T68_14" style:family="text">
      <style:text-properties fo:background-color="#ffffff"/>
    </style:style>
    <style:style style:name="T68_15" style:family="text">
      <style:text-properties fo:background-color="#ffffff"/>
    </style:style>
    <style:style style:name="T68_16" style:family="text">
      <style:text-properties fo:background-color="#ffffff"/>
    </style:style>
    <style:style style:name="T68_17" style:family="text">
      <style:text-properties fo:background-color="#ffffff"/>
    </style:style>
    <style:style style:name="T68_18" style:family="text">
      <style:text-properties fo:background-color="#ffffff"/>
    </style:style>
    <style:style style:name="T68_19" style:family="text">
      <style:text-properties fo:background-color="#ffffff"/>
    </style:style>
    <style:style style:name="T68_20" style:family="text">
      <style:text-properties fo:background-color="#ffffff"/>
    </style:style>
    <style:style style:name="T68_21" style:family="text">
      <style:text-properties fo:background-color="#ffffff"/>
    </style:style>
    <style:style style:name="T68_22" style:family="text">
      <style:text-properties fo:background-color="#ffffff"/>
    </style:style>
    <style:style style:name="T68_23" style:family="text">
      <style:text-properties fo:background-color="#ffffff"/>
    </style:style>
    <style:style style:name="T68_24" style:family="text">
      <style:text-properties fo:background-color="#ffffff"/>
    </style:style>
    <style:style style:name="T68_25" style:family="text">
      <style:text-properties fo:background-color="#ffffff"/>
    </style:style>
    <style:style style:name="T68_26" style:family="text">
      <style:text-properties fo:background-color="#ffffff"/>
    </style:style>
    <style:style style:name="T68_27" style:family="text">
      <style:text-properties fo:background-color="#ffffff"/>
    </style:style>
    <style:style style:name="T68_28" style:family="text">
      <style:text-properties fo:background-color="#ffffff"/>
    </style:style>
    <style:style style:name="T68_29" style:family="text">
      <style:text-properties fo:background-color="#ffffff"/>
    </style:style>
    <style:style style:name="P69" style:family="paragraph" style:parent-style-name="Standard">
      <style:paragraph-properties fo:break-before="auto" fo:text-indent="1.27cm" fo:line-height="115%" fo:margin-left="2.54cm" style:writing-mode="lr-tb"/>
    </style:style>
    <style:style style:name="T69_1" style:family="text">
      <style:text-properties fo:background-color="#ffffff" fo:font-weight="bold" style:font-weight-asian="bold" style:font-weight-complex="bold"/>
    </style:style>
    <style:style style:name="T69_2" style:family="text">
      <style:text-properties fo:background-color="#ffffff" fo:font-weight="bold" style:font-weight-asian="bold" style:font-weight-complex="bold"/>
    </style:style>
    <style:style style:name="T69_3" style:family="text">
      <style:text-properties fo:background-color="#ffffff" fo:font-weight="bold" style:font-weight-asian="bold" style:font-weight-complex="bold"/>
    </style:style>
    <style:style style:name="T69_4" style:family="text">
      <style:text-properties fo:background-color="#ffffff" fo:font-weight="bold" style:font-weight-asian="bold" style:font-weight-complex="bold"/>
    </style:style>
    <style:style style:name="T69_5" style:family="text">
      <style:text-properties fo:background-color="#ffffff" fo:font-weight="bold" style:font-weight-asian="bold" style:font-weight-complex="bold"/>
    </style:style>
    <style:style style:name="T69_6" style:family="text">
      <style:text-properties fo:background-color="#ffffff" fo:font-weight="bold" style:font-weight-asian="bold" style:font-weight-complex="bold"/>
    </style:style>
    <style:style style:name="T69_7" style:family="text">
      <style:text-properties fo:background-color="#ffffff" fo:font-weight="bold" style:font-weight-asian="bold" style:font-weight-complex="bold"/>
    </style:style>
    <style:style style:name="T69_8" style:family="text">
      <style:text-properties fo:background-color="#ffffff" fo:font-weight="bold" style:font-weight-asian="bold" style:font-weight-complex="bold"/>
    </style:style>
    <style:style style:name="T69_9" style:family="text">
      <style:text-properties fo:background-color="#ffffff" fo:font-weight="bold" style:font-weight-asian="bold" style:font-weight-complex="bold"/>
    </style:style>
    <style:style style:name="T69_10" style:family="text">
      <style:text-properties fo:background-color="#ffffff" fo:font-weight="bold" style:font-weight-asian="bold" style:font-weight-complex="bold"/>
    </style:style>
    <style:style style:name="T69_11" style:family="text">
      <style:text-properties fo:background-color="#ffffff" fo:font-weight="bold" style:font-weight-asian="bold" style:font-weight-complex="bold"/>
    </style:style>
    <style:style style:name="T69_12" style:family="text">
      <style:text-properties fo:background-color="#ffffff" fo:font-weight="bold" style:font-weight-asian="bold" style:font-weight-complex="bold"/>
    </style:style>
    <style:style style:name="T69_13" style:family="text">
      <style:text-properties fo:background-color="#ffffff" fo:font-weight="bold" style:font-weight-asian="bold" style:font-weight-complex="bold"/>
    </style:style>
    <style:style style:name="T69_14" style:family="text">
      <style:text-properties fo:background-color="#ffffff" fo:font-weight="bold" style:font-weight-asian="bold" style:font-weight-complex="bold"/>
    </style:style>
    <style:style style:name="T69_15" style:family="text">
      <style:text-properties fo:background-color="#ffffff" fo:font-weight="bold" style:font-weight-asian="bold" style:font-weight-complex="bold"/>
    </style:style>
    <style:style style:name="T69_16" style:family="text">
      <style:text-properties fo:background-color="#ffffff" fo:font-weight="bold" style:font-weight-asian="bold" style:font-weight-complex="bold"/>
    </style:style>
    <style:style style:name="T69_17" style:family="text">
      <style:text-properties fo:background-color="#ffffff" fo:font-weight="bold" style:font-weight-asian="bold" style:font-weight-complex="bold"/>
    </style:style>
    <style:style style:name="T69_18" style:family="text">
      <style:text-properties fo:background-color="#ffffff" fo:font-weight="bold" style:font-weight-asian="bold" style:font-weight-complex="bold"/>
    </style:style>
    <style:style style:name="T69_19" style:family="text">
      <style:text-properties fo:background-color="#ffffff" fo:font-weight="bold" style:font-weight-asian="bold" style:font-weight-complex="bold"/>
    </style:style>
    <style:style style:name="T69_20" style:family="text">
      <style:text-properties fo:background-color="#ffffff" fo:font-weight="bold" style:font-weight-asian="bold" style:font-weight-complex="bold"/>
    </style:style>
    <style:style style:name="T69_21" style:family="text">
      <style:text-properties fo:background-color="#ffffff" fo:font-weight="bold" style:font-weight-asian="bold" style:font-weight-complex="bold"/>
    </style:style>
    <style:style style:name="T69_22" style:family="text">
      <style:text-properties fo:background-color="#ffffff" fo:font-weight="bold" style:font-weight-asian="bold" style:font-weight-complex="bold"/>
    </style:style>
    <style:style style:name="T69_23" style:family="text">
      <style:text-properties fo:background-color="#ffffff" fo:font-weight="bold" style:font-weight-asian="bold" style:font-weight-complex="bold"/>
    </style:style>
    <style:style style:name="T69_24" style:family="text">
      <style:text-properties fo:background-color="#ffffff" fo:font-weight="bold" style:font-weight-asian="bold" style:font-weight-complex="bold"/>
    </style:style>
    <style:style style:name="T69_25" style:family="text">
      <style:text-properties fo:background-color="#ffffff" fo:font-weight="bold" style:font-weight-asian="bold" style:font-weight-complex="bold"/>
    </style:style>
    <style:style style:name="T69_26" style:family="text">
      <style:text-properties fo:background-color="#ffffff" fo:font-weight="bold" style:font-weight-asian="bold" style:font-weight-complex="bold"/>
    </style:style>
    <style:style style:name="T69_27" style:family="text">
      <style:text-properties fo:background-color="#ffffff" fo:font-weight="bold" style:font-weight-asian="bold" style:font-weight-complex="bold"/>
    </style:style>
    <style:style style:name="T69_28" style:family="text">
      <style:text-properties fo:background-color="#ffffff" fo:font-weight="bold" style:font-weight-asian="bold" style:font-weight-complex="bold"/>
    </style:style>
    <style:style style:name="T69_29" style:family="text">
      <style:text-properties fo:background-color="#ffffff" fo:font-weight="bold" style:font-weight-asian="bold" style:font-weight-complex="bold"/>
    </style:style>
    <style:style style:name="T69_30" style:family="text">
      <style:text-properties fo:background-color="#ffffff" fo:font-weight="bold" style:font-weight-asian="bold" style:font-weight-complex="bold"/>
    </style:style>
    <style:style style:name="T69_31" style:family="text">
      <style:text-properties fo:background-color="#ffffff" fo:font-weight="bold" style:font-weight-asian="bold" style:font-weight-complex="bold"/>
    </style:style>
    <style:style style:name="T69_32" style:family="text">
      <style:text-properties fo:background-color="#ffffff" fo:font-weight="bold" style:font-weight-asian="bold" style:font-weight-complex="bold"/>
    </style:style>
    <style:style style:name="T69_33" style:family="text">
      <style:text-properties fo:background-color="#ffffff" fo:font-weight="bold" style:font-weight-asian="bold" style:font-weight-complex="bold"/>
    </style:style>
    <style:style style:name="T69_34" style:family="text">
      <style:text-properties fo:background-color="#ffffff" fo:font-weight="bold" style:font-weight-asian="bold" style:font-weight-complex="bold"/>
    </style:style>
    <style:style style:name="T69_35" style:family="text">
      <style:text-properties fo:background-color="#ffffff" fo:font-weight="bold" style:font-weight-asian="bold" style:font-weight-complex="bold"/>
    </style:style>
    <style:style style:name="T69_36" style:family="text">
      <style:text-properties fo:background-color="#ffffff" fo:font-weight="bold" style:font-weight-asian="bold" style:font-weight-complex="bold"/>
    </style:style>
    <style:style style:name="T69_37" style:family="text">
      <style:text-properties fo:background-color="#ffffff" fo:font-weight="bold" style:font-weight-asian="bold" style:font-weight-complex="bold"/>
    </style:style>
    <style:style style:name="T69_38" style:family="text">
      <style:text-properties fo:background-color="#ffffff" fo:font-weight="bold" style:font-weight-asian="bold" style:font-weight-complex="bold"/>
    </style:style>
    <style:style style:name="T69_39" style:family="text">
      <style:text-properties fo:background-color="#ffffff" fo:font-weight="bold" style:font-weight-asian="bold" style:font-weight-complex="bold"/>
    </style:style>
    <style:style style:name="T69_40" style:family="text">
      <style:text-properties fo:background-color="#ffffff" fo:font-weight="bold" style:font-weight-asian="bold" style:font-weight-complex="bold"/>
    </style:style>
    <style:style style:name="T69_41" style:family="text">
      <style:text-properties fo:background-color="#ffffff"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background-color="#ffffff"/>
    </style:style>
    <style:style style:name="T70_2" style:family="text">
      <style:text-properties fo:background-color="#ffffff"/>
    </style:style>
    <style:style style:name="T70_3" style:family="text">
      <style:text-properties fo:background-color="#ffffff"/>
    </style:style>
    <style:style style:name="T70_4" style:family="text">
      <style:text-properties fo:background-color="#ffffff"/>
    </style:style>
    <style:style style:name="T70_5" style:family="text">
      <style:text-properties fo:background-color="#ffffff"/>
    </style:style>
    <style:style style:name="T70_6" style:family="text">
      <style:text-properties fo:background-color="#ffffff"/>
    </style:style>
    <style:style style:name="T70_7" style:family="text">
      <style:text-properties fo:background-color="#ffffff"/>
    </style:style>
    <style:style style:name="T70_8" style:family="text">
      <style:text-properties fo:background-color="#ffffff"/>
    </style:style>
    <style:style style:name="T70_9" style:family="text">
      <style:text-properties fo:background-color="#ffffff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background-color="#ffffff"/>
    </style:style>
    <style:style style:name="T71_2" style:family="text">
      <style:text-properties fo:background-color="#ffffff"/>
    </style:style>
    <style:style style:name="T71_3" style:family="text">
      <style:text-properties fo:background-color="#ffffff"/>
    </style:style>
    <style:style style:name="T71_4" style:family="text">
      <style:text-properties fo:background-color="#ffffff"/>
    </style:style>
    <style:style style:name="T71_5" style:family="text">
      <style:text-properties fo:background-color="#ffffff"/>
    </style:style>
    <style:style style:name="T71_6" style:family="text">
      <style:text-properties fo:background-color="#ffffff"/>
    </style:style>
    <style:style style:name="T71_7" style:family="text">
      <style:text-properties fo:background-color="#ffffff"/>
    </style:style>
    <style:style style:name="T71_8" style:family="text">
      <style:text-properties fo:background-color="#ffffff"/>
    </style:style>
    <style:style style:name="T71_9" style:family="text">
      <style:text-properties fo:background-color="#ffffff"/>
    </style:style>
    <style:style style:name="T71_10" style:family="text">
      <style:text-properties fo:background-color="#ffffff"/>
    </style:style>
    <style:style style:name="T71_11" style:family="text">
      <style:text-properties fo:background-color="#ffffff"/>
    </style:style>
    <style:style style:name="T71_12" style:family="text">
      <style:text-properties fo:background-color="#ffffff"/>
    </style:style>
    <style:style style:name="T71_13" style:family="text">
      <style:text-properties fo:background-color="#ffffff"/>
    </style:style>
    <style:style style:name="T71_14" style:family="text">
      <style:text-properties fo:background-color="#ffffff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background-color="#ffffff"/>
    </style:style>
    <style:style style:name="T72_2" style:family="text">
      <style:text-properties fo:background-color="#ffffff"/>
    </style:style>
    <style:style style:name="T72_3" style:family="text">
      <style:text-properties fo:background-color="#ffffff"/>
    </style:style>
    <style:style style:name="T72_4" style:family="text">
      <style:text-properties fo:background-color="#ffffff"/>
    </style:style>
    <style:style style:name="T72_5" style:family="text">
      <style:text-properties fo:background-color="#ffffff"/>
    </style:style>
    <style:style style:name="T72_6" style:family="text">
      <style:text-properties fo:background-color="#ffffff"/>
    </style:style>
    <style:style style:name="T72_7" style:family="text">
      <style:text-properties fo:background-color="#ffffff"/>
    </style:style>
    <style:style style:name="T72_8" style:family="text">
      <style:text-properties fo:background-color="#ffffff"/>
    </style:style>
    <style:style style:name="T72_9" style:family="text">
      <style:text-properties fo:background-color="#ffffff"/>
    </style:style>
    <style:style style:name="T72_10" style:family="text">
      <style:text-properties fo:background-color="#ffffff"/>
    </style:style>
    <style:style style:name="T72_11" style:family="text">
      <style:text-properties fo:background-color="#ffffff"/>
    </style:style>
    <style:style style:name="T72_12" style:family="text">
      <style:text-properties fo:background-color="#ffffff"/>
    </style:style>
    <style:style style:name="T72_13" style:family="text">
      <style:text-properties fo:background-color="#ffffff"/>
    </style:style>
    <style:style style:name="T72_14" style:family="text">
      <style:text-properties fo:background-color="#ffffff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background-color="#ffffff"/>
    </style:style>
    <style:style style:name="T73_2" style:family="text">
      <style:text-properties fo:background-color="#ffffff"/>
    </style:style>
    <style:style style:name="T73_3" style:family="text">
      <style:text-properties fo:background-color="#ffffff"/>
    </style:style>
    <style:style style:name="T73_4" style:family="text">
      <style:text-properties fo:background-color="#ffffff"/>
    </style:style>
    <style:style style:name="T73_5" style:family="text">
      <style:text-properties fo:background-color="#ffffff"/>
    </style:style>
    <style:style style:name="T73_6" style:family="text">
      <style:text-properties fo:background-color="#ffffff"/>
    </style:style>
    <style:style style:name="T73_7" style:family="text">
      <style:text-properties fo:background-color="#ffffff"/>
    </style:style>
    <style:style style:name="T73_8" style:family="text">
      <style:text-properties fo:background-color="#ffffff"/>
    </style:style>
    <style:style style:name="T73_9" style:family="text">
      <style:text-properties fo:background-color="#ffffff"/>
    </style:style>
    <style:style style:name="T73_10" style:family="text">
      <style:text-properties fo:background-color="#ffffff"/>
    </style:style>
    <style:style style:name="T73_11" style:family="text">
      <style:text-properties fo:background-color="#ffffff"/>
    </style:style>
    <style:style style:name="T73_12" style:family="text">
      <style:text-properties fo:background-color="#ffffff"/>
    </style:style>
    <style:style style:name="T73_13" style:family="text">
      <style:text-properties fo:background-color="#ffffff"/>
    </style:style>
    <style:style style:name="T73_14" style:family="text">
      <style:text-properties fo:background-color="#ffffff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background-color="#ffffff"/>
    </style:style>
    <style:style style:name="T74_2" style:family="text">
      <style:text-properties fo:background-color="#ffffff"/>
    </style:style>
    <style:style style:name="T74_3" style:family="text">
      <style:text-properties fo:background-color="#ffffff"/>
    </style:style>
    <style:style style:name="T74_4" style:family="text">
      <style:text-properties fo:background-color="#ffffff"/>
    </style:style>
    <style:style style:name="T74_5" style:family="text">
      <style:text-properties fo:background-color="#ffffff"/>
    </style:style>
    <style:style style:name="T74_6" style:family="text">
      <style:text-properties fo:background-color="#ffffff"/>
    </style:style>
    <style:style style:name="T74_7" style:family="text">
      <style:text-properties fo:background-color="#ffffff"/>
    </style:style>
    <style:style style:name="T74_8" style:family="text">
      <style:text-properties fo:background-color="#ffffff"/>
    </style:style>
    <style:style style:name="T74_9" style:family="text">
      <style:text-properties fo:background-color="#ffffff"/>
    </style:style>
    <style:style style:name="T74_10" style:family="text">
      <style:text-properties fo:background-color="#ffffff"/>
    </style:style>
    <style:style style:name="T74_11" style:family="text">
      <style:text-properties fo:background-color="#ffffff"/>
    </style:style>
    <style:style style:name="T74_12" style:family="text">
      <style:text-properties fo:background-color="#ffffff"/>
    </style:style>
    <style:style style:name="T74_13" style:family="text">
      <style:text-properties fo:background-color="#ffffff"/>
    </style:style>
    <style:style style:name="T74_14" style:family="text">
      <style:text-properties fo:background-color="#ffffff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background-color="#ffffff"/>
    </style:style>
    <style:style style:name="T75_2" style:family="text">
      <style:text-properties fo:background-color="#ffffff"/>
    </style:style>
    <style:style style:name="T75_3" style:family="text">
      <style:text-properties fo:background-color="#ffffff"/>
    </style:style>
    <style:style style:name="P7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background-color="#ffffff"/>
    </style:style>
    <style:style style:name="T77_2" style:family="text">
      <style:text-properties fo:background-color="#ffffff"/>
    </style:style>
    <style:style style:name="T77_3" style:family="text">
      <style:text-properties fo:background-color="#ffffff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background-color="#ffffff"/>
    </style:style>
    <style:style style:name="T78_2" style:family="text">
      <style:text-properties fo:background-color="#ffffff"/>
    </style:style>
    <style:style style:name="T78_3" style:family="text">
      <style:text-properties fo:background-color="#ffffff"/>
    </style:style>
    <style:style style:name="T78_4" style:family="text">
      <style:text-properties fo:background-color="#ffffff"/>
    </style:style>
    <style:style style:name="T78_5" style:family="text">
      <style:text-properties fo:background-color="#ffffff"/>
    </style:style>
    <style:style style:name="T78_6" style:family="text">
      <style:text-properties fo:background-color="#ffffff"/>
    </style:style>
    <style:style style:name="T78_7" style:family="text">
      <style:text-properties fo:background-color="#ffffff"/>
    </style:style>
    <style:style style:name="T78_8" style:family="text">
      <style:text-properties fo:background-color="#ffffff"/>
    </style:style>
    <style:style style:name="T78_9" style:family="text">
      <style:text-properties fo:background-color="#ffffff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background-color="#ffffff"/>
    </style:style>
    <style:style style:name="T79_2" style:family="text">
      <style:text-properties fo:background-color="#ffffff"/>
    </style:style>
    <style:style style:name="T79_3" style:family="text">
      <style:text-properties fo:background-color="#ffffff"/>
    </style:style>
    <style:style style:name="T79_4" style:family="text">
      <style:text-properties fo:background-color="#ffffff"/>
    </style:style>
    <style:style style:name="T79_5" style:family="text">
      <style:text-properties fo:background-color="#ffffff"/>
    </style:style>
    <style:style style:name="T79_6" style:family="text">
      <style:text-properties fo:background-color="#ffffff"/>
    </style:style>
    <style:style style:name="T79_7" style:family="text">
      <style:text-properties fo:background-color="#ffffff"/>
    </style:style>
    <style:style style:name="T79_8" style:family="text">
      <style:text-properties fo:background-color="#ffffff"/>
    </style:style>
    <style:style style:name="T79_9" style:family="text">
      <style:text-properties fo:background-color="#ffffff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background-color="#ffffff"/>
    </style:style>
    <style:style style:name="T80_2" style:family="text">
      <style:text-properties fo:background-color="#ffffff"/>
    </style:style>
    <style:style style:name="T80_3" style:family="text">
      <style:text-properties fo:background-color="#ffffff"/>
    </style:style>
    <style:style style:name="T80_4" style:family="text">
      <style:text-properties fo:background-color="#ffffff"/>
    </style:style>
    <style:style style:name="T80_5" style:family="text">
      <style:text-properties fo:background-color="#ffffff"/>
    </style:style>
    <style:style style:name="T80_6" style:family="text">
      <style:text-properties fo:background-color="#ffffff"/>
    </style:style>
    <style:style style:name="T80_7" style:family="text">
      <style:text-properties fo:background-color="#ffffff"/>
    </style:style>
    <style:style style:name="T80_8" style:family="text">
      <style:text-properties fo:background-color="#ffffff"/>
    </style:style>
    <style:style style:name="T80_9" style:family="text">
      <style:text-properties fo:background-color="#ffffff"/>
    </style:style>
    <style:style style:name="P8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background-color="#ffffff"/>
    </style:style>
    <style:style style:name="T82_2" style:family="text">
      <style:text-properties fo:background-color="#ffffff"/>
    </style:style>
    <style:style style:name="T82_3" style:family="text">
      <style:text-properties fo:background-color="#ffffff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background-color="#ffffff"/>
    </style:style>
    <style:style style:name="T83_2" style:family="text">
      <style:text-properties fo:background-color="#ffffff"/>
    </style:style>
    <style:style style:name="T83_3" style:family="text">
      <style:text-properties fo:background-color="#ffffff"/>
    </style:style>
    <style:style style:name="T83_4" style:family="text">
      <style:text-properties fo:background-color="#ffffff"/>
    </style:style>
    <style:style style:name="T83_5" style:family="text">
      <style:text-properties fo:background-color="#ffffff"/>
    </style:style>
    <style:style style:name="T83_6" style:family="text">
      <style:text-properties fo:background-color="#ffffff"/>
    </style:style>
    <style:style style:name="T83_7" style:family="text">
      <style:text-properties fo:background-color="#ffffff"/>
    </style:style>
    <style:style style:name="T83_8" style:family="text">
      <style:text-properties fo:background-color="#ffffff"/>
    </style:style>
    <style:style style:name="T83_9" style:family="text">
      <style:text-properties fo:background-color="#ffffff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background-color="#ffffff"/>
    </style:style>
    <style:style style:name="T84_2" style:family="text">
      <style:text-properties fo:background-color="#ffffff"/>
    </style:style>
    <style:style style:name="T84_3" style:family="text">
      <style:text-properties fo:background-color="#ffffff"/>
    </style:style>
    <style:style style:name="T84_4" style:family="text">
      <style:text-properties fo:background-color="#ffffff"/>
    </style:style>
    <style:style style:name="T84_5" style:family="text">
      <style:text-properties fo:background-color="#ffffff"/>
    </style:style>
    <style:style style:name="T84_6" style:family="text">
      <style:text-properties fo:background-color="#ffffff"/>
    </style:style>
    <style:style style:name="T84_7" style:family="text">
      <style:text-properties fo:background-color="#ffffff"/>
    </style:style>
    <style:style style:name="T84_8" style:family="text">
      <style:text-properties fo:background-color="#ffffff"/>
    </style:style>
    <style:style style:name="T84_9" style:family="text">
      <style:text-properties fo:background-color="#ffffff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background-color="#ffffff"/>
    </style:style>
    <style:style style:name="T85_2" style:family="text">
      <style:text-properties fo:background-color="#ffffff"/>
    </style:style>
    <style:style style:name="T85_3" style:family="text">
      <style:text-properties fo:background-color="#ffffff"/>
    </style:style>
    <style:style style:name="T85_4" style:family="text">
      <style:text-properties fo:background-color="#ffffff"/>
    </style:style>
    <style:style style:name="T85_5" style:family="text">
      <style:text-properties fo:background-color="#ffffff"/>
    </style:style>
    <style:style style:name="T85_6" style:family="text">
      <style:text-properties fo:background-color="#ffffff"/>
    </style:style>
    <style:style style:name="T85_7" style:family="text">
      <style:text-properties fo:background-color="#ffffff"/>
    </style:style>
    <style:style style:name="T85_8" style:family="text">
      <style:text-properties fo:background-color="#ffffff"/>
    </style:style>
    <style:style style:name="T85_9" style:family="text">
      <style:text-properties fo:background-color="#ffffff"/>
    </style:style>
    <style:style style:name="P8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background-color="#ffffff"/>
    </style:style>
    <style:style style:name="T87_2" style:family="text">
      <style:text-properties fo:background-color="#ffffff"/>
    </style:style>
    <style:style style:name="T87_3" style:family="text">
      <style:text-properties fo:background-color="#ffffff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background-color="#ffffff"/>
    </style:style>
    <style:style style:name="T88_2" style:family="text">
      <style:text-properties fo:background-color="#ffffff"/>
    </style:style>
    <style:style style:name="T88_3" style:family="text">
      <style:text-properties fo:background-color="#ffffff"/>
    </style:style>
    <style:style style:name="T88_4" style:family="text">
      <style:text-properties fo:background-color="#ffffff"/>
    </style:style>
    <style:style style:name="T88_5" style:family="text">
      <style:text-properties fo:background-color="#ffffff"/>
    </style:style>
    <style:style style:name="T88_6" style:family="text">
      <style:text-properties fo:background-color="#ffffff"/>
    </style:style>
    <style:style style:name="T88_7" style:family="text">
      <style:text-properties fo:background-color="#ffffff"/>
    </style:style>
    <style:style style:name="T88_8" style:family="text">
      <style:text-properties fo:background-color="#ffffff"/>
    </style:style>
    <style:style style:name="T88_9" style:family="text">
      <style:text-properties fo:background-color="#ffffff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background-color="#ffffff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background-color="#ffffff"/>
    </style:style>
    <style:style style:name="T90_2" style:family="text">
      <style:text-properties fo:background-color="#ffffff"/>
    </style:style>
    <style:style style:name="T90_3" style:family="text">
      <style:text-properties fo:background-color="#ffffff"/>
    </style:style>
    <style:style style:name="T90_4" style:family="text">
      <style:text-properties fo:background-color="#ffffff"/>
    </style:style>
    <style:style style:name="T90_5" style:family="text">
      <style:text-properties fo:background-color="#ffffff"/>
    </style:style>
    <style:style style:name="T90_6" style:family="text">
      <style:text-properties fo:background-color="#ffffff"/>
    </style:style>
    <style:style style:name="T90_7" style:family="text">
      <style:text-properties fo:background-color="#ffffff"/>
    </style:style>
    <style:style style:name="T90_8" style:family="text">
      <style:text-properties fo:background-color="#ffffff"/>
    </style:style>
    <style:style style:name="T90_9" style:family="text">
      <style:text-properties fo:background-color="#ffffff"/>
    </style:style>
    <style:style style:name="T90_10" style:family="text">
      <style:text-properties fo:background-color="#ffffff"/>
    </style:style>
    <style:style style:name="T90_11" style:family="text">
      <style:text-properties fo:background-color="#ffffff"/>
    </style:style>
    <style:style style:name="T90_12" style:family="text">
      <style:text-properties fo:background-color="#ffffff"/>
    </style:style>
    <style:style style:name="T90_13" style:family="text">
      <style:text-properties fo:background-color="#ffffff"/>
    </style:style>
    <style:style style:name="T90_14" style:family="text">
      <style:text-properties fo:background-color="#ffffff"/>
    </style:style>
    <style:style style:name="T90_15" style:family="text">
      <style:text-properties fo:background-color="#ffffff"/>
    </style:style>
    <style:style style:name="T90_16" style:family="text">
      <style:text-properties fo:background-color="#ffffff"/>
    </style:style>
    <style:style style:name="T90_17" style:family="text">
      <style:text-properties fo:background-color="#ffffff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background-color="#ffffff"/>
    </style:style>
    <style:style style:name="T91_2" style:family="text">
      <style:text-properties fo:background-color="#ffffff"/>
    </style:style>
    <style:style style:name="T91_3" style:family="text">
      <style:text-properties fo:background-color="#ffffff"/>
    </style:style>
    <style:style style:name="T91_4" style:family="text">
      <style:text-properties fo:background-color="#ffffff"/>
    </style:style>
    <style:style style:name="T91_5" style:family="text">
      <style:text-properties fo:background-color="#ffffff"/>
    </style:style>
    <style:style style:name="T91_6" style:family="text">
      <style:text-properties fo:background-color="#ffffff"/>
    </style:style>
    <style:style style:name="T91_7" style:family="text">
      <style:text-properties fo:background-color="#ffffff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background-color="#ffffff"/>
    </style:style>
    <style:style style:name="T92_2" style:family="text">
      <style:text-properties fo:background-color="#ffffff"/>
    </style:style>
    <style:style style:name="T92_3" style:family="text">
      <style:text-properties fo:background-color="#ffffff"/>
    </style:style>
    <style:style style:name="T92_4" style:family="text">
      <style:text-properties fo:background-color="#ffffff"/>
    </style:style>
    <style:style style:name="T92_5" style:family="text">
      <style:text-properties fo:background-color="#ffffff"/>
    </style:style>
    <style:style style:name="T92_6" style:family="text">
      <style:text-properties fo:background-color="#ffffff"/>
    </style:style>
    <style:style style:name="T92_7" style:family="text">
      <style:text-properties fo:background-color="#ffffff"/>
    </style:style>
    <style:style style:name="T92_8" style:family="text">
      <style:text-properties fo:background-color="#ffffff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background-color="#ffffff"/>
    </style:style>
    <style:style style:name="T93_2" style:family="text">
      <style:text-properties fo:background-color="#ffffff"/>
    </style:style>
    <style:style style:name="T93_3" style:family="text">
      <style:text-properties fo:background-color="#ffffff"/>
    </style:style>
    <style:style style:name="T93_4" style:family="text">
      <style:text-properties fo:background-color="#ffffff"/>
    </style:style>
    <style:style style:name="T93_5" style:family="text">
      <style:text-properties fo:background-color="#ffffff"/>
    </style:style>
    <style:style style:name="P9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background-color="#ffffff"/>
    </style:style>
    <style:style style:name="T95_2" style:family="text">
      <style:text-properties fo:background-color="#ffffff"/>
    </style:style>
    <style:style style:name="T95_3" style:family="text">
      <style:text-properties fo:background-color="#ffffff"/>
    </style:style>
    <style:style style:name="T95_4" style:family="text">
      <style:text-properties fo:background-color="#ffffff"/>
    </style:style>
    <style:style style:name="T95_5" style:family="text">
      <style:text-properties fo:background-color="#ffffff"/>
    </style:style>
    <style:style style:name="T95_6" style:family="text">
      <style:text-properties fo:background-color="#ffffff"/>
    </style:style>
    <style:style style:name="T95_7" style:family="text">
      <style:text-properties fo:background-color="#ffffff"/>
    </style:style>
    <style:style style:name="T95_8" style:family="text">
      <style:text-properties fo:background-color="#ffffff"/>
    </style:style>
    <style:style style:name="T95_9" style:family="text">
      <style:text-properties fo:background-color="#ffffff"/>
    </style:style>
    <style:style style:name="T95_10" style:family="text">
      <style:text-properties fo:background-color="#ffffff"/>
    </style:style>
    <style:style style:name="T95_11" style:family="text">
      <style:text-properties fo:background-color="#ffffff"/>
    </style:style>
    <style:style style:name="T95_12" style:family="text">
      <style:text-properties fo:background-color="#ffffff"/>
    </style:style>
    <style:style style:name="T95_13" style:family="text">
      <style:text-properties fo:background-color="#ffffff"/>
    </style:style>
    <style:style style:name="T95_14" style:family="text">
      <style:text-properties fo:background-color="#ffffff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background-color="#ffffff"/>
    </style:style>
    <style:style style:name="T96_2" style:family="text">
      <style:text-properties fo:background-color="#ffffff"/>
    </style:style>
    <style:style style:name="T96_3" style:family="text">
      <style:text-properties fo:background-color="#ffffff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background-color="#ffffff"/>
    </style:style>
    <style:style style:name="T97_2" style:family="text">
      <style:text-properties fo:background-color="#ffffff"/>
    </style:style>
    <style:style style:name="T97_3" style:family="text">
      <style:text-properties fo:background-color="#ffffff"/>
    </style:style>
    <style:style style:name="P9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background-color="#ffffff"/>
    </style:style>
    <style:style style:name="T99_2" style:family="text">
      <style:text-properties fo:background-color="#ffffff"/>
    </style:style>
    <style:style style:name="T99_3" style:family="text">
      <style:text-properties fo:background-color="#ffffff"/>
    </style:style>
    <style:style style:name="T99_4" style:family="text">
      <style:text-properties fo:background-color="#ffffff"/>
    </style:style>
    <style:style style:name="T99_5" style:family="text">
      <style:text-properties fo:background-color="#ffffff"/>
    </style:style>
    <style:style style:name="T99_6" style:family="text">
      <style:text-properties fo:background-color="#ffffff"/>
    </style:style>
    <style:style style:name="T99_7" style:family="text">
      <style:text-properties fo:background-color="#ffffff"/>
    </style:style>
    <style:style style:name="T99_8" style:family="text">
      <style:text-properties fo:background-color="#ffffff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background-color="#ffffff"/>
    </style:style>
    <style:style style:name="T100_2" style:family="text">
      <style:text-properties fo:background-color="#ffffff"/>
    </style:style>
    <style:style style:name="T100_3" style:family="text">
      <style:text-properties fo:background-color="#ffffff"/>
    </style:style>
    <style:style style:name="T100_4" style:family="text">
      <style:text-properties fo:background-color="#ffffff"/>
    </style:style>
    <style:style style:name="T100_5" style:family="text">
      <style:text-properties fo:background-color="#ffffff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background-color="#ffffff"/>
    </style:style>
    <style:style style:name="T101_2" style:family="text">
      <style:text-properties fo:background-color="#ffffff"/>
    </style:style>
    <style:style style:name="T101_3" style:family="text">
      <style:text-properties fo:background-color="#ffffff"/>
    </style:style>
    <style:style style:name="T101_4" style:family="text">
      <style:text-properties fo:background-color="#ffffff"/>
    </style:style>
    <style:style style:name="T101_5" style:family="text">
      <style:text-properties fo:background-color="#ffffff"/>
    </style:style>
    <style:style style:name="P10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background-color="#ffffff"/>
    </style:style>
    <style:style style:name="T103_2" style:family="text">
      <style:text-properties fo:background-color="#ffffff"/>
    </style:style>
    <style:style style:name="T103_3" style:family="text">
      <style:text-properties fo:background-color="#ffffff"/>
    </style:style>
    <style:style style:name="T103_4" style:family="text">
      <style:text-properties fo:background-color="#ffffff"/>
    </style:style>
    <style:style style:name="T103_5" style:family="text">
      <style:text-properties fo:background-color="#ffffff"/>
    </style:style>
    <style:style style:name="T103_6" style:family="text">
      <style:text-properties fo:background-color="#ffffff"/>
    </style:style>
    <style:style style:name="T103_7" style:family="text">
      <style:text-properties fo:background-color="#ffffff"/>
    </style:style>
    <style:style style:name="T103_8" style:family="text">
      <style:text-properties fo:background-color="#ffffff"/>
    </style:style>
    <style:style style:name="T103_9" style:family="text">
      <style:text-properties fo:background-color="#ffffff"/>
    </style:style>
    <style:style style:name="T103_10" style:family="text">
      <style:text-properties fo:background-color="#ffffff"/>
    </style:style>
    <style:style style:name="T103_11" style:family="text">
      <style:text-properties fo:background-color="#ffffff"/>
    </style:style>
    <style:style style:name="T103_12" style:family="text">
      <style:text-properties fo:background-color="#ffffff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background-color="#ffffff"/>
    </style:style>
    <style:style style:name="T104_2" style:family="text">
      <style:text-properties fo:background-color="#ffffff"/>
    </style:style>
    <style:style style:name="T104_3" style:family="text">
      <style:text-properties fo:background-color="#ffffff"/>
    </style:style>
    <style:style style:name="T104_4" style:family="text">
      <style:text-properties fo:background-color="#ffffff"/>
    </style:style>
    <style:style style:name="T104_5" style:family="text">
      <style:text-properties fo:background-color="#ffffff"/>
    </style:style>
    <style:style style:name="T104_6" style:family="text">
      <style:text-properties fo:background-color="#ffffff"/>
    </style:style>
    <style:style style:name="T104_7" style:family="text">
      <style:text-properties fo:background-color="#ffffff"/>
    </style:style>
    <style:style style:name="T104_8" style:family="text">
      <style:text-properties fo:background-color="#ffffff"/>
    </style:style>
    <style:style style:name="T104_9" style:family="text">
      <style:text-properties fo:background-color="#ffffff"/>
    </style:style>
    <style:style style:name="T104_10" style:family="text">
      <style:text-properties fo:background-color="#ffffff"/>
    </style:style>
    <style:style style:name="T104_11" style:family="text">
      <style:text-properties fo:background-color="#ffffff"/>
    </style:style>
    <style:style style:name="T104_12" style:family="text">
      <style:text-properties fo:background-color="#ffffff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background-color="#ffffff"/>
    </style:style>
    <style:style style:name="T105_2" style:family="text">
      <style:text-properties fo:background-color="#ffffff"/>
    </style:style>
    <style:style style:name="T105_3" style:family="text">
      <style:text-properties fo:background-color="#ffffff"/>
    </style:style>
    <style:style style:name="T105_4" style:family="text">
      <style:text-properties fo:background-color="#ffffff"/>
    </style:style>
    <style:style style:name="T105_5" style:family="text">
      <style:text-properties fo:background-color="#ffffff"/>
    </style:style>
    <style:style style:name="T105_6" style:family="text">
      <style:text-properties fo:background-color="#ffffff"/>
    </style:style>
    <style:style style:name="T105_7" style:family="text">
      <style:text-properties fo:background-color="#ffffff"/>
    </style:style>
    <style:style style:name="T105_8" style:family="text">
      <style:text-properties fo:background-color="#ffffff"/>
    </style:style>
    <style:style style:name="T105_9" style:family="text">
      <style:text-properties fo:background-color="#ffffff"/>
    </style:style>
    <style:style style:name="T105_10" style:family="text">
      <style:text-properties fo:background-color="#ffffff"/>
    </style:style>
    <style:style style:name="T105_11" style:family="text">
      <style:text-properties fo:background-color="#ffffff"/>
    </style:style>
    <style:style style:name="T105_12" style:family="text">
      <style:text-properties fo:background-color="#ffffff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background-color="#ffffff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background-color="#ffffff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background-color="#ffffff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background-color="#ffffff"/>
    </style:style>
    <style:style style:name="T109_2" style:family="text">
      <style:text-properties fo:background-color="#ffffff"/>
    </style:style>
    <style:style style:name="T109_3" style:family="text">
      <style:text-properties fo:background-color="#ffffff"/>
    </style:style>
    <style:style style:name="T109_4" style:family="text">
      <style:text-properties fo:background-color="#ffffff"/>
    </style:style>
    <style:style style:name="T109_5" style:family="text">
      <style:text-properties fo:background-color="#ffffff"/>
    </style:style>
    <style:style style:name="T109_6" style:family="text">
      <style:text-properties fo:background-color="#ffffff"/>
    </style:style>
    <style:style style:name="P1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background-color="#ffffff"/>
    </style:style>
    <style:style style:name="T112_2" style:family="text">
      <style:text-properties fo:background-color="#ffffff"/>
    </style:style>
    <style:style style:name="T112_3" style:family="text">
      <style:text-properties fo:background-color="#ffffff"/>
    </style:style>
    <style:style style:name="T112_4" style:family="text">
      <style:text-properties fo:background-color="#ffffff"/>
    </style:style>
    <style:style style:name="T112_5" style:family="text">
      <style:text-properties fo:background-color="#ffffff"/>
    </style:style>
    <style:style style:name="T112_6" style:family="text">
      <style:text-properties fo:background-color="#ffffff"/>
    </style:style>
    <style:style style:name="T112_7" style:family="text">
      <style:text-properties fo:background-color="#ffffff"/>
    </style:style>
    <style:style style:name="T112_8" style:family="text">
      <style:text-properties fo:background-color="#ffffff"/>
    </style:style>
    <style:style style:name="T112_9" style:family="text">
      <style:text-properties fo:background-color="#ffffff"/>
    </style:style>
    <style:style style:name="T112_10" style:family="text">
      <style:text-properties fo:background-color="#ffffff"/>
    </style:style>
    <style:style style:name="T112_11" style:family="text">
      <style:text-properties fo:background-color="#ffffff"/>
    </style:style>
    <style:style style:name="T112_12" style:family="text">
      <style:text-properties fo:background-color="#ffffff"/>
    </style:style>
    <style:style style:name="T112_13" style:family="text">
      <style:text-properties fo:background-color="#ffffff"/>
    </style:style>
    <style:style style:name="T112_14" style:family="text">
      <style:text-properties fo:background-color="#ffffff"/>
    </style:style>
    <style:style style:name="T112_15" style:family="text">
      <style:text-properties fo:background-color="#ffffff"/>
    </style:style>
    <style:style style:name="T112_16" style:family="text">
      <style:text-properties fo:background-color="#ffffff"/>
    </style:style>
    <style:style style:name="T112_17" style:family="text">
      <style:text-properties fo:background-color="#ffffff"/>
    </style:style>
    <style:style style:name="T112_18" style:family="text">
      <style:text-properties fo:background-color="#ffffff"/>
    </style:style>
    <style:style style:name="T112_19" style:family="text">
      <style:text-properties fo:background-color="#ffffff"/>
    </style:style>
    <style:style style:name="T112_20" style:family="text">
      <style:text-properties fo:background-color="#ffffff"/>
    </style:style>
    <style:style style:name="T112_21" style:family="text">
      <style:text-properties fo:background-color="#ffffff"/>
    </style:style>
    <style:style style:name="T112_22" style:family="text">
      <style:text-properties fo:background-color="#ffffff"/>
    </style:style>
    <style:style style:name="P113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background-color="#ffffff"/>
    </style:style>
    <style:style style:name="T114_2" style:family="text">
      <style:text-properties fo:background-color="#ffffff"/>
    </style:style>
    <style:style style:name="T114_3" style:family="text">
      <style:text-properties fo:background-color="#ffffff"/>
    </style:style>
    <style:style style:name="T114_4" style:family="text">
      <style:text-properties fo:background-color="#ffffff"/>
    </style:style>
    <style:style style:name="T114_5" style:family="text">
      <style:text-properties fo:background-color="#ffffff"/>
    </style:style>
    <style:style style:name="T114_6" style:family="text">
      <style:text-properties fo:background-color="#ffffff"/>
    </style:style>
    <style:style style:name="T114_7" style:family="text">
      <style:text-properties fo:background-color="#ffffff"/>
    </style:style>
    <style:style style:name="T114_8" style:family="text">
      <style:text-properties fo:background-color="#ffffff"/>
    </style:style>
    <style:style style:name="T114_9" style:family="text">
      <style:text-properties fo:background-color="#ffffff"/>
    </style:style>
    <style:style style:name="T114_10" style:family="text">
      <style:text-properties fo:background-color="#ffffff"/>
    </style:style>
    <style:style style:name="T114_11" style:family="text">
      <style:text-properties fo:background-color="#ffffff"/>
    </style:style>
    <style:style style:name="T114_12" style:family="text">
      <style:text-properties fo:background-color="#ffffff"/>
    </style:style>
    <style:style style:name="T114_13" style:family="text">
      <style:text-properties fo:background-color="#ffffff"/>
    </style:style>
    <style:style style:name="T114_14" style:family="text">
      <style:text-properties fo:background-color="#ffffff"/>
    </style:style>
    <style:style style:name="T114_15" style:family="text">
      <style:text-properties fo:background-color="#ffffff"/>
    </style:style>
    <style:style style:name="T114_16" style:family="text">
      <style:text-properties fo:background-color="#ffffff"/>
    </style:style>
    <style:style style:name="T114_17" style:family="text">
      <style:text-properties fo:background-color="#ffffff"/>
    </style:style>
    <style:style style:name="T114_18" style:family="text">
      <style:text-properties fo:background-color="#ffffff"/>
    </style:style>
    <style:style style:name="T114_19" style:family="text">
      <style:text-properties fo:background-color="#ffffff"/>
    </style:style>
    <style:style style:name="T114_20" style:family="text">
      <style:text-properties fo:background-color="#ffffff"/>
    </style:style>
    <style:style style:name="T114_21" style:family="text">
      <style:text-properties fo:background-color="#ffffff"/>
    </style:style>
    <style:style style:name="T114_22" style:family="text">
      <style:text-properties fo:background-color="#ffffff"/>
    </style:style>
    <style:style style:name="T114_23" style:family="text">
      <style:text-properties fo:background-color="#ffffff"/>
    </style:style>
    <style:style style:name="T114_24" style:family="text">
      <style:text-properties fo:background-color="#ffffff"/>
    </style:style>
    <style:style style:name="T114_25" style:family="text">
      <style:text-properties fo:background-color="#ffffff"/>
    </style:style>
    <style:style style:name="T114_26" style:family="text">
      <style:text-properties fo:background-color="#ffffff"/>
    </style:style>
    <style:style style:name="T114_27" style:family="text">
      <style:text-properties fo:background-color="#ffffff"/>
    </style:style>
    <style:style style:name="T114_28" style:family="text">
      <style:text-properties fo:background-color="#ffffff"/>
    </style:style>
    <style:style style:name="T114_29" style:family="text">
      <style:text-properties fo:background-color="#ffffff"/>
    </style:style>
    <style:style style:name="T114_30" style:family="text">
      <style:text-properties fo:background-color="#ffffff"/>
    </style:style>
    <style:style style:name="T114_31" style:family="text">
      <style:text-properties fo:background-color="#ffffff"/>
    </style:style>
    <style:style style:name="T114_32" style:family="text">
      <style:text-properties fo:background-color="#ffffff"/>
    </style:style>
    <style:style style:name="T114_33" style:family="text">
      <style:text-properties fo:background-color="#ffffff"/>
    </style:style>
    <style:style style:name="T114_34" style:family="text">
      <style:text-properties fo:background-color="#ffffff"/>
    </style:style>
    <style:style style:name="T114_35" style:family="text">
      <style:text-properties fo:background-color="#ffffff"/>
    </style:style>
    <style:style style:name="T114_36" style:family="text">
      <style:text-properties fo:background-color="#ffffff"/>
    </style:style>
    <style:style style:name="T114_37" style:family="text">
      <style:text-properties fo:background-color="#ffffff"/>
    </style:style>
    <style:style style:name="T114_38" style:family="text">
      <style:text-properties fo:background-color="#ffffff"/>
    </style:style>
    <style:style style:name="T114_39" style:family="text">
      <style:text-properties fo:background-color="#ffffff"/>
    </style:style>
    <style:style style:name="T114_40" style:family="text">
      <style:text-properties fo:background-color="#ffffff"/>
    </style:style>
    <style:style style:name="T114_41" style:family="text">
      <style:text-properties fo:background-color="#ffffff"/>
    </style:style>
    <style:style style:name="T114_42" style:family="text">
      <style:text-properties fo:background-color="#ffffff"/>
    </style:style>
    <style:style style:name="T114_43" style:family="text">
      <style:text-properties fo:background-color="#ffffff"/>
    </style:style>
    <style:style style:name="T114_44" style:family="text">
      <style:text-properties fo:background-color="#ffffff"/>
    </style:style>
    <style:style style:name="T114_45" style:family="text">
      <style:text-properties fo:background-color="#ffffff"/>
    </style:style>
    <style:style style:name="T114_46" style:family="text">
      <style:text-properties fo:background-color="#ffffff"/>
    </style:style>
    <style:style style:name="T114_47" style:family="text">
      <style:text-properties fo:background-color="#ffffff"/>
    </style:style>
    <style:style style:name="T114_48" style:family="text">
      <style:text-properties fo:background-color="#ffffff"/>
    </style:style>
    <style:style style:name="T114_49" style:family="text">
      <style:text-properties fo:background-color="#ffffff"/>
    </style:style>
    <style:style style:name="T114_50" style:family="text">
      <style:text-properties fo:background-color="#ffffff"/>
    </style:style>
    <style:style style:name="T114_51" style:family="text">
      <style:text-properties fo:background-color="#ffffff"/>
    </style:style>
    <style:style style:name="T114_52" style:family="text">
      <style:text-properties fo:background-color="#ffffff"/>
    </style:style>
    <style:style style:name="T114_53" style:family="text">
      <style:text-properties fo:background-color="#ffffff"/>
    </style:style>
    <style:style style:name="T114_54" style:family="text">
      <style:text-properties fo:background-color="#ffffff"/>
    </style:style>
    <style:style style:name="T114_55" style:family="text">
      <style:text-properties fo:background-color="#ffffff"/>
    </style:style>
    <style:style style:name="T114_56" style:family="text">
      <style:text-properties fo:background-color="#ffffff"/>
    </style:style>
    <style:style style:name="T114_57" style:family="text">
      <style:text-properties fo:background-color="#ffffff"/>
    </style:style>
    <style:style style:name="T114_58" style:family="text">
      <style:text-properties fo:background-color="#ffffff"/>
    </style:style>
    <style:style style:name="T114_59" style:family="text">
      <style:text-properties fo:background-color="#ffffff"/>
    </style:style>
    <style:style style:name="T114_60" style:family="text">
      <style:text-properties fo:background-color="#ffffff"/>
    </style:style>
    <style:style style:name="T114_61" style:family="text">
      <style:text-properties fo:background-color="#ffffff"/>
    </style:style>
    <style:style style:name="T114_62" style:family="text">
      <style:text-properties fo:background-color="#ffffff"/>
    </style:style>
    <style:style style:name="T114_63" style:family="text">
      <style:text-properties fo:background-color="#ffffff"/>
    </style:style>
    <style:style style:name="T114_64" style:family="text">
      <style:text-properties fo:background-color="#ffffff"/>
    </style:style>
    <style:style style:name="T114_65" style:family="text">
      <style:text-properties fo:background-color="#ffffff"/>
    </style:style>
    <style:style style:name="T114_66" style:family="text">
      <style:text-properties fo:background-color="#ffffff"/>
    </style:style>
    <style:style style:name="T114_67" style:family="text">
      <style:text-properties fo:background-color="#ffffff"/>
    </style:style>
    <style:style style:name="T114_68" style:family="text">
      <style:text-properties fo:background-color="#ffffff"/>
    </style:style>
    <style:style style:name="T114_69" style:family="text">
      <style:text-properties fo:background-color="#ffffff"/>
    </style:style>
    <style:style style:name="T114_70" style:family="text">
      <style:text-properties fo:background-color="#ffffff"/>
    </style:style>
    <style:style style:name="T114_71" style:family="text">
      <style:text-properties fo:background-color="#ffffff"/>
    </style:style>
    <style:style style:name="T114_72" style:family="text">
      <style:text-properties fo:background-color="#ffffff"/>
    </style:style>
    <style:style style:name="T114_73" style:family="text">
      <style:text-properties fo:background-color="#ffffff"/>
    </style:style>
    <style:style style:name="T114_74" style:family="text">
      <style:text-properties fo:background-color="#ffffff"/>
    </style:style>
    <style:style style:name="T114_75" style:family="text">
      <style:text-properties fo:background-color="#ffffff"/>
    </style:style>
    <style:style style:name="T114_76" style:family="text">
      <style:text-properties fo:background-color="#ffffff"/>
    </style:style>
    <style:style style:name="P115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background-color="#ffffff"/>
    </style:style>
    <style:style style:name="T116_2" style:family="text">
      <style:text-properties fo:background-color="#ffffff"/>
    </style:style>
    <style:style style:name="T116_3" style:family="text">
      <style:text-properties fo:background-color="#ffffff"/>
    </style:style>
    <style:style style:name="T116_4" style:family="text">
      <style:text-properties fo:background-color="#ffffff"/>
    </style:style>
    <style:style style:name="T116_5" style:family="text">
      <style:text-properties fo:background-color="#ffffff"/>
    </style:style>
    <style:style style:name="T116_6" style:family="text">
      <style:text-properties fo:background-color="#ffffff"/>
    </style:style>
    <style:style style:name="T116_7" style:family="text">
      <style:text-properties fo:background-color="#ffffff"/>
    </style:style>
    <style:style style:name="T116_8" style:family="text">
      <style:text-properties fo:background-color="#ffffff"/>
    </style:style>
    <style:style style:name="T116_9" style:family="text">
      <style:text-properties fo:background-color="#ffffff"/>
    </style:style>
    <style:style style:name="T116_10" style:family="text">
      <style:text-properties fo:background-color="#ffffff"/>
    </style:style>
    <style:style style:name="T116_11" style:family="text">
      <style:text-properties fo:background-color="#ffffff"/>
    </style:style>
    <style:style style:name="T116_12" style:family="text">
      <style:text-properties fo:background-color="#ffffff"/>
    </style:style>
    <style:style style:name="T116_13" style:family="text">
      <style:text-properties fo:background-color="#ffffff"/>
    </style:style>
    <style:style style:name="T116_14" style:family="text">
      <style:text-properties fo:background-color="#ffffff"/>
    </style:style>
    <style:style style:name="T116_15" style:family="text">
      <style:text-properties fo:background-color="#ffffff"/>
    </style:style>
    <style:style style:name="T116_16" style:family="text">
      <style:text-properties fo:background-color="#ffffff"/>
    </style:style>
    <style:style style:name="T116_17" style:family="text">
      <style:text-properties fo:background-color="#ffffff"/>
    </style:style>
    <style:style style:name="T116_18" style:family="text">
      <style:text-properties fo:background-color="#ffffff"/>
    </style:style>
    <style:style style:name="T116_19" style:family="text">
      <style:text-properties fo:background-color="#ffffff"/>
    </style:style>
    <style:style style:name="T116_20" style:family="text">
      <style:text-properties fo:background-color="#ffffff"/>
    </style:style>
    <style:style style:name="T116_21" style:family="text">
      <style:text-properties fo:background-color="#ffffff"/>
    </style:style>
    <style:style style:name="T116_22" style:family="text">
      <style:text-properties fo:background-color="#ffffff"/>
    </style:style>
    <style:style style:name="T116_23" style:family="text">
      <style:text-properties fo:background-color="#ffffff"/>
    </style:style>
    <style:style style:name="T116_24" style:family="text">
      <style:text-properties fo:background-color="#ffffff"/>
    </style:style>
    <style:style style:name="T116_25" style:family="text">
      <style:text-properties fo:background-color="#ffffff"/>
    </style:style>
    <style:style style:name="T116_26" style:family="text">
      <style:text-properties fo:background-color="#ffffff"/>
    </style:style>
    <style:style style:name="T116_27" style:family="text">
      <style:text-properties fo:background-color="#ffffff"/>
    </style:style>
    <style:style style:name="T116_28" style:family="text">
      <style:text-properties fo:background-color="#ffffff"/>
    </style:style>
    <style:style style:name="T116_29" style:family="text">
      <style:text-properties fo:background-color="#ffffff"/>
    </style:style>
    <style:style style:name="T116_30" style:family="text">
      <style:text-properties fo:background-color="#ffffff"/>
    </style:style>
    <style:style style:name="T116_31" style:family="text">
      <style:text-properties fo:background-color="#ffffff"/>
    </style:style>
    <style:style style:name="T116_32" style:family="text">
      <style:text-properties fo:background-color="#ffffff"/>
    </style:style>
    <style:style style:name="T116_33" style:family="text">
      <style:text-properties fo:background-color="#ffffff"/>
    </style:style>
    <style:style style:name="T116_34" style:family="text">
      <style:text-properties fo:background-color="#ffffff"/>
    </style:style>
    <style:style style:name="T116_35" style:family="text">
      <style:text-properties fo:background-color="#ffffff"/>
    </style:style>
    <style:style style:name="T116_36" style:family="text">
      <style:text-properties fo:background-color="#ffffff"/>
    </style:style>
    <style:style style:name="T116_37" style:family="text">
      <style:text-properties fo:background-color="#ffffff"/>
    </style:style>
    <style:style style:name="T116_38" style:family="text">
      <style:text-properties fo:background-color="#ffffff"/>
    </style:style>
    <style:style style:name="T116_39" style:family="text">
      <style:text-properties fo:background-color="#ffffff"/>
    </style:style>
    <style:style style:name="T116_40" style:family="text">
      <style:text-properties fo:background-color="#ffffff"/>
    </style:style>
    <style:style style:name="T116_41" style:family="text">
      <style:text-properties fo:background-color="#ffffff"/>
    </style:style>
    <style:style style:name="T116_42" style:family="text">
      <style:text-properties fo:background-color="#ffffff"/>
    </style:style>
    <style:style style:name="T116_43" style:family="text">
      <style:text-properties fo:background-color="#ffffff"/>
    </style:style>
    <style:style style:name="T116_44" style:family="text">
      <style:text-properties fo:background-color="#ffffff"/>
    </style:style>
    <style:style style:name="T116_45" style:family="text">
      <style:text-properties fo:background-color="#ffffff"/>
    </style:style>
    <style:style style:name="T116_46" style:family="text">
      <style:text-properties fo:background-color="#ffffff"/>
    </style:style>
    <style:style style:name="T116_47" style:family="text">
      <style:text-properties fo:background-color="#ffffff"/>
    </style:style>
    <style:style style:name="T116_48" style:family="text">
      <style:text-properties fo:background-color="#ffffff"/>
    </style:style>
    <style:style style:name="T116_49" style:family="text">
      <style:text-properties fo:background-color="#ffffff"/>
    </style:style>
    <style:style style:name="T116_50" style:family="text">
      <style:text-properties fo:background-color="#ffffff"/>
    </style:style>
    <style:style style:name="T116_51" style:family="text">
      <style:text-properties fo:background-color="#ffffff"/>
    </style:style>
    <style:style style:name="T116_52" style:family="text">
      <style:text-properties fo:background-color="#ffffff"/>
    </style:style>
    <style:style style:name="T116_53" style:family="text">
      <style:text-properties fo:background-color="#ffffff"/>
    </style:style>
    <style:style style:name="T116_54" style:family="text">
      <style:text-properties fo:background-color="#ffffff"/>
    </style:style>
    <style:style style:name="T116_55" style:family="text">
      <style:text-properties fo:background-color="#ffffff"/>
    </style:style>
    <style:style style:name="T116_56" style:family="text">
      <style:text-properties fo:background-color="#ffffff"/>
    </style:style>
    <style:style style:name="T116_57" style:family="text">
      <style:text-properties fo:background-color="#ffffff"/>
    </style:style>
    <style:style style:name="T116_58" style:family="text">
      <style:text-properties fo:background-color="#ffffff"/>
    </style:style>
    <style:style style:name="T116_59" style:family="text">
      <style:text-properties fo:background-color="#ffffff"/>
    </style:style>
    <style:style style:name="T116_60" style:family="text">
      <style:text-properties fo:background-color="#ffffff"/>
    </style:style>
    <style:style style:name="T116_61" style:family="text">
      <style:text-properties fo:background-color="#ffffff"/>
    </style:style>
    <style:style style:name="T116_62" style:family="text">
      <style:text-properties fo:background-color="#ffffff"/>
    </style:style>
    <style:style style:name="T116_63" style:family="text">
      <style:text-properties fo:background-color="#ffffff"/>
    </style:style>
    <style:style style:name="T116_64" style:family="text">
      <style:text-properties fo:background-color="#ffffff"/>
    </style:style>
    <style:style style:name="T116_65" style:family="text">
      <style:text-properties fo:background-color="#ffffff"/>
    </style:style>
    <style:style style:name="T116_66" style:family="text">
      <style:text-properties fo:background-color="#ffffff"/>
    </style:style>
    <style:style style:name="T116_67" style:family="text">
      <style:text-properties fo:background-color="#ffffff"/>
    </style:style>
    <style:style style:name="T116_68" style:family="text">
      <style:text-properties fo:background-color="#ffffff"/>
    </style:style>
    <style:style style:name="T116_69" style:family="text">
      <style:text-properties fo:background-color="#ffffff"/>
    </style:style>
    <style:style style:name="T116_70" style:family="text">
      <style:text-properties fo:background-color="#ffffff"/>
    </style:style>
    <style:style style:name="T116_71" style:family="text">
      <style:text-properties fo:background-color="#ffffff"/>
    </style:style>
    <style:style style:name="T116_72" style:family="text">
      <style:text-properties fo:background-color="#ffffff"/>
    </style:style>
    <style:style style:name="T116_73" style:family="text">
      <style:text-properties fo:background-color="#ffffff"/>
    </style:style>
    <style:style style:name="T116_74" style:family="text">
      <style:text-properties fo:background-color="#ffffff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background-color="#ffffff" fo:color="#808000"/>
    </style:style>
    <style:style style:name="T117_2" style:family="text">
      <style:text-properties fo:background-color="#ffffff" fo:color="#808000"/>
    </style:style>
    <style:style style:name="T117_3" style:family="text">
      <style:text-properties fo:background-color="#ffffff" fo:color="#808000"/>
    </style:style>
    <style:style style:name="T117_4" style:family="text">
      <style:text-properties fo:background-color="#ffffff" fo:color="#808000"/>
    </style:style>
    <style:style style:name="T117_5" style:family="text">
      <style:text-properties fo:background-color="#ffffff" fo:color="#808000"/>
    </style:style>
    <style:style style:name="P118" style:family="paragraph" style:parent-style-name="Standard">
      <style:paragraph-properties fo:break-before="auto" fo:line-height="115%" style:writing-mode="lr-tb"/>
      <style:text-properties fo:background-color="#ffffff" fo:color="#808000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background-color="#ffffff" fo:color="#808000"/>
    </style:style>
    <style:style style:name="T119_2" style:family="text">
      <style:text-properties fo:background-color="#ffffff" fo:color="#c0c0c0"/>
    </style:style>
    <style:style style:name="T119_3" style:family="text">
      <style:text-properties fo:background-color="#ffffff" fo:color="#800080"/>
    </style:style>
    <style:style style:name="T119_4" style:family="text">
      <style:text-properties fo:background-color="#ffffff" fo:color="#c0c0c0"/>
    </style:style>
    <style:style style:name="T119_5" style:family="text">
      <style:text-properties fo:background-color="#ffffff"/>
    </style:style>
    <style:style style:name="T119_6" style:family="text">
      <style:text-properties fo:background-color="#ffffff" fo:color="#c0c0c0"/>
    </style:style>
    <style:style style:name="T119_7" style:family="text">
      <style:text-properties fo:background-color="#ffffff"/>
    </style:style>
    <style:style style:name="T119_8" style:family="text">
      <style:text-properties fo:background-color="#ffffff" fo:color="#c0c0c0"/>
    </style:style>
    <style:style style:name="T119_9" style:family="text">
      <style:text-properties fo:background-color="#ffffff" fo:color="#000080"/>
    </style:style>
    <style:style style:name="T119_10" style:family="text">
      <style:text-properties fo:background-color="#ffffff" fo:color="#000080"/>
    </style:style>
    <style:style style:name="T119_11" style:family="text">
      <style:text-properties fo:background-color="#ffffff"/>
    </style:style>
    <style:style style:name="P12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background-color="#ffffff"/>
    </style:style>
    <style:style style:name="T121_2" style:family="text">
      <style:text-properties fo:background-color="#ffffff"/>
    </style:style>
    <style:style style:name="T121_3" style:family="text">
      <style:text-properties fo:background-color="#ffffff"/>
    </style:style>
    <style:style style:name="T121_4" style:family="text">
      <style:text-properties fo:background-color="#ffffff"/>
    </style:style>
    <style:style style:name="T121_5" style:family="text">
      <style:text-properties fo:background-color="#ffffff"/>
    </style:style>
    <style:style style:name="T121_6" style:family="text">
      <style:text-properties fo:background-color="#ffffff"/>
    </style:style>
    <style:style style:name="T121_7" style:family="text">
      <style:text-properties fo:background-color="#ffffff"/>
    </style:style>
    <style:style style:name="T121_8" style:family="text">
      <style:text-properties fo:background-color="#ffffff"/>
    </style:style>
    <style:style style:name="T121_9" style:family="text">
      <style:text-properties fo:background-color="#ffffff"/>
    </style:style>
    <style:style style:name="T121_10" style:family="text">
      <style:text-properties fo:background-color="#ffffff"/>
    </style:style>
    <style:style style:name="T121_11" style:family="text">
      <style:text-properties fo:background-color="#ffffff"/>
    </style:style>
    <style:style style:name="T121_12" style:family="text">
      <style:text-properties fo:background-color="#ffffff"/>
    </style:style>
    <style:style style:name="T121_13" style:family="text">
      <style:text-properties fo:background-color="#ffffff"/>
    </style:style>
    <style:style style:name="T121_14" style:family="text">
      <style:text-properties fo:background-color="#ffffff"/>
    </style:style>
    <style:style style:name="T121_15" style:family="text">
      <style:text-properties fo:background-color="#ffffff"/>
    </style:style>
    <style:style style:name="T121_16" style:family="text">
      <style:text-properties fo:background-color="#ffffff"/>
    </style:style>
    <style:style style:name="T121_17" style:family="text">
      <style:text-properties fo:background-color="#ffffff"/>
    </style:style>
    <style:style style:name="T121_18" style:family="text">
      <style:text-properties fo:background-color="#ffffff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background-color="#ffffff"/>
    </style:style>
    <style:style style:name="T122_2" style:family="text">
      <style:text-properties fo:background-color="#ffffff"/>
    </style:style>
    <style:style style:name="T122_3" style:family="text">
      <style:text-properties fo:background-color="#ffffff"/>
    </style:style>
    <style:style style:name="T122_4" style:family="text">
      <style:text-properties fo:background-color="#ffffff"/>
    </style:style>
    <style:style style:name="T122_5" style:family="text">
      <style:text-properties fo:background-color="#ffffff"/>
    </style:style>
    <style:style style:name="T122_6" style:family="text">
      <style:text-properties fo:background-color="#ffffff"/>
    </style:style>
    <style:style style:name="T122_7" style:family="text">
      <style:text-properties fo:background-color="#ffffff"/>
    </style:style>
    <style:style style:name="T122_8" style:family="text">
      <style:text-properties fo:background-color="#ffffff"/>
    </style:style>
    <style:style style:name="T122_9" style:family="text">
      <style:text-properties fo:background-color="#ffffff"/>
    </style:style>
    <style:style style:name="T122_10" style:family="text">
      <style:text-properties fo:background-color="#ffffff"/>
    </style:style>
    <style:style style:name="T122_11" style:family="text">
      <style:text-properties fo:background-color="#ffffff"/>
    </style:style>
    <style:style style:name="T122_12" style:family="text">
      <style:text-properties fo:background-color="#ffffff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background-color="#ffffff" fo:color="#800080"/>
    </style:style>
    <style:style style:name="T123_2" style:family="text">
      <style:text-properties fo:background-color="#ffffff" fo:color="#c0c0c0"/>
    </style:style>
    <style:style style:name="T123_3" style:family="text">
      <style:text-properties fo:background-color="#ffffff"/>
    </style:style>
    <style:style style:name="T123_4" style:family="text">
      <style:text-properties fo:background-color="#ffffff"/>
    </style:style>
    <style:style style:name="T123_5" style:family="text">
      <style:text-properties fo:background-color="#ffffff" fo:color="#c0c0c0"/>
    </style:style>
    <style:style style:name="T123_6" style:family="text">
      <style:text-properties fo:background-color="#ffffff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background-color="#ffffff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background-color="#ffffff" fo:color="#c0c0c0"/>
    </style:style>
    <style:style style:name="T125_2" style:family="text">
      <style:text-properties fo:background-color="#ffffff"/>
    </style:style>
    <style:style style:name="T125_3" style:family="text">
      <style:text-properties fo:background-color="#ffffff"/>
    </style:style>
    <style:style style:name="T125_4" style:family="text">
      <style:text-properties fo:background-color="#ffffff"/>
    </style:style>
    <style:style style:name="T125_5" style:family="text">
      <style:text-properties fo:background-color="#ffffff" fo:color="#c0c0c0"/>
    </style:style>
    <style:style style:name="T125_6" style:family="text">
      <style:text-properties fo:background-color="#ffffff"/>
    </style:style>
    <style:style style:name="T125_7" style:family="text">
      <style:text-properties fo:background-color="#ffffff"/>
    </style:style>
    <style:style style:name="T125_8" style:family="text">
      <style:text-properties fo:background-color="#ffffff"/>
    </style:style>
    <style:style style:name="T125_9" style:family="text">
      <style:text-properties fo:background-color="#ffffff" fo:color="#c0c0c0"/>
    </style:style>
    <style:style style:name="T125_10" style:family="text">
      <style:text-properties fo:background-color="#ffffff"/>
    </style:style>
    <style:style style:name="T125_11" style:family="text">
      <style:text-properties fo:background-color="#ffffff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background-color="#ffffff" fo:color="#c0c0c0"/>
    </style:style>
    <style:style style:name="T126_2" style:family="text">
      <style:text-properties fo:background-color="#ffffff"/>
    </style:style>
    <style:style style:name="T126_3" style:family="text">
      <style:text-properties fo:background-color="#ffffff"/>
    </style:style>
    <style:style style:name="T126_4" style:family="text">
      <style:text-properties fo:background-color="#ffffff" fo:color="#c0c0c0"/>
    </style:style>
    <style:style style:name="T126_5" style:family="text">
      <style:text-properties fo:background-color="#ffffff"/>
    </style:style>
    <style:style style:name="T126_6" style:family="text">
      <style:text-properties fo:background-color="#ffffff"/>
    </style:style>
    <style:style style:name="T126_7" style:family="text">
      <style:text-properties fo:background-color="#ffffff"/>
    </style:style>
    <style:style style:name="T126_8" style:family="text">
      <style:text-properties fo:background-color="#ffffff" fo:color="#c0c0c0"/>
    </style:style>
    <style:style style:name="T126_9" style:family="text">
      <style:text-properties fo:background-color="#ffffff"/>
    </style:style>
    <style:style style:name="T126_10" style:family="text">
      <style:text-properties fo:background-color="#ffffff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background-color="#ffffff" fo:color="#c0c0c0"/>
    </style:style>
    <style:style style:name="T127_2" style:family="text">
      <style:text-properties fo:background-color="#ffffff"/>
    </style:style>
    <style:style style:name="T127_3" style:family="text">
      <style:text-properties fo:background-color="#ffffff"/>
    </style:style>
    <style:style style:name="T127_4" style:family="text">
      <style:text-properties fo:background-color="#ffffff"/>
    </style:style>
    <style:style style:name="T127_5" style:family="text">
      <style:text-properties fo:background-color="#ffffff" fo:color="#c0c0c0"/>
    </style:style>
    <style:style style:name="T127_6" style:family="text">
      <style:text-properties fo:background-color="#ffffff"/>
    </style:style>
    <style:style style:name="T127_7" style:family="text">
      <style:text-properties fo:background-color="#ffffff"/>
    </style:style>
    <style:style style:name="T127_8" style:family="text">
      <style:text-properties fo:background-color="#ffffff" fo:color="#c0c0c0"/>
    </style:style>
    <style:style style:name="T127_9" style:family="text">
      <style:text-properties fo:background-color="#ffffff"/>
    </style:style>
    <style:style style:name="T127_10" style:family="text">
      <style:text-properties fo:background-color="#ffffff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background-color="#ffffff" fo:color="#c0c0c0"/>
    </style:style>
    <style:style style:name="T128_2" style:family="text">
      <style:text-properties fo:background-color="#ffffff"/>
    </style:style>
    <style:style style:name="T128_3" style:family="text">
      <style:text-properties fo:background-color="#ffffff"/>
    </style:style>
    <style:style style:name="T128_4" style:family="text">
      <style:text-properties fo:background-color="#ffffff" fo:color="#c0c0c0"/>
    </style:style>
    <style:style style:name="T128_5" style:family="text">
      <style:text-properties fo:background-color="#ffffff"/>
    </style:style>
    <style:style style:name="T128_6" style:family="text">
      <style:text-properties fo:background-color="#ffffff"/>
    </style:style>
    <style:style style:name="T128_7" style:family="text">
      <style:text-properties fo:background-color="#ffffff" fo:color="#c0c0c0"/>
    </style:style>
    <style:style style:name="T128_8" style:family="text">
      <style:text-properties fo:background-color="#ffffff"/>
    </style:style>
    <style:style style:name="T128_9" style:family="text">
      <style:text-properties fo:background-color="#ffffff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background-color="#ffffff" fo:color="#c0c0c0"/>
    </style:style>
    <style:style style:name="T129_2" style:family="text">
      <style:text-properties fo:background-color="#ffffff"/>
    </style:style>
    <style:style style:name="T129_3" style:family="text">
      <style:text-properties fo:background-color="#ffffff"/>
    </style:style>
    <style:style style:name="T129_4" style:family="text">
      <style:text-properties fo:background-color="#ffffff"/>
    </style:style>
    <style:style style:name="T129_5" style:family="text">
      <style:text-properties fo:background-color="#ffffff" fo:color="#c0c0c0"/>
    </style:style>
    <style:style style:name="T129_6" style:family="text">
      <style:text-properties fo:background-color="#ffffff"/>
    </style:style>
    <style:style style:name="T129_7" style:family="text">
      <style:text-properties fo:background-color="#ffffff"/>
    </style:style>
    <style:style style:name="T129_8" style:family="text">
      <style:text-properties fo:background-color="#ffffff"/>
    </style:style>
    <style:style style:name="T129_9" style:family="text">
      <style:text-properties fo:background-color="#ffffff" fo:color="#c0c0c0"/>
    </style:style>
    <style:style style:name="T129_10" style:family="text">
      <style:text-properties fo:background-color="#ffffff"/>
    </style:style>
    <style:style style:name="T129_11" style:family="text">
      <style:text-properties fo:background-color="#ffffff"/>
    </style:style>
    <style:style style:name="T129_12" style:family="text">
      <style:text-properties fo:background-color="#ffffff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background-color="#ffffff" fo:color="#c0c0c0"/>
    </style:style>
    <style:style style:name="T130_2" style:family="text">
      <style:text-properties fo:background-color="#ffffff"/>
    </style:style>
    <style:style style:name="T130_3" style:family="text">
      <style:text-properties fo:background-color="#ffffff"/>
    </style:style>
    <style:style style:name="T130_4" style:family="text">
      <style:text-properties fo:background-color="#ffffff" fo:color="#c0c0c0"/>
    </style:style>
    <style:style style:name="T130_5" style:family="text">
      <style:text-properties fo:background-color="#ffffff"/>
    </style:style>
    <style:style style:name="T130_6" style:family="text">
      <style:text-properties fo:background-color="#ffffff"/>
    </style:style>
    <style:style style:name="T130_7" style:family="text">
      <style:text-properties fo:background-color="#ffffff"/>
    </style:style>
    <style:style style:name="T130_8" style:family="text">
      <style:text-properties fo:background-color="#ffffff" fo:color="#c0c0c0"/>
    </style:style>
    <style:style style:name="T130_9" style:family="text">
      <style:text-properties fo:background-color="#ffffff"/>
    </style:style>
    <style:style style:name="T130_10" style:family="text">
      <style:text-properties fo:background-color="#ffffff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background-color="#ffffff"/>
    </style:style>
    <style:style style:name="P13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background-color="#ffffff"/>
    </style:style>
    <style:style style:name="T133_2" style:family="text">
      <style:text-properties fo:background-color="#ffffff"/>
    </style:style>
    <style:style style:name="T133_3" style:family="text">
      <style:text-properties fo:background-color="#ffffff"/>
    </style:style>
    <style:style style:name="T133_4" style:family="text">
      <style:text-properties fo:background-color="#ffffff"/>
    </style:style>
    <style:style style:name="T133_5" style:family="text">
      <style:text-properties fo:background-color="#ffffff"/>
    </style:style>
    <style:style style:name="T133_6" style:family="text">
      <style:text-properties fo:background-color="#ffffff"/>
    </style:style>
    <style:style style:name="T133_7" style:family="text">
      <style:text-properties fo:background-color="#ffffff"/>
    </style:style>
    <style:style style:name="T133_8" style:family="text">
      <style:text-properties fo:background-color="#ffffff"/>
    </style:style>
    <style:style style:name="T133_9" style:family="text">
      <style:text-properties fo:background-color="#ffffff"/>
    </style:style>
    <style:style style:name="T133_10" style:family="text">
      <style:text-properties fo:background-color="#ffffff"/>
    </style:style>
    <style:style style:name="T133_11" style:family="text">
      <style:text-properties fo:background-color="#ffffff"/>
    </style:style>
    <style:style style:name="T133_12" style:family="text">
      <style:text-properties fo:background-color="#ffffff"/>
    </style:style>
    <style:style style:name="T133_13" style:family="text">
      <style:text-properties fo:background-color="#ffffff"/>
    </style:style>
    <style:style style:name="T133_14" style:family="text">
      <style:text-properties fo:background-color="#ffffff"/>
    </style:style>
    <style:style style:name="T133_15" style:family="text">
      <style:text-properties fo:background-color="#ffffff"/>
    </style:style>
    <style:style style:name="T133_16" style:family="text">
      <style:text-properties fo:background-color="#ffffff"/>
    </style:style>
    <style:style style:name="T133_17" style:family="text">
      <style:text-properties fo:background-color="#ffffff"/>
    </style:style>
    <style:style style:name="T133_18" style:family="text">
      <style:text-properties fo:background-color="#ffffff"/>
    </style:style>
    <style:style style:name="T133_19" style:family="text">
      <style:text-properties fo:background-color="#ffffff"/>
    </style:style>
    <style:style style:name="T133_20" style:family="text">
      <style:text-properties fo:background-color="#ffffff"/>
    </style:style>
    <style:style style:name="T133_21" style:family="text">
      <style:text-properties fo:background-color="#ffffff"/>
    </style:style>
    <style:style style:name="T133_22" style:family="text">
      <style:text-properties fo:background-color="#ffffff"/>
    </style:style>
    <style:style style:name="T133_23" style:family="text">
      <style:text-properties fo:background-color="#ffffff"/>
    </style:style>
    <style:style style:name="T133_24" style:family="text">
      <style:text-properties fo:background-color="#ffffff"/>
    </style:style>
    <style:style style:name="T133_25" style:family="text">
      <style:text-properties fo:background-color="#ffffff"/>
    </style:style>
    <style:style style:name="T133_26" style:family="text">
      <style:text-properties fo:background-color="#ffffff"/>
    </style:style>
    <style:style style:name="T133_27" style:family="text">
      <style:text-properties fo:background-color="#ffffff"/>
    </style:style>
    <style:style style:name="T133_28" style:family="text">
      <style:text-properties fo:background-color="#ffffff"/>
    </style:style>
    <style:style style:name="T133_29" style:family="text">
      <style:text-properties fo:background-color="#ffffff"/>
    </style:style>
    <style:style style:name="T133_30" style:family="text">
      <style:text-properties fo:background-color="#ffffff"/>
    </style:style>
    <style:style style:name="T133_31" style:family="text">
      <style:text-properties fo:background-color="#ffffff"/>
    </style:style>
    <style:style style:name="T133_32" style:family="text">
      <style:text-properties fo:background-color="#ffffff"/>
    </style:style>
    <style:style style:name="T133_33" style:family="text">
      <style:text-properties fo:background-color="#ffffff"/>
    </style:style>
    <style:style style:name="T133_34" style:family="text">
      <style:text-properties fo:background-color="#ffffff"/>
    </style:style>
    <style:style style:name="T133_35" style:family="text">
      <style:text-properties fo:background-color="#ffffff"/>
    </style:style>
    <style:style style:name="T133_36" style:family="text">
      <style:text-properties fo:background-color="#ffffff"/>
    </style:style>
    <style:style style:name="T133_37" style:family="text">
      <style:text-properties fo:background-color="#ffffff"/>
    </style:style>
    <style:style style:name="T133_38" style:family="text">
      <style:text-properties fo:background-color="#ffffff"/>
    </style:style>
    <style:style style:name="T133_39" style:family="text">
      <style:text-properties fo:background-color="#ffffff"/>
    </style:style>
    <style:style style:name="T133_40" style:family="text">
      <style:text-properties fo:background-color="#ffffff"/>
    </style:style>
    <style:style style:name="T133_41" style:family="text">
      <style:text-properties fo:background-color="#ffffff"/>
    </style:style>
    <style:style style:name="T133_42" style:family="text">
      <style:text-properties fo:background-color="#ffffff"/>
    </style:style>
    <style:style style:name="T133_43" style:family="text">
      <style:text-properties fo:background-color="#ffffff"/>
    </style:style>
    <style:style style:name="T133_44" style:family="text">
      <style:text-properties fo:background-color="#ffffff"/>
    </style:style>
    <style:style style:name="T133_45" style:family="text">
      <style:text-properties fo:background-color="#ffffff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background-color="#ffffff" fo:color="#800080"/>
    </style:style>
    <style:style style:name="T134_2" style:family="text">
      <style:text-properties fo:background-color="#ffffff" fo:color="#c0c0c0"/>
    </style:style>
    <style:style style:name="T134_3" style:family="text">
      <style:text-properties fo:background-color="#ffffff"/>
    </style:style>
    <style:style style:name="T134_4" style:family="text">
      <style:text-properties fo:background-color="#ffffff"/>
    </style:style>
    <style:style style:name="T134_5" style:family="text">
      <style:text-properties fo:background-color="#ffffff" fo:color="#c0c0c0"/>
    </style:style>
    <style:style style:name="T134_6" style:family="text">
      <style:text-properties fo:background-color="#ffffff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background-color="#ffffff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background-color="#ffffff" fo:color="#c0c0c0"/>
    </style:style>
    <style:style style:name="T136_2" style:family="text">
      <style:text-properties fo:background-color="#ffffff"/>
    </style:style>
    <style:style style:name="T136_3" style:family="text">
      <style:text-properties fo:background-color="#ffffff"/>
    </style:style>
    <style:style style:name="T136_4" style:family="text">
      <style:text-properties fo:background-color="#ffffff"/>
    </style:style>
    <style:style style:name="T136_5" style:family="text">
      <style:text-properties fo:background-color="#ffffff"/>
    </style:style>
    <style:style style:name="T136_6" style:family="text">
      <style:text-properties fo:background-color="#ffffff"/>
    </style:style>
    <style:style style:name="T136_7" style:family="text">
      <style:text-properties fo:background-color="#ffffff"/>
    </style:style>
    <style:style style:name="T136_8" style:family="text">
      <style:text-properties fo:background-color="#ffffff"/>
    </style:style>
    <style:style style:name="T136_9" style:family="text">
      <style:text-properties fo:background-color="#ffffff"/>
    </style:style>
    <style:style style:name="T136_10" style:family="text">
      <style:text-properties fo:background-color="#ffffff"/>
    </style:style>
    <style:style style:name="T136_11" style:family="text">
      <style:text-properties fo:background-color="#ffffff" fo:color="#c0c0c0"/>
    </style:style>
    <style:style style:name="T136_12" style:family="text">
      <style:text-properties fo:background-color="#ffffff" fo:color="#008000"/>
    </style:style>
    <style:style style:name="T136_13" style:family="text">
      <style:text-properties fo:background-color="#ffffff" fo:color="#c0c0c0"/>
    </style:style>
    <style:style style:name="T136_14" style:family="text">
      <style:text-properties fo:background-color="#ffffff" fo:color="#008000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background-color="#ffffff" fo:color="#c0c0c0"/>
    </style:style>
    <style:style style:name="T137_2" style:family="text">
      <style:text-properties fo:background-color="#ffffff" fo:color="#000080"/>
    </style:style>
    <style:style style:name="T137_3" style:family="text">
      <style:text-properties fo:background-color="#ffffff"/>
    </style:style>
    <style:style style:name="T137_4" style:family="text">
      <style:text-properties fo:background-color="#ffffff" fo:color="#000080"/>
    </style:style>
    <style:style style:name="T137_5" style:family="text">
      <style:text-properties fo:background-color="#ffffff"/>
    </style:style>
    <style:style style:name="T137_6" style:family="text">
      <style:text-properties fo:background-color="#ffffff" fo:color="#000080"/>
    </style:style>
    <style:style style:name="T137_7" style:family="text">
      <style:text-properties fo:background-color="#ffffff"/>
    </style:style>
    <style:style style:name="T137_8" style:family="text">
      <style:text-properties fo:background-color="#ffffff" fo:color="#c0c0c0"/>
    </style:style>
    <style:style style:name="T137_9" style:family="text">
      <style:text-properties fo:background-color="#ffffff" fo:color="#008000"/>
    </style:style>
    <style:style style:name="T137_10" style:family="text">
      <style:text-properties fo:background-color="#ffffff" fo:color="#c0c0c0"/>
    </style:style>
    <style:style style:name="T137_11" style:family="text">
      <style:text-properties fo:background-color="#ffffff" fo:color="#008000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background-color="#ffffff" fo:color="#c0c0c0"/>
    </style:style>
    <style:style style:name="T138_2" style:family="text">
      <style:text-properties fo:background-color="#ffffff" fo:color="#000080"/>
    </style:style>
    <style:style style:name="T138_3" style:family="text">
      <style:text-properties fo:background-color="#ffffff"/>
    </style:style>
    <style:style style:name="T138_4" style:family="text">
      <style:text-properties fo:background-color="#ffffff" fo:color="#000080"/>
    </style:style>
    <style:style style:name="T138_5" style:family="text">
      <style:text-properties fo:background-color="#ffffff"/>
    </style:style>
    <style:style style:name="T138_6" style:family="text">
      <style:text-properties fo:background-color="#ffffff" fo:color="#000080"/>
    </style:style>
    <style:style style:name="T138_7" style:family="text">
      <style:text-properties fo:background-color="#ffffff"/>
    </style:style>
    <style:style style:name="T138_8" style:family="text">
      <style:text-properties fo:background-color="#ffffff" fo:color="#c0c0c0"/>
    </style:style>
    <style:style style:name="T138_9" style:family="text">
      <style:text-properties fo:background-color="#ffffff" fo:color="#008000"/>
    </style:style>
    <style:style style:name="T138_10" style:family="text">
      <style:text-properties fo:background-color="#ffffff" fo:color="#c0c0c0"/>
    </style:style>
    <style:style style:name="T138_11" style:family="text">
      <style:text-properties fo:background-color="#ffffff" fo:color="#008000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background-color="#ffffff" fo:color="#c0c0c0"/>
    </style:style>
    <style:style style:name="T139_2" style:family="text">
      <style:text-properties fo:background-color="#ffffff" fo:color="#000080"/>
    </style:style>
    <style:style style:name="T139_3" style:family="text">
      <style:text-properties fo:background-color="#ffffff"/>
    </style:style>
    <style:style style:name="T139_4" style:family="text">
      <style:text-properties fo:background-color="#ffffff" fo:color="#000080"/>
    </style:style>
    <style:style style:name="T139_5" style:family="text">
      <style:text-properties fo:background-color="#ffffff"/>
    </style:style>
    <style:style style:name="T139_6" style:family="text">
      <style:text-properties fo:background-color="#ffffff" fo:color="#000080"/>
    </style:style>
    <style:style style:name="T139_7" style:family="text">
      <style:text-properties fo:background-color="#ffffff"/>
    </style:style>
    <style:style style:name="T139_8" style:family="text">
      <style:text-properties fo:background-color="#ffffff" fo:color="#c0c0c0"/>
    </style:style>
    <style:style style:name="T139_9" style:family="text">
      <style:text-properties fo:background-color="#ffffff" fo:color="#008000"/>
    </style:style>
    <style:style style:name="T139_10" style:family="text">
      <style:text-properties fo:background-color="#ffffff" fo:color="#c0c0c0"/>
    </style:style>
    <style:style style:name="T139_11" style:family="text">
      <style:text-properties fo:background-color="#ffffff" fo:color="#008000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background-color="#ffffff" fo:color="#c0c0c0"/>
    </style:style>
    <style:style style:name="T140_2" style:family="text">
      <style:text-properties fo:background-color="#ffffff" fo:color="#000080"/>
    </style:style>
    <style:style style:name="T140_3" style:family="text">
      <style:text-properties fo:background-color="#ffffff"/>
    </style:style>
    <style:style style:name="T140_4" style:family="text">
      <style:text-properties fo:background-color="#ffffff" fo:color="#000080"/>
    </style:style>
    <style:style style:name="T140_5" style:family="text">
      <style:text-properties fo:background-color="#ffffff"/>
    </style:style>
    <style:style style:name="T140_6" style:family="text">
      <style:text-properties fo:background-color="#ffffff" fo:color="#000080"/>
    </style:style>
    <style:style style:name="T140_7" style:family="text">
      <style:text-properties fo:background-color="#ffffff"/>
    </style:style>
    <style:style style:name="T140_8" style:family="text">
      <style:text-properties fo:background-color="#ffffff" fo:color="#c0c0c0"/>
    </style:style>
    <style:style style:name="T140_9" style:family="text">
      <style:text-properties fo:background-color="#ffffff" fo:color="#008000"/>
    </style:style>
    <style:style style:name="T140_10" style:family="text">
      <style:text-properties fo:background-color="#ffffff" fo:color="#c0c0c0"/>
    </style:style>
    <style:style style:name="T140_11" style:family="text">
      <style:text-properties fo:background-color="#ffffff" fo:color="#008000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background-color="#ffffff" fo:color="#c0c0c0"/>
    </style:style>
    <style:style style:name="T141_2" style:family="text">
      <style:text-properties fo:background-color="#ffffff" fo:color="#000080"/>
    </style:style>
    <style:style style:name="T141_3" style:family="text">
      <style:text-properties fo:background-color="#ffffff"/>
    </style:style>
    <style:style style:name="T141_4" style:family="text">
      <style:text-properties fo:background-color="#ffffff" fo:color="#000080"/>
    </style:style>
    <style:style style:name="T141_5" style:family="text">
      <style:text-properties fo:background-color="#ffffff"/>
    </style:style>
    <style:style style:name="T141_6" style:family="text">
      <style:text-properties fo:background-color="#ffffff" fo:color="#000080"/>
    </style:style>
    <style:style style:name="T141_7" style:family="text">
      <style:text-properties fo:background-color="#ffffff"/>
    </style:style>
    <style:style style:name="T141_8" style:family="text">
      <style:text-properties fo:background-color="#ffffff" fo:color="#c0c0c0"/>
    </style:style>
    <style:style style:name="T141_9" style:family="text">
      <style:text-properties fo:background-color="#ffffff" fo:color="#008000"/>
    </style:style>
    <style:style style:name="T141_10" style:family="text">
      <style:text-properties fo:background-color="#ffffff" fo:color="#c0c0c0"/>
    </style:style>
    <style:style style:name="T141_11" style:family="text">
      <style:text-properties fo:background-color="#ffffff" fo:color="#008000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background-color="#ffffff"/>
    </style:style>
    <style:style style:name="P143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background-color="#ffffff" fo:color="#800080"/>
    </style:style>
    <style:style style:name="T144_2" style:family="text">
      <style:text-properties fo:background-color="#ffffff" fo:color="#c0c0c0"/>
    </style:style>
    <style:style style:name="T144_3" style:family="text">
      <style:text-properties fo:background-color="#ffffff"/>
    </style:style>
    <style:style style:name="T144_4" style:family="text">
      <style:text-properties fo:background-color="#ffffff"/>
    </style:style>
    <style:style style:name="T144_5" style:family="text">
      <style:text-properties fo:background-color="#ffffff" fo:color="#c0c0c0"/>
    </style:style>
    <style:style style:name="T144_6" style:family="text">
      <style:text-properties fo:background-color="#ffffff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fo:background-color="#ffffff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background-color="#ffffff" fo:color="#c0c0c0"/>
    </style:style>
    <style:style style:name="T146_2" style:family="text">
      <style:text-properties fo:background-color="#ffffff" fo:color="#000080"/>
    </style:style>
    <style:style style:name="T146_3" style:family="text">
      <style:text-properties fo:background-color="#ffffff" fo:color="#000080"/>
    </style:style>
    <style:style style:name="T146_4" style:family="text">
      <style:text-properties fo:background-color="#ffffff" fo:color="#000080"/>
    </style:style>
    <style:style style:name="T146_5" style:family="text">
      <style:text-properties fo:background-color="#ffffff" fo:color="#000080"/>
    </style:style>
    <style:style style:name="T146_6" style:family="text">
      <style:text-properties fo:background-color="#ffffff" fo:color="#000080"/>
    </style:style>
    <style:style style:name="T146_7" style:family="text">
      <style:text-properties fo:background-color="#ffffff" fo:color="#000080"/>
    </style:style>
    <style:style style:name="T146_8" style:family="text">
      <style:text-properties fo:background-color="#ffffff" fo:color="#000080"/>
    </style:style>
    <style:style style:name="T146_9" style:family="text">
      <style:text-properties fo:background-color="#ffffff" fo:color="#000080"/>
    </style:style>
    <style:style style:name="T146_10" style:family="text">
      <style:text-properties fo:background-color="#ffffff" fo:color="#000080"/>
    </style:style>
    <style:style style:name="T146_11" style:family="text">
      <style:text-properties fo:background-color="#ffffff" fo:color="#000080"/>
    </style:style>
    <style:style style:name="T146_12" style:family="text">
      <style:text-properties fo:background-color="#ffffff" fo:color="#000080"/>
    </style:style>
    <style:style style:name="T146_13" style:family="text">
      <style:text-properties fo:background-color="#ffffff" fo:color="#000080"/>
    </style:style>
    <style:style style:name="T146_14" style:family="text">
      <style:text-properties fo:background-color="#ffffff" fo:color="#000080"/>
    </style:style>
    <style:style style:name="T146_15" style:family="text">
      <style:text-properties fo:background-color="#ffffff" fo:color="#000080"/>
    </style:style>
    <style:style style:name="T146_16" style:family="text">
      <style:text-properties fo:background-color="#ffffff" fo:color="#000080"/>
    </style:style>
    <style:style style:name="T146_17" style:family="text">
      <style:text-properties fo:background-color="#ffffff" fo:color="#000080"/>
    </style:style>
    <style:style style:name="T146_18" style:family="text">
      <style:text-properties fo:background-color="#ffffff" fo:color="#000080"/>
    </style:style>
    <style:style style:name="T146_19" style:family="text">
      <style:text-properties fo:background-color="#ffffff" fo:color="#000080"/>
    </style:style>
    <style:style style:name="T146_20" style:family="text">
      <style:text-properties fo:background-color="#ffffff" fo:color="#000080"/>
    </style:style>
    <style:style style:name="T146_21" style:family="text">
      <style:text-properties fo:background-color="#ffffff" fo:color="#000080"/>
    </style:style>
    <style:style style:name="T146_22" style:family="text">
      <style:text-properties fo:background-color="#ffffff" fo:color="#000080"/>
    </style:style>
    <style:style style:name="T146_23" style:family="text">
      <style:text-properties fo:background-color="#ffffff" fo:color="#000080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background-color="#ffffff"/>
    </style:style>
    <style:style style:name="P14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4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background-color="#ffffff"/>
    </style:style>
    <style:style style:name="T150_2" style:family="text">
      <style:text-properties fo:background-color="#ffffff"/>
    </style:style>
    <style:style style:name="T150_3" style:family="text">
      <style:text-properties fo:background-color="#ffffff"/>
    </style:style>
    <style:style style:name="T150_4" style:family="text">
      <style:text-properties fo:background-color="#ffffff"/>
    </style:style>
    <style:style style:name="T150_5" style:family="text">
      <style:text-properties fo:background-color="#ffffff"/>
    </style:style>
    <style:style style:name="T150_6" style:family="text">
      <style:text-properties fo:background-color="#ffffff"/>
    </style:style>
    <style:style style:name="T150_7" style:family="text">
      <style:text-properties fo:background-color="#ffffff"/>
    </style:style>
    <style:style style:name="T150_8" style:family="text">
      <style:text-properties fo:background-color="#ffffff"/>
    </style:style>
    <style:style style:name="T150_9" style:family="text">
      <style:text-properties fo:background-color="#ffffff"/>
    </style:style>
    <style:style style:name="T150_10" style:family="text">
      <style:text-properties fo:background-color="#ffffff"/>
    </style:style>
    <style:style style:name="T150_11" style:family="text">
      <style:text-properties fo:background-color="#ffffff"/>
    </style:style>
    <style:style style:name="T150_12" style:family="text">
      <style:text-properties fo:background-color="#ffffff"/>
    </style:style>
    <style:style style:name="T150_13" style:family="text">
      <style:text-properties fo:background-color="#ffffff"/>
    </style:style>
    <style:style style:name="T150_14" style:family="text">
      <style:text-properties fo:background-color="#ffffff"/>
    </style:style>
    <style:style style:name="P15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P153" style:family="paragraph" style:parent-style-name="Standard">
      <style:paragraph-properties fo:break-before="auto" fo:text-indent="1.27cm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>
      <style:text-properties fo:background-color="#ffffff" fo:color="#800080"/>
    </style:style>
    <style:style style:name="T156_3" style:family="text">
      <style:text-properties fo:background-color="#ffffff" fo:color="#c0c0c0"/>
    </style:style>
    <style:style style:name="T156_4" style:family="text">
      <style:text-properties fo:background-color="#ffffff"/>
    </style:style>
    <style:style style:name="T156_5" style:family="text">
      <style:text-properties fo:background-color="#ffffff"/>
    </style:style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>
      <style:text-properties fo:background-color="#ffffff" fo:color="#800080"/>
    </style:style>
    <style:style style:name="T157_3" style:family="text">
      <style:text-properties fo:background-color="#ffffff" fo:color="#c0c0c0"/>
    </style:style>
    <style:style style:name="T157_4" style:family="text">
      <style:text-properties fo:background-color="#ffffff"/>
    </style:style>
    <style:style style:name="T157_5" style:family="text">
      <style:text-properties fo:background-color="#ffffff"/>
    </style:style>
    <style:style style:name="T157_6" style:family="text">
      <style:text-properties fo:background-color="#ffffff"/>
    </style:style>
    <style:style style:name="T157_7" style:family="text">
      <style:text-properties fo:background-color="#ffffff"/>
    </style:style>
    <style:style style:name="T157_8" style:family="text">
      <style:text-properties fo:background-color="#ffffff"/>
    </style:style>
    <style:style style:name="P158" style:family="paragraph" style:parent-style-name="Standard">
      <style:paragraph-properties fo:break-before="auto" fo:text-indent="1.27cm" fo:line-height="115%" style:writing-mode="lr-tb"/>
    </style:style>
    <style:style style:name="T158_1" style:family="text">
      <style:text-properties fo:background-color="#ffffff" fo:color="#800080"/>
    </style:style>
    <style:style style:name="T158_2" style:family="text">
      <style:text-properties fo:background-color="#ffffff" fo:color="#c0c0c0"/>
    </style:style>
    <style:style style:name="T158_3" style:family="text">
      <style:text-properties fo:background-color="#ffffff"/>
    </style:style>
    <style:style style:name="T158_4" style:family="text">
      <style:text-properties fo:background-color="#ffffff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background-color="#ffffff"/>
    </style:style>
    <style:style style:name="T163_2" style:family="text">
      <style:text-properties fo:background-color="#ffffff"/>
    </style:style>
    <style:style style:name="T163_3" style:family="text">
      <style:text-properties fo:background-color="#ffffff"/>
    </style:style>
    <style:style style:name="T163_4" style:family="text">
      <style:text-properties fo:background-color="#ffffff"/>
    </style:style>
    <style:style style:name="T163_5" style:family="text">
      <style:text-properties fo:background-color="#ffffff"/>
    </style:style>
    <style:style style:name="T163_6" style:family="text">
      <style:text-properties fo:background-color="#ffffff"/>
    </style:style>
    <style:style style:name="T163_7" style:family="text">
      <style:text-properties fo:background-color="#ffffff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fo:background-color="#ffffff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fo:background-color="#ffffff"/>
    </style:style>
    <style:style style:name="T165_2" style:family="text">
      <style:text-properties fo:background-color="#ffffff"/>
    </style:style>
    <style:style style:name="T165_3" style:family="text">
      <style:text-properties fo:background-color="#ffffff"/>
    </style:style>
    <style:style style:name="T165_4" style:family="text">
      <style:text-properties fo:background-color="#ffffff"/>
    </style:style>
    <style:style style:name="T165_5" style:family="text">
      <style:text-properties fo:background-color="#ffffff"/>
    </style:style>
    <style:style style:name="T165_6" style:family="text">
      <style:text-properties fo:background-color="#ffffff"/>
    </style:style>
    <style:style style:name="T165_7" style:family="text">
      <style:text-properties fo:background-color="#ffffff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background-color="#ffffff"/>
    </style:style>
    <style:style style:name="T166_2" style:family="text">
      <style:text-properties fo:background-color="#ffffff"/>
    </style:style>
    <style:style style:name="T166_3" style:family="text">
      <style:text-properties fo:background-color="#ffffff"/>
    </style:style>
    <style:style style:name="T166_4" style:family="text">
      <style:text-properties fo:background-color="#ffffff"/>
    </style:style>
    <style:style style:name="T166_5" style:family="text">
      <style:text-properties fo:background-color="#ffffff"/>
    </style:style>
    <style:style style:name="T166_6" style:family="text">
      <style:text-properties fo:background-color="#ffffff"/>
    </style:style>
    <style:style style:name="T166_7" style:family="text">
      <style:text-properties fo:background-color="#ffffff"/>
    </style:style>
    <style:style style:name="T166_8" style:family="text">
      <style:text-properties fo:background-color="#ffffff"/>
    </style:style>
    <style:style style:name="T166_9" style:family="text">
      <style:text-properties fo:background-color="#ffffff"/>
    </style:style>
    <style:style style:name="T166_10" style:family="text">
      <style:text-properties fo:background-color="#ffffff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background-color="#ffffff"/>
    </style:style>
    <style:style style:name="T167_2" style:family="text">
      <style:text-properties fo:background-color="#ffffff"/>
    </style:style>
    <style:style style:name="T167_3" style:family="text">
      <style:text-properties fo:background-color="#ffffff"/>
    </style:style>
    <style:style style:name="T167_4" style:family="text">
      <style:text-properties fo:background-color="#ffffff"/>
    </style:style>
    <style:style style:name="T167_5" style:family="text">
      <style:text-properties fo:background-color="#ffffff"/>
    </style:style>
    <style:style style:name="T167_6" style:family="text">
      <style:text-properties fo:background-color="#ffffff"/>
    </style:style>
    <style:style style:name="T167_7" style:family="text">
      <style:text-properties fo:background-color="#ffffff"/>
    </style:style>
    <style:style style:name="T167_8" style:family="text">
      <style:text-properties fo:background-color="#ffffff"/>
    </style:style>
    <style:style style:name="T167_9" style:family="text">
      <style:text-properties fo:background-color="#ffffff"/>
    </style:style>
    <style:style style:name="T167_10" style:family="text">
      <style:text-properties fo:background-color="#ffffff"/>
    </style:style>
    <style:style style:name="T167_11" style:family="text">
      <style:text-properties fo:background-color="#ffffff"/>
    </style:style>
    <style:style style:name="T167_12" style:family="text">
      <style:text-properties fo:background-color="#ffffff"/>
    </style:style>
    <style:style style:name="T167_13" style:family="text">
      <style:text-properties fo:background-color="#ffffff"/>
    </style:style>
    <style:style style:name="T167_14" style:family="text">
      <style:text-properties fo:background-color="#ffffff"/>
    </style:style>
    <style:style style:name="T167_15" style:family="text">
      <style:text-properties fo:background-color="#ffffff"/>
    </style:style>
    <style:style style:name="T167_16" style:family="text">
      <style:text-properties fo:background-color="#ffffff"/>
    </style:style>
    <style:style style:name="T167_17" style:family="text">
      <style:text-properties fo:background-color="#ffffff"/>
    </style:style>
    <style:style style:name="T167_18" style:family="text">
      <style:text-properties fo:background-color="#ffffff"/>
    </style:style>
    <style:style style:name="T167_19" style:family="text">
      <style:text-properties fo:background-color="#ffffff"/>
    </style:style>
    <style:style style:name="T167_20" style:family="text">
      <style:text-properties fo:background-color="#ffffff"/>
    </style:style>
    <style:style style:name="T167_21" style:family="text">
      <style:text-properties fo:background-color="#ffffff"/>
    </style:style>
    <style:style style:name="T167_22" style:family="text">
      <style:text-properties fo:background-color="#ffffff"/>
    </style:style>
    <style:style style:name="T167_23" style:family="text">
      <style:text-properties fo:background-color="#ffffff"/>
    </style:style>
    <style:style style:name="T167_24" style:family="text">
      <style:text-properties fo:background-color="#ffffff"/>
    </style:style>
    <style:style style:name="T167_25" style:family="text">
      <style:text-properties fo:background-color="#ffffff"/>
    </style:style>
    <style:style style:name="T167_26" style:family="text">
      <style:text-properties fo:background-color="#ffffff"/>
    </style:style>
    <style:style style:name="T167_27" style:family="text">
      <style:text-properties fo:background-color="#ffffff"/>
    </style:style>
    <style:style style:name="T167_28" style:family="text">
      <style:text-properties fo:background-color="#ffffff"/>
    </style:style>
    <style:style style:name="T167_29" style:family="text">
      <style:text-properties fo:background-color="#ffffff"/>
    </style:style>
    <style:style style:name="T167_30" style:family="text">
      <style:text-properties fo:background-color="#ffffff"/>
    </style:style>
    <style:style style:name="T167_31" style:family="text">
      <style:text-properties fo:background-color="#ffffff"/>
    </style:style>
    <style:style style:name="T167_32" style:family="text">
      <style:text-properties fo:background-color="#ffffff"/>
    </style:style>
    <style:style style:name="T167_33" style:family="text">
      <style:text-properties fo:background-color="#ffffff"/>
    </style:style>
    <style:style style:name="T167_34" style:family="text">
      <style:text-properties fo:background-color="#ffffff"/>
    </style:style>
    <style:style style:name="T167_35" style:family="text">
      <style:text-properties fo:background-color="#ffffff"/>
    </style:style>
    <style:style style:name="T167_36" style:family="text">
      <style:text-properties fo:background-color="#ffffff"/>
    </style:style>
    <style:style style:name="T167_37" style:family="text">
      <style:text-properties fo:background-color="#ffffff"/>
    </style:style>
    <style:style style:name="T167_38" style:family="text">
      <style:text-properties fo:background-color="#ffffff"/>
    </style:style>
    <style:style style:name="T167_39" style:family="text">
      <style:text-properties fo:background-color="#ffffff"/>
    </style:style>
    <style:style style:name="T167_40" style:family="text">
      <style:text-properties fo:background-color="#ffffff"/>
    </style:style>
    <style:style style:name="T167_41" style:family="text">
      <style:text-properties fo:background-color="#ffffff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background-color="#ffffff"/>
    </style:style>
    <style:style style:name="T168_2" style:family="text">
      <style:text-properties fo:background-color="#ffffff"/>
    </style:style>
    <style:style style:name="T168_3" style:family="text">
      <style:text-properties fo:background-color="#ffffff"/>
    </style:style>
    <style:style style:name="T168_4" style:family="text">
      <style:text-properties fo:background-color="#ffffff"/>
    </style:style>
    <style:style style:name="T168_5" style:family="text">
      <style:text-properties fo:background-color="#ffffff"/>
    </style:style>
    <style:style style:name="T168_6" style:family="text">
      <style:text-properties fo:background-color="#ffffff"/>
    </style:style>
    <style:style style:name="T168_7" style:family="text">
      <style:text-properties fo:background-color="#ffffff"/>
    </style:style>
    <style:style style:name="T168_8" style:family="text">
      <style:text-properties fo:background-color="#ffffff"/>
    </style:style>
    <style:style style:name="T168_9" style:family="text">
      <style:text-properties fo:background-color="#ffffff"/>
    </style:style>
    <style:style style:name="T168_10" style:family="text">
      <style:text-properties fo:background-color="#ffffff"/>
    </style:style>
    <style:style style:name="T168_11" style:family="text">
      <style:text-properties fo:background-color="#ffffff"/>
    </style:style>
    <style:style style:name="T168_12" style:family="text">
      <style:text-properties fo:background-color="#ffffff"/>
    </style:style>
    <style:style style:name="T168_13" style:family="text">
      <style:text-properties fo:background-color="#ffffff"/>
    </style:style>
    <style:style style:name="T168_14" style:family="text">
      <style:text-properties fo:background-color="#ffffff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background-color="#ffffff"/>
    </style:style>
    <style:style style:name="T169_2" style:family="text">
      <style:text-properties fo:background-color="#ffffff"/>
    </style:style>
    <style:style style:name="T169_3" style:family="text">
      <style:text-properties fo:background-color="#ffffff"/>
    </style:style>
    <style:style style:name="T169_4" style:family="text">
      <style:text-properties fo:background-color="#ffffff"/>
    </style:style>
    <style:style style:name="T169_5" style:family="text">
      <style:text-properties fo:background-color="#ffffff"/>
    </style:style>
    <style:style style:name="T169_6" style:family="text">
      <style:text-properties fo:background-color="#ffffff"/>
    </style:style>
    <style:style style:name="T169_7" style:family="text">
      <style:text-properties fo:background-color="#ffffff"/>
    </style:style>
    <style:style style:name="T169_8" style:family="text">
      <style:text-properties fo:background-color="#ffffff"/>
    </style:style>
    <style:style style:name="T169_9" style:family="text">
      <style:text-properties fo:background-color="#ffffff"/>
    </style:style>
    <style:style style:name="T169_10" style:family="text">
      <style:text-properties fo:background-color="#ffffff"/>
    </style:style>
    <style:style style:name="T169_11" style:family="text">
      <style:text-properties fo:background-color="#ffffff"/>
    </style:style>
    <style:style style:name="T169_12" style:family="text">
      <style:text-properties fo:background-color="#ffffff"/>
    </style:style>
    <style:style style:name="T169_13" style:family="text">
      <style:text-properties fo:background-color="#ffffff"/>
    </style:style>
    <style:style style:name="T169_14" style:family="text">
      <style:text-properties fo:background-color="#ffffff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background-color="#ffffff"/>
    </style:style>
    <style:style style:name="T170_2" style:family="text">
      <style:text-properties fo:background-color="#ffffff"/>
    </style:style>
    <style:style style:name="T170_3" style:family="text">
      <style:text-properties fo:background-color="#ffffff"/>
    </style:style>
    <style:style style:name="T170_4" style:family="text">
      <style:text-properties fo:background-color="#ffffff"/>
    </style:style>
    <style:style style:name="T170_5" style:family="text">
      <style:text-properties fo:background-color="#ffffff"/>
    </style:style>
    <style:style style:name="T170_6" style:family="text">
      <style:text-properties fo:background-color="#ffffff"/>
    </style:style>
    <style:style style:name="T170_7" style:family="text">
      <style:text-properties fo:background-color="#ffffff"/>
    </style:style>
    <style:style style:name="T170_8" style:family="text">
      <style:text-properties fo:background-color="#ffffff"/>
    </style:style>
    <style:style style:name="T170_9" style:family="text">
      <style:text-properties fo:background-color="#ffffff"/>
    </style:style>
    <style:style style:name="T170_10" style:family="text">
      <style:text-properties fo:background-color="#ffffff"/>
    </style:style>
    <style:style style:name="T170_11" style:family="text">
      <style:text-properties fo:background-color="#ffffff"/>
    </style:style>
    <style:style style:name="T170_12" style:family="text">
      <style:text-properties fo:background-color="#ffffff"/>
    </style:style>
    <style:style style:name="T170_13" style:family="text">
      <style:text-properties fo:background-color="#ffffff"/>
    </style:style>
    <style:style style:name="T170_14" style:family="text">
      <style:text-properties fo:background-color="#ffffff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background-color="#ffffff"/>
    </style:style>
    <style:style style:name="T171_2" style:family="text">
      <style:text-properties fo:background-color="#ffffff"/>
    </style:style>
    <style:style style:name="T171_3" style:family="text">
      <style:text-properties fo:background-color="#ffffff"/>
    </style:style>
    <style:style style:name="T171_4" style:family="text">
      <style:text-properties fo:background-color="#ffffff"/>
    </style:style>
    <style:style style:name="T171_5" style:family="text">
      <style:text-properties fo:background-color="#ffffff"/>
    </style:style>
    <style:style style:name="T171_6" style:family="text">
      <style:text-properties fo:background-color="#ffffff"/>
    </style:style>
    <style:style style:name="T171_7" style:family="text">
      <style:text-properties fo:background-color="#ffffff"/>
    </style:style>
    <style:style style:name="T171_8" style:family="text">
      <style:text-properties fo:background-color="#ffffff"/>
    </style:style>
    <style:style style:name="T171_9" style:family="text">
      <style:text-properties fo:background-color="#ffffff"/>
    </style:style>
    <style:style style:name="T171_10" style:family="text">
      <style:text-properties fo:background-color="#ffffff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background-color="#ffffff"/>
    </style:style>
    <style:style style:name="T172_2" style:family="text">
      <style:text-properties fo:background-color="#ffffff"/>
    </style:style>
    <style:style style:name="T172_3" style:family="text">
      <style:text-properties fo:background-color="#ffffff"/>
    </style:style>
    <style:style style:name="T172_4" style:family="text">
      <style:text-properties fo:background-color="#ffffff"/>
    </style:style>
    <style:style style:name="T172_5" style:family="text">
      <style:text-properties fo:background-color="#ffffff"/>
    </style:style>
    <style:style style:name="T172_6" style:family="text">
      <style:text-properties fo:background-color="#ffffff"/>
    </style:style>
    <style:style style:name="T172_7" style:family="text">
      <style:text-properties fo:background-color="#ffffff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background-color="#ffffff"/>
    </style:style>
    <style:style style:name="T173_2" style:family="text">
      <style:text-properties fo:background-color="#ffffff"/>
    </style:style>
    <style:style style:name="T173_3" style:family="text">
      <style:text-properties fo:background-color="#ffffff"/>
    </style:style>
    <style:style style:name="T173_4" style:family="text">
      <style:text-properties fo:background-color="#ffffff"/>
    </style:style>
    <style:style style:name="T173_5" style:family="text">
      <style:text-properties fo:background-color="#ffffff"/>
    </style:style>
    <style:style style:name="T173_6" style:family="text">
      <style:text-properties fo:background-color="#ffffff"/>
    </style:style>
    <style:style style:name="T173_7" style:family="text">
      <style:text-properties fo:background-color="#ffffff"/>
    </style:style>
    <style:style style:name="P174" style:family="paragraph" style:parent-style-name="Standard">
      <style:paragraph-properties fo:break-before="auto" fo:text-indent="1.27cm" fo:line-height="115%" style:writing-mode="lr-tb"/>
    </style:style>
    <style:style style:name="T174_1" style:family="text">
      <style:text-properties fo:background-color="#ffffff"/>
    </style:style>
    <style:style style:name="T174_2" style:family="text">
      <style:text-properties fo:background-color="#ffffff"/>
    </style:style>
    <style:style style:name="T174_3" style:family="text">
      <style:text-properties fo:background-color="#ffffff"/>
    </style:style>
    <style:style style:name="T174_4" style:family="text">
      <style:text-properties fo:background-color="#ffffff"/>
    </style:style>
    <style:style style:name="T174_5" style:family="text">
      <style:text-properties fo:background-color="#ffffff"/>
    </style:style>
    <style:style style:name="T174_6" style:family="text">
      <style:text-properties fo:background-color="#ffffff"/>
    </style:style>
    <style:style style:name="T174_7" style:family="text">
      <style:text-properties fo:background-color="#ffffff"/>
    </style:style>
    <style:style style:name="T174_8" style:family="text">
      <style:text-properties fo:background-color="#ffffff"/>
    </style:style>
    <style:style style:name="T174_9" style:family="text">
      <style:text-properties fo:background-color="#ffffff"/>
    </style:style>
    <style:style style:name="T174_10" style:family="text">
      <style:text-properties fo:background-color="#ffffff"/>
    </style:style>
    <style:style style:name="T174_11" style:family="text">
      <style:text-properties fo:background-color="#ffffff"/>
    </style:style>
    <style:style style:name="T174_12" style:family="text">
      <style:text-properties fo:background-color="#ffffff"/>
    </style:style>
    <style:style style:name="T174_13" style:family="text">
      <style:text-properties fo:background-color="#ffffff"/>
    </style:style>
    <style:style style:name="T174_14" style:family="text">
      <style:text-properties fo:background-color="#ffffff"/>
    </style:style>
    <style:style style:name="T174_15" style:family="text">
      <style:text-properties fo:background-color="#ffffff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background-color="#ffffff"/>
    </style:style>
    <style:style style:name="T175_2" style:family="text">
      <style:text-properties fo:background-color="#ffffff"/>
    </style:style>
    <style:style style:name="T175_3" style:family="text">
      <style:text-properties fo:background-color="#ffffff"/>
    </style:style>
    <style:style style:name="T175_4" style:family="text">
      <style:text-properties fo:background-color="#ffffff"/>
    </style:style>
    <style:style style:name="T175_5" style:family="text">
      <style:text-properties fo:background-color="#ffffff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fo:background-color="#ffffff"/>
    </style:style>
    <style:style style:name="T176_2" style:family="text">
      <style:text-properties fo:background-color="#ffffff"/>
    </style:style>
    <style:style style:name="T176_3" style:family="text">
      <style:text-properties fo:background-color="#ffffff"/>
    </style:style>
    <style:style style:name="T176_4" style:family="text">
      <style:text-properties fo:background-color="#ffffff"/>
    </style:style>
    <style:style style:name="T176_5" style:family="text">
      <style:text-properties fo:background-color="#ffffff"/>
    </style:style>
    <style:style style:name="P177" style:family="paragraph" style:parent-style-name="Standard">
      <style:paragraph-properties fo:break-before="auto" fo:text-indent="1.27cm" fo:line-height="115%" style:writing-mode="lr-tb"/>
    </style:style>
    <style:style style:name="T177_1" style:family="text">
      <style:text-properties fo:background-color="#ffffff" fo:color="#800080"/>
    </style:style>
    <style:style style:name="T177_2" style:family="text">
      <style:text-properties fo:background-color="#ffffff" fo:color="#c0c0c0"/>
    </style:style>
    <style:style style:name="T177_3" style:family="text">
      <style:text-properties fo:background-color="#ffffff"/>
    </style:style>
    <style:style style:name="T177_4" style:family="text">
      <style:text-properties fo:background-color="#ffffff"/>
    </style:style>
    <style:style style:name="T177_5" style:family="text">
      <style:text-properties fo:background-color="#ffffff" fo:color="#c0c0c0"/>
    </style:style>
    <style:style style:name="T177_6" style:family="text">
      <style:text-properties fo:background-color="#ffffff"/>
    </style:style>
    <style:style style:name="P178" style:family="paragraph" style:parent-style-name="Standard">
      <style:paragraph-properties fo:break-before="auto" fo:text-indent="1.27cm" fo:line-height="115%" style:writing-mode="lr-tb"/>
    </style:style>
    <style:style style:name="T178_1" style:family="text">
      <style:text-properties fo:background-color="#ffffff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fo:background-color="#ffffff" fo:color="#c0c0c0"/>
    </style:style>
    <style:style style:name="T179_2" style:family="text">
      <style:text-properties fo:background-color="#ffffff"/>
    </style:style>
    <style:style style:name="T179_3" style:family="text">
      <style:text-properties fo:background-color="#ffffff"/>
    </style:style>
    <style:style style:name="T179_4" style:family="text">
      <style:text-properties fo:background-color="#ffffff"/>
    </style:style>
    <style:style style:name="T179_5" style:family="text">
      <style:text-properties fo:background-color="#ffffff" fo:color="#c0c0c0"/>
    </style:style>
    <style:style style:name="T179_6" style:family="text">
      <style:text-properties fo:background-color="#ffffff"/>
    </style:style>
    <style:style style:name="T179_7" style:family="text">
      <style:text-properties fo:background-color="#ffffff"/>
    </style:style>
    <style:style style:name="T179_8" style:family="text">
      <style:text-properties fo:background-color="#ffffff"/>
    </style:style>
    <style:style style:name="T179_9" style:family="text">
      <style:text-properties fo:background-color="#ffffff" fo:color="#c0c0c0"/>
    </style:style>
    <style:style style:name="T179_10" style:family="text">
      <style:text-properties fo:background-color="#ffffff"/>
    </style:style>
    <style:style style:name="T179_11" style:family="text">
      <style:text-properties fo:background-color="#ffffff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background-color="#ffffff" fo:color="#c0c0c0"/>
    </style:style>
    <style:style style:name="T180_2" style:family="text">
      <style:text-properties fo:background-color="#ffffff"/>
    </style:style>
    <style:style style:name="T180_3" style:family="text">
      <style:text-properties fo:background-color="#ffffff"/>
    </style:style>
    <style:style style:name="T180_4" style:family="text">
      <style:text-properties fo:background-color="#ffffff" fo:color="#c0c0c0"/>
    </style:style>
    <style:style style:name="T180_5" style:family="text">
      <style:text-properties fo:background-color="#ffffff"/>
    </style:style>
    <style:style style:name="T180_6" style:family="text">
      <style:text-properties fo:background-color="#ffffff"/>
    </style:style>
    <style:style style:name="T180_7" style:family="text">
      <style:text-properties fo:background-color="#ffffff"/>
    </style:style>
    <style:style style:name="T180_8" style:family="text">
      <style:text-properties fo:background-color="#ffffff" fo:color="#c0c0c0"/>
    </style:style>
    <style:style style:name="T180_9" style:family="text">
      <style:text-properties fo:background-color="#ffffff"/>
    </style:style>
    <style:style style:name="T180_10" style:family="text">
      <style:text-properties fo:background-color="#ffffff"/>
    </style:style>
    <style:style style:name="P181" style:family="paragraph" style:parent-style-name="Standard">
      <style:paragraph-properties fo:break-before="auto" fo:text-indent="0cm" fo:line-height="115%" fo:margin-left="2.54cm" style:writing-mode="lr-tb"/>
    </style:style>
    <style:style style:name="T181_1" style:family="text">
      <style:text-properties fo:background-color="#ffffff" fo:color="#c0c0c0"/>
    </style:style>
    <style:style style:name="T181_2" style:family="text">
      <style:text-properties fo:background-color="#ffffff"/>
    </style:style>
    <style:style style:name="T181_3" style:family="text">
      <style:text-properties fo:background-color="#ffffff"/>
    </style:style>
    <style:style style:name="T181_4" style:family="text">
      <style:text-properties fo:background-color="#ffffff"/>
    </style:style>
    <style:style style:name="T181_5" style:family="text">
      <style:text-properties fo:background-color="#ffffff" fo:color="#c0c0c0"/>
    </style:style>
    <style:style style:name="T181_6" style:family="text">
      <style:text-properties fo:background-color="#ffffff"/>
    </style:style>
    <style:style style:name="T181_7" style:family="text">
      <style:text-properties fo:background-color="#ffffff"/>
    </style:style>
    <style:style style:name="T181_8" style:family="text">
      <style:text-properties fo:background-color="#ffffff" fo:color="#c0c0c0"/>
    </style:style>
    <style:style style:name="T181_9" style:family="text">
      <style:text-properties fo:background-color="#ffffff"/>
    </style:style>
    <style:style style:name="T181_10" style:family="text">
      <style:text-properties fo:background-color="#ffffff"/>
    </style:style>
    <style:style style:name="P182" style:family="paragraph" style:parent-style-name="Standard">
      <style:paragraph-properties fo:break-before="auto" fo:text-indent="0cm" fo:line-height="115%" fo:margin-left="2.54cm" style:writing-mode="lr-tb"/>
    </style:style>
    <style:style style:name="T182_1" style:family="text">
      <style:text-properties fo:background-color="#ffffff" fo:color="#c0c0c0"/>
    </style:style>
    <style:style style:name="T182_2" style:family="text">
      <style:text-properties fo:background-color="#ffffff"/>
    </style:style>
    <style:style style:name="T182_3" style:family="text">
      <style:text-properties fo:background-color="#ffffff"/>
    </style:style>
    <style:style style:name="T182_4" style:family="text">
      <style:text-properties fo:background-color="#ffffff" fo:color="#c0c0c0"/>
    </style:style>
    <style:style style:name="T182_5" style:family="text">
      <style:text-properties fo:background-color="#ffffff"/>
    </style:style>
    <style:style style:name="T182_6" style:family="text">
      <style:text-properties fo:background-color="#ffffff"/>
    </style:style>
    <style:style style:name="T182_7" style:family="text">
      <style:text-properties fo:background-color="#ffffff" fo:color="#c0c0c0"/>
    </style:style>
    <style:style style:name="T182_8" style:family="text">
      <style:text-properties fo:background-color="#ffffff"/>
    </style:style>
    <style:style style:name="T182_9" style:family="text">
      <style:text-properties fo:background-color="#ffffff"/>
    </style:style>
    <style:style style:name="P183" style:family="paragraph" style:parent-style-name="Standard">
      <style:paragraph-properties fo:break-before="auto" fo:text-indent="0cm" fo:line-height="115%" fo:margin-left="2.54cm" style:writing-mode="lr-tb"/>
    </style:style>
    <style:style style:name="T183_1" style:family="text">
      <style:text-properties fo:background-color="#ffffff" fo:color="#c0c0c0"/>
    </style:style>
    <style:style style:name="T183_2" style:family="text">
      <style:text-properties fo:background-color="#ffffff"/>
    </style:style>
    <style:style style:name="T183_3" style:family="text">
      <style:text-properties fo:background-color="#ffffff"/>
    </style:style>
    <style:style style:name="T183_4" style:family="text">
      <style:text-properties fo:background-color="#ffffff"/>
    </style:style>
    <style:style style:name="T183_5" style:family="text">
      <style:text-properties fo:background-color="#ffffff" fo:color="#c0c0c0"/>
    </style:style>
    <style:style style:name="T183_6" style:family="text">
      <style:text-properties fo:background-color="#ffffff"/>
    </style:style>
    <style:style style:name="T183_7" style:family="text">
      <style:text-properties fo:background-color="#ffffff"/>
    </style:style>
    <style:style style:name="T183_8" style:family="text">
      <style:text-properties fo:background-color="#ffffff"/>
    </style:style>
    <style:style style:name="T183_9" style:family="text">
      <style:text-properties fo:background-color="#ffffff" fo:color="#c0c0c0"/>
    </style:style>
    <style:style style:name="T183_10" style:family="text">
      <style:text-properties fo:background-color="#ffffff"/>
    </style:style>
    <style:style style:name="T183_11" style:family="text">
      <style:text-properties fo:background-color="#ffffff"/>
    </style:style>
    <style:style style:name="T183_12" style:family="text">
      <style:text-properties fo:background-color="#ffffff"/>
    </style:style>
    <style:style style:name="P184" style:family="paragraph" style:parent-style-name="Standard">
      <style:paragraph-properties fo:break-before="auto" fo:text-indent="0cm" fo:line-height="115%" fo:margin-left="2.54cm" style:writing-mode="lr-tb"/>
    </style:style>
    <style:style style:name="T184_1" style:family="text">
      <style:text-properties fo:background-color="#ffffff" fo:color="#c0c0c0"/>
    </style:style>
    <style:style style:name="T184_2" style:family="text">
      <style:text-properties fo:background-color="#ffffff"/>
    </style:style>
    <style:style style:name="T184_3" style:family="text">
      <style:text-properties fo:background-color="#ffffff"/>
    </style:style>
    <style:style style:name="T184_4" style:family="text">
      <style:text-properties fo:background-color="#ffffff" fo:color="#c0c0c0"/>
    </style:style>
    <style:style style:name="T184_5" style:family="text">
      <style:text-properties fo:background-color="#ffffff"/>
    </style:style>
    <style:style style:name="T184_6" style:family="text">
      <style:text-properties fo:background-color="#ffffff"/>
    </style:style>
    <style:style style:name="T184_7" style:family="text">
      <style:text-properties fo:background-color="#ffffff"/>
    </style:style>
    <style:style style:name="T184_8" style:family="text">
      <style:text-properties fo:background-color="#ffffff" fo:color="#c0c0c0"/>
    </style:style>
    <style:style style:name="T184_9" style:family="text">
      <style:text-properties fo:background-color="#ffffff"/>
    </style:style>
    <style:style style:name="T184_10" style:family="text">
      <style:text-properties fo:background-color="#ffffff"/>
    </style:style>
    <style:style style:name="P185" style:family="paragraph" style:parent-style-name="Standard">
      <style:paragraph-properties fo:break-before="auto" fo:text-indent="1.27cm" fo:line-height="115%" style:writing-mode="lr-tb"/>
    </style:style>
    <style:style style:name="T185_1" style:family="text">
      <style:text-properties fo:background-color="#ffffff"/>
    </style:style>
    <style:style style:name="P186" style:family="paragraph" style:parent-style-name="Standard">
      <style:paragraph-properties fo:break-before="auto" fo:text-indent="1.27cm" fo:line-height="115%" fo:margin-left="0cm" style:writing-mode="lr-tb"/>
    </style:style>
    <style:style style:name="T186_1" style:family="text">
      <style:text-properties fo:background-color="#ffffff" fo:color="#800080"/>
    </style:style>
    <style:style style:name="T186_2" style:family="text">
      <style:text-properties fo:background-color="#ffffff" fo:color="#c0c0c0"/>
    </style:style>
    <style:style style:name="T186_3" style:family="text">
      <style:text-properties fo:background-color="#ffffff"/>
    </style:style>
    <style:style style:name="T186_4" style:family="text">
      <style:text-properties fo:background-color="#ffffff"/>
    </style:style>
    <style:style style:name="T186_5" style:family="text">
      <style:text-properties fo:background-color="#ffffff" fo:color="#c0c0c0"/>
    </style:style>
    <style:style style:name="T186_6" style:family="text">
      <style:text-properties fo:background-color="#ffffff"/>
    </style:style>
    <style:style style:name="P187" style:family="paragraph" style:parent-style-name="Standard">
      <style:paragraph-properties fo:break-before="auto" fo:text-indent="1.27cm" fo:line-height="115%" fo:margin-left="0cm" style:writing-mode="lr-tb"/>
    </style:style>
    <style:style style:name="T187_1" style:family="text">
      <style:text-properties fo:background-color="#ffffff"/>
    </style:style>
    <style:style style:name="P188" style:family="paragraph" style:parent-style-name="Standard">
      <style:paragraph-properties fo:break-before="auto" fo:text-indent="0cm" fo:line-height="115%" fo:margin-left="2.54cm" style:writing-mode="lr-tb"/>
    </style:style>
    <style:style style:name="T188_1" style:family="text">
      <style:text-properties fo:background-color="#ffffff" fo:color="#c0c0c0"/>
    </style:style>
    <style:style style:name="T188_2" style:family="text">
      <style:text-properties fo:background-color="#ffffff"/>
    </style:style>
    <style:style style:name="T188_3" style:family="text">
      <style:text-properties fo:background-color="#ffffff"/>
    </style:style>
    <style:style style:name="T188_4" style:family="text">
      <style:text-properties fo:background-color="#ffffff"/>
    </style:style>
    <style:style style:name="T188_5" style:family="text">
      <style:text-properties fo:background-color="#ffffff"/>
    </style:style>
    <style:style style:name="T188_6" style:family="text">
      <style:text-properties fo:background-color="#ffffff"/>
    </style:style>
    <style:style style:name="T188_7" style:family="text">
      <style:text-properties fo:background-color="#ffffff"/>
    </style:style>
    <style:style style:name="T188_8" style:family="text">
      <style:text-properties fo:background-color="#ffffff" fo:color="#c0c0c0"/>
    </style:style>
    <style:style style:name="T188_9" style:family="text">
      <style:text-properties fo:background-color="#ffffff" fo:color="#008000"/>
    </style:style>
    <style:style style:name="T188_10" style:family="text">
      <style:text-properties fo:background-color="#ffffff" fo:color="#c0c0c0"/>
    </style:style>
    <style:style style:name="T188_11" style:family="text">
      <style:text-properties fo:background-color="#ffffff" fo:color="#008000"/>
    </style:style>
    <style:style style:name="P189" style:family="paragraph" style:parent-style-name="Standard">
      <style:paragraph-properties fo:break-before="auto" fo:text-indent="0cm" fo:line-height="115%" fo:margin-left="2.54cm" style:writing-mode="lr-tb"/>
    </style:style>
    <style:style style:name="T189_1" style:family="text">
      <style:text-properties fo:background-color="#ffffff" fo:color="#c0c0c0"/>
    </style:style>
    <style:style style:name="T189_2" style:family="text">
      <style:text-properties fo:background-color="#ffffff" fo:color="#000080"/>
    </style:style>
    <style:style style:name="T189_3" style:family="text">
      <style:text-properties fo:background-color="#ffffff"/>
    </style:style>
    <style:style style:name="T189_4" style:family="text">
      <style:text-properties fo:background-color="#ffffff" fo:color="#000080"/>
    </style:style>
    <style:style style:name="T189_5" style:family="text">
      <style:text-properties fo:background-color="#ffffff"/>
    </style:style>
    <style:style style:name="T189_6" style:family="text">
      <style:text-properties fo:background-color="#ffffff" fo:color="#000080"/>
    </style:style>
    <style:style style:name="T189_7" style:family="text">
      <style:text-properties fo:background-color="#ffffff"/>
    </style:style>
    <style:style style:name="T189_8" style:family="text">
      <style:text-properties fo:background-color="#ffffff" fo:color="#c0c0c0"/>
    </style:style>
    <style:style style:name="T189_9" style:family="text">
      <style:text-properties fo:background-color="#ffffff" fo:color="#008000"/>
    </style:style>
    <style:style style:name="T189_10" style:family="text">
      <style:text-properties fo:background-color="#ffffff" fo:color="#c0c0c0"/>
    </style:style>
    <style:style style:name="T189_11" style:family="text">
      <style:text-properties fo:background-color="#ffffff" fo:color="#008000"/>
    </style:style>
    <style:style style:name="P190" style:family="paragraph" style:parent-style-name="Standard">
      <style:paragraph-properties fo:break-before="auto" fo:text-indent="0cm" fo:line-height="115%" fo:margin-left="2.54cm" style:writing-mode="lr-tb"/>
    </style:style>
    <style:style style:name="T190_1" style:family="text">
      <style:text-properties fo:background-color="#ffffff" fo:color="#c0c0c0"/>
    </style:style>
    <style:style style:name="T190_2" style:family="text">
      <style:text-properties fo:background-color="#ffffff" fo:color="#000080"/>
    </style:style>
    <style:style style:name="T190_3" style:family="text">
      <style:text-properties fo:background-color="#ffffff"/>
    </style:style>
    <style:style style:name="T190_4" style:family="text">
      <style:text-properties fo:background-color="#ffffff" fo:color="#000080"/>
    </style:style>
    <style:style style:name="T190_5" style:family="text">
      <style:text-properties fo:background-color="#ffffff"/>
    </style:style>
    <style:style style:name="T190_6" style:family="text">
      <style:text-properties fo:background-color="#ffffff" fo:color="#000080"/>
    </style:style>
    <style:style style:name="T190_7" style:family="text">
      <style:text-properties fo:background-color="#ffffff"/>
    </style:style>
    <style:style style:name="T190_8" style:family="text">
      <style:text-properties fo:background-color="#ffffff" fo:color="#c0c0c0"/>
    </style:style>
    <style:style style:name="T190_9" style:family="text">
      <style:text-properties fo:background-color="#ffffff" fo:color="#008000"/>
    </style:style>
    <style:style style:name="T190_10" style:family="text">
      <style:text-properties fo:background-color="#ffffff" fo:color="#c0c0c0"/>
    </style:style>
    <style:style style:name="T190_11" style:family="text">
      <style:text-properties fo:background-color="#ffffff" fo:color="#008000"/>
    </style:style>
    <style:style style:name="P191" style:family="paragraph" style:parent-style-name="Standard">
      <style:paragraph-properties fo:break-before="auto" fo:text-indent="0cm" fo:line-height="115%" fo:margin-left="2.54cm" style:writing-mode="lr-tb"/>
    </style:style>
    <style:style style:name="T191_1" style:family="text">
      <style:text-properties fo:background-color="#ffffff" fo:color="#c0c0c0"/>
    </style:style>
    <style:style style:name="T191_2" style:family="text">
      <style:text-properties fo:background-color="#ffffff" fo:color="#000080"/>
    </style:style>
    <style:style style:name="T191_3" style:family="text">
      <style:text-properties fo:background-color="#ffffff"/>
    </style:style>
    <style:style style:name="T191_4" style:family="text">
      <style:text-properties fo:background-color="#ffffff" fo:color="#000080"/>
    </style:style>
    <style:style style:name="T191_5" style:family="text">
      <style:text-properties fo:background-color="#ffffff"/>
    </style:style>
    <style:style style:name="T191_6" style:family="text">
      <style:text-properties fo:background-color="#ffffff" fo:color="#000080"/>
    </style:style>
    <style:style style:name="T191_7" style:family="text">
      <style:text-properties fo:background-color="#ffffff"/>
    </style:style>
    <style:style style:name="T191_8" style:family="text">
      <style:text-properties fo:background-color="#ffffff" fo:color="#c0c0c0"/>
    </style:style>
    <style:style style:name="T191_9" style:family="text">
      <style:text-properties fo:background-color="#ffffff" fo:color="#008000"/>
    </style:style>
    <style:style style:name="T191_10" style:family="text">
      <style:text-properties fo:background-color="#ffffff" fo:color="#c0c0c0"/>
    </style:style>
    <style:style style:name="T191_11" style:family="text">
      <style:text-properties fo:background-color="#ffffff" fo:color="#008000"/>
    </style:style>
    <style:style style:name="P192" style:family="paragraph" style:parent-style-name="Standard">
      <style:paragraph-properties fo:break-before="auto" fo:text-indent="0cm" fo:line-height="115%" fo:margin-left="2.54cm" style:writing-mode="lr-tb"/>
    </style:style>
    <style:style style:name="T192_1" style:family="text">
      <style:text-properties fo:background-color="#ffffff" fo:color="#c0c0c0"/>
    </style:style>
    <style:style style:name="T192_2" style:family="text">
      <style:text-properties fo:background-color="#ffffff" fo:color="#000080"/>
    </style:style>
    <style:style style:name="T192_3" style:family="text">
      <style:text-properties fo:background-color="#ffffff"/>
    </style:style>
    <style:style style:name="T192_4" style:family="text">
      <style:text-properties fo:background-color="#ffffff" fo:color="#000080"/>
    </style:style>
    <style:style style:name="T192_5" style:family="text">
      <style:text-properties fo:background-color="#ffffff"/>
    </style:style>
    <style:style style:name="T192_6" style:family="text">
      <style:text-properties fo:background-color="#ffffff" fo:color="#000080"/>
    </style:style>
    <style:style style:name="T192_7" style:family="text">
      <style:text-properties fo:background-color="#ffffff"/>
    </style:style>
    <style:style style:name="T192_8" style:family="text">
      <style:text-properties fo:background-color="#ffffff" fo:color="#c0c0c0"/>
    </style:style>
    <style:style style:name="T192_9" style:family="text">
      <style:text-properties fo:background-color="#ffffff" fo:color="#008000"/>
    </style:style>
    <style:style style:name="T192_10" style:family="text">
      <style:text-properties fo:background-color="#ffffff" fo:color="#c0c0c0"/>
    </style:style>
    <style:style style:name="T192_11" style:family="text">
      <style:text-properties fo:background-color="#ffffff" fo:color="#008000"/>
    </style:style>
    <style:style style:name="P193" style:family="paragraph" style:parent-style-name="Standard">
      <style:paragraph-properties fo:break-before="auto" fo:text-indent="0cm" fo:line-height="115%" fo:margin-left="2.54cm" style:writing-mode="lr-tb"/>
    </style:style>
    <style:style style:name="T193_1" style:family="text">
      <style:text-properties fo:background-color="#ffffff" fo:color="#c0c0c0"/>
    </style:style>
    <style:style style:name="T193_2" style:family="text">
      <style:text-properties fo:background-color="#ffffff" fo:color="#000080"/>
    </style:style>
    <style:style style:name="T193_3" style:family="text">
      <style:text-properties fo:background-color="#ffffff"/>
    </style:style>
    <style:style style:name="T193_4" style:family="text">
      <style:text-properties fo:background-color="#ffffff" fo:color="#000080"/>
    </style:style>
    <style:style style:name="T193_5" style:family="text">
      <style:text-properties fo:background-color="#ffffff"/>
    </style:style>
    <style:style style:name="T193_6" style:family="text">
      <style:text-properties fo:background-color="#ffffff" fo:color="#000080"/>
    </style:style>
    <style:style style:name="T193_7" style:family="text">
      <style:text-properties fo:background-color="#ffffff"/>
    </style:style>
    <style:style style:name="T193_8" style:family="text">
      <style:text-properties fo:background-color="#ffffff" fo:color="#c0c0c0"/>
    </style:style>
    <style:style style:name="T193_9" style:family="text">
      <style:text-properties fo:background-color="#ffffff" fo:color="#008000"/>
    </style:style>
    <style:style style:name="T193_10" style:family="text">
      <style:text-properties fo:background-color="#ffffff" fo:color="#c0c0c0"/>
    </style:style>
    <style:style style:name="T193_11" style:family="text">
      <style:text-properties fo:background-color="#ffffff" fo:color="#008000"/>
    </style:style>
    <style:style style:name="P194" style:family="paragraph" style:parent-style-name="Standard">
      <style:paragraph-properties fo:break-before="auto" fo:text-indent="1.27cm" fo:line-height="115%" fo:margin-left="0cm" style:writing-mode="lr-tb"/>
    </style:style>
    <style:style style:name="T194_1" style:family="text">
      <style:text-properties fo:background-color="#ffffff"/>
    </style:style>
    <style:style style:name="P195" style:family="paragraph" style:parent-style-name="Standard">
      <style:paragraph-properties fo:break-before="auto" fo:text-indent="1.27cm" fo:line-height="115%" style:writing-mode="lr-tb"/>
    </style:style>
    <style:style style:name="T195_1" style:family="text">
      <style:text-properties fo:background-color="#ffffff" fo:color="#800080"/>
    </style:style>
    <style:style style:name="T195_2" style:family="text">
      <style:text-properties fo:background-color="#ffffff" fo:color="#c0c0c0"/>
    </style:style>
    <style:style style:name="T195_3" style:family="text">
      <style:text-properties fo:background-color="#ffffff"/>
    </style:style>
    <style:style style:name="T195_4" style:family="text">
      <style:text-properties fo:background-color="#ffffff"/>
    </style:style>
    <style:style style:name="T195_5" style:family="text">
      <style:text-properties fo:background-color="#ffffff" fo:color="#c0c0c0"/>
    </style:style>
    <style:style style:name="T195_6" style:family="text">
      <style:text-properties fo:background-color="#ffffff"/>
    </style:style>
    <style:style style:name="P196" style:family="paragraph" style:parent-style-name="Standard">
      <style:paragraph-properties fo:break-before="auto" fo:text-indent="1.27cm" fo:line-height="115%" style:writing-mode="lr-tb"/>
    </style:style>
    <style:style style:name="T196_1" style:family="text">
      <style:text-properties fo:background-color="#ffffff"/>
    </style:style>
    <style:style style:name="P197" style:family="paragraph" style:parent-style-name="Standard">
      <style:paragraph-properties fo:break-before="auto" fo:text-indent="1.27cm" fo:line-height="115%" style:writing-mode="lr-tb"/>
    </style:style>
    <style:style style:name="T197_1" style:family="text">
      <style:text-properties fo:background-color="#ffffff" fo:color="#c0c0c0"/>
    </style:style>
    <style:style style:name="T197_2" style:family="text">
      <style:text-properties fo:background-color="#ffffff" fo:color="#000080"/>
    </style:style>
    <style:style style:name="T197_3" style:family="text">
      <style:text-properties fo:background-color="#ffffff" fo:color="#000080"/>
    </style:style>
    <style:style style:name="T197_4" style:family="text">
      <style:text-properties fo:background-color="#ffffff" fo:color="#000080"/>
    </style:style>
    <style:style style:name="T197_5" style:family="text">
      <style:text-properties fo:background-color="#ffffff" fo:color="#000080"/>
    </style:style>
    <style:style style:name="T197_6" style:family="text">
      <style:text-properties fo:background-color="#ffffff" fo:color="#000080"/>
    </style:style>
    <style:style style:name="T197_7" style:family="text">
      <style:text-properties fo:background-color="#ffffff" fo:color="#000080"/>
    </style:style>
    <style:style style:name="T197_8" style:family="text">
      <style:text-properties fo:background-color="#ffffff" fo:color="#000080"/>
    </style:style>
    <style:style style:name="T197_9" style:family="text">
      <style:text-properties fo:background-color="#ffffff" fo:color="#000080"/>
    </style:style>
    <style:style style:name="T197_10" style:family="text">
      <style:text-properties fo:background-color="#ffffff" fo:color="#000080"/>
    </style:style>
    <style:style style:name="T197_11" style:family="text">
      <style:text-properties fo:background-color="#ffffff" fo:color="#000080"/>
    </style:style>
    <style:style style:name="T197_12" style:family="text">
      <style:text-properties fo:background-color="#ffffff" fo:color="#000080"/>
    </style:style>
    <style:style style:name="T197_13" style:family="text">
      <style:text-properties fo:background-color="#ffffff" fo:color="#000080"/>
    </style:style>
    <style:style style:name="T197_14" style:family="text">
      <style:text-properties fo:background-color="#ffffff" fo:color="#000080"/>
    </style:style>
    <style:style style:name="T197_15" style:family="text">
      <style:text-properties fo:background-color="#ffffff" fo:color="#000080"/>
    </style:style>
    <style:style style:name="T197_16" style:family="text">
      <style:text-properties fo:background-color="#ffffff" fo:color="#000080"/>
    </style:style>
    <style:style style:name="T197_17" style:family="text">
      <style:text-properties fo:background-color="#ffffff" fo:color="#000080"/>
    </style:style>
    <style:style style:name="T197_18" style:family="text">
      <style:text-properties fo:background-color="#ffffff" fo:color="#000080"/>
    </style:style>
    <style:style style:name="T197_19" style:family="text">
      <style:text-properties fo:background-color="#ffffff" fo:color="#000080"/>
    </style:style>
    <style:style style:name="T197_20" style:family="text">
      <style:text-properties fo:background-color="#ffffff" fo:color="#000080"/>
    </style:style>
    <style:style style:name="T197_21" style:family="text">
      <style:text-properties fo:background-color="#ffffff" fo:color="#000080"/>
    </style:style>
    <style:style style:name="T197_22" style:family="text">
      <style:text-properties fo:background-color="#ffffff" fo:color="#000080"/>
    </style:style>
    <style:style style:name="T197_23" style:family="text">
      <style:text-properties fo:background-color="#ffffff" fo:color="#000080"/>
    </style:style>
    <style:style style:name="P198" style:family="paragraph" style:parent-style-name="Standard">
      <style:paragraph-properties fo:break-before="auto" fo:text-indent="1.27cm" fo:line-height="115%" style:writing-mode="lr-tb"/>
    </style:style>
    <style:style style:name="T198_1" style:family="text">
      <style:text-properties fo:background-color="#ffffff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fo:background-color="#ffffff"/>
    </style:style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Standard">
      <style:paragraph-properties fo:break-before="auto" fo:line-height="115%" style:writing-mode="lr-tb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fo:color="#808000"/>
    </style:style>
    <style:style style:name="T204_2" style:family="text">
      <style:text-properties fo:color="#c0c0c0"/>
    </style:style>
    <style:style style:name="T204_3" style:family="text">
      <style:text-properties fo:color="#800080"/>
    </style:style>
    <style:style style:name="T204_4" style:family="text"/>
    <style:style style:name="T204_5" style:family="text">
      <style:text-properties fo:font-style="italic" style:font-style-asian="italic" style:font-style-complex="italic"/>
    </style:style>
    <style:style style:name="T204_6" style:family="text"/>
    <style:style style:name="T204_7" style:family="text">
      <style:text-properties fo:color="#c0c0c0"/>
    </style:style>
    <style:style style:name="T204_8" style:family="text">
      <style:text-properties fo:color="#808000"/>
    </style:style>
    <style:style style:name="T204_9" style:family="text">
      <style:text-properties fo:color="#c0c0c0"/>
    </style:style>
    <style:style style:name="T204_10" style:family="text">
      <style:text-properties fo:color="#808000"/>
    </style:style>
    <style:style style:name="T204_11" style:family="text"/>
    <style:style style:name="T204_12" style:family="text">
      <style:text-properties fo:color="#c0c0c0"/>
    </style:style>
    <style:style style:name="T204_13" style:family="text"/>
    <style:style style:name="T204_14" style:family="text"/>
    <style:style style:name="T204_15" style:family="text"/>
    <style:style style:name="T204_16" style:family="text">
      <style:text-properties fo:color="#c0c0c0"/>
    </style:style>
    <style:style style:name="T204_17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fo:color="#c0c0c0"/>
    </style:style>
    <style:style style:name="T206_2" style:family="text">
      <style:text-properties fo:color="#000080"/>
    </style:style>
    <style:style style:name="T206_3" style:family="text"/>
    <style:style style:name="T206_4" style:family="text">
      <style:text-properties fo:color="#c0c0c0"/>
    </style:style>
    <style:style style:name="T206_5" style:family="text">
      <style:text-properties fo:color="#000080"/>
    </style:style>
    <style:style style:name="T206_6" style:family="text">
      <style:text-properties fo:color="#c0c0c0"/>
    </style:style>
    <style:style style:name="T206_7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fo:color="#c0c0c0"/>
    </style:style>
    <style:style style:name="T207_2" style:family="text">
      <style:text-properties fo:color="#000080"/>
    </style:style>
    <style:style style:name="T207_3" style:family="text"/>
    <style:style style:name="T207_4" style:family="text">
      <style:text-properties fo:color="#c0c0c0"/>
    </style:style>
    <style:style style:name="T207_5" style:family="text">
      <style:text-properties fo:color="#000080"/>
    </style:style>
    <style:style style:name="T207_6" style:family="text"/>
    <style:style style:name="T207_7" style:family="text">
      <style:text-properties fo:color="#c0c0c0"/>
    </style:style>
    <style:style style:name="T207_8" style:family="text">
      <style:text-properties fo:color="#000080"/>
    </style:style>
    <style:style style:name="T207_9" style:family="text"/>
    <style:style style:name="T207_10" style:family="text">
      <style:text-properties fo:color="#c0c0c0"/>
    </style:style>
    <style:style style:name="T207_11" style:family="text">
      <style:text-properties fo:color="#000080"/>
    </style:style>
    <style:style style:name="T207_12" style:family="text">
      <style:text-properties fo:color="#000080"/>
    </style:style>
    <style:style style:name="T207_13" style:family="text">
      <style:text-properties fo:color="#000080"/>
    </style:style>
    <style:style style:name="T207_14" style:family="text"/>
    <style:style style:name="T207_15" style:family="text">
      <style:text-properties fo:color="#c0c0c0"/>
    </style:style>
    <style:style style:name="T207_16" style:family="text">
      <style:text-properties fo:color="#000080"/>
    </style:style>
    <style:style style:name="T207_17" style:family="text">
      <style:text-properties fo:color="#000080"/>
    </style:style>
    <style:style style:name="T207_18" style:family="text">
      <style:text-properties fo:color="#000080"/>
    </style:style>
    <style:style style:name="T207_19" style:family="text"/>
    <style:style style:name="T207_20" style:family="text">
      <style:text-properties fo:color="#c0c0c0"/>
    </style:style>
    <style:style style:name="T207_21" style:family="text">
      <style:text-properties fo:color="#000080"/>
    </style:style>
    <style:style style:name="T207_22" style:family="text"/>
    <style:style style:name="T207_23" style:family="text">
      <style:text-properties fo:color="#c0c0c0"/>
    </style:style>
    <style:style style:name="T207_24" style:family="text"/>
    <style:style style:name="T207_25" style:family="text"/>
    <style:style style:name="T207_26" style:family="text">
      <style:text-properties fo:color="#c0c0c0"/>
    </style:style>
    <style:style style:name="T207_27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fo:color="#c0c0c0"/>
    </style:style>
    <style:style style:name="T208_2" style:family="text">
      <style:text-properties fo:color="#000080"/>
    </style:style>
    <style:style style:name="T208_3" style:family="text"/>
    <style:style style:name="T208_4" style:family="text">
      <style:text-properties fo:color="#c0c0c0"/>
    </style:style>
    <style:style style:name="T208_5" style:family="text">
      <style:text-properties fo:color="#000080"/>
    </style:style>
    <style:style style:name="T208_6" style:family="text">
      <style:text-properties fo:color="#c0c0c0"/>
    </style:style>
    <style:style style:name="T208_7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fo:color="#c0c0c0"/>
    </style:style>
    <style:style style:name="T209_2" style:family="text">
      <style:text-properties fo:color="#000080"/>
    </style:style>
    <style:style style:name="T209_3" style:family="text"/>
    <style:style style:name="T209_4" style:family="text">
      <style:text-properties fo:color="#c0c0c0"/>
    </style:style>
    <style:style style:name="T209_5" style:family="text">
      <style:text-properties fo:color="#000080"/>
    </style:style>
    <style:style style:name="T209_6" style:family="text"/>
    <style:style style:name="T209_7" style:family="text">
      <style:text-properties fo:color="#c0c0c0"/>
    </style:style>
    <style:style style:name="T209_8" style:family="text">
      <style:text-properties fo:color="#000080"/>
    </style:style>
    <style:style style:name="T209_9" style:family="text"/>
    <style:style style:name="T209_10" style:family="text">
      <style:text-properties fo:color="#c0c0c0"/>
    </style:style>
    <style:style style:name="T209_11" style:family="text">
      <style:text-properties fo:color="#000080"/>
    </style:style>
    <style:style style:name="T209_12" style:family="text">
      <style:text-properties fo:color="#000080"/>
    </style:style>
    <style:style style:name="T209_13" style:family="text">
      <style:text-properties fo:color="#000080"/>
    </style:style>
    <style:style style:name="T209_14" style:family="text"/>
    <style:style style:name="T209_15" style:family="text">
      <style:text-properties fo:color="#c0c0c0"/>
    </style:style>
    <style:style style:name="T209_16" style:family="text">
      <style:text-properties fo:color="#000080"/>
    </style:style>
    <style:style style:name="T209_17" style:family="text">
      <style:text-properties fo:color="#000080"/>
    </style:style>
    <style:style style:name="T209_18" style:family="text">
      <style:text-properties fo:color="#000080"/>
    </style:style>
    <style:style style:name="T209_19" style:family="text"/>
    <style:style style:name="T209_20" style:family="text">
      <style:text-properties fo:color="#c0c0c0"/>
    </style:style>
    <style:style style:name="T209_21" style:family="text">
      <style:text-properties fo:color="#000080"/>
    </style:style>
    <style:style style:name="T209_22" style:family="text"/>
    <style:style style:name="T209_23" style:family="text">
      <style:text-properties fo:color="#c0c0c0"/>
    </style:style>
    <style:style style:name="T209_24" style:family="text"/>
    <style:style style:name="T209_25" style:family="text"/>
    <style:style style:name="T209_26" style:family="text">
      <style:text-properties fo:color="#c0c0c0"/>
    </style:style>
    <style:style style:name="T209_27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fo:color="#c0c0c0"/>
    </style:style>
    <style:style style:name="T210_2" style:family="text"/>
    <style:style style:name="T210_3" style:family="text"/>
    <style:style style:name="T210_4" style:family="text">
      <style:text-properties fo:color="#c0c0c0"/>
    </style:style>
    <style:style style:name="T210_5" style:family="text">
      <style:text-properties fo:color="#000080"/>
    </style:style>
    <style:style style:name="T210_6" style:family="text">
      <style:text-properties fo:color="#000080"/>
    </style:style>
    <style:style style:name="T210_7" style:family="text">
      <style:text-properties fo:color="#000080"/>
    </style:style>
    <style:style style:name="T210_8" style:family="text">
      <style:text-properties fo:color="#000080"/>
    </style:style>
    <style:style style:name="T210_9" style:family="text">
      <style:text-properties fo:color="#000080"/>
    </style:style>
    <style:style style:name="T210_10" style:family="text"/>
    <style:style style:name="T210_11" style:family="text">
      <style:text-properties fo:color="#c0c0c0"/>
    </style:style>
    <style:style style:name="T210_12" style:family="text">
      <style:text-properties fo:color="#000080"/>
    </style:style>
    <style:style style:name="T210_13" style:family="text"/>
    <style:style style:name="T210_14" style:family="text">
      <style:text-properties fo:color="#c0c0c0"/>
    </style:style>
    <style:style style:name="T210_15" style:family="text">
      <style:text-properties fo:color="#000080"/>
    </style:style>
    <style:style style:name="T210_16" style:family="text">
      <style:text-properties fo:color="#000080"/>
    </style:style>
    <style:style style:name="T210_17" style:family="text">
      <style:text-properties fo:color="#000080"/>
    </style:style>
    <style:style style:name="T210_18" style:family="text">
      <style:text-properties fo:color="#000080"/>
    </style:style>
    <style:style style:name="T210_19" style:family="text">
      <style:text-properties fo:color="#000080"/>
    </style:style>
    <style:style style:name="T210_20" style:family="text"/>
    <style:style style:name="T210_21" style:family="text">
      <style:text-properties fo:color="#c0c0c0"/>
    </style:style>
    <style:style style:name="T210_22" style:family="text"/>
    <style:style style:name="T210_23" style:family="text"/>
    <style:style style:name="T210_24" style:family="text">
      <style:text-properties fo:color="#c0c0c0"/>
    </style:style>
    <style:style style:name="T210_25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fo:color="#c0c0c0"/>
    </style:style>
    <style:style style:name="T211_2" style:family="text">
      <style:text-properties fo:color="#000080"/>
    </style:style>
    <style:style style:name="T211_3" style:family="text"/>
    <style:style style:name="T211_4" style:family="text">
      <style:text-properties fo:color="#c0c0c0"/>
    </style:style>
    <style:style style:name="T211_5" style:family="text">
      <style:text-properties fo:color="#000080"/>
    </style:style>
    <style:style style:name="T211_6" style:family="text">
      <style:text-properties fo:color="#c0c0c0"/>
    </style:style>
    <style:style style:name="T211_7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fo:color="#c0c0c0"/>
    </style:style>
    <style:style style:name="T212_2" style:family="text">
      <style:text-properties fo:color="#000080"/>
    </style:style>
    <style:style style:name="T212_3" style:family="text"/>
    <style:style style:name="T212_4" style:family="text">
      <style:text-properties fo:color="#c0c0c0"/>
    </style:style>
    <style:style style:name="T212_5" style:family="text">
      <style:text-properties fo:color="#000080"/>
    </style:style>
    <style:style style:name="T212_6" style:family="text">
      <style:text-properties fo:color="#c0c0c0"/>
    </style:style>
    <style:style style:name="T212_7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fo:color="#800080"/>
    </style:style>
    <style:style style:name="T217_2" style:family="text"/>
    <style:style style:name="T217_3" style:family="text">
      <style:text-properties fo:font-style="italic" style:font-style-asian="italic" style:font-style-complex="italic"/>
    </style:style>
    <style:style style:name="T217_4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fo:color="#c0c0c0"/>
    </style:style>
    <style:style style:name="T219_2" style:family="text">
      <style:text-properties fo:color="#800080"/>
    </style:style>
    <style:style style:name="T219_3" style:family="text">
      <style:text-properties fo:color="#c0c0c0"/>
    </style:style>
    <style:style style:name="T219_4" style:family="text"/>
    <style:style style:name="T219_5" style:family="text"/>
    <style:style style:name="T219_6" style:family="text">
      <style:text-properties fo:color="#c0c0c0"/>
    </style:style>
    <style:style style:name="T219_7" style:family="text"/>
    <style:style style:name="T219_8" style:family="text">
      <style:text-properties fo:color="#c0c0c0"/>
    </style:style>
    <style:style style:name="T219_9" style:family="text">
      <style:text-properties fo:color="#000080"/>
    </style:style>
    <style:style style:name="T219_10" style:family="text"/>
    <style:style style:name="T219_11" style:family="text">
      <style:text-properties fo:color="#c0c0c0"/>
    </style:style>
    <style:style style:name="T219_12" style:family="text">
      <style:text-properties fo:color="#800000"/>
    </style:style>
    <style:style style:name="T219_13" style:family="text">
      <style:text-properties fo:color="#800000"/>
    </style:style>
    <style:style style:name="T219_14" style:family="text">
      <style:text-properties fo:color="#800000"/>
    </style:style>
    <style:style style:name="T219_15" style:family="text"/>
    <style:style style:name="T219_16" style:family="text">
      <style:text-properties fo:font-style="italic" style:font-style-asian="italic" style:font-style-complex="italic"/>
    </style:style>
    <style:style style:name="T219_17" style:family="text"/>
    <style:style style:name="T219_18" style:family="text">
      <style:text-properties fo:color="#c0c0c0"/>
    </style:style>
    <style:style style:name="T219_19" style:family="text">
      <style:text-properties fo:color="#008000"/>
    </style:style>
    <style:style style:name="T219_20" style:family="text">
      <style:text-properties fo:color="#008000"/>
    </style:style>
    <style:style style:name="T219_21" style:family="text">
      <style:text-properties fo:color="#008000"/>
    </style:style>
    <style:style style:name="T219_22" style:family="text">
      <style:text-properties fo:color="#c0c0c0"/>
    </style:style>
    <style:style style:name="T219_23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color="#c0c0c0"/>
    </style:style>
    <style:style style:name="T220_2" style:family="text">
      <style:text-properties fo:color="#000080"/>
    </style:style>
    <style:style style:name="T220_3" style:family="text"/>
    <style:style style:name="T220_4" style:family="text">
      <style:text-properties fo:color="#c0c0c0"/>
    </style:style>
    <style:style style:name="T220_5" style:family="text"/>
    <style:style style:name="T220_6" style:family="text"/>
    <style:style style:name="T220_7" style:family="text">
      <style:text-properties fo:color="#c0c0c0"/>
    </style:style>
    <style:style style:name="T220_8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color="#c0c0c0"/>
    </style:style>
    <style:style style:name="T221_2" style:family="text">
      <style:text-properties fo:color="#000080"/>
    </style:style>
    <style:style style:name="T221_3" style:family="text"/>
    <style:style style:name="T221_4" style:family="text">
      <style:text-properties fo:color="#c0c0c0"/>
    </style:style>
    <style:style style:name="T221_5" style:family="text"/>
    <style:style style:name="T221_6" style:family="text"/>
    <style:style style:name="T221_7" style:family="text">
      <style:text-properties fo:color="#c0c0c0"/>
    </style:style>
    <style:style style:name="T221_8" style:family="text">
      <style:text-properties fo:color="#000080"/>
    </style:style>
    <style:style style:name="T221_9" style:family="text"/>
    <style:style style:name="T221_10" style:family="text">
      <style:text-properties fo:color="#c0c0c0"/>
    </style:style>
    <style:style style:name="T221_11" style:family="text">
      <style:text-properties fo:color="#000080"/>
    </style:style>
    <style:style style:name="T221_12" style:family="text">
      <style:text-properties fo:color="#000080"/>
    </style:style>
    <style:style style:name="T221_13" style:family="text">
      <style:text-properties fo:color="#000080"/>
    </style:style>
    <style:style style:name="T221_14" style:family="text"/>
    <style:style style:name="T221_15" style:family="text">
      <style:text-properties fo:color="#c0c0c0"/>
    </style:style>
    <style:style style:name="T221_16" style:family="text">
      <style:text-properties fo:color="#000080"/>
    </style:style>
    <style:style style:name="T221_17" style:family="text">
      <style:text-properties fo:color="#000080"/>
    </style:style>
    <style:style style:name="T221_18" style:family="text">
      <style:text-properties fo:color="#000080"/>
    </style:style>
    <style:style style:name="T221_19" style:family="text"/>
    <style:style style:name="T221_20" style:family="text">
      <style:text-properties fo:color="#c0c0c0"/>
    </style:style>
    <style:style style:name="T221_21" style:family="text">
      <style:text-properties fo:color="#000080"/>
    </style:style>
    <style:style style:name="T221_22" style:family="text"/>
    <style:style style:name="T221_23" style:family="text">
      <style:text-properties fo:color="#c0c0c0"/>
    </style:style>
    <style:style style:name="T221_24" style:family="text"/>
    <style:style style:name="T221_25" style:family="text"/>
    <style:style style:name="T221_26" style:family="text">
      <style:text-properties fo:color="#c0c0c0"/>
    </style:style>
    <style:style style:name="T221_27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fo:color="#c0c0c0"/>
    </style:style>
    <style:style style:name="T222_2" style:family="text">
      <style:text-properties fo:color="#800080"/>
    </style:style>
    <style:style style:name="T222_3" style:family="text">
      <style:text-properties fo:color="#c0c0c0"/>
    </style:style>
    <style:style style:name="T222_4" style:family="text"/>
    <style:style style:name="T222_5" style:family="text"/>
    <style:style style:name="T222_6" style:family="text">
      <style:text-properties fo:color="#c0c0c0"/>
    </style:style>
    <style:style style:name="T222_7" style:family="text"/>
    <style:style style:name="T222_8" style:family="text">
      <style:text-properties fo:color="#c0c0c0"/>
    </style:style>
    <style:style style:name="T222_9" style:family="text">
      <style:text-properties fo:color="#000080"/>
    </style:style>
    <style:style style:name="T222_10" style:family="text"/>
    <style:style style:name="T222_11" style:family="text">
      <style:text-properties fo:color="#c0c0c0"/>
    </style:style>
    <style:style style:name="T222_12" style:family="text">
      <style:text-properties fo:color="#800000"/>
    </style:style>
    <style:style style:name="T222_13" style:family="text">
      <style:text-properties fo:color="#800000"/>
    </style:style>
    <style:style style:name="T222_14" style:family="text">
      <style:text-properties fo:color="#800000"/>
    </style:style>
    <style:style style:name="T222_15" style:family="text"/>
    <style:style style:name="T222_16" style:family="text">
      <style:text-properties fo:font-style="italic" style:font-style-asian="italic" style:font-style-complex="italic"/>
    </style:style>
    <style:style style:name="T222_17" style:family="text"/>
    <style:style style:name="T222_18" style:family="text">
      <style:text-properties fo:color="#c0c0c0"/>
    </style:style>
    <style:style style:name="T222_19" style:family="text">
      <style:text-properties fo:color="#008000"/>
    </style:style>
    <style:style style:name="T222_20" style:family="text">
      <style:text-properties fo:color="#008000"/>
    </style:style>
    <style:style style:name="T222_21" style:family="text">
      <style:text-properties fo:color="#008000"/>
    </style:style>
    <style:style style:name="T222_22" style:family="text">
      <style:text-properties fo:color="#c0c0c0"/>
    </style:style>
    <style:style style:name="T222_23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color="#c0c0c0"/>
    </style:style>
    <style:style style:name="T223_2" style:family="text">
      <style:text-properties fo:color="#000080"/>
    </style:style>
    <style:style style:name="T223_3" style:family="text"/>
    <style:style style:name="T223_4" style:family="text">
      <style:text-properties fo:color="#c0c0c0"/>
    </style:style>
    <style:style style:name="T223_5" style:family="text"/>
    <style:style style:name="T223_6" style:family="text"/>
    <style:style style:name="T223_7" style:family="text">
      <style:text-properties fo:color="#c0c0c0"/>
    </style:style>
    <style:style style:name="T223_8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color="#c0c0c0"/>
    </style:style>
    <style:style style:name="T224_2" style:family="text">
      <style:text-properties fo:color="#000080"/>
    </style:style>
    <style:style style:name="T224_3" style:family="text"/>
    <style:style style:name="T224_4" style:family="text">
      <style:text-properties fo:color="#c0c0c0"/>
    </style:style>
    <style:style style:name="T224_5" style:family="text"/>
    <style:style style:name="T224_6" style:family="text"/>
    <style:style style:name="T224_7" style:family="text">
      <style:text-properties fo:color="#c0c0c0"/>
    </style:style>
    <style:style style:name="T224_8" style:family="text">
      <style:text-properties fo:color="#000080"/>
    </style:style>
    <style:style style:name="T224_9" style:family="text"/>
    <style:style style:name="T224_10" style:family="text">
      <style:text-properties fo:color="#c0c0c0"/>
    </style:style>
    <style:style style:name="T224_11" style:family="text">
      <style:text-properties fo:color="#000080"/>
    </style:style>
    <style:style style:name="T224_12" style:family="text">
      <style:text-properties fo:color="#000080"/>
    </style:style>
    <style:style style:name="T224_13" style:family="text">
      <style:text-properties fo:color="#000080"/>
    </style:style>
    <style:style style:name="T224_14" style:family="text"/>
    <style:style style:name="T224_15" style:family="text">
      <style:text-properties fo:color="#c0c0c0"/>
    </style:style>
    <style:style style:name="T224_16" style:family="text">
      <style:text-properties fo:color="#000080"/>
    </style:style>
    <style:style style:name="T224_17" style:family="text">
      <style:text-properties fo:color="#000080"/>
    </style:style>
    <style:style style:name="T224_18" style:family="text">
      <style:text-properties fo:color="#000080"/>
    </style:style>
    <style:style style:name="T224_19" style:family="text"/>
    <style:style style:name="T224_20" style:family="text">
      <style:text-properties fo:color="#c0c0c0"/>
    </style:style>
    <style:style style:name="T224_21" style:family="text">
      <style:text-properties fo:color="#000080"/>
    </style:style>
    <style:style style:name="T224_22" style:family="text"/>
    <style:style style:name="T224_23" style:family="text">
      <style:text-properties fo:color="#c0c0c0"/>
    </style:style>
    <style:style style:name="T224_24" style:family="text"/>
    <style:style style:name="T224_25" style:family="text"/>
    <style:style style:name="T224_26" style:family="text">
      <style:text-properties fo:color="#c0c0c0"/>
    </style:style>
    <style:style style:name="T224_27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fo:color="#c0c0c0"/>
    </style:style>
    <style:style style:name="T225_2" style:family="text"/>
    <style:style style:name="T225_3" style:family="text"/>
    <style:style style:name="T225_4" style:family="text">
      <style:text-properties fo:color="#c0c0c0"/>
    </style:style>
    <style:style style:name="T225_5" style:family="text">
      <style:text-properties fo:color="#000080"/>
    </style:style>
    <style:style style:name="T225_6" style:family="text">
      <style:text-properties fo:color="#000080"/>
    </style:style>
    <style:style style:name="T225_7" style:family="text">
      <style:text-properties fo:color="#000080"/>
    </style:style>
    <style:style style:name="T225_8" style:family="text">
      <style:text-properties fo:color="#000080"/>
    </style:style>
    <style:style style:name="T225_9" style:family="text">
      <style:text-properties fo:color="#000080"/>
    </style:style>
    <style:style style:name="T225_10" style:family="text"/>
    <style:style style:name="T225_11" style:family="text">
      <style:text-properties fo:color="#c0c0c0"/>
    </style:style>
    <style:style style:name="T225_12" style:family="text">
      <style:text-properties fo:color="#000080"/>
    </style:style>
    <style:style style:name="T225_13" style:family="text"/>
    <style:style style:name="T225_14" style:family="text">
      <style:text-properties fo:color="#c0c0c0"/>
    </style:style>
    <style:style style:name="T225_15" style:family="text">
      <style:text-properties fo:color="#000080"/>
    </style:style>
    <style:style style:name="T225_16" style:family="text">
      <style:text-properties fo:color="#000080"/>
    </style:style>
    <style:style style:name="T225_17" style:family="text">
      <style:text-properties fo:color="#000080"/>
    </style:style>
    <style:style style:name="T225_18" style:family="text">
      <style:text-properties fo:color="#000080"/>
    </style:style>
    <style:style style:name="T225_19" style:family="text">
      <style:text-properties fo:color="#000080"/>
    </style:style>
    <style:style style:name="T225_20" style:family="text"/>
    <style:style style:name="T225_21" style:family="text">
      <style:text-properties fo:color="#c0c0c0"/>
    </style:style>
    <style:style style:name="T225_22" style:family="text"/>
    <style:style style:name="T225_23" style:family="text"/>
    <style:style style:name="T225_24" style:family="text">
      <style:text-properties fo:color="#c0c0c0"/>
    </style:style>
    <style:style style:name="T225_25" style:family="text"/>
    <style:style style:name="T225_26" style:family="text">
      <style:text-properties fo:color="#008000"/>
    </style:style>
    <style:style style:name="T225_27" style:family="text">
      <style:text-properties fo:color="#008000"/>
    </style:style>
    <style:style style:name="T225_28" style:family="text">
      <style:text-properties fo:color="#c0c0c0"/>
    </style:style>
    <style:style style:name="T225_29" style:family="text">
      <style:text-properties fo:color="#008000"/>
    </style:style>
    <style:style style:name="T225_30" style:family="text">
      <style:text-properties fo:color="#c0c0c0"/>
    </style:style>
    <style:style style:name="T225_31" style:family="text">
      <style:text-properties fo:color="#008000"/>
    </style:style>
    <style:style style:name="T225_32" style:family="text">
      <style:text-properties fo:color="#c0c0c0"/>
    </style:style>
    <style:style style:name="T225_33" style:family="text">
      <style:text-properties fo:color="#008000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fo:color="#c0c0c0"/>
    </style:style>
    <style:style style:name="T226_2" style:family="text"/>
    <style:style style:name="T226_3" style:family="text"/>
    <style:style style:name="T226_4" style:family="text">
      <style:text-properties fo:color="#c0c0c0"/>
    </style:style>
    <style:style style:name="T226_5" style:family="text">
      <style:text-properties fo:color="#000080"/>
    </style:style>
    <style:style style:name="T226_6" style:family="text">
      <style:text-properties fo:color="#000080"/>
    </style:style>
    <style:style style:name="T226_7" style:family="text">
      <style:text-properties fo:color="#000080"/>
    </style:style>
    <style:style style:name="T226_8" style:family="text">
      <style:text-properties fo:color="#000080"/>
    </style:style>
    <style:style style:name="T226_9" style:family="text">
      <style:text-properties fo:color="#000080"/>
    </style:style>
    <style:style style:name="T226_10" style:family="text"/>
    <style:style style:name="T226_11" style:family="text">
      <style:text-properties fo:color="#c0c0c0"/>
    </style:style>
    <style:style style:name="T226_12" style:family="text">
      <style:text-properties fo:color="#000080"/>
    </style:style>
    <style:style style:name="T226_13" style:family="text"/>
    <style:style style:name="T226_14" style:family="text">
      <style:text-properties fo:color="#c0c0c0"/>
    </style:style>
    <style:style style:name="T226_15" style:family="text">
      <style:text-properties fo:color="#000080"/>
    </style:style>
    <style:style style:name="T226_16" style:family="text">
      <style:text-properties fo:color="#000080"/>
    </style:style>
    <style:style style:name="T226_17" style:family="text">
      <style:text-properties fo:color="#000080"/>
    </style:style>
    <style:style style:name="T226_18" style:family="text">
      <style:text-properties fo:color="#000080"/>
    </style:style>
    <style:style style:name="T226_19" style:family="text">
      <style:text-properties fo:color="#000080"/>
    </style:style>
    <style:style style:name="T226_20" style:family="text"/>
    <style:style style:name="T226_21" style:family="text"/>
    <style:style style:name="T226_22" style:family="text"/>
    <style:style style:name="T226_23" style:family="text">
      <style:text-properties fo:color="#c0c0c0"/>
    </style:style>
    <style:style style:name="T226_24" style:family="text"/>
    <style:style style:name="T226_25" style:family="text">
      <style:text-properties fo:color="#008000"/>
    </style:style>
    <style:style style:name="T226_26" style:family="text">
      <style:text-properties fo:color="#008000"/>
    </style:style>
    <style:style style:name="T226_27" style:family="text">
      <style:text-properties fo:color="#c0c0c0"/>
    </style:style>
    <style:style style:name="T226_28" style:family="text">
      <style:text-properties fo:color="#008000"/>
    </style:style>
    <style:style style:name="T226_29" style:family="text">
      <style:text-properties fo:color="#c0c0c0"/>
    </style:style>
    <style:style style:name="T226_30" style:family="text">
      <style:text-properties fo:color="#008000"/>
    </style:style>
    <style:style style:name="T226_31" style:family="text">
      <style:text-properties fo:color="#c0c0c0"/>
    </style:style>
    <style:style style:name="T226_32" style:family="text">
      <style:text-properties fo:color="#008000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fo:color="#c0c0c0"/>
    </style:style>
    <style:style style:name="T227_2" style:family="text">
      <style:text-properties fo:color="#000080"/>
    </style:style>
    <style:style style:name="T227_3" style:family="text"/>
    <style:style style:name="T227_4" style:family="text">
      <style:text-properties fo:color="#c0c0c0"/>
    </style:style>
    <style:style style:name="T227_5" style:family="text"/>
    <style:style style:name="T227_6" style:family="text"/>
    <style:style style:name="T227_7" style:family="text">
      <style:text-properties fo:color="#c0c0c0"/>
    </style:style>
    <style:style style:name="T227_8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fo:color="#c0c0c0"/>
    </style:style>
    <style:style style:name="T228_2" style:family="text">
      <style:text-properties fo:color="#000080"/>
    </style:style>
    <style:style style:name="T228_3" style:family="text"/>
    <style:style style:name="T228_4" style:family="text">
      <style:text-properties fo:color="#c0c0c0"/>
    </style:style>
    <style:style style:name="T228_5" style:family="text"/>
    <style:style style:name="T228_6" style:family="text"/>
    <style:style style:name="T228_7" style:family="text">
      <style:text-properties fo:color="#c0c0c0"/>
    </style:style>
    <style:style style:name="T228_8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Standard">
      <style:paragraph-properties fo:break-before="auto" fo:line-height="115%" style:writing-mode="lr-tb"/>
    </style:style>
    <style:style style:name="P233" style:family="paragraph" style:parent-style-name="Standard">
      <style:paragraph-properties fo:break-before="auto" fo:line-height="115%" style:writing-mode="lr-tb"/>
    </style:style>
    <style:style style:name="P234" style:family="paragraph" style:parent-style-name="Standard">
      <style:paragraph-properties fo:break-before="auto" fo:line-height="115%" style:writing-mode="lr-tb"/>
    </style:style>
    <style:style style:name="P235" style:family="paragraph" style:parent-style-name="Standard">
      <style:paragraph-properties fo:break-before="auto" fo:line-height="115%" style:writing-mode="lr-tb"/>
    </style:style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38" style:family="paragraph" style:parent-style-name="Standard">
      <style:paragraph-properties fo:break-before="auto" fo:line-height="115%" style:writing-mode="lr-tb"/>
      <style:text-properties fo:background-color="#ffffff"/>
    </style:style>
  </office:automatic-styles>
  <office:body>
    <office:text>
      <text:p text:style-name="P1"><text:span text:style-name="T1_1">Projet</text:span><text:span text:style-name="T1_2"><text:s/></text:span><text:span text:style-name="T1_3">IN</text:span><text:span text:style-name="T1_4">55</text:span></text:p>
      <text:p text:style-name="P2"/>
      <text:p text:style-name="P3"><text:span text:style-name="T3_1">Inspiré</text:span><text:span text:style-name="T3_2"><text:s/></text:span><text:span text:style-name="T3_3">de</text:span><text:span text:style-name="T3_4"><text:s/></text:span><text:span text:style-name="T3_5">http</text:span><text:span text:style-name="T3_6">://</text:span><text:span text:style-name="T3_7">openclassrooms</text:span><text:span text:style-name="T3_8">.</text:span><text:span text:style-name="T3_9">com</text:span><text:span text:style-name="T3_10">/</text:span><text:span text:style-name="T3_11">courses</text:span><text:span text:style-name="T3_12">/</text:span><text:span text:style-name="T3_13">programmer</text:span><text:span text:style-name="T3_14">-</text:span><text:span text:style-name="T3_15">un</text:span><text:span text:style-name="T3_16">-</text:span><text:span text:style-name="T3_17">generateur</text:span><text:span text:style-name="T3_18">-</text:span><text:span text:style-name="T3_19">de</text:span><text:span text:style-name="T3_20">-</text:span><text:span text:style-name="T3_21">particules</text:span></text:p>
      <text:p text:style-name="P4"/>
      <text:p text:style-name="P5"><text:span text:style-name="T5_1">Définition</text:span><text:span text:style-name="T5_2"><text:s/></text:span><text:span text:style-name="T5_3">d</text:span><text:span text:style-name="T5_4">’</text:span><text:span text:style-name="T5_5">une</text:span><text:span text:style-name="T5_6"><text:s/></text:span><text:span text:style-name="T5_7">particule</text:span><text:span text:style-name="T5_8"><text:s/>(</text:span><text:span text:style-name="T5_9">structure</text:span><text:span text:style-name="T5_10"><text:s/></text:span><text:span text:style-name="T5_11">dans</text:span><text:span text:style-name="T5_12"><text:s/></text:span><text:span text:style-name="T5_13">le</text:span><text:span text:style-name="T5_14"><text:s/></text:span><text:span text:style-name="T5_15">tuto</text:span><text:span text:style-name="T5_16">,<text:s/></text:span><text:span text:style-name="T5_17">on</text:span><text:span text:style-name="T5_18"><text:s/></text:span><text:span text:style-name="T5_19">utilise</text:span><text:span text:style-name="T5_20"><text:s/></text:span><text:span text:style-name="T5_21">ici</text:span><text:span text:style-name="T5_22"><text:s/></text:span><text:span text:style-name="T5_23">une</text:span><text:span text:style-name="T5_24"><text:s/></text:span><text:span text:style-name="T5_25">classe</text:span><text:span text:style-name="T5_26">)<text:s/>:</text:span></text:p>
      <text:p text:style-name="P6"><text:span text:style-name="T6_1">Classe</text:span><text:span text:style-name="T6_2"><text:s/></text:span><text:span text:style-name="T6_3">Particle</text:span><text:span text:style-name="T6_4"><text:s/>:<text:s/></text:span></text:p>
      <text:p text:style-name="P7"><text:span text:style-name="T7_1">bool</text:span><text:span text:style-name="T7_2"><text:s/></text:span><text:span text:style-name="T7_3">active</text:span><text:span text:style-name="T7_4">;<text:s/>//<text:s/></text:span><text:span text:style-name="T7_5">Active</text:span><text:span text:style-name="T7_6"><text:s/>(1=</text:span><text:span text:style-name="T7_7">Oui</text:span><text:span text:style-name="T7_8">/0=</text:span><text:span text:style-name="T7_9">Non</text:span><text:span text:style-name="T7_10">)</text:span></text:p>
      <text:p text:style-name="P8"><text:span text:style-name="T8_1"><text:s text:c="3"/><text:tab/></text:span><text:span text:style-name="T8_2">double</text:span><text:span text:style-name="T8_3"><text:s/></text:span><text:span text:style-name="T8_4">life</text:span><text:span text:style-name="T8_5">;<text:s/>//<text:s/></text:span><text:span text:style-name="T8_6">Durée</text:span><text:span text:style-name="T8_7"><text:s/></text:span><text:span text:style-name="T8_8">de</text:span><text:span text:style-name="T8_9"><text:s/></text:span><text:span text:style-name="T8_10">vie</text:span></text:p>
      <text:p text:style-name="P9"><text:span text:style-name="T9_1"><text:s text:c="3"/><text:tab/></text:span><text:span text:style-name="T9_2">double</text:span><text:span text:style-name="T9_3"><text:s/></text:span><text:span text:style-name="T9_4">fade</text:span><text:span text:style-name="T9_5">;<text:s/>//<text:s/></text:span><text:span text:style-name="T9_6">Vitesse</text:span><text:span text:style-name="T9_7"><text:s/></text:span><text:span text:style-name="T9_8">de</text:span><text:span text:style-name="T9_9"><text:s/></text:span><text:span text:style-name="T9_10">disparition</text:span></text:p>
      <text:p text:style-name="P10"><text:span text:style-name="T10_1"><text:s text:c="2"/><text:tab/></text:span><text:span text:style-name="T10_2">double</text:span><text:span text:style-name="T10_3"><text:s/></text:span><text:span text:style-name="T10_4">r</text:span><text:span text:style-name="T10_5">,<text:s/></text:span><text:span text:style-name="T10_6">g</text:span><text:span text:style-name="T10_7">,<text:s/></text:span><text:span text:style-name="T10_8">b</text:span><text:span text:style-name="T10_9">;<text:s/>//<text:s/></text:span><text:span text:style-name="T10_10">Valeurs</text:span><text:span text:style-name="T10_11"><text:s/></text:span><text:span text:style-name="T10_12">RGB</text:span><text:span text:style-name="T10_13"><text:s/></text:span><text:span text:style-name="T10_14">pour</text:span><text:span text:style-name="T10_15"><text:s/></text:span><text:span text:style-name="T10_16">la</text:span><text:span text:style-name="T10_17"><text:s/></text:span><text:span text:style-name="T10_18">couleur</text:span></text:p>
      <text:p text:style-name="P11"><text:span text:style-name="T11_1"><text:s/><text:tab/></text:span><text:span text:style-name="T11_2">double</text:span><text:span text:style-name="T11_3"><text:s/></text:span><text:span text:style-name="T11_4">x</text:span><text:span text:style-name="T11_5">,<text:s/></text:span><text:span text:style-name="T11_6">y</text:span><text:span text:style-name="T11_7">,<text:s/></text:span><text:span text:style-name="T11_8">z</text:span><text:span text:style-name="T11_9">;<text:s/>//<text:s/></text:span><text:span text:style-name="T11_10">Position</text:span></text:p>
      <text:p text:style-name="P12"><text:span text:style-name="T12_1"><text:s text:c="2"/><text:tab/></text:span><text:span text:style-name="T12_2">double</text:span><text:span text:style-name="T12_3"><text:s/></text:span><text:span text:style-name="T12_4">xi</text:span><text:span text:style-name="T12_5">,<text:s/></text:span><text:span text:style-name="T12_6">yi</text:span><text:span text:style-name="T12_7">,<text:s/></text:span><text:span text:style-name="T12_8">zi</text:span><text:span text:style-name="T12_9">;<text:s/>//<text:s/></text:span><text:span text:style-name="T12_10">Vecteur</text:span><text:span text:style-name="T12_11"><text:s/></text:span><text:span text:style-name="T12_12">de</text:span><text:span text:style-name="T12_13"><text:s/></text:span><text:span text:style-name="T12_14">déplacement</text:span></text:p>
      <text:p text:style-name="P13"><text:span text:style-name="T13_1"><text:s text:c="2"/><text:tab/></text:span><text:span text:style-name="T13_2">double</text:span><text:span text:style-name="T13_3"><text:s/></text:span><text:span text:style-name="T13_4">xg</text:span><text:span text:style-name="T13_5">,<text:s/></text:span><text:span text:style-name="T13_6">yg</text:span><text:span text:style-name="T13_7">,<text:s/></text:span><text:span text:style-name="T13_8">zg</text:span><text:span text:style-name="T13_9">;<text:s/>//<text:s/></text:span><text:span text:style-name="T13_10">Gravité</text:span></text:p>
      <text:p text:style-name="P14"/>
      <text:p text:style-name="P15"><text:span text:style-name="T15_1">Une</text:span><text:span text:style-name="T15_2"><text:s/></text:span><text:span text:style-name="T15_3">particule</text:span><text:span text:style-name="T15_4"><text:s/>"</text:span><text:span text:style-name="T15_5">meurt</text:span><text:span text:style-name="T15_6">"<text:s/></text:span><text:span text:style-name="T15_7">quand</text:span><text:span text:style-name="T15_8"><text:s/></text:span><text:span text:style-name="T15_9">elle</text:span><text:span text:style-name="T15_10"><text:s/></text:span><text:span text:style-name="T15_11">devient</text:span><text:span text:style-name="T15_12"><text:s/></text:span><text:span text:style-name="T15_13">totalement</text:span><text:span text:style-name="T15_14"><text:s/></text:span><text:span text:style-name="T15_15">transparente</text:span><text:span text:style-name="T15_16">.</text:span></text:p>
      <text:p text:style-name="P16"><text:span text:style-name="T16_1">Le</text:span><text:span text:style-name="T16_2"><text:s/></text:span><text:span text:style-name="T16_3">paramètre</text:span><text:span text:style-name="T16_4"><text:s/></text:span><text:span text:style-name="T16_5">fade</text:span><text:span text:style-name="T16_6"><text:s/></text:span><text:span text:style-name="T16_7">représentent</text:span><text:span text:style-name="T16_8"><text:s/></text:span><text:span text:style-name="T16_9">la</text:span><text:span text:style-name="T16_10"><text:s/></text:span><text:span text:style-name="T16_11">quantité</text:span><text:span text:style-name="T16_12"><text:s/></text:span><text:span text:style-name="T16_13">de</text:span><text:span text:style-name="T16_14"><text:s/>"</text:span><text:span text:style-name="T16_15">vie</text:span><text:span text:style-name="T16_16">"<text:s/></text:span><text:span text:style-name="T16_17">que</text:span><text:span text:style-name="T16_18"><text:s/></text:span><text:span text:style-name="T16_19">la</text:span><text:span text:style-name="T16_20"><text:s/></text:span><text:span text:style-name="T16_21">particule</text:span><text:span text:style-name="T16_22"><text:s/></text:span><text:span text:style-name="T16_23">va</text:span><text:span text:style-name="T16_24"><text:s/></text:span><text:span text:style-name="T16_25">perdre</text:span><text:span text:style-name="T16_26"><text:s/></text:span><text:span text:style-name="T16_27">à</text:span><text:span text:style-name="T16_28"><text:s/></text:span><text:span text:style-name="T16_29">la</text:span><text:span text:style-name="T16_30"><text:s/></text:span><text:span text:style-name="T16_31">prochaine</text:span><text:span text:style-name="T16_32"><text:s/></text:span><text:span text:style-name="T16_33">itération</text:span><text:span text:style-name="T16_34"><text:s/></text:span><text:span text:style-name="T16_35">de</text:span><text:span text:style-name="T16_36"><text:s/></text:span><text:span text:style-name="T16_37">la</text:span><text:span text:style-name="T16_38"><text:s/></text:span><text:span text:style-name="T16_39">boucle</text:span><text:span text:style-name="T16_40"><text:s/></text:span><text:span text:style-name="T16_41">principale</text:span><text:span text:style-name="T16_42"><text:s/></text:span><text:span text:style-name="T16_43">du</text:span><text:span text:style-name="T16_44"><text:s/></text:span><text:span text:style-name="T16_45">programme</text:span><text:span text:style-name="T16_46">.<text:s/></text:span><text:span text:style-name="T16_47">Les</text:span><text:span text:style-name="T16_48"><text:s/></text:span><text:span text:style-name="T16_49">vecteurs</text:span><text:span text:style-name="T16_50"><text:s/></text:span><text:span text:style-name="T16_51">position</text:span><text:span text:style-name="T16_52"><text:s/></text:span><text:span text:style-name="T16_53">et</text:span><text:span text:style-name="T16_54"><text:s/></text:span><text:span text:style-name="T16_55">déplacement</text:span><text:span text:style-name="T16_56"><text:s/></text:span><text:span text:style-name="T16_57">représente</text:span><text:span text:style-name="T16_58"><text:s/></text:span><text:span text:style-name="T16_59">où</text:span><text:span text:style-name="T16_60"><text:s/></text:span><text:span text:style-name="T16_61">est</text:span><text:span text:style-name="T16_62"><text:s/></text:span><text:span text:style-name="T16_63">la</text:span><text:span text:style-name="T16_64"><text:s/></text:span><text:span text:style-name="T16_65">particule</text:span><text:span text:style-name="T16_66"><text:s/></text:span><text:span text:style-name="T16_67">et</text:span><text:span text:style-name="T16_68"><text:s/></text:span><text:span text:style-name="T16_69">de</text:span><text:span text:style-name="T16_70"><text:s/></text:span><text:span text:style-name="T16_71">combien</text:span><text:span text:style-name="T16_72"><text:s/></text:span><text:span text:style-name="T16_73">elle</text:span><text:span text:style-name="T16_74"><text:s/></text:span><text:span text:style-name="T16_75">va</text:span><text:span text:style-name="T16_76"><text:s/></text:span><text:span text:style-name="T16_77">bouger</text:span><text:span text:style-name="T16_78">.<text:s/></text:span><text:span text:style-name="T16_79">Quand</text:span><text:span text:style-name="T16_80"><text:s/></text:span><text:span text:style-name="T16_81">au</text:span><text:span text:style-name="T16_82"><text:s/></text:span><text:span text:style-name="T16_83">vecteur</text:span><text:span text:style-name="T16_84"><text:s/></text:span><text:span text:style-name="T16_85">gravité</text:span><text:span text:style-name="T16_86"><text:s/></text:span><text:span text:style-name="T16_87">il</text:span><text:span text:style-name="T16_88"><text:s/></text:span><text:span text:style-name="T16_89">va</text:span><text:span text:style-name="T16_90"><text:s/></text:span><text:span text:style-name="T16_91">venir</text:span><text:span text:style-name="T16_92"><text:s/></text:span><text:span text:style-name="T16_93">perturber</text:span><text:span text:style-name="T16_94"><text:s/></text:span><text:span text:style-name="T16_95">le</text:span><text:span text:style-name="T16_96"><text:s/></text:span><text:span text:style-name="T16_97">mouvement</text:span><text:span text:style-name="T16_98"><text:s/></text:span><text:span text:style-name="T16_99">pour</text:span><text:span text:style-name="T16_100"><text:s/></text:span><text:span text:style-name="T16_101">le</text:span><text:span text:style-name="T16_102"><text:s/></text:span><text:span text:style-name="T16_103">rendre</text:span><text:span text:style-name="T16_104"><text:s/></text:span><text:span text:style-name="T16_105">plus</text:span><text:span text:style-name="T16_106"><text:s/></text:span><text:span text:style-name="T16_107">réaliste</text:span></text:p>
      <text:p text:style-name="P17"/>
      <text:p text:style-name="P18"><text:span text:style-name="T18_1">/*<text:s/></text:span><text:span text:style-name="T18_2">Tableau</text:span><text:span text:style-name="T18_3"><text:s/></text:span><text:span text:style-name="T18_4">de</text:span><text:span text:style-name="T18_5"><text:s/></text:span><text:span text:style-name="T18_6">stockage</text:span><text:span text:style-name="T18_7"><text:s/></text:span><text:span text:style-name="T18_8">des</text:span><text:span text:style-name="T18_9"><text:s/></text:span><text:span text:style-name="T18_10">particules</text:span><text:span text:style-name="T18_11">,<text:s/></text:span><text:span text:style-name="T18_12">va</text:span><text:span text:style-name="T18_13"><text:s/></text:span><text:span text:style-name="T18_14">se</text:span><text:span text:style-name="T18_15"><text:s/></text:span><text:span text:style-name="T18_16">trouver</text:span><text:span text:style-name="T18_17"><text:s/></text:span><text:span text:style-name="T18_18">dans</text:span><text:span text:style-name="T18_19"><text:s/></text:span><text:span text:style-name="T18_20">le</text:span><text:span text:style-name="T18_21"><text:s/></text:span><text:span text:style-name="T18_22">main</text:span><text:span text:style-name="T18_23"><text:s/></text:span><text:span text:style-name="T18_24">de</text:span><text:span text:style-name="T18_25"><text:s/></text:span><text:span text:style-name="T18_26">ce</text:span><text:span text:style-name="T18_27"><text:s/></text:span><text:span text:style-name="T18_28">fait</text:span><text:span text:style-name="T18_29"><text:s/>*/</text:span></text:p>
      <text:p text:style-name="P19"><text:span text:style-name="T19_1">Particle</text:span><text:span text:style-name="T19_2"><text:s/></text:span><text:span text:style-name="T19_3">particle</text:span><text:span text:style-name="T19_4">[</text:span><text:span text:style-name="T19_5">MAX</text:span><text:span text:style-name="T19_6">_</text:span><text:span text:style-name="T19_7">PARTICLES</text:span><text:span text:style-name="T19_8">];</text:span></text:p>
      <text:p text:style-name="P20"/>
      <text:p text:style-name="P21"><text:span text:style-name="T21_1">Le</text:span><text:span text:style-name="T21_2"><text:s/></text:span><text:span text:style-name="T21_3">générateur</text:span><text:span text:style-name="T21_4"><text:s/></text:span><text:span text:style-name="T21_5">de</text:span><text:span text:style-name="T21_6"><text:s/></text:span><text:span text:style-name="T21_7">particules</text:span><text:span text:style-name="T21_8"><text:s/>:<text:s/></text:span></text:p>
      <text:p text:style-name="P22"><text:span text:style-name="T22_1">L</text:span><text:span text:style-name="T22_2">’</text:span><text:span text:style-name="T22_3">idée</text:span><text:span text:style-name="T22_4"><text:s/></text:span><text:span text:style-name="T22_5">est</text:span><text:span text:style-name="T22_6"><text:s/></text:span><text:span text:style-name="T22_7">d</text:span><text:span text:style-name="T22_8">’</text:span><text:span text:style-name="T22_9">avoir</text:span><text:span text:style-name="T22_10"><text:s/></text:span><text:span text:style-name="T22_11">deux</text:span><text:span text:style-name="T22_12"><text:s/></text:span><text:span text:style-name="T22_13">fonctions</text:span><text:span text:style-name="T22_14">.</text:span></text:p>
      <text:list text:style-name="LS1" xml:id="list0">
        <text:list-item>
          <text:p text:style-name="P23"><text:span text:style-name="T23_1">Une</text:span><text:span text:style-name="T23_2"><text:s/></text:span><text:span text:style-name="T23_3">fonction</text:span><text:span text:style-name="T23_4"><text:s/></text:span><text:span text:style-name="T23_5">d</text:span><text:span text:style-name="T23_6">'</text:span><text:span text:style-name="T23_7">initialisation</text:span><text:span text:style-name="T23_8"><text:s/></text:span><text:span text:style-name="T23_9">qui</text:span><text:span text:style-name="T23_10"><text:s/></text:span><text:span text:style-name="T23_11">met</text:span><text:span text:style-name="T23_12"><text:s/></text:span><text:span text:style-name="T23_13">en</text:span><text:span text:style-name="T23_14"><text:s/></text:span><text:span text:style-name="T23_15">place</text:span><text:span text:style-name="T23_16"><text:s/></text:span><text:span text:style-name="T23_17">les</text:span><text:span text:style-name="T23_18"><text:s/></text:span><text:span text:style-name="T23_19">particules</text:span><text:span text:style-name="T23_20">.<text:s/>(</text:span><text:span text:style-name="T23_21">constructeur</text:span><text:span text:style-name="T23_22"><text:s/></text:span><text:span text:style-name="T23_23">dans</text:span><text:span text:style-name="T23_24"><text:s/></text:span><text:span text:style-name="T23_25">notre</text:span><text:span text:style-name="T23_26"><text:s/></text:span><text:span text:style-name="T23_27">cas</text:span><text:span text:style-name="T23_28"><text:s/></text:span><text:span text:style-name="T23_29">en</text:span><text:span text:style-name="T23_30"><text:s/></text:span><text:span text:style-name="T23_31">c</text:span><text:span text:style-name="T23_32">++).</text:span></text:p>
        </text:list-item>
        <text:list-item>
          <text:p text:style-name="P24"><text:span text:style-name="T24_1">Une</text:span><text:span text:style-name="T24_2"><text:s/></text:span><text:span text:style-name="T24_3">méthode</text:span><text:span text:style-name="T24_4"><text:s/></text:span><text:span text:style-name="T24_5">de</text:span><text:span text:style-name="T24_6"><text:s/>"</text:span><text:span text:style-name="T24_7">suivi</text:span><text:span text:style-name="T24_8">"<text:s/></text:span><text:span text:style-name="T24_9">qui</text:span><text:span text:style-name="T24_10"><text:s/></text:span><text:span text:style-name="T24_11">réactualise</text:span><text:span text:style-name="T24_12"><text:s/></text:span><text:span text:style-name="T24_13">l</text:span><text:span text:style-name="T24_14">'</text:span><text:span text:style-name="T24_15">état</text:span><text:span text:style-name="T24_16"><text:s/></text:span><text:span text:style-name="T24_17">des</text:span><text:span text:style-name="T24_18"><text:s/></text:span><text:span text:style-name="T24_19">particules</text:span><text:span text:style-name="T24_20"><text:s/></text:span><text:span text:style-name="T24_21">à</text:span><text:span text:style-name="T24_22"><text:s/></text:span><text:span text:style-name="T24_23">chaque</text:span><text:span text:style-name="T24_24"><text:s/></text:span><text:span text:style-name="T24_25">tour</text:span><text:span text:style-name="T24_26">.</text:span></text:p>
        </text:list-item>
      </text:list>
      <text:h text:style-name="P25" text:outline-level="10"><text:bookmark-start text:name="h.7izqqy4ptzaz"/><text:bookmark-end text:name="h.7izqqy4ptzaz"/><text:span text:style-name="T25_1">1<text:s/>-<text:s/></text:span><text:span text:style-name="T25_2">Le</text:span><text:span text:style-name="T25_3"><text:s/></text:span><text:span text:style-name="T25_4">constructeur</text:span><text:span text:style-name="T25_5"><text:s/></text:span><text:span text:style-name="T25_6">de</text:span><text:span text:style-name="T25_7"><text:s/></text:span><text:span text:style-name="T25_8">particle</text:span></text:h>
      <text:p text:style-name="P26"><text:span text:style-name="T26_1">Pour</text:span><text:span text:style-name="T26_2"><text:s/></text:span><text:span text:style-name="T26_3">nous</text:span><text:span text:style-name="T26_4"><text:s/></text:span><text:span text:style-name="T26_5">se</text:span><text:span text:style-name="T26_6"><text:s/></text:span><text:span text:style-name="T26_7">sera</text:span><text:span text:style-name="T26_8"><text:s/></text:span><text:span text:style-name="T26_9">en</text:span><text:span text:style-name="T26_10"><text:s/></text:span><text:span text:style-name="T26_11">faite</text:span><text:span text:style-name="T26_12"><text:s/></text:span><text:span text:style-name="T26_13">l</text:span><text:span text:style-name="T26_14">’</text:span><text:span text:style-name="T26_15">appel</text:span><text:span text:style-name="T26_16"><text:s/></text:span><text:span text:style-name="T26_17">des</text:span><text:span text:style-name="T26_18"><text:s/></text:span><text:span text:style-name="T26_19">constructeurs</text:span><text:span text:style-name="T26_20"><text:s/></text:span><text:span text:style-name="T26_21">des</text:span><text:span text:style-name="T26_22"><text:s/></text:span><text:span text:style-name="T26_23">particles</text:span><text:span text:style-name="T26_24">.<text:s/></text:span></text:p>
      <text:p text:style-name="P27"><text:span text:style-name="T27_1">On</text:span><text:span text:style-name="T27_2"><text:s/></text:span><text:span text:style-name="T27_3">va</text:span><text:span text:style-name="T27_4"><text:s/></text:span><text:span text:style-name="T27_5">donc</text:span><text:span text:style-name="T27_6"><text:s/></text:span><text:span text:style-name="T27_7">avoir</text:span><text:span text:style-name="T27_8"><text:s/></text:span><text:span text:style-name="T27_9">quelque</text:span><text:span text:style-name="T27_10"><text:s/></text:span><text:span text:style-name="T27_11">chose</text:span><text:span text:style-name="T27_12"><text:s/></text:span><text:span text:style-name="T27_13">de</text:span><text:span text:style-name="T27_14"><text:s/></text:span><text:span text:style-name="T27_15">ce</text:span><text:span text:style-name="T27_16"><text:s/></text:span><text:span text:style-name="T27_17">type</text:span><text:span text:style-name="T27_18"><text:s/>:</text:span></text:p>
      <text:p text:style-name="P28"><text:span text:style-name="T28_1">Particle</text:span><text:span text:style-name="T28_2">()<text:s/>//</text:span><text:span text:style-name="T28_3">constructeur</text:span><text:span text:style-name="T28_4"><text:s/></text:span><text:span text:style-name="T28_5">par</text:span><text:span text:style-name="T28_6"><text:s/></text:span><text:span text:style-name="T28_7">défaut</text:span></text:p>
      <text:p text:style-name="P29"><text:span text:style-name="T29_1">{</text:span></text:p>
      <text:p text:style-name="P30"><text:span text:style-name="T30_1"><text:tab/></text:span><text:span text:style-name="T30_2">this</text:span><text:span text:style-name="T30_3">.</text:span><text:span text:style-name="T30_4">active</text:span><text:span text:style-name="T30_5"><text:s/>=<text:s/></text:span><text:span text:style-name="T30_6">true</text:span><text:span text:style-name="T30_7">;</text:span></text:p>
      <text:p text:style-name="P31"><text:span text:style-name="T31_1"><text:tab/></text:span><text:span text:style-name="T31_2">this</text:span><text:span text:style-name="T31_3">.</text:span><text:span text:style-name="T31_4">life</text:span><text:span text:style-name="T31_5"><text:s/>=<text:s/>1.0;<text:tab/><text:s/>//<text:s/></text:span><text:span text:style-name="T31_6">Maximum</text:span><text:span text:style-name="T31_7"><text:s/></text:span><text:span text:style-name="T31_8">de</text:span><text:span text:style-name="T31_9"><text:s/></text:span><text:span text:style-name="T31_10">vie</text:span></text:p>
      <text:p text:style-name="P32"><text:span text:style-name="T32_1"><text:tab/></text:span><text:span text:style-name="T32_2">this</text:span><text:span text:style-name="T32_3">.</text:span><text:span text:style-name="T32_4">fade</text:span><text:span text:style-name="T32_5"><text:s/>=<text:s/></text:span><text:span text:style-name="T32_6">myRand</text:span><text:span text:style-name="T32_7">(0.01,0.05);<text:s text:c="3"/>//<text:s/></text:span><text:span text:style-name="T32_8">Vitesse</text:span><text:span text:style-name="T32_9"><text:s/></text:span><text:span text:style-name="T32_10">de</text:span><text:span text:style-name="T32_11"><text:s/></text:span><text:span text:style-name="T32_12">disparition</text:span><text:span text:style-name="T32_13"><text:s/></text:span><text:span text:style-name="T32_14">aléatoire</text:span><text:span text:style-name="T32_15"><text:s/>(</text:span><text:span text:style-name="T32_16">my</text:span><text:span text:style-name="T32_17"><text:s/></text:span><text:span text:style-name="T32_18">rand</text:span><text:span text:style-name="T32_19"><text:s/></text:span><text:span text:style-name="T32_20">est</text:span><text:span text:style-name="T32_21"><text:s/></text:span><text:span text:style-name="T32_22">une</text:span><text:span text:style-name="T32_23"><text:s/></text:span><text:span text:style-name="T32_24">fonction</text:span><text:span text:style-name="T32_25"><text:s/></text:span><text:span text:style-name="T32_26">à</text:span><text:span text:style-name="T32_27"><text:s/></text:span><text:span text:style-name="T32_28">créer</text:span><text:span text:style-name="T32_29"><text:s/></text:span><text:span text:style-name="T32_30">pour</text:span><text:span text:style-name="T32_31"><text:s/></text:span><text:span text:style-name="T32_32">la</text:span><text:span text:style-name="T32_33"><text:s/></text:span><text:span text:style-name="T32_34">génération</text:span><text:span text:style-name="T32_35"><text:s/></text:span><text:span text:style-name="T32_36">de</text:span><text:span text:style-name="T32_37"><text:s/></text:span><text:span text:style-name="T32_38">nombres</text:span><text:span text:style-name="T32_39"><text:s/></text:span><text:span text:style-name="T32_40">aléatoires</text:span><text:span text:style-name="T32_41">….</text:span></text:p>
      <text:p text:style-name="P33"><text:span text:style-name="T33_1"><text:tab/></text:span><text:span text:style-name="T33_2">this</text:span><text:span text:style-name="T33_3">.</text:span><text:span text:style-name="T33_4">r</text:span><text:span text:style-name="T33_5">=</text:span><text:span text:style-name="T33_6">myRand</text:span><text:span text:style-name="T33_7">(0.0,1.0);<text:s text:c="2"/>//<text:s/></text:span><text:span text:style-name="T33_8">Quantité</text:span><text:span text:style-name="T33_9"><text:s/></text:span><text:span text:style-name="T33_10">aléatoire</text:span><text:span text:style-name="T33_11"><text:s/></text:span><text:span text:style-name="T33_12">de</text:span><text:span text:style-name="T33_13"><text:s/></text:span><text:span text:style-name="T33_14">Rouge</text:span></text:p>
      <text:p text:style-name="P34"><text:span text:style-name="T34_1"><text:s text:c="12"/></text:span><text:span text:style-name="T34_2">this</text:span><text:span text:style-name="T34_3">.</text:span><text:span text:style-name="T34_4">g</text:span><text:span text:style-name="T34_5">=</text:span><text:span text:style-name="T34_6">myRand</text:span><text:span text:style-name="T34_7">(0.0,1.0);<text:s text:c="2"/>//<text:s/></text:span><text:span text:style-name="T34_8">Quantité</text:span><text:span text:style-name="T34_9"><text:s/></text:span><text:span text:style-name="T34_10">aléatoire</text:span><text:span text:style-name="T34_11"><text:s/></text:span><text:span text:style-name="T34_12">de</text:span><text:span text:style-name="T34_13"><text:s/></text:span><text:span text:style-name="T34_14">Vert</text:span></text:p>
      <text:p text:style-name="P35"><text:span text:style-name="T35_1"><text:s text:c="12"/></text:span><text:span text:style-name="T35_2">this</text:span><text:span text:style-name="T35_3">.</text:span><text:span text:style-name="T35_4">b</text:span><text:span text:style-name="T35_5">=</text:span><text:span text:style-name="T35_6">myRand</text:span><text:span text:style-name="T35_7">(0.0,1.0);<text:s text:c="2"/>//<text:s/></text:span><text:span text:style-name="T35_8">Quantité</text:span><text:span text:style-name="T35_9"><text:s/></text:span><text:span text:style-name="T35_10">aléatoire</text:span><text:span text:style-name="T35_11"><text:s/></text:span><text:span text:style-name="T35_12">de</text:span><text:span text:style-name="T35_13"><text:s/></text:span><text:span text:style-name="T35_14">Bleu</text:span></text:p>
      <text:p text:style-name="P36"><text:span text:style-name="T36_1"><text:s/><text:tab/></text:span><text:span text:style-name="T36_2">this</text:span><text:span text:style-name="T36_3">.</text:span><text:span text:style-name="T36_4">xi</text:span><text:span text:style-name="T36_5"><text:s/>=<text:s/></text:span><text:span text:style-name="T36_6">myRand</text:span><text:span text:style-name="T36_7">(-10.0,10.0);<text:s text:c="3"/>//<text:s/></text:span><text:span text:style-name="T36_8">Vitesse</text:span><text:span text:style-name="T36_9"><text:s/></text:span><text:span text:style-name="T36_10">aléatoire</text:span></text:p>
      <text:p text:style-name="P37"><text:span text:style-name="T37_1"><text:s text:c="7"/><text:tab/></text:span><text:span text:style-name="T37_2">this</text:span><text:span text:style-name="T37_3">.</text:span><text:span text:style-name="T37_4">yi</text:span><text:span text:style-name="T37_5"><text:s/>=<text:s/></text:span><text:span text:style-name="T37_6">myRand</text:span><text:span text:style-name="T37_7">(-10.0,10.0);</text:span></text:p>
      <text:p text:style-name="P38"><text:span text:style-name="T38_1"><text:s text:c="7"/><text:tab/></text:span><text:span text:style-name="T38_2">this</text:span><text:span text:style-name="T38_3">.</text:span><text:span text:style-name="T38_4">zi</text:span><text:span text:style-name="T38_5"><text:s/>=<text:s/></text:span><text:span text:style-name="T38_6">myRand</text:span><text:span text:style-name="T38_7">(10.0,20.0);</text:span></text:p>
      <text:p text:style-name="P39"><text:span text:style-name="T39_1">this</text:span><text:span text:style-name="T39_2">.</text:span><text:span text:style-name="T39_3">xg</text:span><text:span text:style-name="T39_4"><text:s/>=<text:s/>0.0;<text:s text:c="7"/>//<text:s/></text:span><text:span text:style-name="T39_5">Gravité</text:span><text:span text:style-name="T39_6"><text:s/></text:span><text:span text:style-name="T39_7">dirigée</text:span><text:span text:style-name="T39_8"><text:s/></text:span><text:span text:style-name="T39_9">selon</text:span><text:span text:style-name="T39_10"><text:s/></text:span><text:span text:style-name="T39_11">l</text:span><text:span text:style-name="T39_12">'</text:span><text:span text:style-name="T39_13">axe</text:span><text:span text:style-name="T39_14"><text:s/>-</text:span><text:span text:style-name="T39_15">Z</text:span></text:p>
      <text:p text:style-name="P40"><text:span text:style-name="T40_1"><text:s text:c="8"/><text:tab/></text:span><text:span text:style-name="T40_2">this</text:span><text:span text:style-name="T40_3">.</text:span><text:span text:style-name="T40_4">yg</text:span><text:span text:style-name="T40_5"><text:s/>=<text:s/>0.0;</text:span></text:p>
      <text:p text:style-name="P41"><text:span text:style-name="T41_1"><text:s text:c="7"/><text:tab/></text:span><text:span text:style-name="T41_2">this</text:span><text:span text:style-name="T41_3">.</text:span><text:span text:style-name="T41_4">zg</text:span><text:span text:style-name="T41_5"><text:s/>=<text:s/>-1.0;</text:span></text:p>
      <text:p text:style-name="P42"><text:span text:style-name="T42_1">}</text:span></text:p>
      <text:p text:style-name="P43"/>
      <text:p text:style-name="P44"/>
      <text:h text:style-name="P45" text:outline-level="10"><text:bookmark-start text:name="h.94wtn3bw7xt"/><text:bookmark-end text:name="h.94wtn3bw7xt"/><text:span text:style-name="T45_1">2<text:s/>-<text:s/></text:span><text:span text:style-name="T45_2">La</text:span><text:span text:style-name="T45_3"><text:s/></text:span><text:span text:style-name="T45_4">fonction</text:span><text:span text:style-name="T45_5"><text:s/></text:span><text:span text:style-name="T45_6">de</text:span><text:span text:style-name="T45_7"><text:s/></text:span><text:span text:style-name="T45_8">suivi</text:span><text:span text:style-name="T45_9">:<text:s/></text:span><text:span text:style-name="T45_10">drawParticules</text:span><text:span text:style-name="T45_11">()</text:span></text:h>
      <text:p text:style-name="P46"><text:span text:style-name="T46_1">J</text:span><text:span text:style-name="T46_2">’</text:span><text:span text:style-name="T46_3">imagine</text:span><text:span text:style-name="T46_4"><text:s/></text:span><text:span text:style-name="T46_5">que</text:span><text:span text:style-name="T46_6"><text:s/></text:span><text:span text:style-name="T46_7">cette</text:span><text:span text:style-name="T46_8"><text:s/></text:span><text:span text:style-name="T46_9">fonction</text:span><text:span text:style-name="T46_10"><text:s/></text:span><text:span text:style-name="T46_11">va</text:span><text:span text:style-name="T46_12"><text:s/></text:span><text:span text:style-name="T46_13">être</text:span><text:span text:style-name="T46_14"><text:s/></text:span><text:span text:style-name="T46_15">la</text:span><text:span text:style-name="T46_16"><text:s/></text:span><text:span text:style-name="T46_17">fonction</text:span><text:span text:style-name="T46_18"><text:s/></text:span><text:span text:style-name="T46_19">que</text:span><text:span text:style-name="T46_20"><text:s/></text:span><text:span text:style-name="T46_21">l</text:span><text:span text:style-name="T46_22">’</text:span><text:span text:style-name="T46_23">ont</text:span><text:span text:style-name="T46_24"><text:s/></text:span><text:span text:style-name="T46_25">utilise</text:span><text:span text:style-name="T46_26"><text:s/></text:span><text:span text:style-name="T46_27">en</text:span><text:span text:style-name="T46_28"><text:s/></text:span><text:span text:style-name="T46_29">général</text:span><text:span text:style-name="T46_30"><text:s/></text:span><text:span text:style-name="T46_31">qui</text:span><text:span text:style-name="T46_32"><text:s/></text:span><text:span text:style-name="T46_33">est</text:span><text:span text:style-name="T46_34"><text:s/></text:span><text:span text:style-name="T46_35">un</text:span><text:span text:style-name="T46_36"><text:s/></text:span><text:span text:style-name="T46_37">truc</text:span><text:span text:style-name="T46_38"><text:s/></text:span><text:span text:style-name="T46_39">du</text:span><text:span text:style-name="T46_40"><text:s/></text:span><text:span text:style-name="T46_41">genre</text:span><text:span text:style-name="T46_42"><text:s/>“</text:span><text:span text:style-name="T46_43">drawScene</text:span><text:span text:style-name="T46_44">”<text:s/></text:span><text:span text:style-name="T46_45">ou</text:span><text:span text:style-name="T46_46"><text:s/></text:span><text:span text:style-name="T46_47">sera</text:span><text:span text:style-name="T46_48"><text:s/></text:span><text:span text:style-name="T46_49">appelée</text:span><text:span text:style-name="T46_50"><text:s/></text:span><text:span text:style-name="T46_51">par</text:span><text:span text:style-name="T46_52"><text:s/></text:span><text:span text:style-name="T46_53">cette</text:span><text:span text:style-name="T46_54"><text:s/></text:span><text:span text:style-name="T46_55">dernière</text:span></text:p>
      <text:p text:style-name="P47"/>
      <text:p text:style-name="P48"><text:span text:style-name="T48_1">Voici</text:span><text:span text:style-name="T48_2"><text:s/></text:span><text:span text:style-name="T48_3">un</text:span><text:span text:style-name="T48_4"><text:s/></text:span><text:span text:style-name="T48_5">petit</text:span><text:span text:style-name="T48_6"><text:s/></text:span><text:span text:style-name="T48_7">résumé</text:span><text:span text:style-name="T48_8"><text:s/></text:span><text:span text:style-name="T48_9">ce</text:span><text:span text:style-name="T48_10"><text:s/></text:span><text:span text:style-name="T48_11">qu</text:span><text:span text:style-name="T48_12">'</text:span><text:span text:style-name="T48_13">elle</text:span><text:span text:style-name="T48_14"><text:s/></text:span><text:span text:style-name="T48_15">doit</text:span><text:span text:style-name="T48_16"><text:s/></text:span><text:span text:style-name="T48_17">faire</text:span><text:span text:style-name="T48_18"><text:s/></text:span><text:span text:style-name="T48_19">pour</text:span><text:span text:style-name="T48_20"><text:s/></text:span><text:span text:style-name="T48_21">chaque</text:span><text:span text:style-name="T48_22"><text:s/></text:span><text:span text:style-name="T48_23">particule</text:span><text:span text:style-name="T48_24">:</text:span></text:p>
      <text:list text:style-name="LS2" xml:id="list2">
        <text:list-item>
          <text:p text:style-name="P49"><text:span text:style-name="T49_1">afficher</text:span><text:span text:style-name="T49_2"><text:s/></text:span><text:span text:style-name="T49_3">l</text:span><text:span text:style-name="T49_4">'</text:span><text:span text:style-name="T49_5">état</text:span><text:span text:style-name="T49_6"><text:s/></text:span><text:span text:style-name="T49_7">actuel</text:span></text:p>
        </text:list-item>
        <text:list-item>
          <text:p text:style-name="P50"><text:span text:style-name="T50_1">modifier</text:span><text:span text:style-name="T50_2"><text:s/></text:span><text:span text:style-name="T50_3">les</text:span><text:span text:style-name="T50_4"><text:s/></text:span><text:span text:style-name="T50_5">valeurs</text:span><text:span text:style-name="T50_6"><text:s/></text:span><text:span text:style-name="T50_7">pour</text:span><text:span text:style-name="T50_8"><text:s/></text:span><text:span text:style-name="T50_9">passer</text:span><text:span text:style-name="T50_10"><text:s/></text:span><text:span text:style-name="T50_11">à</text:span><text:span text:style-name="T50_12"><text:s/></text:span><text:span text:style-name="T50_13">l</text:span><text:span text:style-name="T50_14">'</text:span><text:span text:style-name="T50_15">état</text:span><text:span text:style-name="T50_16"><text:s/></text:span><text:span text:style-name="T50_17">suivant</text:span></text:p>
        </text:list-item>
        <text:list-item>
          <text:p text:style-name="P51"><text:span text:style-name="T51_1">(</text:span><text:span text:style-name="T51_2">régénérer</text:span><text:span text:style-name="T51_3"><text:s/></text:span><text:span text:style-name="T51_4">les</text:span><text:span text:style-name="T51_5"><text:s/></text:span><text:span text:style-name="T51_6">particules</text:span><text:span text:style-name="T51_7"><text:s/>"</text:span><text:span text:style-name="T51_8">mortes</text:span><text:span text:style-name="T51_9">")</text:span></text:p>
        </text:list-item>
      </text:list>
      <text:p text:style-name="P52"><text:span text:style-name="T52_1">Sachant</text:span><text:span text:style-name="T52_2"><text:s/></text:span><text:span text:style-name="T52_3">que</text:span><text:span text:style-name="T52_4"><text:s/></text:span><text:span text:style-name="T52_5">la</text:span><text:span text:style-name="T52_6"><text:s/></text:span><text:span text:style-name="T52_7">troisième</text:span><text:span text:style-name="T52_8"><text:s/></text:span><text:span text:style-name="T52_9">action</text:span><text:span text:style-name="T52_10"><text:s/></text:span><text:span text:style-name="T52_11">est</text:span><text:span text:style-name="T52_12"><text:s/></text:span><text:span text:style-name="T52_13">optionnelle</text:span><text:span text:style-name="T52_14">;<text:s/></text:span><text:span text:style-name="T52_15">tout</text:span><text:span text:style-name="T52_16"><text:s/></text:span><text:span text:style-name="T52_17">dépend</text:span><text:span text:style-name="T52_18"><text:s/></text:span><text:span text:style-name="T52_19">de</text:span><text:span text:style-name="T52_20"><text:s/></text:span><text:span text:style-name="T52_21">ce</text:span><text:span text:style-name="T52_22"><text:s/></text:span><text:span text:style-name="T52_23">que</text:span><text:span text:style-name="T52_24"><text:s/></text:span><text:span text:style-name="T52_25">l</text:span><text:span text:style-name="T52_26">’</text:span><text:span text:style-name="T52_27">on</text:span><text:span text:style-name="T52_28"><text:s/></text:span><text:span text:style-name="T52_29">veux</text:span><text:span text:style-name="T52_30"><text:s/></text:span><text:span text:style-name="T52_31">modéliser</text:span><text:span text:style-name="T52_32">.<text:s/></text:span><text:span text:style-name="T52_33">Si</text:span><text:span text:style-name="T52_34"><text:s/></text:span><text:span text:style-name="T52_35">c</text:span><text:span text:style-name="T52_36">'</text:span><text:span text:style-name="T52_37">est</text:span><text:span text:style-name="T52_38"><text:s/></text:span><text:span text:style-name="T52_39">une</text:span><text:span text:style-name="T52_40"><text:s/></text:span><text:span text:style-name="T52_41">explosion</text:span><text:span text:style-name="T52_42">,<text:s/></text:span><text:span text:style-name="T52_43">nous</text:span><text:span text:style-name="T52_44"><text:s/></text:span><text:span text:style-name="T52_45">n</text:span><text:span text:style-name="T52_46">'</text:span><text:span text:style-name="T52_47">avons</text:span><text:span text:style-name="T52_48"><text:s/></text:span><text:span text:style-name="T52_49">pas</text:span><text:span text:style-name="T52_50"><text:s/></text:span><text:span text:style-name="T52_51">besoin</text:span><text:span text:style-name="T52_52"><text:s/></text:span><text:span text:style-name="T52_53">de</text:span><text:span text:style-name="T52_54"><text:s/></text:span><text:span text:style-name="T52_55">régénérer</text:span><text:span text:style-name="T52_56"><text:s/></text:span><text:span text:style-name="T52_57">les</text:span><text:span text:style-name="T52_58"><text:s/></text:span><text:span text:style-name="T52_59">particules</text:span><text:span text:style-name="T52_60">,<text:s/></text:span><text:span text:style-name="T52_61">alors</text:span><text:span text:style-name="T52_62"><text:s/></text:span><text:span text:style-name="T52_63">que</text:span><text:span text:style-name="T52_64"><text:s/></text:span><text:span text:style-name="T52_65">c</text:span><text:span text:style-name="T52_66">'</text:span><text:span text:style-name="T52_67">est</text:span><text:span text:style-name="T52_68"><text:s/></text:span><text:span text:style-name="T52_69">indispensable</text:span><text:span text:style-name="T52_70"><text:s/></text:span><text:span text:style-name="T52_71">dans</text:span><text:span text:style-name="T52_72"><text:s/></text:span><text:span text:style-name="T52_73">le</text:span><text:span text:style-name="T52_74"><text:s/></text:span><text:span text:style-name="T52_75">cas</text:span><text:span text:style-name="T52_76"><text:s/></text:span><text:span text:style-name="T52_77">d</text:span><text:span text:style-name="T52_78">'</text:span><text:span text:style-name="T52_79">un</text:span><text:span text:style-name="T52_80"><text:s/></text:span><text:span text:style-name="T52_81">phénomène</text:span><text:span text:style-name="T52_82"><text:s/></text:span><text:span text:style-name="T52_83">continu</text:span><text:span text:style-name="T52_84"><text:s/>(</text:span><text:span text:style-name="T52_85">fontaine</text:span><text:span text:style-name="T52_86"><text:s/></text:span><text:span text:style-name="T52_87">par</text:span><text:span text:style-name="T52_88"><text:s/></text:span><text:span text:style-name="T52_89">ex</text:span><text:span text:style-name="T52_90">).</text:span></text:p>
      <text:p text:style-name="P53"/>
      <text:p text:style-name="P54"><text:span text:style-name="T54_1">Code</text:span><text:span text:style-name="T54_2"><text:s/>:</text:span></text:p>
      <text:p text:style-name="P55"/>
      <text:p text:style-name="P56"><text:span text:style-name="T56_1">int</text:span><text:span text:style-name="T56_2"><text:s/></text:span><text:span text:style-name="T56_3">drawParticle</text:span><text:span text:style-name="T56_4">()</text:span></text:p>
      <text:p text:style-name="P57"><text:span text:style-name="T57_1">{</text:span></text:p>
      <text:p text:style-name="P58"><text:span text:style-name="T58_1"><text:tab/></text:span><text:span text:style-name="T58_2">if</text:span><text:span text:style-name="T58_3"><text:s/>(</text:span><text:span text:style-name="T58_4">this</text:span><text:span text:style-name="T58_5">.</text:span><text:span text:style-name="T58_6">active</text:span><text:span text:style-name="T58_7">)</text:span></text:p>
      <text:p text:style-name="P59"><text:span text:style-name="T59_1"><text:tab/><text:tab/>{</text:span></text:p>
      <text:p text:style-name="P60"><text:span text:style-name="T60_1"><text:tab/><text:tab/><text:tab/></text:span><text:span text:style-name="T60_2">float</text:span><text:span text:style-name="T60_3"><text:s/></text:span><text:span text:style-name="T60_4">x</text:span><text:span text:style-name="T60_5"><text:s/>=<text:s/></text:span><text:span text:style-name="T60_6">this</text:span><text:span text:style-name="T60_7">.</text:span><text:span text:style-name="T60_8">x</text:span><text:span text:style-name="T60_9">;<text:s text:c="3"/>//<text:s/></text:span><text:span text:style-name="T60_10">On</text:span><text:span text:style-name="T60_11"><text:s/></text:span><text:span text:style-name="T60_12">récupère</text:span><text:span text:style-name="T60_13"><text:s/></text:span><text:span text:style-name="T60_14">sa</text:span><text:span text:style-name="T60_15"><text:s/></text:span><text:span text:style-name="T60_16">position</text:span></text:p>
      <text:p text:style-name="P61"><text:span text:style-name="T61_1"><text:s text:c="11"/><text:tab/><text:s/><text:tab/><text:tab/></text:span><text:span text:style-name="T61_2">float</text:span><text:span text:style-name="T61_3"><text:s/></text:span><text:span text:style-name="T61_4">y</text:span><text:span text:style-name="T61_5"><text:s/>=<text:s/></text:span><text:span text:style-name="T61_6">this</text:span><text:span text:style-name="T61_7">.</text:span><text:span text:style-name="T61_8">y</text:span><text:span text:style-name="T61_9">;</text:span></text:p>
      <text:p text:style-name="P62"><text:span text:style-name="T62_1"><text:s text:c="12"/><text:tab/><text:tab/></text:span><text:span text:style-name="T62_2">float</text:span><text:span text:style-name="T62_3"><text:s/></text:span><text:span text:style-name="T62_4">z</text:span><text:span text:style-name="T62_5"><text:s/>=<text:s/></text:span><text:span text:style-name="T62_6">this</text:span><text:span text:style-name="T62_7">.</text:span><text:span text:style-name="T62_8">z</text:span><text:span text:style-name="T62_9">;</text:span></text:p>
      <text:p text:style-name="P63"/>
      <text:p text:style-name="P64"><text:span text:style-name="T64_1"><text:tab/><text:tab/><text:tab/><text:s/>/*<text:s/></text:span><text:span text:style-name="T64_2">Couleur</text:span><text:span text:style-name="T64_3"><text:s/></text:span><text:span text:style-name="T64_4">de</text:span><text:span text:style-name="T64_5"><text:s/></text:span><text:span text:style-name="T64_6">la</text:span><text:span text:style-name="T64_7"><text:s/></text:span><text:span text:style-name="T64_8">particule</text:span><text:span text:style-name="T64_9">;<text:s/></text:span><text:span text:style-name="T64_10">transparence</text:span><text:span text:style-name="T64_11"><text:s/>=<text:s/></text:span><text:span text:style-name="T64_12">vie</text:span><text:span text:style-name="T64_13"><text:s/>*/</text:span></text:p>
      <text:p text:style-name="P65"><text:span text:style-name="T65_1">//<text:s/></text:span><text:span text:style-name="T65_2">je</text:span><text:span text:style-name="T65_3"><text:s/></text:span><text:span text:style-name="T65_4">me</text:span><text:span text:style-name="T65_5"><text:s/></text:span><text:span text:style-name="T65_6">pose</text:span><text:span text:style-name="T65_7"><text:s/></text:span><text:span text:style-name="T65_8">la</text:span><text:span text:style-name="T65_9"><text:s/></text:span><text:span text:style-name="T65_10">question</text:span><text:span text:style-name="T65_11"><text:s/></text:span><text:span text:style-name="T65_12">pour</text:span><text:span text:style-name="T65_13"><text:s/></text:span><text:span text:style-name="T65_14">la</text:span><text:span text:style-name="T65_15"><text:s/></text:span><text:span text:style-name="T65_16">couleur</text:span><text:span text:style-name="T65_17">,<text:s/></text:span><text:span text:style-name="T65_18">je</text:span><text:span text:style-name="T65_19"><text:s/></text:span><text:span text:style-name="T65_20">crois</text:span><text:span text:style-name="T65_21"><text:s/></text:span><text:span text:style-name="T65_22">qu</text:span><text:span text:style-name="T65_23">’</text:span><text:span text:style-name="T65_24">on</text:span><text:span text:style-name="T65_25"><text:s/></text:span><text:span text:style-name="T65_26">doit</text:span><text:span text:style-name="T65_27"><text:s/></text:span><text:span text:style-name="T65_28">faire</text:span><text:span text:style-name="T65_29"><text:s/></text:span><text:span text:style-name="T65_30">une</text:span><text:span text:style-name="T65_31"><text:s/></text:span><text:span text:style-name="T65_32">tableau</text:span><text:span text:style-name="T65_33">,</text:span><text:span text:style-name="T65_34">je</text:span><text:span text:style-name="T65_35"><text:s/></text:span><text:span text:style-name="T65_36">ne</text:span><text:span text:style-name="T65_37"><text:s/></text:span><text:span text:style-name="T65_38">sais</text:span><text:span text:style-name="T65_39"><text:s/></text:span><text:span text:style-name="T65_40">plus</text:span><text:span text:style-name="T65_41"><text:s/></text:span><text:span text:style-name="T65_42">comment</text:span><text:span text:style-name="T65_43"><text:s/></text:span><text:span text:style-name="T65_44">on</text:span><text:span text:style-name="T65_45"><text:s/></text:span><text:span text:style-name="T65_46">procède</text:span></text:p>
      <text:p text:style-name="P66"><text:span text:style-name="T66_1"><text:s text:c="11"/><text:tab/><text:tab/><text:tab/><text:s/></text:span><text:span text:style-name="T66_2">glColor</text:span><text:span text:style-name="T66_3">4</text:span><text:span text:style-name="T66_4">d</text:span><text:span text:style-name="T66_5">(</text:span><text:span text:style-name="T66_6">this</text:span><text:span text:style-name="T66_7">.</text:span><text:span text:style-name="T66_8">r</text:span><text:span text:style-name="T66_9">,<text:s/></text:span><text:span text:style-name="T66_10">this</text:span><text:span text:style-name="T66_11">.</text:span><text:span text:style-name="T66_12">g</text:span><text:span text:style-name="T66_13">,<text:s/></text:span><text:span text:style-name="T66_14">this</text:span><text:span text:style-name="T66_15">.</text:span><text:span text:style-name="T66_16">b</text:span><text:span text:style-name="T66_17">,<text:s/></text:span><text:span text:style-name="T66_18">this</text:span><text:span text:style-name="T66_19">.</text:span><text:span text:style-name="T66_20">life</text:span><text:span text:style-name="T66_21">);</text:span></text:p>
      <text:p text:style-name="P67"><text:span text:style-name="T67_1"><text:tab/></text:span></text:p>
      <text:p text:style-name="P68"><text:span text:style-name="T68_1"><text:s/>/*<text:s/></text:span><text:span text:style-name="T68_2">Dessin</text:span><text:span text:style-name="T68_3"><text:s/></text:span><text:span text:style-name="T68_4">de</text:span><text:span text:style-name="T68_5"><text:s/></text:span><text:span text:style-name="T68_6">carrés</text:span><text:span text:style-name="T68_7"><text:s/></text:span><text:span text:style-name="T68_8">à</text:span><text:span text:style-name="T68_9"><text:s/></text:span><text:span text:style-name="T68_10">partir</text:span><text:span text:style-name="T68_11"><text:s/></text:span><text:span text:style-name="T68_12">de</text:span><text:span text:style-name="T68_13"><text:s/></text:span><text:span text:style-name="T68_14">deux</text:span><text:span text:style-name="T68_15"><text:s/></text:span><text:span text:style-name="T68_16">triangles</text:span><text:span text:style-name="T68_17"><text:s/>(</text:span><text:span text:style-name="T68_18">plus</text:span><text:span text:style-name="T68_19"><text:s/></text:span><text:span text:style-name="T68_20">rapide</text:span><text:span text:style-name="T68_21"><text:s/></text:span><text:span text:style-name="T68_22">pour</text:span><text:span text:style-name="T68_23"><text:s/></text:span><text:span text:style-name="T68_24">la</text:span><text:span text:style-name="T68_25"><text:s/></text:span><text:span text:style-name="T68_26">carte</text:span><text:span text:style-name="T68_27"><text:s/></text:span><text:span text:style-name="T68_28">video</text:span><text:span text:style-name="T68_29"><text:s/>*/</text:span></text:p>
      <text:p text:style-name="P69"><text:span text:style-name="T69_1">//</text:span><text:span text:style-name="T69_2">ici</text:span><text:span text:style-name="T69_3"><text:s/></text:span><text:span text:style-name="T69_4">on</text:span><text:span text:style-name="T69_5"><text:s/></text:span><text:span text:style-name="T69_6">va</text:span><text:span text:style-name="T69_7"><text:s/></text:span><text:span text:style-name="T69_8">utilisé</text:span><text:span text:style-name="T69_9"><text:s/></text:span><text:span text:style-name="T69_10">la</text:span><text:span text:style-name="T69_11"><text:s/></text:span><text:span text:style-name="T69_12">méthode</text:span><text:span text:style-name="T69_13"><text:s/></text:span><text:span text:style-name="T69_14">habituelle</text:span><text:span text:style-name="T69_15"><text:s/></text:span><text:span text:style-name="T69_16">avec</text:span><text:span text:style-name="T69_17"><text:s/></text:span><text:span text:style-name="T69_18">le</text:span><text:span text:style-name="T69_19"><text:s/></text:span><text:span text:style-name="T69_20">tableau</text:span><text:span text:style-name="T69_21"><text:s/></text:span><text:span text:style-name="T69_22">de</text:span><text:span text:style-name="T69_23"><text:s/></text:span><text:span text:style-name="T69_24">coordonnés</text:span><text:span text:style-name="T69_25"><text:s/>+<text:s/></text:span><text:span text:style-name="T69_26">tableau</text:span><text:span text:style-name="T69_27"><text:s/></text:span><text:span text:style-name="T69_28">d</text:span><text:span text:style-name="T69_29">’</text:span><text:span text:style-name="T69_30">indice</text:span><text:span text:style-name="T69_31"><text:s/></text:span><text:span text:style-name="T69_32">à</text:span><text:span text:style-name="T69_33"><text:s/></text:span><text:span text:style-name="T69_34">la</text:span><text:span text:style-name="T69_35"><text:s/></text:span><text:span text:style-name="T69_36">place</text:span><text:span text:style-name="T69_37"><text:s/></text:span><text:span text:style-name="T69_38">de</text:span><text:span text:style-name="T69_39"><text:s/></text:span><text:span text:style-name="T69_40">ça</text:span><text:span text:style-name="T69_41"><text:s/>:</text:span></text:p>
      <text:p text:style-name="P70"><text:span text:style-name="T70_1"><text:s text:c="10"/><text:tab/><text:tab/><text:tab/><text:s text:c="2"/></text:span><text:span text:style-name="T70_2">glBegin</text:span><text:span text:style-name="T70_3">(</text:span><text:span text:style-name="T70_4">GL</text:span><text:span text:style-name="T70_5">_</text:span><text:span text:style-name="T70_6">TRIANGLE</text:span><text:span text:style-name="T70_7">_</text:span><text:span text:style-name="T70_8">STRIP</text:span><text:span text:style-name="T70_9">);</text:span></text:p>
      <text:p text:style-name="P71"><text:span text:style-name="T71_1"><text:s text:c="14"/><text:tab/><text:tab/></text:span><text:span text:style-name="T71_2">glVertex</text:span><text:span text:style-name="T71_3">3</text:span><text:span text:style-name="T71_4">d</text:span><text:span text:style-name="T71_5">(</text:span><text:span text:style-name="T71_6">x</text:span><text:span text:style-name="T71_7">+0.1,</text:span><text:span text:style-name="T71_8">y</text:span><text:span text:style-name="T71_9">,</text:span><text:span text:style-name="T71_10">z</text:span><text:span text:style-name="T71_11">+0.1);<text:s/>//<text:s/></text:span><text:span text:style-name="T71_12">Nord</text:span><text:span text:style-name="T71_13">-</text:span><text:span text:style-name="T71_14">Ouest</text:span></text:p>
      <text:p text:style-name="P72"><text:span text:style-name="T72_1"><text:s text:c="13"/><text:tab/><text:tab/><text:s/></text:span><text:span text:style-name="T72_2">glVertex</text:span><text:span text:style-name="T72_3">3</text:span><text:span text:style-name="T72_4">d</text:span><text:span text:style-name="T72_5">(</text:span><text:span text:style-name="T72_6">x</text:span><text:span text:style-name="T72_7">-0.1,</text:span><text:span text:style-name="T72_8">y</text:span><text:span text:style-name="T72_9">,</text:span><text:span text:style-name="T72_10">z</text:span><text:span text:style-name="T72_11">+0.1);<text:s/>//<text:s/></text:span><text:span text:style-name="T72_12">Nord</text:span><text:span text:style-name="T72_13">-</text:span><text:span text:style-name="T72_14">Est</text:span></text:p>
      <text:p text:style-name="P73"><text:span text:style-name="T73_1"><text:s text:c="12"/><text:tab/><text:tab/><text:s text:c="2"/></text:span><text:span text:style-name="T73_2">glVertex</text:span><text:span text:style-name="T73_3">3</text:span><text:span text:style-name="T73_4">d</text:span><text:span text:style-name="T73_5">(</text:span><text:span text:style-name="T73_6">x</text:span><text:span text:style-name="T73_7">+0.1,</text:span><text:span text:style-name="T73_8">y</text:span><text:span text:style-name="T73_9">,</text:span><text:span text:style-name="T73_10">z</text:span><text:span text:style-name="T73_11">-0.1);<text:s/>//<text:s/></text:span><text:span text:style-name="T73_12">Sud</text:span><text:span text:style-name="T73_13">-</text:span><text:span text:style-name="T73_14">Ouest</text:span></text:p>
      <text:p text:style-name="P74"><text:span text:style-name="T74_1"><text:s text:c="12"/><text:tab/><text:tab/><text:s text:c="2"/></text:span><text:span text:style-name="T74_2">glVertex</text:span><text:span text:style-name="T74_3">3</text:span><text:span text:style-name="T74_4">d</text:span><text:span text:style-name="T74_5">(</text:span><text:span text:style-name="T74_6">x</text:span><text:span text:style-name="T74_7">-0.1,</text:span><text:span text:style-name="T74_8">y</text:span><text:span text:style-name="T74_9">,</text:span><text:span text:style-name="T74_10">z</text:span><text:span text:style-name="T74_11">-0.1);<text:s/>//<text:s/></text:span><text:span text:style-name="T74_12">Sud</text:span><text:span text:style-name="T74_13">-</text:span><text:span text:style-name="T74_14">Est</text:span></text:p>
      <text:p text:style-name="P75"><text:span text:style-name="T75_1"><text:s text:c="12"/><text:tab/><text:tab/></text:span><text:span text:style-name="T75_2">glEnd</text:span><text:span text:style-name="T75_3">();</text:span></text:p>
      <text:p text:style-name="P76"/>
      <text:p text:style-name="P77"><text:span text:style-name="T77_1"><text:tab/><text:tab/><text:tab/>/*<text:s/></text:span><text:span text:style-name="T77_2">Déplacement</text:span><text:span text:style-name="T77_3"><text:s/>*/</text:span></text:p>
      <text:p text:style-name="P78"><text:span text:style-name="T78_1"><text:s text:c="12"/><text:tab/><text:tab/></text:span><text:span text:style-name="T78_2">this</text:span><text:span text:style-name="T78_3">.</text:span><text:span text:style-name="T78_4">x</text:span><text:span text:style-name="T78_5"><text:s/>+=<text:s/></text:span><text:span text:style-name="T78_6">this</text:span><text:span text:style-name="T78_7">.</text:span><text:span text:style-name="T78_8">xi</text:span><text:span text:style-name="T78_9">/1000;</text:span></text:p>
      <text:p text:style-name="P79"><text:span text:style-name="T79_1"><text:s text:c="12"/><text:tab/><text:tab/></text:span><text:span text:style-name="T79_2">this</text:span><text:span text:style-name="T79_3">.</text:span><text:span text:style-name="T79_4">y</text:span><text:span text:style-name="T79_5"><text:s/>+=<text:s/></text:span><text:span text:style-name="T79_6">this</text:span><text:span text:style-name="T79_7">.</text:span><text:span text:style-name="T79_8">yi</text:span><text:span text:style-name="T79_9">/1000;</text:span></text:p>
      <text:p text:style-name="P80"><text:span text:style-name="T80_1"><text:s text:c="12"/><text:tab/><text:tab/></text:span><text:span text:style-name="T80_2">this</text:span><text:span text:style-name="T80_3">.</text:span><text:span text:style-name="T80_4">z</text:span><text:span text:style-name="T80_5"><text:s/>+=</text:span><text:span text:style-name="T80_6">this</text:span><text:span text:style-name="T80_7">.</text:span><text:span text:style-name="T80_8">zi</text:span><text:span text:style-name="T80_9">/1000;</text:span></text:p>
      <text:p text:style-name="P81"/>
      <text:p text:style-name="P82"><text:span text:style-name="T82_1"><text:s text:c="12"/><text:tab/><text:tab/>/*<text:s/></text:span><text:span text:style-name="T82_2">Gravité</text:span><text:span text:style-name="T82_3"><text:s/>*/</text:span></text:p>
      <text:p text:style-name="P83"><text:span text:style-name="T83_1"><text:s text:c="12"/><text:tab/><text:tab/></text:span><text:span text:style-name="T83_2">this</text:span><text:span text:style-name="T83_3">.</text:span><text:span text:style-name="T83_4">xi</text:span><text:span text:style-name="T83_5"><text:s/>+=<text:s/></text:span><text:span text:style-name="T83_6">this</text:span><text:span text:style-name="T83_7">.</text:span><text:span text:style-name="T83_8">xg</text:span><text:span text:style-name="T83_9">;</text:span></text:p>
      <text:p text:style-name="P84"><text:span text:style-name="T84_1"><text:s text:c="12"/><text:tab/><text:tab/></text:span><text:span text:style-name="T84_2">this</text:span><text:span text:style-name="T84_3">.</text:span><text:span text:style-name="T84_4">yi</text:span><text:span text:style-name="T84_5"><text:s/>+=<text:s/></text:span><text:span text:style-name="T84_6">this</text:span><text:span text:style-name="T84_7">.</text:span><text:span text:style-name="T84_8">yg</text:span><text:span text:style-name="T84_9">;</text:span></text:p>
      <text:p text:style-name="P85"><text:span text:style-name="T85_1"><text:s text:c="12"/><text:tab/><text:tab/></text:span><text:span text:style-name="T85_2">this</text:span><text:span text:style-name="T85_3">.</text:span><text:span text:style-name="T85_4">zi</text:span><text:span text:style-name="T85_5"><text:s/>+=<text:s/></text:span><text:span text:style-name="T85_6">this</text:span><text:span text:style-name="T85_7">.</text:span><text:span text:style-name="T85_8">zg</text:span><text:span text:style-name="T85_9">;</text:span></text:p>
      <text:p text:style-name="P86"/>
      <text:p text:style-name="P87"><text:span text:style-name="T87_1"><text:tab/><text:tab/><text:tab/><text:s/>/*<text:s/>"</text:span><text:span text:style-name="T87_2">Vie</text:span><text:span text:style-name="T87_3">"<text:s/>*/</text:span></text:p>
      <text:p text:style-name="P88"><text:span text:style-name="T88_1"><text:s text:c="11"/><text:tab/><text:tab/><text:tab/></text:span><text:span text:style-name="T88_2">this</text:span><text:span text:style-name="T88_3">.</text:span><text:span text:style-name="T88_4">life</text:span><text:span text:style-name="T88_5"><text:s/>-=</text:span><text:span text:style-name="T88_6">this</text:span><text:span text:style-name="T88_7">.</text:span><text:span text:style-name="T88_8">fade</text:span><text:span text:style-name="T88_9">;</text:span></text:p>
      <text:p text:style-name="P89"><text:span text:style-name="T89_1"><text:tab/><text:tab/><text:tab/></text:span></text:p>
      <text:p text:style-name="P90"><text:span text:style-name="T90_1"><text:tab/><text:tab/><text:tab/>/*<text:s/></text:span><text:span text:style-name="T90_2">Si</text:span><text:span text:style-name="T90_3"><text:s/></text:span><text:span text:style-name="T90_4">la</text:span><text:span text:style-name="T90_5"><text:s/></text:span><text:span text:style-name="T90_6">particule</text:span><text:span text:style-name="T90_7"><text:s/></text:span><text:span text:style-name="T90_8">est</text:span><text:span text:style-name="T90_9"><text:s/>"</text:span><text:span text:style-name="T90_10">morte</text:span><text:span text:style-name="T90_11">"<text:s/></text:span><text:span text:style-name="T90_12">on</text:span><text:span text:style-name="T90_13"><text:s/></text:span><text:span text:style-name="T90_14">la</text:span><text:span text:style-name="T90_15"><text:s/></text:span><text:span text:style-name="T90_16">régénère</text:span><text:span text:style-name="T90_17"><text:s/>*/</text:span></text:p>
      <text:p text:style-name="P91"><text:span text:style-name="T91_1"><text:s text:c="11"/><text:tab/><text:s/></text:span><text:span text:style-name="T91_2">if</text:span><text:span text:style-name="T91_3"><text:s/>(</text:span><text:span text:style-name="T91_4">this</text:span><text:span text:style-name="T91_5">.</text:span><text:span text:style-name="T91_6">life</text:span><text:span text:style-name="T91_7"><text:s/>&lt;<text:s/>0.0)</text:span></text:p>
      <text:p text:style-name="P92"><text:span text:style-name="T92_1"><text:s text:c="12"/>{<text:s text:c="3"/></text:span><text:span text:style-name="T92_2">life</text:span><text:span text:style-name="T92_3"><text:s/>=<text:s/>1.0;<text:s text:c="4"/>//<text:s/></text:span><text:span text:style-name="T92_4">Maximum</text:span><text:span text:style-name="T92_5"><text:s/></text:span><text:span text:style-name="T92_6">de</text:span><text:span text:style-name="T92_7"><text:s/></text:span><text:span text:style-name="T92_8">vie</text:span></text:p>
      <text:p text:style-name="P93"><text:span text:style-name="T93_1"><text:s text:c="16"/></text:span><text:span text:style-name="T93_2">fade</text:span><text:span text:style-name="T93_3"><text:s/>=<text:s/></text:span><text:span text:style-name="T93_4">myRand</text:span><text:span text:style-name="T93_5">(0.01,0.05);</text:span></text:p>
      <text:p text:style-name="P94"/>
      <text:p text:style-name="P95"><text:span text:style-name="T95_1"><text:s text:c="15"/></text:span><text:span text:style-name="T95_2">x</text:span><text:span text:style-name="T95_3"><text:s/>=<text:s/>0.0;<text:s/>//<text:s/></text:span><text:span text:style-name="T95_4">On</text:span><text:span text:style-name="T95_5"><text:s/></text:span><text:span text:style-name="T95_6">renvoie</text:span><text:span text:style-name="T95_7"><text:s/></text:span><text:span text:style-name="T95_8">la</text:span><text:span text:style-name="T95_9"><text:s/></text:span><text:span text:style-name="T95_10">particule</text:span><text:span text:style-name="T95_11"><text:s/></text:span><text:span text:style-name="T95_12">au</text:span><text:span text:style-name="T95_13"><text:s/></text:span><text:span text:style-name="T95_14">centre</text:span></text:p>
      <text:p text:style-name="P96"><text:span text:style-name="T96_1"><text:s text:c="15"/></text:span><text:span text:style-name="T96_2">y</text:span><text:span text:style-name="T96_3"><text:s/>=<text:s/>0.0;</text:span></text:p>
      <text:p text:style-name="P97"><text:span text:style-name="T97_1"><text:s text:c="15"/></text:span><text:span text:style-name="T97_2">z</text:span><text:span text:style-name="T97_3"><text:s/>=<text:s/>0.0;</text:span></text:p>
      <text:p text:style-name="P98"/>
      <text:p text:style-name="P99"><text:span text:style-name="T99_1"><text:s text:c="15"/></text:span><text:span text:style-name="T99_2">xi</text:span><text:span text:style-name="T99_3"><text:s/>=<text:s/></text:span><text:span text:style-name="T99_4">myRand</text:span><text:span text:style-name="T99_5">(-10.0,10.0);<text:s text:c="3"/>//<text:s/></text:span><text:span text:style-name="T99_6">Vitesse</text:span><text:span text:style-name="T99_7"><text:s/></text:span><text:span text:style-name="T99_8">aléatoire</text:span></text:p>
      <text:p text:style-name="P100"><text:span text:style-name="T100_1"><text:s text:c="15"/></text:span><text:span text:style-name="T100_2">yi</text:span><text:span text:style-name="T100_3"><text:s/>=<text:s/></text:span><text:span text:style-name="T100_4">myRand</text:span><text:span text:style-name="T100_5">(-10.0,10.0);</text:span></text:p>
      <text:p text:style-name="P101"><text:span text:style-name="T101_1"><text:s text:c="15"/></text:span><text:span text:style-name="T101_2">zi</text:span><text:span text:style-name="T101_3"><text:s/>=<text:s/></text:span><text:span text:style-name="T101_4">myRand</text:span><text:span text:style-name="T101_5">(10.0,20.0);</text:span></text:p>
      <text:p text:style-name="P102"/>
      <text:p text:style-name="P103"><text:span text:style-name="T103_1"><text:s text:c="15"/></text:span><text:span text:style-name="T103_2">r</text:span><text:span text:style-name="T103_3">=</text:span><text:span text:style-name="T103_4">myRand</text:span><text:span text:style-name="T103_5">(0.0,1.0);<text:s text:c="2"/>//<text:s/></text:span><text:span text:style-name="T103_6">Quantité</text:span><text:span text:style-name="T103_7"><text:s/></text:span><text:span text:style-name="T103_8">aléatoire</text:span><text:span text:style-name="T103_9"><text:s/></text:span><text:span text:style-name="T103_10">de</text:span><text:span text:style-name="T103_11"><text:s/></text:span><text:span text:style-name="T103_12">Rouge</text:span></text:p>
      <text:p text:style-name="P104"><text:span text:style-name="T104_1"><text:s text:c="15"/></text:span><text:span text:style-name="T104_2">g</text:span><text:span text:style-name="T104_3">=</text:span><text:span text:style-name="T104_4">myRand</text:span><text:span text:style-name="T104_5">(0.0,1.0);<text:s text:c="2"/>//<text:s/></text:span><text:span text:style-name="T104_6">Quantité</text:span><text:span text:style-name="T104_7"><text:s/></text:span><text:span text:style-name="T104_8">aléatoire</text:span><text:span text:style-name="T104_9"><text:s/></text:span><text:span text:style-name="T104_10">de</text:span><text:span text:style-name="T104_11"><text:s/></text:span><text:span text:style-name="T104_12">Vert</text:span></text:p>
      <text:p text:style-name="P105"><text:span text:style-name="T105_1"><text:s text:c="15"/></text:span><text:span text:style-name="T105_2">b</text:span><text:span text:style-name="T105_3">=</text:span><text:span text:style-name="T105_4">myRand</text:span><text:span text:style-name="T105_5">(0.0,1.0);<text:s text:c="2"/>//<text:s/></text:span><text:span text:style-name="T105_6">Quantité</text:span><text:span text:style-name="T105_7"><text:s/></text:span><text:span text:style-name="T105_8">aléatoire</text:span><text:span text:style-name="T105_9"><text:s/></text:span><text:span text:style-name="T105_10">de</text:span><text:span text:style-name="T105_11"><text:s/></text:span><text:span text:style-name="T105_12">Bleu</text:span></text:p>
      <text:p text:style-name="P106"><text:span text:style-name="T106_1"><text:s text:c="12"/>}</text:span></text:p>
      <text:p text:style-name="P107"><text:span text:style-name="T107_1"><text:s text:c="8"/>}</text:span></text:p>
      <text:p text:style-name="P108"><text:span text:style-name="T108_1"><text:s text:c="4"/>}</text:span></text:p>
      <text:p text:style-name="P109"><text:span text:style-name="T109_1"><text:s text:c="4"/></text:span><text:span text:style-name="T109_2">return</text:span><text:span text:style-name="T109_3"><text:s/>0;<text:s/>//<text:s/></text:span><text:span text:style-name="T109_4">Dessin</text:span><text:span text:style-name="T109_5"><text:s/></text:span><text:span text:style-name="T109_6">OK</text:span></text:p>
      <text:p text:style-name="P110"/>
      <text:p text:style-name="P111"/>
      <text:p text:style-name="P112"><text:span text:style-name="T112_1">Il</text:span><text:span text:style-name="T112_2"><text:s/></text:span><text:span text:style-name="T112_3">faut</text:span><text:span text:style-name="T112_4"><text:s/></text:span><text:span text:style-name="T112_5">donc</text:span><text:span text:style-name="T112_6"><text:s/></text:span><text:span text:style-name="T112_7">ensuite</text:span><text:span text:style-name="T112_8"><text:s/></text:span><text:span text:style-name="T112_9">définir</text:span><text:span text:style-name="T112_10"><text:s/></text:span><text:span text:style-name="T112_11">les</text:span><text:span text:style-name="T112_12"><text:s/></text:span><text:span text:style-name="T112_13">différents</text:span><text:span text:style-name="T112_14"><text:s/></text:span><text:span text:style-name="T112_15">tableaux</text:span><text:span text:style-name="T112_16"><text:s/>:<text:s/></text:span><text:span text:style-name="T112_17">indices</text:span><text:span text:style-name="T112_18">,<text:s/></text:span><text:span text:style-name="T112_19">couleurs</text:span><text:span text:style-name="T112_20">,<text:s/></text:span><text:span text:style-name="T112_21">vertices</text:span><text:span text:style-name="T112_22">…</text:span></text:p>
      <text:p text:style-name="P113"/>
      <text:p text:style-name="P114"><text:span text:style-name="T114_1">A</text:span><text:span text:style-name="T114_2"><text:s/></text:span><text:span text:style-name="T114_3">noté</text:span><text:span text:style-name="T114_4"><text:s/></text:span><text:span text:style-name="T114_5">que</text:span><text:span text:style-name="T114_6"><text:s/></text:span><text:span text:style-name="T114_7">les</text:span><text:span text:style-name="T114_8"><text:s/></text:span><text:span text:style-name="T114_9">cartes</text:span><text:span text:style-name="T114_10"><text:s/></text:span><text:span text:style-name="T114_11">graphiques</text:span><text:span text:style-name="T114_12"><text:s/></text:span><text:span text:style-name="T114_13">sont</text:span><text:span text:style-name="T114_14"><text:s/></text:span><text:span text:style-name="T114_15">optimisées</text:span><text:span text:style-name="T114_16"><text:s/></text:span><text:span text:style-name="T114_17">pour</text:span><text:span text:style-name="T114_18"><text:s/></text:span><text:span text:style-name="T114_19">dessiner</text:span><text:span text:style-name="T114_20"><text:s/></text:span><text:span text:style-name="T114_21">plus</text:span><text:span text:style-name="T114_22"><text:s/></text:span><text:span text:style-name="T114_23">facilement</text:span><text:span text:style-name="T114_24"><text:s/></text:span><text:span text:style-name="T114_25">des</text:span><text:span text:style-name="T114_26"><text:s/></text:span><text:span text:style-name="T114_27">triangles</text:span><text:span text:style-name="T114_28">.<text:s/></text:span><text:span text:style-name="T114_29">C</text:span><text:span text:style-name="T114_30">'</text:span><text:span text:style-name="T114_31">est</text:span><text:span text:style-name="T114_32"><text:s/></text:span><text:span text:style-name="T114_33">pour</text:span><text:span text:style-name="T114_34"><text:s/></text:span><text:span text:style-name="T114_35">cela</text:span><text:span text:style-name="T114_36"><text:s/></text:span><text:span text:style-name="T114_37">que</text:span><text:span text:style-name="T114_38"><text:s/></text:span><text:span text:style-name="T114_39">même</text:span><text:span text:style-name="T114_40"><text:s/></text:span><text:span text:style-name="T114_41">si</text:span><text:span text:style-name="T114_42"><text:s/></text:span><text:span text:style-name="T114_43">les</text:span><text:span text:style-name="T114_44"><text:s/></text:span><text:span text:style-name="T114_45">particules</text:span><text:span text:style-name="T114_46"><text:s/></text:span><text:span text:style-name="T114_47">sont</text:span><text:span text:style-name="T114_48"><text:s/></text:span><text:span text:style-name="T114_49">carrées</text:span><text:span text:style-name="T114_50">,<text:s/></text:span><text:span text:style-name="T114_51">elles</text:span><text:span text:style-name="T114_52"><text:s/></text:span><text:span text:style-name="T114_53">sont</text:span><text:span text:style-name="T114_54"><text:s/></text:span><text:span text:style-name="T114_55">décomposées</text:span><text:span text:style-name="T114_56"><text:s/></text:span><text:span text:style-name="T114_57">en</text:span><text:span text:style-name="T114_58"><text:s/>2<text:s/></text:span><text:span text:style-name="T114_59">triangles</text:span><text:span text:style-name="T114_60"><text:s/></text:span><text:span text:style-name="T114_61">qui</text:span><text:span text:style-name="T114_62"><text:s/></text:span><text:span text:style-name="T114_63">seront</text:span><text:span text:style-name="T114_64"><text:s/></text:span><text:span text:style-name="T114_65">dessinés</text:span><text:span text:style-name="T114_66"><text:s/></text:span><text:span text:style-name="T114_67">plus</text:span><text:span text:style-name="T114_68"><text:s/></text:span><text:span text:style-name="T114_69">rapidement</text:span><text:span text:style-name="T114_70"><text:s/></text:span><text:span text:style-name="T114_71">qu</text:span><text:span text:style-name="T114_72">'</text:span><text:span text:style-name="T114_73">un</text:span><text:span text:style-name="T114_74"><text:s/></text:span><text:span text:style-name="T114_75">carré</text:span><text:span text:style-name="T114_76">.</text:span></text:p>
      <text:p text:style-name="P115"/>
      <text:p text:style-name="P116"><text:span text:style-name="T116_1">Vous</text:span><text:span text:style-name="T116_2"><text:s/></text:span><text:span text:style-name="T116_3">pouvez</text:span><text:span text:style-name="T116_4"><text:s/></text:span><text:span text:style-name="T116_5">aussi</text:span><text:span text:style-name="T116_6"><text:s/></text:span><text:span text:style-name="T116_7">remarquer</text:span><text:span text:style-name="T116_8"><text:s/></text:span><text:span text:style-name="T116_9">que</text:span><text:span text:style-name="T116_10"><text:s/></text:span><text:span text:style-name="T116_11">les</text:span><text:span text:style-name="T116_12"><text:s/></text:span><text:span text:style-name="T116_13">vitesses</text:span><text:span text:style-name="T116_14"><text:s/></text:span><text:span text:style-name="T116_15">définies</text:span><text:span text:style-name="T116_16"><text:s/></text:span><text:span text:style-name="T116_17">lors</text:span><text:span text:style-name="T116_18"><text:s/></text:span><text:span text:style-name="T116_19">de</text:span><text:span text:style-name="T116_20"><text:s/></text:span><text:span text:style-name="T116_21">l</text:span><text:span text:style-name="T116_22">'</text:span><text:span text:style-name="T116_23">initialisation</text:span><text:span text:style-name="T116_24"><text:s/></text:span><text:span text:style-name="T116_25">et</text:span><text:span text:style-name="T116_26"><text:s/></text:span><text:span text:style-name="T116_27">la</text:span><text:span text:style-name="T116_28"><text:s/></text:span><text:span text:style-name="T116_29">régénération</text:span><text:span text:style-name="T116_30"><text:s/></text:span><text:span text:style-name="T116_31">sont</text:span><text:span text:style-name="T116_32"><text:s/></text:span><text:span text:style-name="T116_33">les</text:span><text:span text:style-name="T116_34"><text:s/></text:span><text:span text:style-name="T116_35">mêmes</text:span><text:span text:style-name="T116_36">.<text:s/></text:span><text:span text:style-name="T116_37">Si</text:span><text:span text:style-name="T116_38"><text:s/></text:span><text:span text:style-name="T116_39">vous</text:span><text:span text:style-name="T116_40"><text:s/></text:span><text:span text:style-name="T116_41">choisissez</text:span><text:span text:style-name="T116_42"><text:s/></text:span><text:span text:style-name="T116_43">des</text:span><text:span text:style-name="T116_44"><text:s/></text:span><text:span text:style-name="T116_45">vitesses</text:span><text:span text:style-name="T116_46"><text:s/></text:span><text:span text:style-name="T116_47">plus</text:span><text:span text:style-name="T116_48"><text:s/></text:span><text:span text:style-name="T116_49">grandes</text:span><text:span text:style-name="T116_50"><text:s/></text:span><text:span text:style-name="T116_51">lors</text:span><text:span text:style-name="T116_52"><text:s/></text:span><text:span text:style-name="T116_53">de</text:span><text:span text:style-name="T116_54"><text:s/></text:span><text:span text:style-name="T116_55">l</text:span><text:span text:style-name="T116_56">'</text:span><text:span text:style-name="T116_57">initialisation</text:span><text:span text:style-name="T116_58">,<text:s/></text:span><text:span text:style-name="T116_59">vous</text:span><text:span text:style-name="T116_60"><text:s/></text:span><text:span text:style-name="T116_61">obtiendrez</text:span><text:span text:style-name="T116_62"><text:s/></text:span><text:span text:style-name="T116_63">un</text:span><text:span text:style-name="T116_64"><text:s/></text:span><text:span text:style-name="T116_65">effet</text:span><text:span text:style-name="T116_66"><text:s/></text:span><text:span text:style-name="T116_67">d</text:span><text:span text:style-name="T116_68">'</text:span><text:span text:style-name="T116_69">explosion</text:span><text:span text:style-name="T116_70"><text:s/></text:span><text:span text:style-name="T116_71">assez</text:span><text:span text:style-name="T116_72"><text:s/></text:span><text:span text:style-name="T116_73">réaliste</text:span><text:span text:style-name="T116_74">.</text:span></text:p>
      <text:p text:style-name="P117"><text:span text:style-name="T117_1">Dans</text:span><text:span text:style-name="T117_2"><text:s/></text:span><text:span text:style-name="T117_3">Parcticle</text:span><text:span text:style-name="T117_4">.</text:span><text:span text:style-name="T117_5">cpp</text:span></text:p>
      <text:p text:style-name="P118"/>
      <text:p text:style-name="P119"><text:span text:style-name="T119_1">const</text:span><text:span text:style-name="T119_2"><text:s/></text:span><text:span text:style-name="T119_3">GLfloat</text:span><text:span text:style-name="T119_4"><text:s/></text:span><text:span text:style-name="T119_5">size</text:span><text:span text:style-name="T119_6"><text:s/></text:span><text:span text:style-name="T119_7">=</text:span><text:span text:style-name="T119_8"><text:s/></text:span><text:span text:style-name="T119_9">0.5</text:span><text:span text:style-name="T119_10">f</text:span><text:span text:style-name="T119_11">;</text:span></text:p>
      <text:p text:style-name="P120"/>
      <text:p text:style-name="P121"><text:span text:style-name="T121_1">//6<text:s/></text:span><text:span text:style-name="T121_2">vertices</text:span><text:span text:style-name="T121_3"><text:s/></text:span><text:span text:style-name="T121_4">pour</text:span><text:span text:style-name="T121_5"><text:s/></text:span><text:span text:style-name="T121_6">faire</text:span><text:span text:style-name="T121_7"><text:s/></text:span><text:span text:style-name="T121_8">les</text:span><text:span text:style-name="T121_9"><text:s/></text:span><text:span text:style-name="T121_10">deux</text:span><text:span text:style-name="T121_11"><text:s/></text:span><text:span text:style-name="T121_12">triangles</text:span><text:span text:style-name="T121_13"><text:s/></text:span><text:span text:style-name="T121_14">d</text:span><text:span text:style-name="T121_15">’</text:span><text:span text:style-name="T121_16">une</text:span><text:span text:style-name="T121_17"><text:s/></text:span><text:span text:style-name="T121_18">particule</text:span></text:p>
      <text:p text:style-name="P122"><text:span text:style-name="T122_1">//<text:s/></text:span><text:span text:style-name="T122_2">a</text:span><text:span text:style-name="T122_3"><text:s/></text:span><text:span text:style-name="T122_4">mettre</text:span><text:span text:style-name="T122_5"><text:s/></text:span><text:span text:style-name="T122_6">aussi</text:span><text:span text:style-name="T122_7"><text:s/></text:span><text:span text:style-name="T122_8">dans</text:span><text:span text:style-name="T122_9"><text:s/></text:span><text:span text:style-name="T122_10">le</text:span><text:span text:style-name="T122_11"><text:s/></text:span><text:span text:style-name="T122_12">constructeur</text:span></text:p>
      <text:p text:style-name="P123"><text:span text:style-name="T123_1">GLfloat</text:span><text:span text:style-name="T123_2"><text:s/></text:span><text:span text:style-name="T123_3">tabVertices</text:span><text:span text:style-name="T123_4">[]</text:span><text:span text:style-name="T123_5"><text:s/></text:span><text:span text:style-name="T123_6">=</text:span></text:p>
      <text:p text:style-name="P124"><text:span text:style-name="T124_1">{</text:span></text:p>
      <text:p text:style-name="P125"><text:span text:style-name="T125_1"><text:s text:c="3"/></text:span><text:span text:style-name="T125_2">-</text:span><text:span text:style-name="T125_3">size</text:span><text:span text:style-name="T125_4">,</text:span><text:span text:style-name="T125_5"><text:s/></text:span><text:span text:style-name="T125_6">-</text:span><text:span text:style-name="T125_7">size</text:span><text:span text:style-name="T125_8">,</text:span><text:span text:style-name="T125_9"><text:s text:c="2"/></text:span><text:span text:style-name="T125_10">size</text:span><text:span text:style-name="T125_11">,</text:span></text:p>
      <text:p text:style-name="P126"><text:span text:style-name="T126_1"><text:s text:c="4"/></text:span><text:span text:style-name="T126_2">size</text:span><text:span text:style-name="T126_3">,</text:span><text:span text:style-name="T126_4"><text:s/></text:span><text:span text:style-name="T126_5">-</text:span><text:span text:style-name="T126_6">size</text:span><text:span text:style-name="T126_7">,</text:span><text:span text:style-name="T126_8"><text:s text:c="2"/></text:span><text:span text:style-name="T126_9">size</text:span><text:span text:style-name="T126_10">,</text:span></text:p>
      <text:p text:style-name="P127"><text:span text:style-name="T127_1"><text:s text:c="3"/></text:span><text:span text:style-name="T127_2">-</text:span><text:span text:style-name="T127_3">size</text:span><text:span text:style-name="T127_4">,</text:span><text:span text:style-name="T127_5"><text:s text:c="2"/></text:span><text:span text:style-name="T127_6">size</text:span><text:span text:style-name="T127_7">,</text:span><text:span text:style-name="T127_8"><text:s text:c="2"/></text:span><text:span text:style-name="T127_9">size</text:span><text:span text:style-name="T127_10">,</text:span></text:p>
      <text:p text:style-name="P128"><text:span text:style-name="T128_1"><text:s text:c="4"/></text:span><text:span text:style-name="T128_2">size</text:span><text:span text:style-name="T128_3">,</text:span><text:span text:style-name="T128_4"><text:s text:c="2"/></text:span><text:span text:style-name="T128_5">size</text:span><text:span text:style-name="T128_6">,</text:span><text:span text:style-name="T128_7"><text:s text:c="2"/></text:span><text:span text:style-name="T128_8">size</text:span><text:span text:style-name="T128_9">,</text:span></text:p>
      <text:p text:style-name="P129"><text:span text:style-name="T129_1"><text:s text:c="3"/></text:span><text:span text:style-name="T129_2">-</text:span><text:span text:style-name="T129_3">size</text:span><text:span text:style-name="T129_4">,</text:span><text:span text:style-name="T129_5"><text:s/></text:span><text:span text:style-name="T129_6">-</text:span><text:span text:style-name="T129_7">size</text:span><text:span text:style-name="T129_8">,</text:span><text:span text:style-name="T129_9"><text:s/></text:span><text:span text:style-name="T129_10">-</text:span><text:span text:style-name="T129_11">size</text:span><text:span text:style-name="T129_12">,</text:span></text:p>
      <text:p text:style-name="P130"><text:span text:style-name="T130_1"><text:s text:c="4"/></text:span><text:span text:style-name="T130_2">size</text:span><text:span text:style-name="T130_3">,</text:span><text:span text:style-name="T130_4"><text:s/></text:span><text:span text:style-name="T130_5">-</text:span><text:span text:style-name="T130_6">size</text:span><text:span text:style-name="T130_7">,</text:span><text:span text:style-name="T130_8"><text:s/></text:span><text:span text:style-name="T130_9">-</text:span><text:span text:style-name="T130_10">size</text:span></text:p>
      <text:p text:style-name="P131"><text:span text:style-name="T131_1">};</text:span></text:p>
      <text:p text:style-name="P132"/>
      <text:p text:style-name="P133"><text:span text:style-name="T133_1">//<text:s/></text:span><text:span text:style-name="T133_2">nous</text:span><text:span text:style-name="T133_3"><text:s/></text:span><text:span text:style-name="T133_4">pourrons</text:span><text:span text:style-name="T133_5"><text:s/></text:span><text:span text:style-name="T133_6">le</text:span><text:span text:style-name="T133_7"><text:s/></text:span><text:span text:style-name="T133_8">mettre</text:span><text:span text:style-name="T133_9"><text:s/></text:span><text:span text:style-name="T133_10">dans</text:span><text:span text:style-name="T133_11"><text:s/></text:span><text:span text:style-name="T133_12">le</text:span><text:span text:style-name="T133_13"><text:s/></text:span><text:span text:style-name="T133_14">constructeur</text:span><text:span text:style-name="T133_15"><text:s/></text:span><text:span text:style-name="T133_16">par</text:span><text:span text:style-name="T133_17"><text:s/></text:span><text:span text:style-name="T133_18">défaut</text:span><text:span text:style-name="T133_19">,<text:s/></text:span><text:span text:style-name="T133_20">donc</text:span><text:span text:style-name="T133_21"><text:s/></text:span><text:span text:style-name="T133_22">à</text:span><text:span text:style-name="T133_23"><text:s/></text:span><text:span text:style-name="T133_24">la</text:span><text:span text:style-name="T133_25"><text:s/></text:span><text:span text:style-name="T133_26">place</text:span><text:span text:style-name="T133_27"><text:s/></text:span><text:span text:style-name="T133_28">des</text:span><text:span text:style-name="T133_29"><text:s/></text:span><text:span text:style-name="T133_30">trois</text:span><text:span text:style-name="T133_31"><text:s/></text:span><text:span text:style-name="T133_32">attributs</text:span><text:span text:style-name="T133_33"><text:s/></text:span><text:span text:style-name="T133_34">de</text:span><text:span text:style-name="T133_35"><text:s/></text:span><text:span text:style-name="T133_36">couleurs</text:span><text:span text:style-name="T133_37"><text:s/></text:span><text:span text:style-name="T133_38">r</text:span><text:span text:style-name="T133_39">,<text:s/></text:span><text:span text:style-name="T133_40">g</text:span><text:span text:style-name="T133_41"><text:s/></text:span><text:span text:style-name="T133_42">et</text:span><text:span text:style-name="T133_43"><text:s/></text:span><text:span text:style-name="T133_44">b</text:span><text:span text:style-name="T133_45">.</text:span></text:p>
      <text:p text:style-name="P134"><text:span text:style-name="T134_1">GLfloat</text:span><text:span text:style-name="T134_2"><text:s/></text:span><text:span text:style-name="T134_3">tabColors</text:span><text:span text:style-name="T134_4">[]</text:span><text:span text:style-name="T134_5"><text:s/></text:span><text:span text:style-name="T134_6">=</text:span></text:p>
      <text:p text:style-name="P135"><text:span text:style-name="T135_1">{</text:span></text:p>
      <text:p text:style-name="P136"><text:span text:style-name="T136_1"><text:s text:c="3"/></text:span><text:span text:style-name="T136_2">myRand</text:span><text:span text:style-name="T136_3">(0.0,1.0)</text:span><text:span text:style-name="T136_4">,</text:span><text:span text:style-name="T136_5">myRand</text:span><text:span text:style-name="T136_6">(0.0,1.0)</text:span><text:span text:style-name="T136_7">,</text:span><text:span text:style-name="T136_8">myRand</text:span><text:span text:style-name="T136_9">(0.0,1.0)</text:span><text:span text:style-name="T136_10">,</text:span><text:span text:style-name="T136_11"><text:tab/></text:span><text:span text:style-name="T136_12">//</text:span><text:span text:style-name="T136_13"><text:s/></text:span><text:span text:style-name="T136_14">Red</text:span></text:p>
      <text:p text:style-name="P137"><text:span text:style-name="T137_1"><text:s text:c="3"/></text:span><text:span text:style-name="T137_2">0</text:span><text:span text:style-name="T137_3">,</text:span><text:span text:style-name="T137_4">1</text:span><text:span text:style-name="T137_5">,</text:span><text:span text:style-name="T137_6">0</text:span><text:span text:style-name="T137_7">,</text:span><text:span text:style-name="T137_8"><text:tab/></text:span><text:span text:style-name="T137_9">//</text:span><text:span text:style-name="T137_10"><text:s/></text:span><text:span text:style-name="T137_11">Green</text:span></text:p>
      <text:p text:style-name="P138"><text:span text:style-name="T138_1"><text:s text:c="3"/></text:span><text:span text:style-name="T138_2">0</text:span><text:span text:style-name="T138_3">,</text:span><text:span text:style-name="T138_4">0</text:span><text:span text:style-name="T138_5">,</text:span><text:span text:style-name="T138_6">1</text:span><text:span text:style-name="T138_7">,</text:span><text:span text:style-name="T138_8"><text:tab/></text:span><text:span text:style-name="T138_9">//</text:span><text:span text:style-name="T138_10"><text:s/></text:span><text:span text:style-name="T138_11">Blue</text:span></text:p>
      <text:p text:style-name="P139"><text:span text:style-name="T139_1"><text:s text:c="3"/></text:span><text:span text:style-name="T139_2">0</text:span><text:span text:style-name="T139_3">,</text:span><text:span text:style-name="T139_4">1</text:span><text:span text:style-name="T139_5">,</text:span><text:span text:style-name="T139_6">1</text:span><text:span text:style-name="T139_7">,</text:span><text:span text:style-name="T139_8"><text:tab/></text:span><text:span text:style-name="T139_9">//</text:span><text:span text:style-name="T139_10"><text:s/></text:span><text:span text:style-name="T139_11">Cyan</text:span></text:p>
      <text:p text:style-name="P140"><text:span text:style-name="T140_1"><text:s text:c="3"/></text:span><text:span text:style-name="T140_2">1</text:span><text:span text:style-name="T140_3">,</text:span><text:span text:style-name="T140_4">1</text:span><text:span text:style-name="T140_5">,</text:span><text:span text:style-name="T140_6">0</text:span><text:span text:style-name="T140_7">,</text:span><text:span text:style-name="T140_8"><text:tab/></text:span><text:span text:style-name="T140_9">//</text:span><text:span text:style-name="T140_10"><text:s/></text:span><text:span text:style-name="T140_11">Yellow</text:span></text:p>
      <text:p text:style-name="P141"><text:span text:style-name="T141_1"><text:s text:c="3"/></text:span><text:span text:style-name="T141_2">1</text:span><text:span text:style-name="T141_3">,</text:span><text:span text:style-name="T141_4">0</text:span><text:span text:style-name="T141_5">,</text:span><text:span text:style-name="T141_6">1</text:span><text:span text:style-name="T141_7">,</text:span><text:span text:style-name="T141_8"><text:tab/></text:span><text:span text:style-name="T141_9">//</text:span><text:span text:style-name="T141_10"><text:s/></text:span><text:span text:style-name="T141_11">Purple</text:span></text:p>
      <text:p text:style-name="P142"><text:span text:style-name="T142_1">};</text:span></text:p>
      <text:p text:style-name="P143"/>
      <text:p text:style-name="P144"><text:span text:style-name="T144_1">GLuint</text:span><text:span text:style-name="T144_2"><text:s/></text:span><text:span text:style-name="T144_3">tabIndices</text:span><text:span text:style-name="T144_4">[]</text:span><text:span text:style-name="T144_5"><text:s/></text:span><text:span text:style-name="T144_6">=</text:span></text:p>
      <text:p text:style-name="P145"><text:span text:style-name="T145_1">{</text:span></text:p>
      <text:p text:style-name="P146"><text:span text:style-name="T146_1"><text:s text:c="3"/></text:span><text:span text:style-name="T146_2">1,0,2,3<text:s/>//<text:s/></text:span><text:span text:style-name="T146_3">par</text:span><text:span text:style-name="T146_4"><text:s/></text:span><text:span text:style-name="T146_5">un</text:span><text:span text:style-name="T146_6"><text:s/></text:span><text:span text:style-name="T146_7">TRIANGLE</text:span><text:span text:style-name="T146_8">_</text:span><text:span text:style-name="T146_9">STRIP</text:span><text:span text:style-name="T146_10">,<text:s/></text:span><text:span text:style-name="T146_11">tracera</text:span><text:span text:style-name="T146_12"><text:s/></text:span><text:span text:style-name="T146_13">les</text:span><text:span text:style-name="T146_14"><text:s/></text:span><text:span text:style-name="T146_15">deux</text:span><text:span text:style-name="T146_16"><text:s/></text:span><text:span text:style-name="T146_17">triangles</text:span><text:span text:style-name="T146_18"><text:s/></text:span><text:span text:style-name="T146_19">formant</text:span><text:span text:style-name="T146_20"><text:s/></text:span><text:span text:style-name="T146_21">la</text:span><text:span text:style-name="T146_22"><text:s/></text:span><text:span text:style-name="T146_23">particule</text:span></text:p>
      <text:p text:style-name="P147"><text:span text:style-name="T147_1">};</text:span></text:p>
      <text:p text:style-name="P148"/>
      <text:p text:style-name="P149"/>
      <text:p text:style-name="P150"><text:span text:style-name="T150_1">Les</text:span><text:span text:style-name="T150_2"><text:s/></text:span><text:span text:style-name="T150_3">attributs</text:span><text:span text:style-name="T150_4"><text:s/></text:span><text:span text:style-name="T150_5">de</text:span><text:span text:style-name="T150_6"><text:s/></text:span><text:span text:style-name="T150_7">notre</text:span><text:span text:style-name="T150_8"><text:s/></text:span><text:span text:style-name="T150_9">classe</text:span><text:span text:style-name="T150_10"><text:s/></text:span><text:span text:style-name="T150_11">deviennent</text:span><text:span text:style-name="T150_12"><text:s/></text:span><text:span text:style-name="T150_13">donc</text:span><text:span text:style-name="T150_14"><text:s/>:</text:span></text:p>
      <text:p text:style-name="P151"/>
      <text:p text:style-name="P152"><text:span text:style-name="T152_1">Classe</text:span><text:span text:style-name="T152_2"><text:s/></text:span><text:span text:style-name="T152_3">Particle</text:span><text:span text:style-name="T152_4"><text:s/>:<text:s/></text:span></text:p>
      <text:p text:style-name="P153"><text:span text:style-name="T153_1">bool</text:span><text:span text:style-name="T153_2"><text:s/></text:span><text:span text:style-name="T153_3">active</text:span><text:span text:style-name="T153_4">;<text:s/>//<text:s/></text:span><text:span text:style-name="T153_5">Active</text:span><text:span text:style-name="T153_6"><text:s/>(1=</text:span><text:span text:style-name="T153_7">Oui</text:span><text:span text:style-name="T153_8">/0=</text:span><text:span text:style-name="T153_9">Non</text:span><text:span text:style-name="T153_10">)</text:span></text:p>
      <text:p text:style-name="P154"><text:span text:style-name="T154_1"><text:s text:c="3"/><text:tab/></text:span><text:span text:style-name="T154_2">double</text:span><text:span text:style-name="T154_3"><text:s/></text:span><text:span text:style-name="T154_4">life</text:span><text:span text:style-name="T154_5">;<text:s/>//<text:s/></text:span><text:span text:style-name="T154_6">Durée</text:span><text:span text:style-name="T154_7"><text:s/></text:span><text:span text:style-name="T154_8">de</text:span><text:span text:style-name="T154_9"><text:s/></text:span><text:span text:style-name="T154_10">vie</text:span></text:p>
      <text:p text:style-name="P155"><text:span text:style-name="T155_1"><text:s text:c="3"/><text:tab/></text:span><text:span text:style-name="T155_2">double</text:span><text:span text:style-name="T155_3"><text:s/></text:span><text:span text:style-name="T155_4">fade</text:span><text:span text:style-name="T155_5">;<text:s/>//<text:s/></text:span><text:span text:style-name="T155_6">Vitesse</text:span><text:span text:style-name="T155_7"><text:s/></text:span><text:span text:style-name="T155_8">de</text:span><text:span text:style-name="T155_9"><text:s/></text:span><text:span text:style-name="T155_10">disparition</text:span></text:p>
      <text:p text:style-name="P156"><text:span text:style-name="T156_1"><text:s text:c="2"/><text:tab/></text:span><text:span text:style-name="T156_2">GLfloat</text:span><text:span text:style-name="T156_3"><text:s/></text:span><text:span text:style-name="T156_4">tabColors</text:span><text:span text:style-name="T156_5">[];</text:span><text:span text:style-name="T156_6"><text:s/>//<text:s/></text:span><text:span text:style-name="T156_7">Valeurs</text:span><text:span text:style-name="T156_8"><text:s/></text:span><text:span text:style-name="T156_9">RGB</text:span><text:span text:style-name="T156_10"><text:s/></text:span><text:span text:style-name="T156_11">pour</text:span><text:span text:style-name="T156_12"><text:s/></text:span><text:span text:style-name="T156_13">la</text:span><text:span text:style-name="T156_14"><text:s/></text:span><text:span text:style-name="T156_15">couleur</text:span></text:p>
      <text:p text:style-name="P157"><text:span text:style-name="T157_1"><text:tab/></text:span><text:span text:style-name="T157_2">GLfloat</text:span><text:span text:style-name="T157_3"><text:s/></text:span><text:span text:style-name="T157_4">tabVertices</text:span><text:span text:style-name="T157_5">[];<text:s/>//<text:s/></text:span><text:span text:style-name="T157_6">nos</text:span><text:span text:style-name="T157_7"><text:s/></text:span><text:span text:style-name="T157_8">vertices</text:span></text:p>
      <text:p text:style-name="P158"><text:span text:style-name="T158_1">GLuint</text:span><text:span text:style-name="T158_2"><text:s/></text:span><text:span text:style-name="T158_3">tabIndices</text:span><text:span text:style-name="T158_4">[];</text:span></text:p>
      <text:p text:style-name="P159"><text:span text:style-name="T159_1"><text:s/><text:tab/></text:span><text:span text:style-name="T159_2">double</text:span><text:span text:style-name="T159_3"><text:s/></text:span><text:span text:style-name="T159_4">x</text:span><text:span text:style-name="T159_5">,<text:s/></text:span><text:span text:style-name="T159_6">y</text:span><text:span text:style-name="T159_7">,<text:s/></text:span><text:span text:style-name="T159_8">z</text:span><text:span text:style-name="T159_9">;<text:s/>//<text:s/></text:span><text:span text:style-name="T159_10">Position</text:span></text:p>
      <text:p text:style-name="P160"><text:span text:style-name="T160_1"><text:s text:c="2"/><text:tab/></text:span><text:span text:style-name="T160_2">double</text:span><text:span text:style-name="T160_3"><text:s/></text:span><text:span text:style-name="T160_4">xi</text:span><text:span text:style-name="T160_5">,<text:s/></text:span><text:span text:style-name="T160_6">yi</text:span><text:span text:style-name="T160_7">,<text:s/></text:span><text:span text:style-name="T160_8">zi</text:span><text:span text:style-name="T160_9">;<text:s/>//<text:s/></text:span><text:span text:style-name="T160_10">Vecteur</text:span><text:span text:style-name="T160_11"><text:s/></text:span><text:span text:style-name="T160_12">de</text:span><text:span text:style-name="T160_13"><text:s/></text:span><text:span text:style-name="T160_14">déplacement</text:span></text:p>
      <text:p text:style-name="P161"><text:span text:style-name="T161_1"><text:s text:c="2"/><text:tab/></text:span><text:span text:style-name="T161_2">double</text:span><text:span text:style-name="T161_3"><text:s/></text:span><text:span text:style-name="T161_4">xg</text:span><text:span text:style-name="T161_5">,<text:s/></text:span><text:span text:style-name="T161_6">yg</text:span><text:span text:style-name="T161_7">,<text:s/></text:span><text:span text:style-name="T161_8">zg</text:span><text:span text:style-name="T161_9">;<text:s/>//<text:s/></text:span><text:span text:style-name="T161_10">Gravité</text:span></text:p>
      <text:p text:style-name="P162"><text:span text:style-name="T162_1">Notre</text:span><text:span text:style-name="T162_2"><text:s/></text:span><text:span text:style-name="T162_3">constructeur</text:span><text:span text:style-name="T162_4"><text:s/></text:span><text:span text:style-name="T162_5">par</text:span><text:span text:style-name="T162_6"><text:s/></text:span><text:span text:style-name="T162_7">défaut</text:span><text:span text:style-name="T162_8"><text:s/>:</text:span></text:p>
      <text:p text:style-name="P163"><text:span text:style-name="T163_1">Particle</text:span><text:span text:style-name="T163_2">()<text:s/>//</text:span><text:span text:style-name="T163_3">constructeur</text:span><text:span text:style-name="T163_4"><text:s/></text:span><text:span text:style-name="T163_5">par</text:span><text:span text:style-name="T163_6"><text:s/></text:span><text:span text:style-name="T163_7">défaut</text:span></text:p>
      <text:p text:style-name="P164"><text:span text:style-name="T164_1">{</text:span></text:p>
      <text:p text:style-name="P165"><text:span text:style-name="T165_1"><text:tab/></text:span><text:span text:style-name="T165_2">this</text:span><text:span text:style-name="T165_3">.</text:span><text:span text:style-name="T165_4">active</text:span><text:span text:style-name="T165_5"><text:s/>=<text:s/></text:span><text:span text:style-name="T165_6">true</text:span><text:span text:style-name="T165_7">;</text:span></text:p>
      <text:p text:style-name="P166"><text:span text:style-name="T166_1"><text:tab/></text:span><text:span text:style-name="T166_2">this</text:span><text:span text:style-name="T166_3">.</text:span><text:span text:style-name="T166_4">life</text:span><text:span text:style-name="T166_5"><text:s/>=<text:s/>1.0;<text:tab/><text:s/>//<text:s/></text:span><text:span text:style-name="T166_6">Maximum</text:span><text:span text:style-name="T166_7"><text:s/></text:span><text:span text:style-name="T166_8">de</text:span><text:span text:style-name="T166_9"><text:s/></text:span><text:span text:style-name="T166_10">vie</text:span></text:p>
      <text:p text:style-name="P167"><text:span text:style-name="T167_1"><text:tab/></text:span><text:span text:style-name="T167_2">this</text:span><text:span text:style-name="T167_3">.</text:span><text:span text:style-name="T167_4">fade</text:span><text:span text:style-name="T167_5"><text:s/>=<text:s/></text:span><text:span text:style-name="T167_6">myRand</text:span><text:span text:style-name="T167_7">(0.01,0.05);<text:s text:c="3"/>//<text:s/></text:span><text:span text:style-name="T167_8">Vitesse</text:span><text:span text:style-name="T167_9"><text:s/></text:span><text:span text:style-name="T167_10">de</text:span><text:span text:style-name="T167_11"><text:s/></text:span><text:span text:style-name="T167_12">disparition</text:span><text:span text:style-name="T167_13"><text:s/></text:span><text:span text:style-name="T167_14">aléatoire</text:span><text:span text:style-name="T167_15"><text:s/>(</text:span><text:span text:style-name="T167_16">my</text:span><text:span text:style-name="T167_17"><text:s/></text:span><text:span text:style-name="T167_18">rand</text:span><text:span text:style-name="T167_19"><text:s/></text:span><text:span text:style-name="T167_20">est</text:span><text:span text:style-name="T167_21"><text:s/></text:span><text:span text:style-name="T167_22">une</text:span><text:span text:style-name="T167_23"><text:s/></text:span><text:span text:style-name="T167_24">fonction</text:span><text:span text:style-name="T167_25"><text:s/></text:span><text:span text:style-name="T167_26">à</text:span><text:span text:style-name="T167_27"><text:s/></text:span><text:span text:style-name="T167_28">créer</text:span><text:span text:style-name="T167_29"><text:s/></text:span><text:span text:style-name="T167_30">pour</text:span><text:span text:style-name="T167_31"><text:s/></text:span><text:span text:style-name="T167_32">la</text:span><text:span text:style-name="T167_33"><text:s/></text:span><text:span text:style-name="T167_34">génération</text:span><text:span text:style-name="T167_35"><text:s/></text:span><text:span text:style-name="T167_36">de</text:span><text:span text:style-name="T167_37"><text:s/></text:span><text:span text:style-name="T167_38">nombres</text:span><text:span text:style-name="T167_39"><text:s/></text:span><text:span text:style-name="T167_40">aléatoires</text:span><text:span text:style-name="T167_41">….</text:span></text:p>
      <text:p text:style-name="P168"><text:span text:style-name="T168_1"><text:tab/></text:span><text:span text:style-name="T168_2">this</text:span><text:span text:style-name="T168_3">.</text:span><text:span text:style-name="T168_4">r</text:span><text:span text:style-name="T168_5">=</text:span><text:span text:style-name="T168_6">myRand</text:span><text:span text:style-name="T168_7">(0.0,1.0);<text:s text:c="2"/>//<text:s/></text:span><text:span text:style-name="T168_8">Quantité</text:span><text:span text:style-name="T168_9"><text:s/></text:span><text:span text:style-name="T168_10">aléatoire</text:span><text:span text:style-name="T168_11"><text:s/></text:span><text:span text:style-name="T168_12">de</text:span><text:span text:style-name="T168_13"><text:s/></text:span><text:span text:style-name="T168_14">Rouge</text:span></text:p>
      <text:p text:style-name="P169"><text:span text:style-name="T169_1"><text:s text:c="12"/></text:span><text:span text:style-name="T169_2">this</text:span><text:span text:style-name="T169_3">.</text:span><text:span text:style-name="T169_4">g</text:span><text:span text:style-name="T169_5">=</text:span><text:span text:style-name="T169_6">myRand</text:span><text:span text:style-name="T169_7">(0.0,1.0);<text:s text:c="2"/>//<text:s/></text:span><text:span text:style-name="T169_8">Quantité</text:span><text:span text:style-name="T169_9"><text:s/></text:span><text:span text:style-name="T169_10">aléatoire</text:span><text:span text:style-name="T169_11"><text:s/></text:span><text:span text:style-name="T169_12">de</text:span><text:span text:style-name="T169_13"><text:s/></text:span><text:span text:style-name="T169_14">Vert</text:span></text:p>
      <text:p text:style-name="P170"><text:span text:style-name="T170_1"><text:s text:c="12"/></text:span><text:span text:style-name="T170_2">this</text:span><text:span text:style-name="T170_3">.</text:span><text:span text:style-name="T170_4">b</text:span><text:span text:style-name="T170_5">=</text:span><text:span text:style-name="T170_6">myRand</text:span><text:span text:style-name="T170_7">(0.0,1.0);<text:s text:c="2"/>//<text:s/></text:span><text:span text:style-name="T170_8">Quantité</text:span><text:span text:style-name="T170_9"><text:s/></text:span><text:span text:style-name="T170_10">aléatoire</text:span><text:span text:style-name="T170_11"><text:s/></text:span><text:span text:style-name="T170_12">de</text:span><text:span text:style-name="T170_13"><text:s/></text:span><text:span text:style-name="T170_14">Bleu</text:span></text:p>
      <text:p text:style-name="P171"><text:span text:style-name="T171_1"><text:s/><text:tab/></text:span><text:span text:style-name="T171_2">this</text:span><text:span text:style-name="T171_3">.</text:span><text:span text:style-name="T171_4">xi</text:span><text:span text:style-name="T171_5"><text:s/>=<text:s/></text:span><text:span text:style-name="T171_6">myRand</text:span><text:span text:style-name="T171_7">(-10.0,10.0);<text:s text:c="3"/>//<text:s/></text:span><text:span text:style-name="T171_8">Vitesse</text:span><text:span text:style-name="T171_9"><text:s/></text:span><text:span text:style-name="T171_10">aléatoire</text:span></text:p>
      <text:p text:style-name="P172"><text:span text:style-name="T172_1"><text:s text:c="7"/><text:tab/></text:span><text:span text:style-name="T172_2">this</text:span><text:span text:style-name="T172_3">.</text:span><text:span text:style-name="T172_4">yi</text:span><text:span text:style-name="T172_5"><text:s/>=<text:s/></text:span><text:span text:style-name="T172_6">myRand</text:span><text:span text:style-name="T172_7">(-10.0,10.0);</text:span></text:p>
      <text:p text:style-name="P173"><text:span text:style-name="T173_1"><text:s text:c="7"/><text:tab/></text:span><text:span text:style-name="T173_2">this</text:span><text:span text:style-name="T173_3">.</text:span><text:span text:style-name="T173_4">zi</text:span><text:span text:style-name="T173_5"><text:s/>=<text:s/></text:span><text:span text:style-name="T173_6">myRand</text:span><text:span text:style-name="T173_7">(10.0,20.0);</text:span></text:p>
      <text:p text:style-name="P174"><text:span text:style-name="T174_1">this</text:span><text:span text:style-name="T174_2">.</text:span><text:span text:style-name="T174_3">xg</text:span><text:span text:style-name="T174_4"><text:s/>=<text:s/>0.0;<text:s text:c="7"/>//<text:s/></text:span><text:span text:style-name="T174_5">Gravité</text:span><text:span text:style-name="T174_6"><text:s/></text:span><text:span text:style-name="T174_7">dirigée</text:span><text:span text:style-name="T174_8"><text:s/></text:span><text:span text:style-name="T174_9">selon</text:span><text:span text:style-name="T174_10"><text:s/></text:span><text:span text:style-name="T174_11">l</text:span><text:span text:style-name="T174_12">'</text:span><text:span text:style-name="T174_13">axe</text:span><text:span text:style-name="T174_14"><text:s/>-</text:span><text:span text:style-name="T174_15">Z</text:span></text:p>
      <text:p text:style-name="P175"><text:span text:style-name="T175_1"><text:s text:c="8"/><text:tab/></text:span><text:span text:style-name="T175_2">this</text:span><text:span text:style-name="T175_3">.</text:span><text:span text:style-name="T175_4">yg</text:span><text:span text:style-name="T175_5"><text:s/>=<text:s/>0.0;</text:span></text:p>
      <text:p text:style-name="P176"><text:span text:style-name="T176_1"><text:s text:c="7"/><text:tab/></text:span><text:span text:style-name="T176_2">this</text:span><text:span text:style-name="T176_3">.</text:span><text:span text:style-name="T176_4">zg</text:span><text:span text:style-name="T176_5"><text:s/>=<text:s/>-1.0;</text:span></text:p>
      <text:p text:style-name="P177"><text:span text:style-name="T177_1">GLfloat</text:span><text:span text:style-name="T177_2"><text:s/></text:span><text:span text:style-name="T177_3">tabVertices</text:span><text:span text:style-name="T177_4">[]</text:span><text:span text:style-name="T177_5"><text:s/></text:span><text:span text:style-name="T177_6">=</text:span></text:p>
      <text:p text:style-name="P178"><text:span text:style-name="T178_1">{</text:span></text:p>
      <text:p text:style-name="P179"><text:span text:style-name="T179_1"><text:s text:c="2"/><text:tab/><text:tab/><text:s/></text:span><text:span text:style-name="T179_2">-</text:span><text:span text:style-name="T179_3">size</text:span><text:span text:style-name="T179_4">,</text:span><text:span text:style-name="T179_5"><text:s/></text:span><text:span text:style-name="T179_6">-</text:span><text:span text:style-name="T179_7">size</text:span><text:span text:style-name="T179_8">,</text:span><text:span text:style-name="T179_9"><text:s text:c="2"/></text:span><text:span text:style-name="T179_10">size</text:span><text:span text:style-name="T179_11">,</text:span></text:p>
      <text:p text:style-name="P180"><text:span text:style-name="T180_1"><text:s text:c="2"/><text:tab/><text:tab/><text:s text:c="2"/></text:span><text:span text:style-name="T180_2">size</text:span><text:span text:style-name="T180_3">,</text:span><text:span text:style-name="T180_4"><text:s/></text:span><text:span text:style-name="T180_5">-</text:span><text:span text:style-name="T180_6">size</text:span><text:span text:style-name="T180_7">,</text:span><text:span text:style-name="T180_8"><text:s text:c="2"/></text:span><text:span text:style-name="T180_9">size</text:span><text:span text:style-name="T180_10">,</text:span></text:p>
      <text:p text:style-name="P181"><text:span text:style-name="T181_1"><text:s text:c="3"/></text:span><text:span text:style-name="T181_2">-</text:span><text:span text:style-name="T181_3">size</text:span><text:span text:style-name="T181_4">,</text:span><text:span text:style-name="T181_5"><text:s text:c="2"/></text:span><text:span text:style-name="T181_6">size</text:span><text:span text:style-name="T181_7">,</text:span><text:span text:style-name="T181_8"><text:s text:c="2"/></text:span><text:span text:style-name="T181_9">size</text:span><text:span text:style-name="T181_10">,</text:span></text:p>
      <text:p text:style-name="P182"><text:span text:style-name="T182_1"><text:s text:c="4"/></text:span><text:span text:style-name="T182_2">size</text:span><text:span text:style-name="T182_3">,</text:span><text:span text:style-name="T182_4"><text:s text:c="2"/></text:span><text:span text:style-name="T182_5">size</text:span><text:span text:style-name="T182_6">,</text:span><text:span text:style-name="T182_7"><text:s text:c="2"/></text:span><text:span text:style-name="T182_8">size</text:span><text:span text:style-name="T182_9">,</text:span></text:p>
      <text:p text:style-name="P183"><text:span text:style-name="T183_1"><text:s text:c="3"/></text:span><text:span text:style-name="T183_2">-</text:span><text:span text:style-name="T183_3">size</text:span><text:span text:style-name="T183_4">,</text:span><text:span text:style-name="T183_5"><text:s/></text:span><text:span text:style-name="T183_6">-</text:span><text:span text:style-name="T183_7">size</text:span><text:span text:style-name="T183_8">,</text:span><text:span text:style-name="T183_9"><text:s/></text:span><text:span text:style-name="T183_10">-</text:span><text:span text:style-name="T183_11">size</text:span><text:span text:style-name="T183_12">,</text:span></text:p>
      <text:p text:style-name="P184"><text:span text:style-name="T184_1"><text:s text:c="4"/></text:span><text:span text:style-name="T184_2">size</text:span><text:span text:style-name="T184_3">,</text:span><text:span text:style-name="T184_4"><text:s/></text:span><text:span text:style-name="T184_5">-</text:span><text:span text:style-name="T184_6">size</text:span><text:span text:style-name="T184_7">,</text:span><text:span text:style-name="T184_8"><text:s/></text:span><text:span text:style-name="T184_9">-</text:span><text:span text:style-name="T184_10">size</text:span></text:p>
      <text:p text:style-name="P185"><text:span text:style-name="T185_1">};</text:span></text:p>
      <text:p text:style-name="P186"><text:span text:style-name="T186_1">GLfloat</text:span><text:span text:style-name="T186_2"><text:s/></text:span><text:span text:style-name="T186_3">tabColors</text:span><text:span text:style-name="T186_4">[]</text:span><text:span text:style-name="T186_5"><text:s/></text:span><text:span text:style-name="T186_6">=</text:span></text:p>
      <text:p text:style-name="P187"><text:span text:style-name="T187_1">{</text:span></text:p>
      <text:p text:style-name="P188"><text:span text:style-name="T188_1"><text:s text:c="3"/></text:span><text:span text:style-name="T188_2">myRand</text:span><text:span text:style-name="T188_3">(0.0,1.0),</text:span><text:span text:style-name="T188_4">myRand</text:span><text:span text:style-name="T188_5">(0.0,1.0),</text:span><text:span text:style-name="T188_6">myRand</text:span><text:span text:style-name="T188_7">(0.0,1.0),</text:span><text:span text:style-name="T188_8"><text:tab/></text:span><text:span text:style-name="T188_9">//</text:span><text:span text:style-name="T188_10"><text:s/></text:span><text:span text:style-name="T188_11">Red</text:span></text:p>
      <text:p text:style-name="P189"><text:span text:style-name="T189_1"><text:s text:c="3"/></text:span><text:span text:style-name="T189_2">0</text:span><text:span text:style-name="T189_3">,</text:span><text:span text:style-name="T189_4">1</text:span><text:span text:style-name="T189_5">,</text:span><text:span text:style-name="T189_6">0</text:span><text:span text:style-name="T189_7">,</text:span><text:span text:style-name="T189_8"><text:tab/></text:span><text:span text:style-name="T189_9">//</text:span><text:span text:style-name="T189_10"><text:s/></text:span><text:span text:style-name="T189_11">Green</text:span></text:p>
      <text:p text:style-name="P190"><text:span text:style-name="T190_1"><text:s text:c="3"/></text:span><text:span text:style-name="T190_2">0</text:span><text:span text:style-name="T190_3">,</text:span><text:span text:style-name="T190_4">0</text:span><text:span text:style-name="T190_5">,</text:span><text:span text:style-name="T190_6">1</text:span><text:span text:style-name="T190_7">,</text:span><text:span text:style-name="T190_8"><text:tab/></text:span><text:span text:style-name="T190_9">//</text:span><text:span text:style-name="T190_10"><text:s/></text:span><text:span text:style-name="T190_11">Blue</text:span></text:p>
      <text:p text:style-name="P191"><text:span text:style-name="T191_1"><text:s text:c="3"/></text:span><text:span text:style-name="T191_2">0</text:span><text:span text:style-name="T191_3">,</text:span><text:span text:style-name="T191_4">1</text:span><text:span text:style-name="T191_5">,</text:span><text:span text:style-name="T191_6">1</text:span><text:span text:style-name="T191_7">,</text:span><text:span text:style-name="T191_8"><text:tab/></text:span><text:span text:style-name="T191_9">//</text:span><text:span text:style-name="T191_10"><text:s/></text:span><text:span text:style-name="T191_11">Cyan</text:span></text:p>
      <text:p text:style-name="P192"><text:span text:style-name="T192_1"><text:s text:c="3"/></text:span><text:span text:style-name="T192_2">1</text:span><text:span text:style-name="T192_3">,</text:span><text:span text:style-name="T192_4">1</text:span><text:span text:style-name="T192_5">,</text:span><text:span text:style-name="T192_6">0</text:span><text:span text:style-name="T192_7">,</text:span><text:span text:style-name="T192_8"><text:tab/></text:span><text:span text:style-name="T192_9">//</text:span><text:span text:style-name="T192_10"><text:s/></text:span><text:span text:style-name="T192_11">Yellow</text:span></text:p>
      <text:p text:style-name="P193"><text:span text:style-name="T193_1"><text:s text:c="3"/></text:span><text:span text:style-name="T193_2">1</text:span><text:span text:style-name="T193_3">,</text:span><text:span text:style-name="T193_4">0</text:span><text:span text:style-name="T193_5">,</text:span><text:span text:style-name="T193_6">1</text:span><text:span text:style-name="T193_7">,</text:span><text:span text:style-name="T193_8"><text:tab/></text:span><text:span text:style-name="T193_9">//</text:span><text:span text:style-name="T193_10"><text:s/></text:span><text:span text:style-name="T193_11">Purple</text:span></text:p>
      <text:p text:style-name="P194"><text:span text:style-name="T194_1">};</text:span></text:p>
      <text:p text:style-name="P195"><text:span text:style-name="T195_1">GLuint</text:span><text:span text:style-name="T195_2"><text:s/></text:span><text:span text:style-name="T195_3">tabIndices</text:span><text:span text:style-name="T195_4">[]</text:span><text:span text:style-name="T195_5"><text:s/></text:span><text:span text:style-name="T195_6">=</text:span></text:p>
      <text:p text:style-name="P196"><text:span text:style-name="T196_1">{</text:span></text:p>
      <text:p text:style-name="P197"><text:span text:style-name="T197_1"><text:tab/></text:span><text:span text:style-name="T197_2">1,0,2,3<text:s/>//<text:s/></text:span><text:span text:style-name="T197_3">par</text:span><text:span text:style-name="T197_4"><text:s/></text:span><text:span text:style-name="T197_5">un</text:span><text:span text:style-name="T197_6"><text:s/></text:span><text:span text:style-name="T197_7">TRIANGLE</text:span><text:span text:style-name="T197_8">_</text:span><text:span text:style-name="T197_9">STRIP</text:span><text:span text:style-name="T197_10">,<text:s/></text:span><text:span text:style-name="T197_11">tracera</text:span><text:span text:style-name="T197_12"><text:s/></text:span><text:span text:style-name="T197_13">les</text:span><text:span text:style-name="T197_14"><text:s/></text:span><text:span text:style-name="T197_15">deux</text:span><text:span text:style-name="T197_16"><text:s/></text:span><text:span text:style-name="T197_17">triangles</text:span><text:span text:style-name="T197_18"><text:s/></text:span><text:span text:style-name="T197_19">formant</text:span><text:span text:style-name="T197_20"><text:s/></text:span><text:span text:style-name="T197_21">la</text:span><text:span text:style-name="T197_22"><text:s/></text:span><text:span text:style-name="T197_23">particule</text:span></text:p>
      <text:p text:style-name="P198"><text:span text:style-name="T198_1">};</text:span></text:p>
      <text:p text:style-name="P199"><text:span text:style-name="T199_1">}</text:span></text:p>
      <text:p text:style-name="P200"/>
      <text:p text:style-name="P201"/>
      <text:p text:style-name="P202"><text:span text:style-name="T202_1">La</text:span><text:span text:style-name="T202_2"><text:s/></text:span><text:span text:style-name="T202_3">fonction</text:span><text:span text:style-name="T202_4"><text:s/></text:span><text:span text:style-name="T202_5">pour</text:span><text:span text:style-name="T202_6"><text:s/></text:span><text:span text:style-name="T202_7">tracer</text:span><text:span text:style-name="T202_8"><text:s/></text:span><text:span text:style-name="T202_9">une</text:span><text:span text:style-name="T202_10"><text:s/></text:span><text:span text:style-name="T202_11">particule</text:span><text:span text:style-name="T202_12"><text:s/>(</text:span><text:span text:style-name="T202_13">quelque</text:span><text:span text:style-name="T202_14"><text:s/></text:span><text:span text:style-name="T202_15">chose</text:span><text:span text:style-name="T202_16"><text:s/></text:span><text:span text:style-name="T202_17">dans</text:span><text:span text:style-name="T202_18"><text:s/></text:span><text:span text:style-name="T202_19">le</text:span><text:span text:style-name="T202_20"><text:s/></text:span><text:span text:style-name="T202_21">genre</text:span><text:span text:style-name="T202_22">…)</text:span></text:p>
      <text:p text:style-name="P203"/>
      <text:p text:style-name="P204"><text:span text:style-name="T204_1">void</text:span><text:span text:style-name="T204_2"><text:s/></text:span><text:span text:style-name="T204_3">Particle</text:span><text:span text:style-name="T204_4">::</text:span><text:span text:style-name="T204_5">drawShape</text:span><text:span text:style-name="T204_6">(</text:span><text:span text:style-name="T204_7"><text:s/></text:span><text:span text:style-name="T204_8">const</text:span><text:span text:style-name="T204_9"><text:s/></text:span><text:span text:style-name="T204_10">char</text:span><text:span text:style-name="T204_11">*</text:span><text:span text:style-name="T204_12"><text:s/></text:span><text:span text:style-name="T204_13">shader</text:span><text:span text:style-name="T204_14">_</text:span><text:span text:style-name="T204_15">name</text:span><text:span text:style-name="T204_16"><text:s/></text:span><text:span text:style-name="T204_17">)</text:span></text:p>
      <text:p text:style-name="P205"><text:span text:style-name="T205_1">{</text:span></text:p>
      <text:p text:style-name="P206"><text:span text:style-name="T206_1"><text:s text:c="3"/></text:span><text:span text:style-name="T206_2">glEnableVertexAttribArray</text:span><text:span text:style-name="T206_3">(</text:span><text:span text:style-name="T206_4"><text:s/></text:span><text:span text:style-name="T206_5">0</text:span><text:span text:style-name="T206_6"><text:s/></text:span><text:span text:style-name="T206_7">);</text:span></text:p>
      <text:p text:style-name="P207"><text:span text:style-name="T207_1"><text:s text:c="3"/></text:span><text:span text:style-name="T207_2">glVertexAttribPointer</text:span><text:span text:style-name="T207_3">(</text:span><text:span text:style-name="T207_4"><text:s/></text:span><text:span text:style-name="T207_5">0</text:span><text:span text:style-name="T207_6">,</text:span><text:span text:style-name="T207_7"><text:s/></text:span><text:span text:style-name="T207_8">3</text:span><text:span text:style-name="T207_9">,</text:span><text:span text:style-name="T207_10"><text:s/></text:span><text:span text:style-name="T207_11">GL</text:span><text:span text:style-name="T207_12">_</text:span><text:span text:style-name="T207_13">FLOAT</text:span><text:span text:style-name="T207_14">,</text:span><text:span text:style-name="T207_15"><text:s/></text:span><text:span text:style-name="T207_16">GL</text:span><text:span text:style-name="T207_17">_</text:span><text:span text:style-name="T207_18">FALSE</text:span><text:span text:style-name="T207_19">,</text:span><text:span text:style-name="T207_20"><text:s/></text:span><text:span text:style-name="T207_21">0</text:span><text:span text:style-name="T207_22">,</text:span><text:span text:style-name="T207_23"><text:s/></text:span><text:span text:style-name="T207_24">tabV</text:span><text:span text:style-name="T207_25">ertices</text:span><text:span text:style-name="T207_26"><text:s/></text:span><text:span text:style-name="T207_27">);</text:span></text:p>
      <text:p text:style-name="P208"><text:span text:style-name="T208_1"><text:s text:c="3"/></text:span><text:span text:style-name="T208_2">glEnableVertexAttribArray</text:span><text:span text:style-name="T208_3">(</text:span><text:span text:style-name="T208_4"><text:s/></text:span><text:span text:style-name="T208_5">1</text:span><text:span text:style-name="T208_6"><text:s/></text:span><text:span text:style-name="T208_7">);</text:span></text:p>
      <text:p text:style-name="P209"><text:span text:style-name="T209_1"><text:s text:c="3"/></text:span><text:span text:style-name="T209_2">glVertexAttribPointer</text:span><text:span text:style-name="T209_3">(</text:span><text:span text:style-name="T209_4"><text:s/></text:span><text:span text:style-name="T209_5">1</text:span><text:span text:style-name="T209_6">,</text:span><text:span text:style-name="T209_7"><text:s/></text:span><text:span text:style-name="T209_8">3</text:span><text:span text:style-name="T209_9">,</text:span><text:span text:style-name="T209_10"><text:s/></text:span><text:span text:style-name="T209_11">GL</text:span><text:span text:style-name="T209_12">_</text:span><text:span text:style-name="T209_13">FLOAT</text:span><text:span text:style-name="T209_14">,</text:span><text:span text:style-name="T209_15"><text:s/></text:span><text:span text:style-name="T209_16">GL</text:span><text:span text:style-name="T209_17">_</text:span><text:span text:style-name="T209_18">FALSE</text:span><text:span text:style-name="T209_19">,</text:span><text:span text:style-name="T209_20"><text:s/></text:span><text:span text:style-name="T209_21">0</text:span><text:span text:style-name="T209_22">,</text:span><text:span text:style-name="T209_23"><text:s/></text:span><text:span text:style-name="T209_24">tabC</text:span><text:span text:style-name="T209_25">olors</text:span><text:span text:style-name="T209_26"><text:s/></text:span><text:span text:style-name="T209_27">);</text:span></text:p>
      <text:p text:style-name="P210"><text:span text:style-name="T210_1"><text:s text:c="3"/></text:span><text:span text:style-name="T210_2">glDrawElements</text:span><text:span text:style-name="T210_3">(</text:span><text:span text:style-name="T210_4"><text:s/></text:span><text:span text:style-name="T210_5">GL</text:span><text:span text:style-name="T210_6">_</text:span><text:span text:style-name="T210_7">TRIANGLE</text:span><text:span text:style-name="T210_8">_</text:span><text:span text:style-name="T210_9">STRIP</text:span><text:span text:style-name="T210_10">,</text:span><text:span text:style-name="T210_11"><text:s/></text:span><text:span text:style-name="T210_12">12</text:span><text:span text:style-name="T210_13">,</text:span><text:span text:style-name="T210_14"><text:s/></text:span><text:span text:style-name="T210_15">GL</text:span><text:span text:style-name="T210_16">_</text:span><text:span text:style-name="T210_17">UNSIGNED</text:span><text:span text:style-name="T210_18">_</text:span><text:span text:style-name="T210_19">INT</text:span><text:span text:style-name="T210_20">,</text:span><text:span text:style-name="T210_21"><text:s/></text:span><text:span text:style-name="T210_22">tabI</text:span><text:span text:style-name="T210_23">ndices</text:span><text:span text:style-name="T210_24"><text:s/></text:span><text:span text:style-name="T210_25">);</text:span></text:p>
      <text:p text:style-name="P211"><text:span text:style-name="T211_1"><text:s text:c="3"/></text:span><text:span text:style-name="T211_2">glDisableVertexAttribArray</text:span><text:span text:style-name="T211_3">(</text:span><text:span text:style-name="T211_4"><text:s/></text:span><text:span text:style-name="T211_5">0</text:span><text:span text:style-name="T211_6"><text:s/></text:span><text:span text:style-name="T211_7">);</text:span></text:p>
      <text:p text:style-name="P212"><text:span text:style-name="T212_1"><text:s text:c="3"/></text:span><text:span text:style-name="T212_2">glDisableVertexAttribArray</text:span><text:span text:style-name="T212_3">(</text:span><text:span text:style-name="T212_4"><text:s/></text:span><text:span text:style-name="T212_5">1</text:span><text:span text:style-name="T212_6"><text:s/></text:span><text:span text:style-name="T212_7">);</text:span></text:p>
      <text:p text:style-name="P213"><text:span text:style-name="T213_1">}</text:span></text:p>
      <text:p text:style-name="P214"/>
      <text:p text:style-name="P215"><text:span text:style-name="T215_1">OU</text:span></text:p>
      <text:p text:style-name="P216"/>
      <text:p text:style-name="P217"><text:span text:style-name="T217_1">Particle</text:span><text:span text:style-name="T217_2">::</text:span><text:span text:style-name="T217_3">drawShape</text:span><text:span text:style-name="T217_4">()</text:span></text:p>
      <text:p text:style-name="P218"><text:span text:style-name="T218_1">{</text:span></text:p>
      <text:p text:style-name="P219"><text:span text:style-name="T219_1"><text:s text:c="3"/></text:span><text:span text:style-name="T219_2">GLint</text:span><text:span text:style-name="T219_3"><text:s/></text:span><text:span text:style-name="T219_4">var</text:span><text:span text:style-name="T219_5">1</text:span><text:span text:style-name="T219_6"><text:s/></text:span><text:span text:style-name="T219_7">=</text:span><text:span text:style-name="T219_8"><text:s/></text:span><text:span text:style-name="T219_9">glGetAttribLocation</text:span><text:span text:style-name="T219_10">(</text:span><text:span text:style-name="T219_11"><text:s/></text:span><text:span text:style-name="T219_12">m</text:span><text:span text:style-name="T219_13">_</text:span><text:span text:style-name="T219_14">Framework</text:span><text:span text:style-name="T219_15">-&gt;</text:span><text:span text:style-name="T219_16">getCurrentShaderId</text:span><text:span text:style-name="T219_17">(),</text:span><text:span text:style-name="T219_18"><text:s/></text:span><text:span text:style-name="T219_19">"</text:span><text:span text:style-name="T219_20">position</text:span><text:span text:style-name="T219_21">"</text:span><text:span text:style-name="T219_22"><text:s/></text:span><text:span text:style-name="T219_23">);</text:span></text:p>
      <text:p text:style-name="P220"><text:span text:style-name="T220_1"><text:s text:c="3"/></text:span><text:span text:style-name="T220_2">glEnableVertexAttribArray</text:span><text:span text:style-name="T220_3">(</text:span><text:span text:style-name="T220_4"><text:s/></text:span><text:span text:style-name="T220_5">var</text:span><text:span text:style-name="T220_6">1</text:span><text:span text:style-name="T220_7"><text:s/></text:span><text:span text:style-name="T220_8">);</text:span></text:p>
      <text:p text:style-name="P221"><text:span text:style-name="T221_1"><text:s text:c="3"/></text:span><text:span text:style-name="T221_2">glVertexAttribPointer</text:span><text:span text:style-name="T221_3">(</text:span><text:span text:style-name="T221_4"><text:s/></text:span><text:span text:style-name="T221_5">var</text:span><text:span text:style-name="T221_6">1,</text:span><text:span text:style-name="T221_7"><text:s/></text:span><text:span text:style-name="T221_8">3</text:span><text:span text:style-name="T221_9">,</text:span><text:span text:style-name="T221_10"><text:s/></text:span><text:span text:style-name="T221_11">GL</text:span><text:span text:style-name="T221_12">_</text:span><text:span text:style-name="T221_13">FLOAT</text:span><text:span text:style-name="T221_14">,</text:span><text:span text:style-name="T221_15"><text:s/></text:span><text:span text:style-name="T221_16">GL</text:span><text:span text:style-name="T221_17">_</text:span><text:span text:style-name="T221_18">FALSE</text:span><text:span text:style-name="T221_19">,</text:span><text:span text:style-name="T221_20"><text:s/></text:span><text:span text:style-name="T221_21">0</text:span><text:span text:style-name="T221_22">,</text:span><text:span text:style-name="T221_23"><text:s/></text:span><text:span text:style-name="T221_24">t</text:span><text:span text:style-name="T221_25">abVertices</text:span><text:span text:style-name="T221_26"><text:s/></text:span><text:span text:style-name="T221_27">);</text:span></text:p>
      <text:p text:style-name="P222"><text:span text:style-name="T222_1"><text:s text:c="3"/></text:span><text:span text:style-name="T222_2">GLint</text:span><text:span text:style-name="T222_3"><text:s/></text:span><text:span text:style-name="T222_4">var</text:span><text:span text:style-name="T222_5">2</text:span><text:span text:style-name="T222_6"><text:s/></text:span><text:span text:style-name="T222_7">=</text:span><text:span text:style-name="T222_8"><text:s/></text:span><text:span text:style-name="T222_9">glGetAttribLocation</text:span><text:span text:style-name="T222_10">(</text:span><text:span text:style-name="T222_11"><text:s/></text:span><text:span text:style-name="T222_12">m</text:span><text:span text:style-name="T222_13">_</text:span><text:span text:style-name="T222_14">Framework</text:span><text:span text:style-name="T222_15">-&gt;</text:span><text:span text:style-name="T222_16">getCurrentShaderId</text:span><text:span text:style-name="T222_17">(),</text:span><text:span text:style-name="T222_18"><text:s/></text:span><text:span text:style-name="T222_19">"</text:span><text:span text:style-name="T222_20">color</text:span><text:span text:style-name="T222_21">"</text:span><text:span text:style-name="T222_22"><text:s/></text:span><text:span text:style-name="T222_23">);</text:span></text:p>
      <text:p text:style-name="P223"><text:span text:style-name="T223_1"><text:s text:c="3"/></text:span><text:span text:style-name="T223_2">glEnableVertexAttribArray</text:span><text:span text:style-name="T223_3">(</text:span><text:span text:style-name="T223_4"><text:s/></text:span><text:span text:style-name="T223_5">var</text:span><text:span text:style-name="T223_6">2</text:span><text:span text:style-name="T223_7"><text:s/></text:span><text:span text:style-name="T223_8">);</text:span></text:p>
      <text:p text:style-name="P224"><text:span text:style-name="T224_1"><text:s text:c="3"/></text:span><text:span text:style-name="T224_2">glVertexAttribPointer</text:span><text:span text:style-name="T224_3">(</text:span><text:span text:style-name="T224_4"><text:s/></text:span><text:span text:style-name="T224_5">var</text:span><text:span text:style-name="T224_6">2,</text:span><text:span text:style-name="T224_7"><text:s/></text:span><text:span text:style-name="T224_8">3</text:span><text:span text:style-name="T224_9">,</text:span><text:span text:style-name="T224_10"><text:s/></text:span><text:span text:style-name="T224_11">GL</text:span><text:span text:style-name="T224_12">_</text:span><text:span text:style-name="T224_13">FLOAT</text:span><text:span text:style-name="T224_14">,</text:span><text:span text:style-name="T224_15"><text:s/></text:span><text:span text:style-name="T224_16">GL</text:span><text:span text:style-name="T224_17">_</text:span><text:span text:style-name="T224_18">FALSE</text:span><text:span text:style-name="T224_19">,</text:span><text:span text:style-name="T224_20"><text:s/></text:span><text:span text:style-name="T224_21">0</text:span><text:span text:style-name="T224_22">,</text:span><text:span text:style-name="T224_23"><text:s/></text:span><text:span text:style-name="T224_24">t</text:span><text:span text:style-name="T224_25">abColors</text:span><text:span text:style-name="T224_26"><text:s/></text:span><text:span text:style-name="T224_27">);</text:span></text:p>
      <text:p text:style-name="P225"><text:span text:style-name="T225_1"><text:s text:c="3"/></text:span><text:span text:style-name="T225_2">glDrawElements</text:span><text:span text:style-name="T225_3">(</text:span><text:span text:style-name="T225_4"><text:s/></text:span><text:span text:style-name="T225_5">GL</text:span><text:span text:style-name="T225_6">_</text:span><text:span text:style-name="T225_7">TRIANGLE</text:span><text:span text:style-name="T225_8">_</text:span><text:span text:style-name="T225_9">STRIP</text:span><text:span text:style-name="T225_10">,</text:span><text:span text:style-name="T225_11"><text:s/></text:span><text:span text:style-name="T225_12">8</text:span><text:span text:style-name="T225_13">,</text:span><text:span text:style-name="T225_14"><text:s/></text:span><text:span text:style-name="T225_15">GL</text:span><text:span text:style-name="T225_16">_</text:span><text:span text:style-name="T225_17">UNSIGNED</text:span><text:span text:style-name="T225_18">_</text:span><text:span text:style-name="T225_19">INT</text:span><text:span text:style-name="T225_20">,</text:span><text:span text:style-name="T225_21"><text:s/></text:span><text:span text:style-name="T225_22">t</text:span><text:span text:style-name="T225_23">abIndices</text:span><text:span text:style-name="T225_24"><text:s/></text:span><text:span text:style-name="T225_25">);</text:span><text:span text:style-name="T225_26">//</text:span><text:span text:style-name="T225_27">gl</text:span><text:span text:style-name="T225_28"><text:s/></text:span><text:span text:style-name="T225_29">draw</text:span><text:span text:style-name="T225_30"><text:s/></text:span><text:span text:style-name="T225_31">elements</text:span><text:span text:style-name="T225_32"><text:s/></text:span><text:span text:style-name="T225_33">triangles</text:span></text:p>
      <text:p text:style-name="P226"><text:span text:style-name="T226_1"><text:s text:c="3"/></text:span><text:span text:style-name="T226_2">glDrawElements</text:span><text:span text:style-name="T226_3">(</text:span><text:span text:style-name="T226_4"><text:s/></text:span><text:span text:style-name="T226_5">GL</text:span><text:span text:style-name="T226_6">_</text:span><text:span text:style-name="T226_7">TRIANGLE</text:span><text:span text:style-name="T226_8">_</text:span><text:span text:style-name="T226_9">STRIP</text:span><text:span text:style-name="T226_10">,</text:span><text:span text:style-name="T226_11"><text:s/></text:span><text:span text:style-name="T226_12">8</text:span><text:span text:style-name="T226_13">,</text:span><text:span text:style-name="T226_14"><text:s/></text:span><text:span text:style-name="T226_15">GL</text:span><text:span text:style-name="T226_16">_</text:span><text:span text:style-name="T226_17">UNSIGNED</text:span><text:span text:style-name="T226_18">_</text:span><text:span text:style-name="T226_19">INT</text:span><text:span text:style-name="T226_20">,<text:s/></text:span><text:span text:style-name="T226_21">tabIndices</text:span><text:span text:style-name="T226_22">2</text:span><text:span text:style-name="T226_23"><text:s/></text:span><text:span text:style-name="T226_24">);</text:span><text:span text:style-name="T226_25">//</text:span><text:span text:style-name="T226_26">gl</text:span><text:span text:style-name="T226_27"><text:s/></text:span><text:span text:style-name="T226_28">draw</text:span><text:span text:style-name="T226_29"><text:s/></text:span><text:span text:style-name="T226_30">elements</text:span><text:span text:style-name="T226_31"><text:s/></text:span><text:span text:style-name="T226_32">triangles</text:span></text:p>
      <text:p text:style-name="P227"><text:span text:style-name="T227_1"><text:s text:c="3"/></text:span><text:span text:style-name="T227_2">glDisableVertexAttribArray</text:span><text:span text:style-name="T227_3">(</text:span><text:span text:style-name="T227_4"><text:s/></text:span><text:span text:style-name="T227_5">var</text:span><text:span text:style-name="T227_6">1</text:span><text:span text:style-name="T227_7"><text:s/></text:span><text:span text:style-name="T227_8">);</text:span></text:p>
      <text:p text:style-name="P228"><text:span text:style-name="T228_1"><text:s text:c="3"/></text:span><text:span text:style-name="T228_2">glDisableVertexAttribArray</text:span><text:span text:style-name="T228_3">(</text:span><text:span text:style-name="T228_4"><text:s/></text:span><text:span text:style-name="T228_5">var</text:span><text:span text:style-name="T228_6">2</text:span><text:span text:style-name="T228_7"><text:s/></text:span><text:span text:style-name="T228_8">);</text:span></text:p>
      <text:p text:style-name="P229"><text:span text:style-name="T229_1">}</text:span></text:p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background-color="#ffffff" style:font-name="Arial" style:font-name-asian="Arial" style:font-name-complex="Arial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fo:background-color="#ffffff" style:font-name="Arial" style:font-name-asian="Arial" style:font-name-complex="Ari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fo:background-color="#ffffff" style:font-name="Arial" style:font-name-asian="Arial" style:font-name-complex="Arial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fo:background-color="#ffffff" style:font-name="Arial" style:font-name-asian="Arial" style:font-name-complex="Ari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